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macd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diff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02</text:p>
          </table:table-cell>
          <table:table-cell office:value-type="float" office:value="256.079987" calcext:value-type="float">
            <text:p>256.079987</text:p>
          </table:table-cell>
          <table:table-cell office:value-type="float" office:value="258.100006" calcext:value-type="float">
            <text:p>258.100006</text:p>
          </table:table-cell>
          <table:table-cell office:value-type="float" office:value="253.259995" calcext:value-type="float">
            <text:p>253.259995</text:p>
          </table:table-cell>
          <table:table-cell office:value-type="float" office:value="257.309998" calcext:value-type="float">
            <text:p>257.309998</text:p>
          </table:table-cell>
          <table:table-cell office:value-type="float" office:value="3271000" calcext:value-type="float">
            <text:p>3271000</text:p>
          </table:table-cell>
          <table:table-cell office:value-type="float" office:value="257.309998" calcext:value-type="float">
            <text:p>257.30999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03</text:p>
          </table:table-cell>
          <table:table-cell office:value-type="float" office:value="257.269989" calcext:value-type="float">
            <text:p>257.269989</text:p>
          </table:table-cell>
          <table:table-cell office:value-type="float" office:value="260.880005" calcext:value-type="float">
            <text:p>260.880005</text:p>
          </table:table-cell>
          <table:table-cell office:value-type="float" office:value="256.369995" calcext:value-type="float">
            <text:p>256.369995</text:p>
          </table:table-cell>
          <table:table-cell office:value-type="float" office:value="258.480011" calcext:value-type="float">
            <text:p>258.480011</text:p>
          </table:table-cell>
          <table:table-cell office:value-type="float" office:value="2750900" calcext:value-type="float">
            <text:p>2750900</text:p>
          </table:table-cell>
          <table:table-cell office:value-type="float" office:value="258.480011" calcext:value-type="float">
            <text:p>258.48001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04</text:p>
          </table:table-cell>
          <table:table-cell office:value-type="float" office:value="257.579987" calcext:value-type="float">
            <text:p>257.579987</text:p>
          </table:table-cell>
          <table:table-cell office:value-type="float" office:value="259.799988" calcext:value-type="float">
            <text:p>259.799988</text:p>
          </table:table-cell>
          <table:table-cell office:value-type="float" office:value="256.649994" calcext:value-type="float">
            <text:p>256.649994</text:p>
          </table:table-cell>
          <table:table-cell office:value-type="float" office:value="259.149994" calcext:value-type="float">
            <text:p>259.149994</text:p>
          </table:table-cell>
          <table:table-cell office:value-type="float" office:value="1874200" calcext:value-type="float">
            <text:p>1874200</text:p>
          </table:table-cell>
          <table:table-cell office:value-type="float" office:value="259.149994" calcext:value-type="float">
            <text:p>259.14999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07</text:p>
          </table:table-cell>
          <table:table-cell office:value-type="float" office:value="262.970001" calcext:value-type="float">
            <text:p>262.970001</text:p>
          </table:table-cell>
          <table:table-cell office:value-type="float" office:value="269.730011" calcext:value-type="float">
            <text:p>269.730011</text:p>
          </table:table-cell>
          <table:table-cell office:value-type="float" office:value="262.670013" calcext:value-type="float">
            <text:p>262.670013</text:p>
          </table:table-cell>
          <table:table-cell office:value-type="float" office:value="268.459991" calcext:value-type="float">
            <text:p>268.459991</text:p>
          </table:table-cell>
          <table:table-cell office:value-type="float" office:value="4910000" calcext:value-type="float">
            <text:p>4910000</text:p>
          </table:table-cell>
          <table:table-cell office:value-type="float" office:value="268.459991" calcext:value-type="float">
            <text:p>268.45999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08</text:p>
          </table:table-cell>
          <table:table-cell office:value-type="float" office:value="267.070007" calcext:value-type="float">
            <text:p>267.070007</text:p>
          </table:table-cell>
          <table:table-cell office:value-type="float" office:value="268.980011" calcext:value-type="float">
            <text:p>268.980011</text:p>
          </table:table-cell>
          <table:table-cell office:value-type="float" office:value="263.570007" calcext:value-type="float">
            <text:p>263.570007</text:p>
          </table:table-cell>
          <table:table-cell office:value-type="float" office:value="266.380005" calcext:value-type="float">
            <text:p>266.380005</text:p>
          </table:table-cell>
          <table:table-cell office:value-type="float" office:value="3010700" calcext:value-type="float">
            <text:p>3010700</text:p>
          </table:table-cell>
          <table:table-cell office:value-type="float" office:value="266.380005" calcext:value-type="float">
            <text:p>266.38000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09</text:p>
          </table:table-cell>
          <table:table-cell office:value-type="float" office:value="268.170013" calcext:value-type="float">
            <text:p>268.170013</text:p>
          </table:table-cell>
          <table:table-cell office:value-type="float" office:value="269.5" calcext:value-type="float">
            <text:p>269.5</text:p>
          </table:table-cell>
          <table:table-cell office:value-type="float" office:value="265.399994" calcext:value-type="float">
            <text:p>265.399994</text:p>
          </table:table-cell>
          <table:table-cell office:value-type="float" office:value="266.350006" calcext:value-type="float">
            <text:p>266.350006</text:p>
          </table:table-cell>
          <table:table-cell office:value-type="float" office:value="2265600" calcext:value-type="float">
            <text:p>2265600</text:p>
          </table:table-cell>
          <table:table-cell office:value-type="float" office:value="266.350006" calcext:value-type="float">
            <text:p>266.35000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10</text:p>
          </table:table-cell>
          <table:table-cell office:value-type="float" office:value="268.540009" calcext:value-type="float">
            <text:p>268.540009</text:p>
          </table:table-cell>
          <table:table-cell office:value-type="float" office:value="268.73999" calcext:value-type="float">
            <text:p>268.73999</text:p>
          </table:table-cell>
          <table:table-cell office:value-type="float" office:value="262.299988" calcext:value-type="float">
            <text:p>262.299988</text:p>
          </table:table-cell>
          <table:table-cell office:value-type="float" office:value="265.339996" calcext:value-type="float">
            <text:p>265.339996</text:p>
          </table:table-cell>
          <table:table-cell office:value-type="float" office:value="2863400" calcext:value-type="float">
            <text:p>2863400</text:p>
          </table:table-cell>
          <table:table-cell office:value-type="float" office:value="265.339996" calcext:value-type="float">
            <text:p>265.33999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11</text:p>
          </table:table-cell>
          <table:table-cell office:value-type="float" office:value="265.100006" calcext:value-type="float">
            <text:p>265.100006</text:p>
          </table:table-cell>
          <table:table-cell office:value-type="float" office:value="268.429993" calcext:value-type="float">
            <text:p>268.429993</text:p>
          </table:table-cell>
          <table:table-cell office:value-type="float" office:value="264.109985" calcext:value-type="float">
            <text:p>264.109985</text:p>
          </table:table-cell>
          <table:table-cell office:value-type="float" office:value="267.940002" calcext:value-type="float">
            <text:p>267.940002</text:p>
          </table:table-cell>
          <table:table-cell office:value-type="float" office:value="2413300" calcext:value-type="float">
            <text:p>2413300</text:p>
          </table:table-cell>
          <table:table-cell office:value-type="float" office:value="267.940002" calcext:value-type="float">
            <text:p>267.9400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14</text:p>
          </table:table-cell>
          <table:table-cell office:value-type="float" office:value="268" calcext:value-type="float">
            <text:p>268</text:p>
          </table:table-cell>
          <table:table-cell office:value-type="float" office:value="274.26001" calcext:value-type="float">
            <text:p>274.26001</text:p>
          </table:table-cell>
          <table:table-cell office:value-type="float" office:value="267.540009" calcext:value-type="float">
            <text:p>267.540009</text:p>
          </table:table-cell>
          <table:table-cell office:value-type="float" office:value="272.730011" calcext:value-type="float">
            <text:p>272.730011</text:p>
          </table:table-cell>
          <table:table-cell office:value-type="float" office:value="4275000" calcext:value-type="float">
            <text:p>4275000</text:p>
          </table:table-cell>
          <table:table-cell office:value-type="float" office:value="272.730011" calcext:value-type="float">
            <text:p>272.73001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15</text:p>
          </table:table-cell>
          <table:table-cell office:value-type="float" office:value="270.679993" calcext:value-type="float">
            <text:p>270.679993</text:p>
          </table:table-cell>
          <table:table-cell office:value-type="float" office:value="272.730011" calcext:value-type="float">
            <text:p>272.730011</text:p>
          </table:table-cell>
          <table:table-cell office:value-type="float" office:value="269.299988" calcext:value-type="float">
            <text:p>269.299988</text:p>
          </table:table-cell>
          <table:table-cell office:value-type="float" office:value="271.899994" calcext:value-type="float">
            <text:p>271.899994</text:p>
          </table:table-cell>
          <table:table-cell office:value-type="float" office:value="2326900" calcext:value-type="float">
            <text:p>2326900</text:p>
          </table:table-cell>
          <table:table-cell office:value-type="float" office:value="271.899994" calcext:value-type="float">
            <text:p>271.89999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16</text:p>
          </table:table-cell>
          <table:table-cell office:value-type="float" office:value="270.529999" calcext:value-type="float">
            <text:p>270.529999</text:p>
          </table:table-cell>
          <table:table-cell office:value-type="float" office:value="271.23999" calcext:value-type="float">
            <text:p>271.23999</text:p>
          </table:table-cell>
          <table:table-cell office:value-type="float" office:value="267.829987" calcext:value-type="float">
            <text:p>267.829987</text:p>
          </table:table-cell>
          <table:table-cell office:value-type="float" office:value="268.929993" calcext:value-type="float">
            <text:p>268.929993</text:p>
          </table:table-cell>
          <table:table-cell office:value-type="float" office:value="2065600" calcext:value-type="float">
            <text:p>2065600</text:p>
          </table:table-cell>
          <table:table-cell office:value-type="float" office:value="268.929993" calcext:value-type="float">
            <text:p>268.92999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17</text:p>
          </table:table-cell>
          <table:table-cell office:value-type="float" office:value="271.5" calcext:value-type="float">
            <text:p>271.5</text:p>
          </table:table-cell>
          <table:table-cell office:value-type="float" office:value="271.970001" calcext:value-type="float">
            <text:p>271.970001</text:p>
          </table:table-cell>
          <table:table-cell office:value-type="float" office:value="269.209991" calcext:value-type="float">
            <text:p>269.209991</text:p>
          </table:table-cell>
          <table:table-cell office:value-type="float" office:value="270.480011" calcext:value-type="float">
            <text:p>270.480011</text:p>
          </table:table-cell>
          <table:table-cell office:value-type="float" office:value="1884600" calcext:value-type="float">
            <text:p>1884600</text:p>
          </table:table-cell>
          <table:table-cell office:value-type="float" office:value="270.480011" calcext:value-type="float">
            <text:p>270.480011</text:p>
          </table:table-cell>
          <table:table-cell table:number-columns-repeated="3" office:value-type="string" calcext:value-type="string">
            <text:p>NA</text:p>
          </table:table-cell>
          <table:table-cell table:formula="of:=AVERAGE([.F2:.F13])" office:value-type="float" office:value="266.120834333333" calcext:value-type="float">
            <text:p>266.120834333333</text:p>
          </table:table-cell>
          <table:table-cell table:number-columns-repeated="3"/>
          <table:table-cell office:value-type="string" calcext:value-type="string">
            <text:p>macd &lt;- FANG %&gt;%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18</text:p>
          </table:table-cell>
          <table:table-cell office:value-type="float" office:value="270.829987" calcext:value-type="float">
            <text:p>270.829987</text:p>
          </table:table-cell>
          <table:table-cell office:value-type="float" office:value="274.5" calcext:value-type="float">
            <text:p>274.5</text:p>
          </table:table-cell>
          <table:table-cell office:value-type="float" office:value="269.600006" calcext:value-type="float">
            <text:p>269.600006</text:p>
          </table:table-cell>
          <table:table-cell office:value-type="float" office:value="272.119995" calcext:value-type="float">
            <text:p>272.119995</text:p>
          </table:table-cell>
          <table:table-cell office:value-type="float" office:value="2942000" calcext:value-type="float">
            <text:p>2942000</text:p>
          </table:table-cell>
          <table:table-cell office:value-type="float" office:value="272.119995" calcext:value-type="float">
            <text:p>272.119995</text:p>
          </table:table-cell>
          <table:table-cell table:number-columns-repeated="3" office:value-type="string" calcext:value-type="string">
            <text:p>NA</text:p>
          </table:table-cell>
          <table:table-cell table:formula="of:=AVERAGE([.F3:.F14])" office:value-type="float" office:value="267.35500075" calcext:value-type="float">
            <text:p>267.35500075</text:p>
          </table:table-cell>
          <table:table-cell table:number-columns-repeated="3"/>
          <table:table-cell office:value-type="string" calcext:value-type="string">
            <text:p><text:s text:c="4"/>group_by(symbol) %&gt;%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22</text:p>
          </table:table-cell>
          <table:table-cell office:value-type="float" office:value="271.619995" calcext:value-type="float">
            <text:p>271.619995</text:p>
          </table:table-cell>
          <table:table-cell office:value-type="float" office:value="272.100006" calcext:value-type="float">
            <text:p>272.100006</text:p>
          </table:table-cell>
          <table:table-cell office:value-type="float" office:value="269.230011" calcext:value-type="float">
            <text:p>269.230011</text:p>
          </table:table-cell>
          <table:table-cell office:value-type="float" office:value="270.190002" calcext:value-type="float">
            <text:p>270.190002</text:p>
          </table:table-cell>
          <table:table-cell office:value-type="float" office:value="2137700" calcext:value-type="float">
            <text:p>2137700</text:p>
          </table:table-cell>
          <table:table-cell office:value-type="float" office:value="270.190002" calcext:value-type="float">
            <text:p>270.190002</text:p>
          </table:table-cell>
          <table:table-cell table:number-columns-repeated="3" office:value-type="string" calcext:value-type="string">
            <text:p>NA</text:p>
          </table:table-cell>
          <table:table-cell table:formula="of:=AVERAGE([.F4:.F15])" office:value-type="float" office:value="268.330833333333" calcext:value-type="float">
            <text:p>268.330833333333</text:p>
          </table:table-cell>
          <table:table-cell table:number-columns-repeated="3"/>
          <table:table-cell office:value-type="string" calcext:value-type="string">
            <text:p><text:s text:c="4"/>tq_mutate(select <text:s text:c="4"/>= close,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23</text:p>
          </table:table-cell>
          <table:table-cell office:value-type="float" office:value="270.570007" calcext:value-type="float">
            <text:p>270.570007</text:p>
          </table:table-cell>
          <table:table-cell office:value-type="float" office:value="271.089996" calcext:value-type="float">
            <text:p>271.089996</text:p>
          </table:table-cell>
          <table:table-cell office:value-type="float" office:value="266.649994" calcext:value-type="float">
            <text:p>266.649994</text:p>
          </table:table-cell>
          <table:table-cell office:value-type="float" office:value="268.109985" calcext:value-type="float">
            <text:p>268.109985</text:p>
          </table:table-cell>
          <table:table-cell office:value-type="float" office:value="2508900" calcext:value-type="float">
            <text:p>2508900</text:p>
          </table:table-cell>
          <table:table-cell office:value-type="float" office:value="268.109985" calcext:value-type="float">
            <text:p>268.109985</text:p>
          </table:table-cell>
          <table:table-cell table:number-columns-repeated="3" office:value-type="string" calcext:value-type="string">
            <text:p>NA</text:p>
          </table:table-cell>
          <table:table-cell table:formula="of:=AVERAGE([.F5:.F16])" office:value-type="float" office:value="269.07749925" calcext:value-type="float">
            <text:p>269.07749925</text:p>
          </table:table-cell>
          <table:table-cell table:number-columns-repeated="3"/>
          <table:table-cell office:value-type="string" calcext:value-type="string">
            <text:p><text:s text:c="14"/>mutate_fun = MACD,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24</text:p>
          </table:table-cell>
          <table:table-cell office:value-type="float" office:value="269.369995" calcext:value-type="float">
            <text:p>269.369995</text:p>
          </table:table-cell>
          <table:table-cell office:value-type="float" office:value="276.649994" calcext:value-type="float">
            <text:p>276.649994</text:p>
          </table:table-cell>
          <table:table-cell office:value-type="float" office:value="269.369995" calcext:value-type="float">
            <text:p>269.369995</text:p>
          </table:table-cell>
          <table:table-cell office:value-type="float" office:value="273.459991" calcext:value-type="float">
            <text:p>273.459991</text:p>
          </table:table-cell>
          <table:table-cell office:value-type="float" office:value="3417000" calcext:value-type="float">
            <text:p>3417000</text:p>
          </table:table-cell>
          <table:table-cell office:value-type="float" office:value="273.459991" calcext:value-type="float">
            <text:p>273.459991</text:p>
          </table:table-cell>
          <table:table-cell table:number-columns-repeated="3" office:value-type="string" calcext:value-type="string">
            <text:p>NA</text:p>
          </table:table-cell>
          <table:table-cell table:formula="of:=AVERAGE([.F6:.F17])" office:value-type="float" office:value="269.494165916667" calcext:value-type="float">
            <text:p>269.494165916667</text:p>
          </table:table-cell>
          <table:table-cell table:number-columns-repeated="3"/>
          <table:table-cell office:value-type="string" calcext:value-type="string">
            <text:p><text:s text:c="14"/>nFast <text:s text:c="5"/>= 12,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25</text:p>
          </table:table-cell>
          <table:table-cell office:value-type="float" office:value="275" calcext:value-type="float">
            <text:p>275</text:p>
          </table:table-cell>
          <table:table-cell office:value-type="float" office:value="284.720001" calcext:value-type="float">
            <text:p>284.720001</text:p>
          </table:table-cell>
          <table:table-cell office:value-type="float" office:value="274.399994" calcext:value-type="float">
            <text:p>274.399994</text:p>
          </table:table-cell>
          <table:table-cell office:value-type="float" office:value="283.98999" calcext:value-type="float">
            <text:p>283.98999</text:p>
          </table:table-cell>
          <table:table-cell office:value-type="float" office:value="4968100" calcext:value-type="float">
            <text:p>4968100</text:p>
          </table:table-cell>
          <table:table-cell office:value-type="float" office:value="283.98999" calcext:value-type="float">
            <text:p>283.98999</text:p>
          </table:table-cell>
          <table:table-cell table:number-columns-repeated="3" office:value-type="string" calcext:value-type="string">
            <text:p>NA</text:p>
          </table:table-cell>
          <table:table-cell table:formula="of:=AVERAGE([.F7:.F18])" office:value-type="float" office:value="270.961664666667" calcext:value-type="float">
            <text:p>270.961664666667</text:p>
          </table:table-cell>
          <table:table-cell table:number-columns-repeated="3"/>
          <table:table-cell office:value-type="string" calcext:value-type="string">
            <text:p><text:s text:c="14"/>nSlow <text:s text:c="5"/>= 26,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28</text:p>
          </table:table-cell>
          <table:table-cell office:value-type="float" office:value="283.779999" calcext:value-type="float">
            <text:p>283.779999</text:p>
          </table:table-cell>
          <table:table-cell office:value-type="float" office:value="284.480011" calcext:value-type="float">
            <text:p>284.480011</text:p>
          </table:table-cell>
          <table:table-cell office:value-type="float" office:value="274.399994" calcext:value-type="float">
            <text:p>274.399994</text:p>
          </table:table-cell>
          <table:table-cell office:value-type="float" office:value="276.040009" calcext:value-type="float">
            <text:p>276.040009</text:p>
          </table:table-cell>
          <table:table-cell office:value-type="float" office:value="4321400" calcext:value-type="float">
            <text:p>4321400</text:p>
          </table:table-cell>
          <table:table-cell office:value-type="float" office:value="276.040009" calcext:value-type="float">
            <text:p>276.040009</text:p>
          </table:table-cell>
          <table:table-cell table:number-columns-repeated="3" office:value-type="string" calcext:value-type="string">
            <text:p>NA</text:p>
          </table:table-cell>
          <table:table-cell table:formula="of:=AVERAGE([.F8:.F19])" office:value-type="float" office:value="271.769164916667" calcext:value-type="float">
            <text:p>271.769164916667</text:p>
          </table:table-cell>
          <table:table-cell table:number-columns-repeated="3"/>
          <table:table-cell office:value-type="string" calcext:value-type="string">
            <text:p><text:s text:c="14"/>nSig <text:s text:c="6"/>= 9,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29</text:p>
          </table:table-cell>
          <table:table-cell office:value-type="float" office:value="275.350006" calcext:value-type="float">
            <text:p>275.350006</text:p>
          </table:table-cell>
          <table:table-cell office:value-type="float" office:value="275.459991" calcext:value-type="float">
            <text:p>275.459991</text:p>
          </table:table-cell>
          <table:table-cell office:value-type="float" office:value="258.350006" calcext:value-type="float">
            <text:p>258.350006</text:p>
          </table:table-cell>
          <table:table-cell office:value-type="float" office:value="260.350006" calcext:value-type="float">
            <text:p>260.350006</text:p>
          </table:table-cell>
          <table:table-cell office:value-type="float" office:value="10172600" calcext:value-type="float">
            <text:p>10172600</text:p>
          </table:table-cell>
          <table:table-cell office:value-type="float" office:value="260.350006" calcext:value-type="float">
            <text:p>260.350006</text:p>
          </table:table-cell>
          <table:table-cell table:number-columns-repeated="3" office:value-type="string" calcext:value-type="string">
            <text:p>NA</text:p>
          </table:table-cell>
          <table:table-cell table:formula="of:=AVERAGE([.F9:.F20])" office:value-type="float" office:value="271.353332416667" calcext:value-type="float">
            <text:p>271.353332416667</text:p>
          </table:table-cell>
          <table:table-cell table:number-columns-repeated="3"/>
          <table:table-cell office:value-type="string" calcext:value-type="string">
            <text:p><text:s text:c="14"/>maType <text:s text:c="4"/>= SMA) %&gt;%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30</text:p>
          </table:table-cell>
          <table:table-cell office:value-type="float" office:value="283" calcext:value-type="float">
            <text:p>283</text:p>
          </table:table-cell>
          <table:table-cell office:value-type="float" office:value="284.200012" calcext:value-type="float">
            <text:p>284.200012</text:p>
          </table:table-cell>
          <table:table-cell office:value-type="float" office:value="267.109985" calcext:value-type="float">
            <text:p>267.109985</text:p>
          </table:table-cell>
          <table:table-cell office:value-type="float" office:value="272.76001" calcext:value-type="float">
            <text:p>272.76001</text:p>
          </table:table-cell>
          <table:table-cell office:value-type="float" office:value="13075400" calcext:value-type="float">
            <text:p>13075400</text:p>
          </table:table-cell>
          <table:table-cell office:value-type="float" office:value="272.76001" calcext:value-type="float">
            <text:p>272.76001</text:p>
          </table:table-cell>
          <table:table-cell table:number-columns-repeated="3" office:value-type="string" calcext:value-type="string">
            <text:p>NA</text:p>
          </table:table-cell>
          <table:table-cell table:formula="of:=AVERAGE([.F10:.F21])" office:value-type="float" office:value="271.75499975" calcext:value-type="float">
            <text:p>271.75499975</text:p>
          </table:table-cell>
          <table:table-cell table:number-columns-repeated="3"/>
          <table:table-cell office:value-type="string" calcext:value-type="string">
            <text:p><text:s text:c="4"/>mutate(diff = macd - signal)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1-31</text:p>
          </table:table-cell>
          <table:table-cell office:value-type="float" office:value="271.040009" calcext:value-type="float">
            <text:p>271.040009</text:p>
          </table:table-cell>
          <table:table-cell office:value-type="float" office:value="275.940002" calcext:value-type="float">
            <text:p>275.940002</text:p>
          </table:table-cell>
          <table:table-cell office:value-type="float" office:value="263.700012" calcext:value-type="float">
            <text:p>263.700012</text:p>
          </table:table-cell>
          <table:table-cell office:value-type="float" office:value="265.5" calcext:value-type="float">
            <text:p>265.5</text:p>
          </table:table-cell>
          <table:table-cell office:value-type="float" office:value="6772100" calcext:value-type="float">
            <text:p>6772100</text:p>
          </table:table-cell>
          <table:table-cell office:value-type="float" office:value="265.5" calcext:value-type="float">
            <text:p>265.5</text:p>
          </table:table-cell>
          <table:table-cell table:number-columns-repeated="3" office:value-type="string" calcext:value-type="string">
            <text:p>NA</text:p>
          </table:table-cell>
          <table:table-cell table:formula="of:=AVERAGE([.F11:.F22])" office:value-type="float" office:value="271.152498833333" calcext:value-type="float">
            <text:p>271.1524988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01</text:p>
          </table:table-cell>
          <table:table-cell table:number-columns-repeated="2" office:value-type="float" office:value="268.929993" calcext:value-type="float">
            <text:p>268.929993</text:p>
          </table:table-cell>
          <table:table-cell office:value-type="float" office:value="262.799988" calcext:value-type="float">
            <text:p>262.799988</text:p>
          </table:table-cell>
          <table:table-cell office:value-type="float" office:value="265" calcext:value-type="float">
            <text:p>265</text:p>
          </table:table-cell>
          <table:table-cell office:value-type="float" office:value="6115000" calcext:value-type="float">
            <text:p>6115000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string" calcext:value-type="string">
            <text:p>NA</text:p>
          </table:table-cell>
          <table:table-cell table:formula="of:=AVERAGE([.F12:.F23])" office:value-type="float" office:value="270.577499333333" calcext:value-type="float">
            <text:p>270.577499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04</text:p>
          </table:table-cell>
          <table:table-cell office:value-type="float" office:value="262.779999" calcext:value-type="float">
            <text:p>262.779999</text:p>
          </table:table-cell>
          <table:table-cell office:value-type="float" office:value="264.679993" calcext:value-type="float">
            <text:p>264.679993</text:p>
          </table:table-cell>
          <table:table-cell office:value-type="float" office:value="259.070007" calcext:value-type="float">
            <text:p>259.070007</text:p>
          </table:table-cell>
          <table:table-cell office:value-type="float" office:value="259.980011" calcext:value-type="float">
            <text:p>259.980011</text:p>
          </table:table-cell>
          <table:table-cell office:value-type="float" office:value="3723600" calcext:value-type="float">
            <text:p>3723600</text:p>
          </table:table-cell>
          <table:table-cell office:value-type="float" office:value="259.980011" calcext:value-type="float">
            <text:p>259.980011</text:p>
          </table:table-cell>
          <table:table-cell table:number-columns-repeated="3" office:value-type="string" calcext:value-type="string">
            <text:p>NA</text:p>
          </table:table-cell>
          <table:table-cell table:formula="of:=AVERAGE([.F13:.F24])" office:value-type="float" office:value="269.8316675" calcext:value-type="float">
            <text:p>269.8316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05</text:p>
          </table:table-cell>
          <table:table-cell office:value-type="float" office:value="262" calcext:value-type="float">
            <text:p>262</text:p>
          </table:table-cell>
          <table:table-cell office:value-type="float" office:value="268.029999" calcext:value-type="float">
            <text:p>268.029999</text:p>
          </table:table-cell>
          <table:table-cell office:value-type="float" office:value="261.459991" calcext:value-type="float">
            <text:p>261.459991</text:p>
          </table:table-cell>
          <table:table-cell office:value-type="float" office:value="266.890015" calcext:value-type="float">
            <text:p>266.890015</text:p>
          </table:table-cell>
          <table:table-cell office:value-type="float" office:value="4012900" calcext:value-type="float">
            <text:p>4012900</text:p>
          </table:table-cell>
          <table:table-cell office:value-type="float" office:value="266.890015" calcext:value-type="float">
            <text:p>266.890015</text:p>
          </table:table-cell>
          <table:table-cell table:number-columns-repeated="3" office:value-type="string" calcext:value-type="string">
            <text:p>NA</text:p>
          </table:table-cell>
          <table:table-cell table:formula="of:=AVERAGE([.F14:.F25])" office:value-type="float" office:value="269.532501166667" calcext:value-type="float">
            <text:p>269.5325011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06</text:p>
          </table:table-cell>
          <table:table-cell office:value-type="float" office:value="265.160004" calcext:value-type="float">
            <text:p>265.160004</text:p>
          </table:table-cell>
          <table:table-cell office:value-type="float" office:value="266.890015" calcext:value-type="float">
            <text:p>266.890015</text:p>
          </table:table-cell>
          <table:table-cell office:value-type="float" office:value="261.109985" calcext:value-type="float">
            <text:p>261.109985</text:p>
          </table:table-cell>
          <table:table-cell office:value-type="float" office:value="262.220001" calcext:value-type="float">
            <text:p>262.220001</text:p>
          </table:table-cell>
          <table:table-cell office:value-type="float" office:value="2770400" calcext:value-type="float">
            <text:p>2770400</text:p>
          </table:table-cell>
          <table:table-cell office:value-type="float" office:value="262.220001" calcext:value-type="float">
            <text:p>262.220001</text:p>
          </table:table-cell>
          <table:table-cell table:number-columns-repeated="3" office:value-type="string" calcext:value-type="string">
            <text:p>NA</text:p>
          </table:table-cell>
          <table:table-cell table:formula="of:=AVERAGE([.F15:.F26])" office:value-type="float" office:value="268.707501666667" calcext:value-type="float">
            <text:p>268.707501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07</text:p>
          </table:table-cell>
          <table:table-cell table:number-columns-repeated="2" office:value-type="float" office:value="264.100006" calcext:value-type="float">
            <text:p>264.100006</text:p>
          </table:table-cell>
          <table:table-cell office:value-type="float" office:value="255.110001" calcext:value-type="float">
            <text:p>255.110001</text:p>
          </table:table-cell>
          <table:table-cell office:value-type="float" office:value="260.230011" calcext:value-type="float">
            <text:p>260.230011</text:p>
          </table:table-cell>
          <table:table-cell office:value-type="float" office:value="3975700" calcext:value-type="float">
            <text:p>3975700</text:p>
          </table:table-cell>
          <table:table-cell office:value-type="float" office:value="260.230011" calcext:value-type="float">
            <text:p>260.230011</text:p>
          </table:table-cell>
          <table:table-cell office:value-type="float" office:value="0.208984441712801" calcext:value-type="float">
            <text:p>0.208984441712801</text:p>
          </table:table-cell>
          <table:table-cell table:number-columns-repeated="2" office:value-type="string" calcext:value-type="string">
            <text:p>NA</text:p>
          </table:table-cell>
          <table:table-cell table:formula="of:=AVERAGE([.F16:.F27])" office:value-type="float" office:value="267.877502416667" calcext:value-type="float">
            <text:p>267.877502416667</text:p>
          </table:table-cell>
          <table:table-cell table:formula="of:=AVERAGE([.F2:.F27])" office:value-type="float" office:value="267.318847615385" calcext:value-type="float">
            <text:p>267.318847615385</text:p>
          </table:table-cell>
          <table:table-cell table:style-name="ce2" table:formula="of:=[.L27]-[.M27]" office:value-type="float" office:value="0.55865480128216" calcext:value-type="float">
            <text:p>0.55865480128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08</text:p>
          </table:table-cell>
          <table:table-cell office:value-type="float" office:value="261.399994" calcext:value-type="float">
            <text:p>261.399994</text:p>
          </table:table-cell>
          <table:table-cell office:value-type="float" office:value="265.25" calcext:value-type="float">
            <text:p>265.25</text:p>
          </table:table-cell>
          <table:table-cell office:value-type="float" office:value="260.549988" calcext:value-type="float">
            <text:p>260.549988</text:p>
          </table:table-cell>
          <table:table-cell office:value-type="float" office:value="261.950012" calcext:value-type="float">
            <text:p>261.950012</text:p>
          </table:table-cell>
          <table:table-cell office:value-type="float" office:value="3879200" calcext:value-type="float">
            <text:p>3879200</text:p>
          </table:table-cell>
          <table:table-cell office:value-type="float" office:value="261.950012" calcext:value-type="float">
            <text:p>261.950012</text:p>
          </table:table-cell>
          <table:table-cell office:value-type="float" office:value="-0.0497718497159849" calcext:value-type="float">
            <text:p>-0.04977184971598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11</text:p>
          </table:table-cell>
          <table:table-cell office:value-type="float" office:value="263.200012" calcext:value-type="float">
            <text:p>263.200012</text:p>
          </table:table-cell>
          <table:table-cell office:value-type="float" office:value="263.25" calcext:value-type="float">
            <text:p>263.25</text:p>
          </table:table-cell>
          <table:table-cell office:value-type="float" office:value="256.600006" calcext:value-type="float">
            <text:p>256.600006</text:p>
          </table:table-cell>
          <table:table-cell office:value-type="float" office:value="257.209991" calcext:value-type="float">
            <text:p>257.209991</text:p>
          </table:table-cell>
          <table:table-cell office:value-type="float" office:value="3403700" calcext:value-type="float">
            <text:p>3403700</text:p>
          </table:table-cell>
          <table:table-cell office:value-type="float" office:value="257.209991" calcext:value-type="float">
            <text:p>257.209991</text:p>
          </table:table-cell>
          <table:table-cell office:value-type="float" office:value="-0.537844969333523" calcext:value-type="float">
            <text:p>-0.53784496933352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12</text:p>
          </table:table-cell>
          <table:table-cell office:value-type="float" office:value="259.190002" calcext:value-type="float">
            <text:p>259.190002</text:p>
          </table:table-cell>
          <table:table-cell office:value-type="float" office:value="260.160004" calcext:value-type="float">
            <text:p>260.160004</text:p>
          </table:table-cell>
          <table:table-cell office:value-type="float" office:value="257" calcext:value-type="float">
            <text:p>257</text:p>
          </table:table-cell>
          <table:table-cell office:value-type="float" office:value="258.700012" calcext:value-type="float">
            <text:p>258.700012</text:p>
          </table:table-cell>
          <table:table-cell office:value-type="float" office:value="2943700" calcext:value-type="float">
            <text:p>2943700</text:p>
          </table:table-cell>
          <table:table-cell office:value-type="float" office:value="258.700012" calcext:value-type="float">
            <text:p>258.700012</text:p>
          </table:table-cell>
          <table:table-cell office:value-type="float" office:value="-1.3194608006988" calcext:value-type="float">
            <text:p>-1.319460800698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13</text:p>
          </table:table-cell>
          <table:table-cell office:value-type="float" office:value="261.529999" calcext:value-type="float">
            <text:p>261.529999</text:p>
          </table:table-cell>
          <table:table-cell office:value-type="float" office:value="269.959991" calcext:value-type="float">
            <text:p>269.959991</text:p>
          </table:table-cell>
          <table:table-cell office:value-type="float" office:value="260.299988" calcext:value-type="float">
            <text:p>260.299988</text:p>
          </table:table-cell>
          <table:table-cell office:value-type="float" office:value="269.470001" calcext:value-type="float">
            <text:p>269.470001</text:p>
          </table:table-cell>
          <table:table-cell office:value-type="float" office:value="5293000" calcext:value-type="float">
            <text:p>5293000</text:p>
          </table:table-cell>
          <table:table-cell office:value-type="float" office:value="269.470001" calcext:value-type="float">
            <text:p>269.470001</text:p>
          </table:table-cell>
          <table:table-cell office:value-type="float" office:value="-1.53848896655902" calcext:value-type="float">
            <text:p>-1.5384889665590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14</text:p>
          </table:table-cell>
          <table:table-cell office:value-type="float" office:value="267.369995" calcext:value-type="float">
            <text:p>267.369995</text:p>
          </table:table-cell>
          <table:table-cell office:value-type="float" office:value="270.649994" calcext:value-type="float">
            <text:p>270.649994</text:p>
          </table:table-cell>
          <table:table-cell office:value-type="float" office:value="265.399994" calcext:value-type="float">
            <text:p>265.399994</text:p>
          </table:table-cell>
          <table:table-cell office:value-type="float" office:value="269.23999" calcext:value-type="float">
            <text:p>269.23999</text:p>
          </table:table-cell>
          <table:table-cell office:value-type="float" office:value="3463000" calcext:value-type="float">
            <text:p>3463000</text:p>
          </table:table-cell>
          <table:table-cell office:value-type="float" office:value="269.23999" calcext:value-type="float">
            <text:p>269.23999</text:p>
          </table:table-cell>
          <table:table-cell office:value-type="float" office:value="-1.30210175457788" calcext:value-type="float">
            <text:p>-1.3021017545778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15</text:p>
          </table:table-cell>
          <table:table-cell office:value-type="float" office:value="267.630005" calcext:value-type="float">
            <text:p>267.630005</text:p>
          </table:table-cell>
          <table:table-cell office:value-type="float" office:value="268.920013" calcext:value-type="float">
            <text:p>268.920013</text:p>
          </table:table-cell>
          <table:table-cell office:value-type="float" office:value="263.109985" calcext:value-type="float">
            <text:p>263.109985</text:p>
          </table:table-cell>
          <table:table-cell office:value-type="float" office:value="265.089996" calcext:value-type="float">
            <text:p>265.089996</text:p>
          </table:table-cell>
          <table:table-cell office:value-type="float" office:value="3979900" calcext:value-type="float">
            <text:p>3979900</text:p>
          </table:table-cell>
          <table:table-cell office:value-type="float" office:value="265.089996" calcext:value-type="float">
            <text:p>265.089996</text:p>
          </table:table-cell>
          <table:table-cell office:value-type="float" office:value="-1.52313622932884" calcext:value-type="float">
            <text:p>-1.5231362293288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19</text:p>
          </table:table-cell>
          <table:table-cell office:value-type="float" office:value="265.910004" calcext:value-type="float">
            <text:p>265.910004</text:p>
          </table:table-cell>
          <table:table-cell office:value-type="float" office:value="270.109985" calcext:value-type="float">
            <text:p>270.109985</text:p>
          </table:table-cell>
          <table:table-cell office:value-type="float" office:value="264.5" calcext:value-type="float">
            <text:p>264.5</text:p>
          </table:table-cell>
          <table:table-cell office:value-type="float" office:value="269.75" calcext:value-type="float">
            <text:p>269.75</text:p>
          </table:table-cell>
          <table:table-cell office:value-type="float" office:value="2854200" calcext:value-type="float">
            <text:p>2854200</text:p>
          </table:table-cell>
          <table:table-cell office:value-type="float" office:value="269.75" calcext:value-type="float">
            <text:p>269.75</text:p>
          </table:table-cell>
          <table:table-cell office:value-type="float" office:value="-1.45323193486285" calcext:value-type="float">
            <text:p>-1.4532319348628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20</text:p>
          </table:table-cell>
          <table:table-cell office:value-type="float" office:value="270.200012" calcext:value-type="float">
            <text:p>270.200012</text:p>
          </table:table-cell>
          <table:table-cell office:value-type="float" office:value="274.299988" calcext:value-type="float">
            <text:p>274.299988</text:p>
          </table:table-cell>
          <table:table-cell office:value-type="float" office:value="266.369995" calcext:value-type="float">
            <text:p>266.369995</text:p>
          </table:table-cell>
          <table:table-cell office:value-type="float" office:value="266.410004" calcext:value-type="float">
            <text:p>266.410004</text:p>
          </table:table-cell>
          <table:table-cell office:value-type="float" office:value="3528900" calcext:value-type="float">
            <text:p>3528900</text:p>
          </table:table-cell>
          <table:table-cell office:value-type="float" office:value="266.410004" calcext:value-type="float">
            <text:p>266.410004</text:p>
          </table:table-cell>
          <table:table-cell office:value-type="float" office:value="-1.38766261558997" calcext:value-type="float">
            <text:p>-1.38766261558997</text:p>
          </table:table-cell>
          <table:table-cell office:value-type="float" office:value="-0.989190519883784" calcext:value-type="float">
            <text:p>-0.989190519883784</text:p>
          </table:table-cell>
          <table:table-cell office:value-type="float" office:value="-0.398472095706184" calcext:value-type="float">
            <text:p>-0.398472095706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21</text:p>
          </table:table-cell>
          <table:table-cell office:value-type="float" office:value="265.119995" calcext:value-type="float">
            <text:p>265.119995</text:p>
          </table:table-cell>
          <table:table-cell office:value-type="float" office:value="269.480011" calcext:value-type="float">
            <text:p>269.480011</text:p>
          </table:table-cell>
          <table:table-cell office:value-type="float" office:value="263.25" calcext:value-type="float">
            <text:p>263.25</text:p>
          </table:table-cell>
          <table:table-cell office:value-type="float" office:value="265.940002" calcext:value-type="float">
            <text:p>265.940002</text:p>
          </table:table-cell>
          <table:table-cell office:value-type="float" office:value="3637400" calcext:value-type="float">
            <text:p>3637400</text:p>
          </table:table-cell>
          <table:table-cell office:value-type="float" office:value="265.940002" calcext:value-type="float">
            <text:p>265.940002</text:p>
          </table:table-cell>
          <table:table-cell office:value-type="float" office:value="-1.1055948050662" calcext:value-type="float">
            <text:p>-1.1055948050662</text:p>
          </table:table-cell>
          <table:table-cell office:value-type="float" office:value="-1.13525488063701" calcext:value-type="float">
            <text:p>-1.13525488063701</text:p>
          </table:table-cell>
          <table:table-cell office:value-type="float" office:value="0.0296600755708059" calcext:value-type="float">
            <text:p>0.029660075570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22</text:p>
          </table:table-cell>
          <table:table-cell office:value-type="float" office:value="266.619995" calcext:value-type="float">
            <text:p>266.619995</text:p>
          </table:table-cell>
          <table:table-cell office:value-type="float" office:value="267.109985" calcext:value-type="float">
            <text:p>267.109985</text:p>
          </table:table-cell>
          <table:table-cell office:value-type="float" office:value="261.609985" calcext:value-type="float">
            <text:p>261.609985</text:p>
          </table:table-cell>
          <table:table-cell office:value-type="float" office:value="265.420013" calcext:value-type="float">
            <text:p>265.420013</text:p>
          </table:table-cell>
          <table:table-cell office:value-type="float" office:value="3124800" calcext:value-type="float">
            <text:p>3124800</text:p>
          </table:table-cell>
          <table:table-cell office:value-type="float" office:value="265.420013" calcext:value-type="float">
            <text:p>265.420013</text:p>
          </table:table-cell>
          <table:table-cell office:value-type="float" office:value="-1.05918537743258" calcext:value-type="float">
            <text:p>-1.05918537743258</text:p>
          </table:table-cell>
          <table:table-cell office:value-type="float" office:value="-1.24741193927218" calcext:value-type="float">
            <text:p>-1.24741193927218</text:p>
          </table:table-cell>
          <table:table-cell office:value-type="float" office:value="0.188226561839603" calcext:value-type="float">
            <text:p>0.188226561839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25</text:p>
          </table:table-cell>
          <table:table-cell office:value-type="float" office:value="266.940002" calcext:value-type="float">
            <text:p>266.940002</text:p>
          </table:table-cell>
          <table:table-cell office:value-type="float" office:value="268.690002" calcext:value-type="float">
            <text:p>268.690002</text:p>
          </table:table-cell>
          <table:table-cell office:value-type="float" office:value="259.649994" calcext:value-type="float">
            <text:p>259.649994</text:p>
          </table:table-cell>
          <table:table-cell office:value-type="float" office:value="259.869995" calcext:value-type="float">
            <text:p>259.869995</text:p>
          </table:table-cell>
          <table:table-cell office:value-type="float" office:value="3032400" calcext:value-type="float">
            <text:p>3032400</text:p>
          </table:table-cell>
          <table:table-cell office:value-type="float" office:value="259.869995" calcext:value-type="float">
            <text:p>259.869995</text:p>
          </table:table-cell>
          <table:table-cell office:value-type="float" office:value="-1.0033585381819" calcext:value-type="float">
            <text:p>-1.0033585381819</text:p>
          </table:table-cell>
          <table:table-cell office:value-type="float" office:value="-1.29913566914423" calcext:value-type="float">
            <text:p>-1.29913566914423</text:p>
          </table:table-cell>
          <table:table-cell office:value-type="float" office:value="0.295777130962328" calcext:value-type="float">
            <text:p>0.295777130962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26</text:p>
          </table:table-cell>
          <table:table-cell office:value-type="float" office:value="260.890015" calcext:value-type="float">
            <text:p>260.890015</text:p>
          </table:table-cell>
          <table:table-cell office:value-type="float" office:value="262.040009" calcext:value-type="float">
            <text:p>262.040009</text:p>
          </table:table-cell>
          <table:table-cell office:value-type="float" office:value="255.729996" calcext:value-type="float">
            <text:p>255.729996</text:p>
          </table:table-cell>
          <table:table-cell office:value-type="float" office:value="259.359985" calcext:value-type="float">
            <text:p>259.359985</text:p>
          </table:table-cell>
          <table:table-cell office:value-type="float" office:value="3348600" calcext:value-type="float">
            <text:p>3348600</text:p>
          </table:table-cell>
          <table:table-cell office:value-type="float" office:value="259.359985" calcext:value-type="float">
            <text:p>259.359985</text:p>
          </table:table-cell>
          <table:table-cell office:value-type="float" office:value="-0.87161750499497" calcext:value-type="float">
            <text:p>-0.87161750499497</text:p>
          </table:table-cell>
          <table:table-cell office:value-type="float" office:value="-1.24937530295491" calcext:value-type="float">
            <text:p>-1.24937530295491</text:p>
          </table:table-cell>
          <table:table-cell office:value-type="float" office:value="0.377757797959941" calcext:value-type="float">
            <text:p>0.377757797959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27</text:p>
          </table:table-cell>
          <table:table-cell office:value-type="float" office:value="259.399994" calcext:value-type="float">
            <text:p>259.399994</text:p>
          </table:table-cell>
          <table:table-cell office:value-type="float" office:value="265.829987" calcext:value-type="float">
            <text:p>265.829987</text:p>
          </table:table-cell>
          <table:table-cell office:value-type="float" office:value="256.859985" calcext:value-type="float">
            <text:p>256.859985</text:p>
          </table:table-cell>
          <table:table-cell office:value-type="float" office:value="263.25" calcext:value-type="float">
            <text:p>263.25</text:p>
          </table:table-cell>
          <table:table-cell office:value-type="float" office:value="2908100" calcext:value-type="float">
            <text:p>2908100</text:p>
          </table:table-cell>
          <table:table-cell office:value-type="float" office:value="263.25" calcext:value-type="float">
            <text:p>263.25</text:p>
          </table:table-cell>
          <table:table-cell office:value-type="float" office:value="-0.703764911819893" calcext:value-type="float">
            <text:p>-0.703764911819893</text:p>
          </table:table-cell>
          <table:table-cell office:value-type="float" office:value="-1.15662818576168" calcext:value-type="float">
            <text:p>-1.15662818576168</text:p>
          </table:table-cell>
          <table:table-cell office:value-type="float" office:value="0.452863273941782" calcext:value-type="float">
            <text:p>0.452863273941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2-28</text:p>
          </table:table-cell>
          <table:table-cell office:value-type="float" office:value="261.809998" calcext:value-type="float">
            <text:p>261.809998</text:p>
          </table:table-cell>
          <table:table-cell office:value-type="float" office:value="267" calcext:value-type="float">
            <text:p>267</text:p>
          </table:table-cell>
          <table:table-cell office:value-type="float" office:value="260.630005" calcext:value-type="float">
            <text:p>260.630005</text:p>
          </table:table-cell>
          <table:table-cell office:value-type="float" office:value="264.269989" calcext:value-type="float">
            <text:p>264.269989</text:p>
          </table:table-cell>
          <table:table-cell office:value-type="float" office:value="2667200" calcext:value-type="float">
            <text:p>2667200</text:p>
          </table:table-cell>
          <table:table-cell office:value-type="float" office:value="264.269989" calcext:value-type="float">
            <text:p>264.269989</text:p>
          </table:table-cell>
          <table:table-cell office:value-type="float" office:value="-0.397345190110432" calcext:value-type="float">
            <text:p>-0.397345190110432</text:p>
          </table:table-cell>
          <table:table-cell office:value-type="float" office:value="-1.05609967859863" calcext:value-type="float">
            <text:p>-1.05609967859863</text:p>
          </table:table-cell>
          <table:table-cell office:value-type="float" office:value="0.658754488488194" calcext:value-type="float">
            <text:p>0.658754488488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01</text:p>
          </table:table-cell>
          <table:table-cell office:value-type="float" office:value="263.269989" calcext:value-type="float">
            <text:p>263.269989</text:p>
          </table:table-cell>
          <table:table-cell office:value-type="float" office:value="266.600006" calcext:value-type="float">
            <text:p>266.600006</text:p>
          </table:table-cell>
          <table:table-cell office:value-type="float" office:value="261.040009" calcext:value-type="float">
            <text:p>261.040009</text:p>
          </table:table-cell>
          <table:table-cell office:value-type="float" office:value="265.73999" calcext:value-type="float">
            <text:p>265.73999</text:p>
          </table:table-cell>
          <table:table-cell office:value-type="float" office:value="2957000" calcext:value-type="float">
            <text:p>2957000</text:p>
          </table:table-cell>
          <table:table-cell office:value-type="float" office:value="265.73999" calcext:value-type="float">
            <text:p>265.73999</text:p>
          </table:table-cell>
          <table:table-cell office:value-type="float" office:value="-0.142370753698429" calcext:value-type="float">
            <text:p>-0.142370753698429</text:p>
          </table:table-cell>
          <table:table-cell office:value-type="float" office:value="-0.902681292417469" calcext:value-type="float">
            <text:p>-0.902681292417469</text:p>
          </table:table-cell>
          <table:table-cell office:value-type="float" office:value="0.760310538719041" calcext:value-type="float">
            <text:p>0.760310538719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04</text:p>
          </table:table-cell>
          <table:table-cell office:value-type="float" office:value="265.359985" calcext:value-type="float">
            <text:p>265.359985</text:p>
          </table:table-cell>
          <table:table-cell office:value-type="float" office:value="273.299988" calcext:value-type="float">
            <text:p>273.299988</text:p>
          </table:table-cell>
          <table:table-cell office:value-type="float" office:value="264.140015" calcext:value-type="float">
            <text:p>264.140015</text:p>
          </table:table-cell>
          <table:table-cell office:value-type="float" office:value="273.109985" calcext:value-type="float">
            <text:p>273.109985</text:p>
          </table:table-cell>
          <table:table-cell office:value-type="float" office:value="3453000" calcext:value-type="float">
            <text:p>3453000</text:p>
          </table:table-cell>
          <table:table-cell office:value-type="float" office:value="273.109985" calcext:value-type="float">
            <text:p>273.109985</text:p>
          </table:table-cell>
          <table:table-cell office:value-type="float" office:value="-0.0231401562475142" calcext:value-type="float">
            <text:p>-0.023140156247514</text:p>
          </table:table-cell>
          <table:table-cell office:value-type="float" office:value="-0.743782205904654" calcext:value-type="float">
            <text:p>-0.743782205904654</text:p>
          </table:table-cell>
          <table:table-cell office:value-type="float" office:value="0.72064204965714" calcext:value-type="float">
            <text:p>0.72064204965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05</text:p>
          </table:table-cell>
          <table:table-cell office:value-type="float" office:value="274" calcext:value-type="float">
            <text:p>274</text:p>
          </table:table-cell>
          <table:table-cell office:value-type="float" office:value="276.679993" calcext:value-type="float">
            <text:p>276.679993</text:p>
          </table:table-cell>
          <table:table-cell office:value-type="float" office:value="269.98999" calcext:value-type="float">
            <text:p>269.98999</text:p>
          </table:table-cell>
          <table:table-cell office:value-type="float" office:value="275.589996" calcext:value-type="float">
            <text:p>275.589996</text:p>
          </table:table-cell>
          <table:table-cell office:value-type="float" office:value="3686200" calcext:value-type="float">
            <text:p>3686200</text:p>
          </table:table-cell>
          <table:table-cell office:value-type="float" office:value="275.589996" calcext:value-type="float">
            <text:p>275.589996</text:p>
          </table:table-cell>
          <table:table-cell office:value-type="float" office:value="0.297997756719903" calcext:value-type="float">
            <text:p>0.297997756719903</text:p>
          </table:table-cell>
          <table:table-cell office:value-type="float" office:value="-0.556486608981335" calcext:value-type="float">
            <text:p>-0.556486608981335</text:p>
          </table:table-cell>
          <table:table-cell office:value-type="float" office:value="0.854484365701238" calcext:value-type="float">
            <text:p>0.854484365701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06</text:p>
          </table:table-cell>
          <table:table-cell office:value-type="float" office:value="275.76001" calcext:value-type="float">
            <text:p>275.76001</text:p>
          </table:table-cell>
          <table:table-cell office:value-type="float" office:value="276.48999" calcext:value-type="float">
            <text:p>276.48999</text:p>
          </table:table-cell>
          <table:table-cell office:value-type="float" office:value="271.829987" calcext:value-type="float">
            <text:p>271.829987</text:p>
          </table:table-cell>
          <table:table-cell office:value-type="float" office:value="273.790009" calcext:value-type="float">
            <text:p>273.790009</text:p>
          </table:table-cell>
          <table:table-cell office:value-type="float" office:value="2050700" calcext:value-type="float">
            <text:p>2050700</text:p>
          </table:table-cell>
          <table:table-cell office:value-type="float" office:value="273.790009" calcext:value-type="float">
            <text:p>273.790009</text:p>
          </table:table-cell>
          <table:table-cell office:value-type="float" office:value="0.604021500686502" calcext:value-type="float">
            <text:p>0.604021500686502</text:p>
          </table:table-cell>
          <table:table-cell office:value-type="float" office:value="-0.366529241675479" calcext:value-type="float">
            <text:p>-0.366529241675479</text:p>
          </table:table-cell>
          <table:table-cell office:value-type="float" office:value="0.970550742361981" calcext:value-type="float">
            <text:p>0.9705507423619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07</text:p>
          </table:table-cell>
          <table:table-cell office:value-type="float" office:value="274.100006" calcext:value-type="float">
            <text:p>274.100006</text:p>
          </table:table-cell>
          <table:table-cell office:value-type="float" office:value="274.799988" calcext:value-type="float">
            <text:p>274.799988</text:p>
          </table:table-cell>
          <table:table-cell office:value-type="float" office:value="271.850006" calcext:value-type="float">
            <text:p>271.850006</text:p>
          </table:table-cell>
          <table:table-cell office:value-type="float" office:value="273.880005" calcext:value-type="float">
            <text:p>273.880005</text:p>
          </table:table-cell>
          <table:table-cell office:value-type="float" office:value="1939000" calcext:value-type="float">
            <text:p>1939000</text:p>
          </table:table-cell>
          <table:table-cell office:value-type="float" office:value="273.880005" calcext:value-type="float">
            <text:p>273.880005</text:p>
          </table:table-cell>
          <table:table-cell office:value-type="float" office:value="0.536540161518451" calcext:value-type="float">
            <text:p>0.536540161518451</text:p>
          </table:table-cell>
          <table:table-cell office:value-type="float" office:value="-0.189226404014253" calcext:value-type="float">
            <text:p>-0.189226404014253</text:p>
          </table:table-cell>
          <table:table-cell office:value-type="float" office:value="0.725766565532704" calcext:value-type="float">
            <text:p>0.725766565532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08</text:p>
          </table:table-cell>
          <table:table-cell office:value-type="float" office:value="275" calcext:value-type="float">
            <text:p>275</text:p>
          </table:table-cell>
          <table:table-cell office:value-type="float" office:value="275.440002" calcext:value-type="float">
            <text:p>275.440002</text:p>
          </table:table-cell>
          <table:table-cell office:value-type="float" office:value="271.5" calcext:value-type="float">
            <text:p>271.5</text:p>
          </table:table-cell>
          <table:table-cell office:value-type="float" office:value="274.190002" calcext:value-type="float">
            <text:p>274.190002</text:p>
          </table:table-cell>
          <table:table-cell office:value-type="float" office:value="1879800" calcext:value-type="float">
            <text:p>1879800</text:p>
          </table:table-cell>
          <table:table-cell office:value-type="float" office:value="274.190002" calcext:value-type="float">
            <text:p>274.190002</text:p>
          </table:table-cell>
          <table:table-cell office:value-type="float" office:value="0.759614326469293" calcext:value-type="float">
            <text:p>0.759614326469293</text:p>
          </table:table-cell>
          <table:table-cell office:value-type="float" office:value="0.00665946983587916" calcext:value-type="float">
            <text:p>0.006659469835879</text:p>
          </table:table-cell>
          <table:table-cell office:value-type="float" office:value="0.752954856633414" calcext:value-type="float">
            <text:p>0.752954856633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11</text:p>
          </table:table-cell>
          <table:table-cell office:value-type="float" office:value="273.429993" calcext:value-type="float">
            <text:p>273.429993</text:p>
          </table:table-cell>
          <table:table-cell office:value-type="float" office:value="273.98999" calcext:value-type="float">
            <text:p>273.98999</text:p>
          </table:table-cell>
          <table:table-cell office:value-type="float" office:value="270.399994" calcext:value-type="float">
            <text:p>270.399994</text:p>
          </table:table-cell>
          <table:table-cell office:value-type="float" office:value="271.23999" calcext:value-type="float">
            <text:p>271.23999</text:p>
          </table:table-cell>
          <table:table-cell office:value-type="float" office:value="1904900" calcext:value-type="float">
            <text:p>1904900</text:p>
          </table:table-cell>
          <table:table-cell office:value-type="float" office:value="271.23999" calcext:value-type="float">
            <text:p>271.23999</text:p>
          </table:table-cell>
          <table:table-cell office:value-type="float" office:value="0.84200647111139" calcext:value-type="float">
            <text:p>0.84200647111139</text:p>
          </table:table-cell>
          <table:table-cell office:value-type="float" office:value="0.197062133847697" calcext:value-type="float">
            <text:p>0.197062133847697</text:p>
          </table:table-cell>
          <table:table-cell office:value-type="float" office:value="0.644944337263693" calcext:value-type="float">
            <text:p>0.644944337263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12</text:p>
          </table:table-cell>
          <table:table-cell office:value-type="float" office:value="271" calcext:value-type="float">
            <text:p>271</text:p>
          </table:table-cell>
          <table:table-cell office:value-type="float" office:value="277.399994" calcext:value-type="float">
            <text:p>277.399994</text:p>
          </table:table-cell>
          <table:table-cell office:value-type="float" office:value="270.359985" calcext:value-type="float">
            <text:p>270.359985</text:p>
          </table:table-cell>
          <table:table-cell office:value-type="float" office:value="274.130005" calcext:value-type="float">
            <text:p>274.130005</text:p>
          </table:table-cell>
          <table:table-cell office:value-type="float" office:value="3246200" calcext:value-type="float">
            <text:p>3246200</text:p>
          </table:table-cell>
          <table:table-cell office:value-type="float" office:value="274.130005" calcext:value-type="float">
            <text:p>274.130005</text:p>
          </table:table-cell>
          <table:table-cell office:value-type="float" office:value="0.981531239500066" calcext:value-type="float">
            <text:p>0.981531239500066</text:p>
          </table:table-cell>
          <table:table-cell office:value-type="float" office:value="0.384317261772137" calcext:value-type="float">
            <text:p>0.384317261772137</text:p>
          </table:table-cell>
          <table:table-cell office:value-type="float" office:value="0.597213977727929" calcext:value-type="float">
            <text:p>0.597213977727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13</text:p>
          </table:table-cell>
          <table:table-cell office:value-type="float" office:value="275.23999" calcext:value-type="float">
            <text:p>275.23999</text:p>
          </table:table-cell>
          <table:table-cell office:value-type="float" office:value="276.5" calcext:value-type="float">
            <text:p>276.5</text:p>
          </table:table-cell>
          <table:table-cell office:value-type="float" office:value="272.640015" calcext:value-type="float">
            <text:p>272.640015</text:p>
          </table:table-cell>
          <table:table-cell office:value-type="float" office:value="275.100006" calcext:value-type="float">
            <text:p>275.100006</text:p>
          </table:table-cell>
          <table:table-cell office:value-type="float" office:value="1884200" calcext:value-type="float">
            <text:p>1884200</text:p>
          </table:table-cell>
          <table:table-cell office:value-type="float" office:value="275.100006" calcext:value-type="float">
            <text:p>275.100006</text:p>
          </table:table-cell>
          <table:table-cell office:value-type="float" office:value="1.23693101650451" calcext:value-type="float">
            <text:p>1.23693101650451</text:p>
          </table:table-cell>
          <table:table-cell office:value-type="float" office:value="0.565903506951574" calcext:value-type="float">
            <text:p>0.565903506951574</text:p>
          </table:table-cell>
          <table:table-cell office:value-type="float" office:value="0.671027509552931" calcext:value-type="float">
            <text:p>0.6710275095529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14</text:p>
          </table:table-cell>
          <table:table-cell office:value-type="float" office:value="269.670013" calcext:value-type="float">
            <text:p>269.670013</text:p>
          </table:table-cell>
          <table:table-cell office:value-type="float" office:value="270" calcext:value-type="float">
            <text:p>270</text:p>
          </table:table-cell>
          <table:table-cell office:value-type="float" office:value="263.529999" calcext:value-type="float">
            <text:p>263.529999</text:p>
          </table:table-cell>
          <table:table-cell office:value-type="float" office:value="265.73999" calcext:value-type="float">
            <text:p>265.73999</text:p>
          </table:table-cell>
          <table:table-cell office:value-type="float" office:value="5226700" calcext:value-type="float">
            <text:p>5226700</text:p>
          </table:table-cell>
          <table:table-cell office:value-type="float" office:value="265.73999" calcext:value-type="float">
            <text:p>265.73999</text:p>
          </table:table-cell>
          <table:table-cell office:value-type="float" office:value="1.45286289592885" calcext:value-type="float">
            <text:p>1.45286289592885</text:p>
          </table:table-cell>
          <table:table-cell office:value-type="float" office:value="0.743151690243495" calcext:value-type="float">
            <text:p>0.743151690243495</text:p>
          </table:table-cell>
          <table:table-cell office:value-type="float" office:value="0.709711205685358" calcext:value-type="float">
            <text:p>0.7097112056853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15</text:p>
          </table:table-cell>
          <table:table-cell office:value-type="float" office:value="264.980011" calcext:value-type="float">
            <text:p>264.980011</text:p>
          </table:table-cell>
          <table:table-cell office:value-type="float" office:value="267.26001" calcext:value-type="float">
            <text:p>267.26001</text:p>
          </table:table-cell>
          <table:table-cell office:value-type="float" office:value="260.049988" calcext:value-type="float">
            <text:p>260.049988</text:p>
          </table:table-cell>
          <table:table-cell office:value-type="float" office:value="261.820007" calcext:value-type="float">
            <text:p>261.820007</text:p>
          </table:table-cell>
          <table:table-cell office:value-type="float" office:value="4865900" calcext:value-type="float">
            <text:p>4865900</text:p>
          </table:table-cell>
          <table:table-cell office:value-type="float" office:value="261.820007" calcext:value-type="float">
            <text:p>261.820007</text:p>
          </table:table-cell>
          <table:table-cell office:value-type="float" office:value="1.41406862048594" calcext:value-type="float">
            <text:p>1.41406862048594</text:p>
          </table:table-cell>
          <table:table-cell office:value-type="float" office:value="0.90284155432499" calcext:value-type="float">
            <text:p>0.90284155432499</text:p>
          </table:table-cell>
          <table:table-cell office:value-type="float" office:value="0.511227066160953" calcext:value-type="float">
            <text:p>0.5112270661609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18</text:p>
          </table:table-cell>
          <table:table-cell office:value-type="float" office:value="259.299988" calcext:value-type="float">
            <text:p>259.299988</text:p>
          </table:table-cell>
          <table:table-cell office:value-type="float" office:value="261.48999" calcext:value-type="float">
            <text:p>261.48999</text:p>
          </table:table-cell>
          <table:table-cell office:value-type="float" office:value="257.119995" calcext:value-type="float">
            <text:p>257.119995</text:p>
          </table:table-cell>
          <table:table-cell office:value-type="float" office:value="257.890015" calcext:value-type="float">
            <text:p>257.890015</text:p>
          </table:table-cell>
          <table:table-cell office:value-type="float" office:value="2720200" calcext:value-type="float">
            <text:p>2720200</text:p>
          </table:table-cell>
          <table:table-cell office:value-type="float" office:value="257.890015" calcext:value-type="float">
            <text:p>257.890015</text:p>
          </table:table-cell>
          <table:table-cell office:value-type="float" office:value="1.24903627227575" calcext:value-type="float">
            <text:p>1.24903627227575</text:p>
          </table:table-cell>
          <table:table-cell office:value-type="float" office:value="1.00851250049786" calcext:value-type="float">
            <text:p>1.00851250049786</text:p>
          </table:table-cell>
          <table:table-cell office:value-type="float" office:value="0.240523771777889" calcext:value-type="float">
            <text:p>0.240523771777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19</text:p>
          </table:table-cell>
          <table:table-cell office:value-type="float" office:value="258.399994" calcext:value-type="float">
            <text:p>258.399994</text:p>
          </table:table-cell>
          <table:table-cell office:value-type="float" office:value="259.5" calcext:value-type="float">
            <text:p>259.5</text:p>
          </table:table-cell>
          <table:table-cell office:value-type="float" office:value="252.619995" calcext:value-type="float">
            <text:p>252.619995</text:p>
          </table:table-cell>
          <table:table-cell office:value-type="float" office:value="256.410004" calcext:value-type="float">
            <text:p>256.410004</text:p>
          </table:table-cell>
          <table:table-cell office:value-type="float" office:value="3738500" calcext:value-type="float">
            <text:p>3738500</text:p>
          </table:table-cell>
          <table:table-cell office:value-type="float" office:value="256.410004" calcext:value-type="float">
            <text:p>256.410004</text:p>
          </table:table-cell>
          <table:table-cell office:value-type="float" office:value="1.03835422041962" calcext:value-type="float">
            <text:p>1.03835422041962</text:p>
          </table:table-cell>
          <table:table-cell office:value-type="float" office:value="1.05677169157932" calcext:value-type="float">
            <text:p>1.05677169157932</text:p>
          </table:table-cell>
          <table:table-cell office:value-type="float" office:value="-0.0184174711596954" calcext:value-type="float">
            <text:p>-0.018417471159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20</text:p>
          </table:table-cell>
          <table:table-cell office:value-type="float" office:value="258.049988" calcext:value-type="float">
            <text:p>258.049988</text:p>
          </table:table-cell>
          <table:table-cell office:value-type="float" office:value="259.76001" calcext:value-type="float">
            <text:p>259.76001</text:p>
          </table:table-cell>
          <table:table-cell office:value-type="float" office:value="254.550003" calcext:value-type="float">
            <text:p>254.550003</text:p>
          </table:table-cell>
          <table:table-cell office:value-type="float" office:value="257.279999" calcext:value-type="float">
            <text:p>257.279999</text:p>
          </table:table-cell>
          <table:table-cell office:value-type="float" office:value="2738900" calcext:value-type="float">
            <text:p>2738900</text:p>
          </table:table-cell>
          <table:table-cell office:value-type="float" office:value="257.279999" calcext:value-type="float">
            <text:p>257.279999</text:p>
          </table:table-cell>
          <table:table-cell office:value-type="float" office:value="0.542600226573087" calcext:value-type="float">
            <text:p>0.542600226573087</text:p>
          </table:table-cell>
          <table:table-cell office:value-type="float" office:value="1.05744503214095" calcext:value-type="float">
            <text:p>1.05744503214095</text:p>
          </table:table-cell>
          <table:table-cell office:value-type="float" office:value="-0.514844805567859" calcext:value-type="float">
            <text:p>-0.514844805567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21</text:p>
          </table:table-cell>
          <table:table-cell office:value-type="float" office:value="256.109985" calcext:value-type="float">
            <text:p>256.109985</text:p>
          </table:table-cell>
          <table:table-cell office:value-type="float" office:value="257" calcext:value-type="float">
            <text:p>257</text:p>
          </table:table-cell>
          <table:table-cell office:value-type="float" office:value="252.679993" calcext:value-type="float">
            <text:p>252.679993</text:p>
          </table:table-cell>
          <table:table-cell office:value-type="float" office:value="253.389999" calcext:value-type="float">
            <text:p>253.389999</text:p>
          </table:table-cell>
          <table:table-cell office:value-type="float" office:value="2806400" calcext:value-type="float">
            <text:p>2806400</text:p>
          </table:table-cell>
          <table:table-cell office:value-type="float" office:value="253.389999" calcext:value-type="float">
            <text:p>253.389999</text:p>
          </table:table-cell>
          <table:table-cell office:value-type="float" office:value="-0.0746783149138564" calcext:value-type="float">
            <text:p>-0.074678314913856</text:p>
          </table:table-cell>
          <table:table-cell office:value-type="float" office:value="0.96474584976504" calcext:value-type="float">
            <text:p>0.96474584976504</text:p>
          </table:table-cell>
          <table:table-cell office:value-type="float" office:value="-1.0394241646789" calcext:value-type="float">
            <text:p>-1.03942416467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22</text:p>
          </table:table-cell>
          <table:table-cell office:value-type="float" office:value="254.550003" calcext:value-type="float">
            <text:p>254.550003</text:p>
          </table:table-cell>
          <table:table-cell office:value-type="float" office:value="257.769989" calcext:value-type="float">
            <text:p>257.769989</text:p>
          </table:table-cell>
          <table:table-cell office:value-type="float" office:value="252.070007" calcext:value-type="float">
            <text:p>252.070007</text:p>
          </table:table-cell>
          <table:table-cell office:value-type="float" office:value="257.75" calcext:value-type="float">
            <text:p>257.75</text:p>
          </table:table-cell>
          <table:table-cell office:value-type="float" office:value="3124600" calcext:value-type="float">
            <text:p>3124600</text:p>
          </table:table-cell>
          <table:table-cell office:value-type="float" office:value="257.75" calcext:value-type="float">
            <text:p>257.75</text:p>
          </table:table-cell>
          <table:table-cell office:value-type="float" office:value="-0.40786614559577" calcext:value-type="float">
            <text:p>-0.40786614559577</text:p>
          </table:table-cell>
          <table:table-cell office:value-type="float" office:value="0.825871114575356" calcext:value-type="float">
            <text:p>0.825871114575356</text:p>
          </table:table-cell>
          <table:table-cell office:value-type="float" office:value="-1.23373726017113" calcext:value-type="float">
            <text:p>-1.23373726017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25</text:p>
          </table:table-cell>
          <table:table-cell office:value-type="float" office:value="258.579987" calcext:value-type="float">
            <text:p>258.579987</text:p>
          </table:table-cell>
          <table:table-cell office:value-type="float" office:value="259.429993" calcext:value-type="float">
            <text:p>259.429993</text:p>
          </table:table-cell>
          <table:table-cell office:value-type="float" office:value="254.5" calcext:value-type="float">
            <text:p>254.5</text:p>
          </table:table-cell>
          <table:table-cell office:value-type="float" office:value="256.019989" calcext:value-type="float">
            <text:p>256.019989</text:p>
          </table:table-cell>
          <table:table-cell office:value-type="float" office:value="2513900" calcext:value-type="float">
            <text:p>2513900</text:p>
          </table:table-cell>
          <table:table-cell office:value-type="float" office:value="256.019989" calcext:value-type="float">
            <text:p>256.019989</text:p>
          </table:table-cell>
          <table:table-cell office:value-type="float" office:value="-0.777744874309128" calcext:value-type="float">
            <text:p>-0.777744874309128</text:p>
          </table:table-cell>
          <table:table-cell office:value-type="float" office:value="0.630395990818778" calcext:value-type="float">
            <text:p>0.630395990818778</text:p>
          </table:table-cell>
          <table:table-cell office:value-type="float" office:value="-1.40814086512791" calcext:value-type="float">
            <text:p>-1.40814086512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26</text:p>
          </table:table-cell>
          <table:table-cell office:value-type="float" office:value="257.049988" calcext:value-type="float">
            <text:p>257.049988</text:p>
          </table:table-cell>
          <table:table-cell office:value-type="float" office:value="261.480011" calcext:value-type="float">
            <text:p>261.480011</text:p>
          </table:table-cell>
          <table:table-cell office:value-type="float" office:value="256.279999" calcext:value-type="float">
            <text:p>256.279999</text:p>
          </table:table-cell>
          <table:table-cell office:value-type="float" office:value="260.309998" calcext:value-type="float">
            <text:p>260.309998</text:p>
          </table:table-cell>
          <table:table-cell office:value-type="float" office:value="2421000" calcext:value-type="float">
            <text:p>2421000</text:p>
          </table:table-cell>
          <table:table-cell office:value-type="float" office:value="260.309998" calcext:value-type="float">
            <text:p>260.309998</text:p>
          </table:table-cell>
          <table:table-cell office:value-type="float" office:value="-1.1449789362563" calcext:value-type="float">
            <text:p>-1.1449789362563</text:p>
          </table:table-cell>
          <table:table-cell office:value-type="float" office:value="0.365739329400911" calcext:value-type="float">
            <text:p>0.365739329400911</text:p>
          </table:table-cell>
          <table:table-cell office:value-type="float" office:value="-1.51071826565721" calcext:value-type="float">
            <text:p>-1.51071826565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27</text:p>
          </table:table-cell>
          <table:table-cell office:value-type="float" office:value="258.75" calcext:value-type="float">
            <text:p>258.75</text:p>
          </table:table-cell>
          <table:table-cell office:value-type="float" office:value="265.929993" calcext:value-type="float">
            <text:p>265.929993</text:p>
          </table:table-cell>
          <table:table-cell office:value-type="float" office:value="257.899994" calcext:value-type="float">
            <text:p>257.899994</text:p>
          </table:table-cell>
          <table:table-cell office:value-type="float" office:value="265.299988" calcext:value-type="float">
            <text:p>265.299988</text:p>
          </table:table-cell>
          <table:table-cell office:value-type="float" office:value="2874900" calcext:value-type="float">
            <text:p>2874900</text:p>
          </table:table-cell>
          <table:table-cell office:value-type="float" office:value="265.299988" calcext:value-type="float">
            <text:p>265.299988</text:p>
          </table:table-cell>
          <table:table-cell office:value-type="float" office:value="-1.26786734913285" calcext:value-type="float">
            <text:p>-1.26786734913285</text:p>
          </table:table-cell>
          <table:table-cell office:value-type="float" office:value="0.0634359688385001" calcext:value-type="float">
            <text:p>0.0634359688385</text:p>
          </table:table-cell>
          <table:table-cell office:value-type="float" office:value="-1.33130331797135" calcext:value-type="float">
            <text:p>-1.33130331797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3-28</text:p>
          </table:table-cell>
          <table:table-cell office:value-type="float" office:value="265.820007" calcext:value-type="float">
            <text:p>265.820007</text:p>
          </table:table-cell>
          <table:table-cell office:value-type="float" office:value="267.380005" calcext:value-type="float">
            <text:p>267.380005</text:p>
          </table:table-cell>
          <table:table-cell office:value-type="float" office:value="264.059998" calcext:value-type="float">
            <text:p>264.059998</text:p>
          </table:table-cell>
          <table:table-cell office:value-type="float" office:value="266.48999" calcext:value-type="float">
            <text:p>266.48999</text:p>
          </table:table-cell>
          <table:table-cell office:value-type="float" office:value="2473700" calcext:value-type="float">
            <text:p>2473700</text:p>
          </table:table-cell>
          <table:table-cell office:value-type="float" office:value="266.48999" calcext:value-type="float">
            <text:p>266.48999</text:p>
          </table:table-cell>
          <table:table-cell office:value-type="float" office:value="-1.50915071257062" calcext:value-type="float">
            <text:p>-1.50915071257062</text:p>
          </table:table-cell>
          <table:table-cell office:value-type="float" office:value="-0.261366179278895" calcext:value-type="float">
            <text:p>-0.261366179278895</text:p>
          </table:table-cell>
          <table:table-cell office:value-type="float" office:value="-1.24778453329172" calcext:value-type="float">
            <text:p>-1.24778453329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01</text:p>
          </table:table-cell>
          <table:table-cell office:value-type="float" office:value="266.980011" calcext:value-type="float">
            <text:p>266.980011</text:p>
          </table:table-cell>
          <table:table-cell office:value-type="float" office:value="267.399994" calcext:value-type="float">
            <text:p>267.399994</text:p>
          </table:table-cell>
          <table:table-cell office:value-type="float" office:value="261.01001" calcext:value-type="float">
            <text:p>261.01001</text:p>
          </table:table-cell>
          <table:table-cell office:value-type="float" office:value="261.609985" calcext:value-type="float">
            <text:p>261.609985</text:p>
          </table:table-cell>
          <table:table-cell office:value-type="float" office:value="2524800" calcext:value-type="float">
            <text:p>2524800</text:p>
          </table:table-cell>
          <table:table-cell office:value-type="float" office:value="261.609985" calcext:value-type="float">
            <text:p>261.609985</text:p>
          </table:table-cell>
          <table:table-cell office:value-type="float" office:value="-1.8715239124764" calcext:value-type="float">
            <text:p>-1.8715239124764</text:p>
          </table:table-cell>
          <table:table-cell office:value-type="float" office:value="-0.608095088695801" calcext:value-type="float">
            <text:p>-0.608095088695801</text:p>
          </table:table-cell>
          <table:table-cell office:value-type="float" office:value="-1.2634288237806" calcext:value-type="float">
            <text:p>-1.2634288237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02</text:p>
          </table:table-cell>
          <table:table-cell office:value-type="float" office:value="262.399994" calcext:value-type="float">
            <text:p>262.399994</text:p>
          </table:table-cell>
          <table:table-cell office:value-type="float" office:value="265.890015" calcext:value-type="float">
            <text:p>265.890015</text:p>
          </table:table-cell>
          <table:table-cell office:value-type="float" office:value="260.549988" calcext:value-type="float">
            <text:p>260.549988</text:p>
          </table:table-cell>
          <table:table-cell office:value-type="float" office:value="263.320007" calcext:value-type="float">
            <text:p>263.320007</text:p>
          </table:table-cell>
          <table:table-cell office:value-type="float" office:value="2631100" calcext:value-type="float">
            <text:p>2631100</text:p>
          </table:table-cell>
          <table:table-cell office:value-type="float" office:value="263.320007" calcext:value-type="float">
            <text:p>263.320007</text:p>
          </table:table-cell>
          <table:table-cell office:value-type="float" office:value="-1.91773651544768" calcext:value-type="float">
            <text:p>-1.91773651544768</text:p>
          </table:table-cell>
          <table:table-cell office:value-type="float" office:value="-0.936549614903279" calcext:value-type="float">
            <text:p>-0.936549614903279</text:p>
          </table:table-cell>
          <table:table-cell office:value-type="float" office:value="-0.981186900544398" calcext:value-type="float">
            <text:p>-0.981186900544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03</text:p>
          </table:table-cell>
          <table:table-cell office:value-type="float" office:value="262.119995" calcext:value-type="float">
            <text:p>262.119995</text:p>
          </table:table-cell>
          <table:table-cell office:value-type="float" office:value="263.670013" calcext:value-type="float">
            <text:p>263.670013</text:p>
          </table:table-cell>
          <table:table-cell office:value-type="float" office:value="257.75" calcext:value-type="float">
            <text:p>257.75</text:p>
          </table:table-cell>
          <table:table-cell office:value-type="float" office:value="259.029999" calcext:value-type="float">
            <text:p>259.029999</text:p>
          </table:table-cell>
          <table:table-cell office:value-type="float" office:value="2413800" calcext:value-type="float">
            <text:p>2413800</text:p>
          </table:table-cell>
          <table:table-cell office:value-type="float" office:value="259.029999" calcext:value-type="float">
            <text:p>259.029999</text:p>
          </table:table-cell>
          <table:table-cell office:value-type="float" office:value="-1.99355880288138" calcext:value-type="float">
            <text:p>-1.99355880288138</text:p>
          </table:table-cell>
          <table:table-cell office:value-type="float" office:value="-1.21834506262044" calcext:value-type="float">
            <text:p>-1.21834506262044</text:p>
          </table:table-cell>
          <table:table-cell office:value-type="float" office:value="-0.775213740260937" calcext:value-type="float">
            <text:p>-0.77521374026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04</text:p>
          </table:table-cell>
          <table:table-cell office:value-type="float" office:value="259.230011" calcext:value-type="float">
            <text:p>259.230011</text:p>
          </table:table-cell>
          <table:table-cell office:value-type="float" office:value="260.410004" calcext:value-type="float">
            <text:p>260.410004</text:p>
          </table:table-cell>
          <table:table-cell office:value-type="float" office:value="256.119995" calcext:value-type="float">
            <text:p>256.119995</text:p>
          </table:table-cell>
          <table:table-cell office:value-type="float" office:value="259.079987" calcext:value-type="float">
            <text:p>259.079987</text:p>
          </table:table-cell>
          <table:table-cell office:value-type="float" office:value="1964400" calcext:value-type="float">
            <text:p>1964400</text:p>
          </table:table-cell>
          <table:table-cell office:value-type="float" office:value="259.079987" calcext:value-type="float">
            <text:p>259.079987</text:p>
          </table:table-cell>
          <table:table-cell office:value-type="float" office:value="-1.95212980741928" calcext:value-type="float">
            <text:p>-1.95212980741928</text:p>
          </table:table-cell>
          <table:table-cell office:value-type="float" office:value="-1.42695078400993" calcext:value-type="float">
            <text:p>-1.42695078400993</text:p>
          </table:table-cell>
          <table:table-cell office:value-type="float" office:value="-0.525179023409345" calcext:value-type="float">
            <text:p>-0.5251790234093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05</text:p>
          </table:table-cell>
          <table:table-cell office:value-type="float" office:value="255.720001" calcext:value-type="float">
            <text:p>255.720001</text:p>
          </table:table-cell>
          <table:table-cell office:value-type="float" office:value="256.179993" calcext:value-type="float">
            <text:p>256.179993</text:p>
          </table:table-cell>
          <table:table-cell office:value-type="float" office:value="253.669998" calcext:value-type="float">
            <text:p>253.669998</text:p>
          </table:table-cell>
          <table:table-cell office:value-type="float" office:value="255.479996" calcext:value-type="float">
            <text:p>255.479996</text:p>
          </table:table-cell>
          <table:table-cell office:value-type="float" office:value="2557400" calcext:value-type="float">
            <text:p>2557400</text:p>
          </table:table-cell>
          <table:table-cell office:value-type="float" office:value="255.479996" calcext:value-type="float">
            <text:p>255.479996</text:p>
          </table:table-cell>
          <table:table-cell office:value-type="float" office:value="-1.8706622478584" calcext:value-type="float">
            <text:p>-1.8706622478584</text:p>
          </table:table-cell>
          <table:table-cell office:value-type="float" office:value="-1.58948368426134" calcext:value-type="float">
            <text:p>-1.58948368426134</text:p>
          </table:table-cell>
          <table:table-cell office:value-type="float" office:value="-0.281178563597065" calcext:value-type="float">
            <text:p>-0.281178563597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08</text:p>
          </table:table-cell>
          <table:table-cell office:value-type="float" office:value="255.919998" calcext:value-type="float">
            <text:p>255.919998</text:p>
          </table:table-cell>
          <table:table-cell office:value-type="float" office:value="259.679993" calcext:value-type="float">
            <text:p>259.679993</text:p>
          </table:table-cell>
          <table:table-cell office:value-type="float" office:value="255.630005" calcext:value-type="float">
            <text:p>255.630005</text:p>
          </table:table-cell>
          <table:table-cell office:value-type="float" office:value="258.950012" calcext:value-type="float">
            <text:p>258.950012</text:p>
          </table:table-cell>
          <table:table-cell office:value-type="float" office:value="2295600" calcext:value-type="float">
            <text:p>2295600</text:p>
          </table:table-cell>
          <table:table-cell office:value-type="float" office:value="258.950012" calcext:value-type="float">
            <text:p>258.950012</text:p>
          </table:table-cell>
          <table:table-cell office:value-type="float" office:value="-1.74205344892359" calcext:value-type="float">
            <text:p>-1.74205344892359</text:p>
          </table:table-cell>
          <table:table-cell office:value-type="float" office:value="-1.69662908144072" calcext:value-type="float">
            <text:p>-1.69662908144072</text:p>
          </table:table-cell>
          <table:table-cell office:value-type="float" office:value="-0.0454243674828654" calcext:value-type="float">
            <text:p>-0.045424367482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09</text:p>
          </table:table-cell>
          <table:table-cell office:value-type="float" office:value="258.850006" calcext:value-type="float">
            <text:p>258.850006</text:p>
          </table:table-cell>
          <table:table-cell office:value-type="float" office:value="262.609985" calcext:value-type="float">
            <text:p>262.609985</text:p>
          </table:table-cell>
          <table:table-cell office:value-type="float" office:value="257" calcext:value-type="float">
            <text:p>257</text:p>
          </table:table-cell>
          <table:table-cell office:value-type="float" office:value="261.140015" calcext:value-type="float">
            <text:p>261.140015</text:p>
          </table:table-cell>
          <table:table-cell office:value-type="float" office:value="2156600" calcext:value-type="float">
            <text:p>2156600</text:p>
          </table:table-cell>
          <table:table-cell office:value-type="float" office:value="261.140015" calcext:value-type="float">
            <text:p>261.140015</text:p>
          </table:table-cell>
          <table:table-cell office:value-type="float" office:value="-1.43175324131762" calcext:value-type="float">
            <text:p>-1.43175324131762</text:p>
          </table:table-cell>
          <table:table-cell office:value-type="float" office:value="-1.7284928931142" calcext:value-type="float">
            <text:p>-1.7284928931142</text:p>
          </table:table-cell>
          <table:table-cell office:value-type="float" office:value="0.296739651796577" calcext:value-type="float">
            <text:p>0.2967396517965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10</text:p>
          </table:table-cell>
          <table:table-cell office:value-type="float" office:value="261.779999" calcext:value-type="float">
            <text:p>261.779999</text:p>
          </table:table-cell>
          <table:table-cell office:value-type="float" office:value="265.980011" calcext:value-type="float">
            <text:p>265.980011</text:p>
          </table:table-cell>
          <table:table-cell office:value-type="float" office:value="259.320007" calcext:value-type="float">
            <text:p>259.320007</text:p>
          </table:table-cell>
          <table:table-cell office:value-type="float" office:value="264.769989" calcext:value-type="float">
            <text:p>264.769989</text:p>
          </table:table-cell>
          <table:table-cell office:value-type="float" office:value="2322500" calcext:value-type="float">
            <text:p>2322500</text:p>
          </table:table-cell>
          <table:table-cell office:value-type="float" office:value="264.769989" calcext:value-type="float">
            <text:p>264.769989</text:p>
          </table:table-cell>
          <table:table-cell office:value-type="float" office:value="-1.09018489189864" calcext:value-type="float">
            <text:p>-1.09018489189864</text:p>
          </table:table-cell>
          <table:table-cell office:value-type="float" office:value="-1.70875039786596" calcext:value-type="float">
            <text:p>-1.70875039786596</text:p>
          </table:table-cell>
          <table:table-cell office:value-type="float" office:value="0.618565505967318" calcext:value-type="float">
            <text:p>0.618565505967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11</text:p>
          </table:table-cell>
          <table:table-cell office:value-type="float" office:value="264.73999" calcext:value-type="float">
            <text:p>264.73999</text:p>
          </table:table-cell>
          <table:table-cell office:value-type="float" office:value="270.970001" calcext:value-type="float">
            <text:p>270.970001</text:p>
          </table:table-cell>
          <table:table-cell office:value-type="float" office:value="264.73999" calcext:value-type="float">
            <text:p>264.73999</text:p>
          </table:table-cell>
          <table:table-cell office:value-type="float" office:value="269.850006" calcext:value-type="float">
            <text:p>269.850006</text:p>
          </table:table-cell>
          <table:table-cell office:value-type="float" office:value="3090500" calcext:value-type="float">
            <text:p>3090500</text:p>
          </table:table-cell>
          <table:table-cell office:value-type="float" office:value="269.850006" calcext:value-type="float">
            <text:p>269.850006</text:p>
          </table:table-cell>
          <table:table-cell office:value-type="float" office:value="-0.570157778067237" calcext:value-type="float">
            <text:p>-0.570157778067237</text:p>
          </table:table-cell>
          <table:table-cell office:value-type="float" office:value="-1.6044178495878" calcext:value-type="float">
            <text:p>-1.6044178495878</text:p>
          </table:table-cell>
          <table:table-cell office:value-type="float" office:value="1.03426007152056" calcext:value-type="float">
            <text:p>1.03426007152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12</text:p>
          </table:table-cell>
          <table:table-cell office:value-type="float" office:value="270.119995" calcext:value-type="float">
            <text:p>270.119995</text:p>
          </table:table-cell>
          <table:table-cell office:value-type="float" office:value="273.269989" calcext:value-type="float">
            <text:p>273.269989</text:p>
          </table:table-cell>
          <table:table-cell office:value-type="float" office:value="267.019989" calcext:value-type="float">
            <text:p>267.019989</text:p>
          </table:table-cell>
          <table:table-cell office:value-type="float" office:value="272.869995" calcext:value-type="float">
            <text:p>272.869995</text:p>
          </table:table-cell>
          <table:table-cell office:value-type="float" office:value="2866300" calcext:value-type="float">
            <text:p>2866300</text:p>
          </table:table-cell>
          <table:table-cell office:value-type="float" office:value="272.869995" calcext:value-type="float">
            <text:p>272.869995</text:p>
          </table:table-cell>
          <table:table-cell office:value-type="float" office:value="-0.159710802823387" calcext:value-type="float">
            <text:p>-0.159710802823387</text:p>
          </table:table-cell>
          <table:table-cell office:value-type="float" office:value="-1.41421639295969" calcext:value-type="float">
            <text:p>-1.41421639295969</text:p>
          </table:table-cell>
          <table:table-cell office:value-type="float" office:value="1.2545055901363" calcext:value-type="float">
            <text:p>1.2545055901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15</text:p>
          </table:table-cell>
          <table:table-cell office:value-type="float" office:value="271.079987" calcext:value-type="float">
            <text:p>271.079987</text:p>
          </table:table-cell>
          <table:table-cell office:value-type="float" office:value="275.119995" calcext:value-type="float">
            <text:p>275.119995</text:p>
          </table:table-cell>
          <table:table-cell office:value-type="float" office:value="267.100006" calcext:value-type="float">
            <text:p>267.100006</text:p>
          </table:table-cell>
          <table:table-cell office:value-type="float" office:value="267.720001" calcext:value-type="float">
            <text:p>267.720001</text:p>
          </table:table-cell>
          <table:table-cell office:value-type="float" office:value="3326000" calcext:value-type="float">
            <text:p>3326000</text:p>
          </table:table-cell>
          <table:table-cell office:value-type="float" office:value="267.720001" calcext:value-type="float">
            <text:p>267.720001</text:p>
          </table:table-cell>
          <table:table-cell office:value-type="float" office:value="0.00669385669196387" calcext:value-type="float">
            <text:p>0.006693856691964</text:p>
          </table:table-cell>
          <table:table-cell office:value-type="float" office:value="-1.20039079605528" calcext:value-type="float">
            <text:p>-1.20039079605528</text:p>
          </table:table-cell>
          <table:table-cell office:value-type="float" office:value="1.20708465274725" calcext:value-type="float">
            <text:p>1.20708465274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16</text:p>
          </table:table-cell>
          <table:table-cell office:value-type="float" office:value="269.309998" calcext:value-type="float">
            <text:p>269.309998</text:p>
          </table:table-cell>
          <table:table-cell office:value-type="float" office:value="272.799988" calcext:value-type="float">
            <text:p>272.799988</text:p>
          </table:table-cell>
          <table:table-cell office:value-type="float" office:value="268.059998" calcext:value-type="float">
            <text:p>268.059998</text:p>
          </table:table-cell>
          <table:table-cell office:value-type="float" office:value="272.339996" calcext:value-type="float">
            <text:p>272.339996</text:p>
          </table:table-cell>
          <table:table-cell office:value-type="float" office:value="2137200" calcext:value-type="float">
            <text:p>2137200</text:p>
          </table:table-cell>
          <table:table-cell office:value-type="float" office:value="272.339996" calcext:value-type="float">
            <text:p>272.339996</text:p>
          </table:table-cell>
          <table:table-cell office:value-type="float" office:value="0.218893699565625" calcext:value-type="float">
            <text:p>0.218893699565625</text:p>
          </table:table-cell>
          <table:table-cell office:value-type="float" office:value="-0.95456274022784" calcext:value-type="float">
            <text:p>-0.95456274022784</text:p>
          </table:table-cell>
          <table:table-cell office:value-type="float" office:value="1.17345643979347" calcext:value-type="float">
            <text:p>1.17345643979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17</text:p>
          </table:table-cell>
          <table:table-cell office:value-type="float" office:value="270.799988" calcext:value-type="float">
            <text:p>270.799988</text:p>
          </table:table-cell>
          <table:table-cell office:value-type="float" office:value="270.850006" calcext:value-type="float">
            <text:p>270.850006</text:p>
          </table:table-cell>
          <table:table-cell office:value-type="float" office:value="264.25" calcext:value-type="float">
            <text:p>264.25</text:p>
          </table:table-cell>
          <table:table-cell office:value-type="float" office:value="267.399994" calcext:value-type="float">
            <text:p>267.399994</text:p>
          </table:table-cell>
          <table:table-cell office:value-type="float" office:value="3135100" calcext:value-type="float">
            <text:p>3135100</text:p>
          </table:table-cell>
          <table:table-cell office:value-type="float" office:value="267.399994" calcext:value-type="float">
            <text:p>267.399994</text:p>
          </table:table-cell>
          <table:table-cell office:value-type="float" office:value="0.458521908640375" calcext:value-type="float">
            <text:p>0.458521908640375</text:p>
          </table:table-cell>
          <table:table-cell office:value-type="float" office:value="-0.686712549554545" calcext:value-type="float">
            <text:p>-0.686712549554545</text:p>
          </table:table-cell>
          <table:table-cell office:value-type="float" office:value="1.14523445819492" calcext:value-type="float">
            <text:p>1.14523445819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18</text:p>
          </table:table-cell>
          <table:table-cell office:value-type="float" office:value="266.809998" calcext:value-type="float">
            <text:p>266.809998</text:p>
          </table:table-cell>
          <table:table-cell office:value-type="float" office:value="266.98999" calcext:value-type="float">
            <text:p>266.98999</text:p>
          </table:table-cell>
          <table:table-cell office:value-type="float" office:value="256.600006" calcext:value-type="float">
            <text:p>256.600006</text:p>
          </table:table-cell>
          <table:table-cell office:value-type="float" office:value="259.420013" calcext:value-type="float">
            <text:p>259.420013</text:p>
          </table:table-cell>
          <table:table-cell office:value-type="float" office:value="3137600" calcext:value-type="float">
            <text:p>3137600</text:p>
          </table:table-cell>
          <table:table-cell office:value-type="float" office:value="259.420013" calcext:value-type="float">
            <text:p>259.420013</text:p>
          </table:table-cell>
          <table:table-cell office:value-type="float" office:value="0.551211751057257" calcext:value-type="float">
            <text:p>0.551211751057257</text:p>
          </table:table-cell>
          <table:table-cell office:value-type="float" office:value="-0.417615438563916" calcext:value-type="float">
            <text:p>-0.417615438563916</text:p>
          </table:table-cell>
          <table:table-cell office:value-type="float" office:value="0.968827189621173" calcext:value-type="float">
            <text:p>0.9688271896211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19</text:p>
          </table:table-cell>
          <table:table-cell office:value-type="float" office:value="258.160004" calcext:value-type="float">
            <text:p>258.160004</text:p>
          </table:table-cell>
          <table:table-cell office:value-type="float" office:value="262.880005" calcext:value-type="float">
            <text:p>262.880005</text:p>
          </table:table-cell>
          <table:table-cell office:value-type="float" office:value="257.5" calcext:value-type="float">
            <text:p>257.5</text:p>
          </table:table-cell>
          <table:table-cell office:value-type="float" office:value="260.320007" calcext:value-type="float">
            <text:p>260.320007</text:p>
          </table:table-cell>
          <table:table-cell office:value-type="float" office:value="2602500" calcext:value-type="float">
            <text:p>2602500</text:p>
          </table:table-cell>
          <table:table-cell office:value-type="float" office:value="260.320007" calcext:value-type="float">
            <text:p>260.320007</text:p>
          </table:table-cell>
          <table:table-cell office:value-type="float" office:value="0.810419958610087" calcext:value-type="float">
            <text:p>0.810419958610087</text:p>
          </table:table-cell>
          <table:table-cell office:value-type="float" office:value="-0.134007282171286" calcext:value-type="float">
            <text:p>-0.134007282171286</text:p>
          </table:table-cell>
          <table:table-cell office:value-type="float" office:value="0.944427240781373" calcext:value-type="float">
            <text:p>0.9444272407813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22</text:p>
          </table:table-cell>
          <table:table-cell office:value-type="float" office:value="259.350006" calcext:value-type="float">
            <text:p>259.350006</text:p>
          </table:table-cell>
          <table:table-cell office:value-type="float" office:value="264.600006" calcext:value-type="float">
            <text:p>264.600006</text:p>
          </table:table-cell>
          <table:table-cell office:value-type="float" office:value="258.029999" calcext:value-type="float">
            <text:p>258.029999</text:p>
          </table:table-cell>
          <table:table-cell office:value-type="float" office:value="263.549988" calcext:value-type="float">
            <text:p>263.549988</text:p>
          </table:table-cell>
          <table:table-cell office:value-type="float" office:value="2119100" calcext:value-type="float">
            <text:p>2119100</text:p>
          </table:table-cell>
          <table:table-cell office:value-type="float" office:value="263.549988" calcext:value-type="float">
            <text:p>263.549988</text:p>
          </table:table-cell>
          <table:table-cell office:value-type="float" office:value="0.985069124506688" calcext:value-type="float">
            <text:p>0.985069124506688</text:p>
          </table:table-cell>
          <table:table-cell office:value-type="float" office:value="0.134528536253638" calcext:value-type="float">
            <text:p>0.134528536253638</text:p>
          </table:table-cell>
          <table:table-cell office:value-type="float" office:value="0.85054058825305" calcext:value-type="float">
            <text:p>0.85054058825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23</text:p>
          </table:table-cell>
          <table:table-cell office:value-type="float" office:value="264.5" calcext:value-type="float">
            <text:p>264.5</text:p>
          </table:table-cell>
          <table:table-cell office:value-type="float" office:value="269.869995" calcext:value-type="float">
            <text:p>269.869995</text:p>
          </table:table-cell>
          <table:table-cell office:value-type="float" office:value="264.5" calcext:value-type="float">
            <text:p>264.5</text:p>
          </table:table-cell>
          <table:table-cell office:value-type="float" office:value="268.899994" calcext:value-type="float">
            <text:p>268.899994</text:p>
          </table:table-cell>
          <table:table-cell office:value-type="float" office:value="2270600" calcext:value-type="float">
            <text:p>2270600</text:p>
          </table:table-cell>
          <table:table-cell office:value-type="float" office:value="268.899994" calcext:value-type="float">
            <text:p>268.899994</text:p>
          </table:table-cell>
          <table:table-cell office:value-type="float" office:value="1.30673923634772" calcext:value-type="float">
            <text:p>1.30673923634772</text:p>
          </table:table-cell>
          <table:table-cell office:value-type="float" office:value="0.400853439392122" calcext:value-type="float">
            <text:p>0.400853439392122</text:p>
          </table:table-cell>
          <table:table-cell office:value-type="float" office:value="0.905885796955599" calcext:value-type="float">
            <text:p>0.905885796955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24</text:p>
          </table:table-cell>
          <table:table-cell office:value-type="float" office:value="269.5" calcext:value-type="float">
            <text:p>269.5</text:p>
          </table:table-cell>
          <table:table-cell office:value-type="float" office:value="271.470001" calcext:value-type="float">
            <text:p>271.470001</text:p>
          </table:table-cell>
          <table:table-cell office:value-type="float" office:value="266.809998" calcext:value-type="float">
            <text:p>266.809998</text:p>
          </table:table-cell>
          <table:table-cell office:value-type="float" office:value="268.779999" calcext:value-type="float">
            <text:p>268.779999</text:p>
          </table:table-cell>
          <table:table-cell office:value-type="float" office:value="1852800" calcext:value-type="float">
            <text:p>1852800</text:p>
          </table:table-cell>
          <table:table-cell office:value-type="float" office:value="268.779999" calcext:value-type="float">
            <text:p>268.779999</text:p>
          </table:table-cell>
          <table:table-cell office:value-type="float" office:value="1.45710243840889" calcext:value-type="float">
            <text:p>1.45710243840889</text:p>
          </table:table-cell>
          <table:table-cell office:value-type="float" office:value="0.626104574556135" calcext:value-type="float">
            <text:p>0.626104574556135</text:p>
          </table:table-cell>
          <table:table-cell office:value-type="float" office:value="0.83099786385275" calcext:value-type="float">
            <text:p>0.83099786385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25</text:p>
          </table:table-cell>
          <table:table-cell office:value-type="float" office:value="271.529999" calcext:value-type="float">
            <text:p>271.529999</text:p>
          </table:table-cell>
          <table:table-cell office:value-type="float" office:value="275.799988" calcext:value-type="float">
            <text:p>275.799988</text:p>
          </table:table-cell>
          <table:table-cell office:value-type="float" office:value="270.5" calcext:value-type="float">
            <text:p>270.5</text:p>
          </table:table-cell>
          <table:table-cell office:value-type="float" office:value="274.700012" calcext:value-type="float">
            <text:p>274.700012</text:p>
          </table:table-cell>
          <table:table-cell office:value-type="float" office:value="6116500" calcext:value-type="float">
            <text:p>6116500</text:p>
          </table:table-cell>
          <table:table-cell office:value-type="float" office:value="274.700012" calcext:value-type="float">
            <text:p>274.700012</text:p>
          </table:table-cell>
          <table:table-cell office:value-type="float" office:value="1.61520709886129" calcext:value-type="float">
            <text:p>1.61520709886129</text:p>
          </table:table-cell>
          <table:table-cell office:value-type="float" office:value="0.823317674743322" calcext:value-type="float">
            <text:p>0.823317674743322</text:p>
          </table:table-cell>
          <table:table-cell office:value-type="float" office:value="0.791889424117971" calcext:value-type="float">
            <text:p>0.791889424117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26</text:p>
          </table:table-cell>
          <table:table-cell office:value-type="float" office:value="269.970001" calcext:value-type="float">
            <text:p>269.970001</text:p>
          </table:table-cell>
          <table:table-cell office:value-type="float" office:value="272.019989" calcext:value-type="float">
            <text:p>272.019989</text:p>
          </table:table-cell>
          <table:table-cell office:value-type="float" office:value="252.809998" calcext:value-type="float">
            <text:p>252.809998</text:p>
          </table:table-cell>
          <table:table-cell office:value-type="float" office:value="254.809998" calcext:value-type="float">
            <text:p>254.809998</text:p>
          </table:table-cell>
          <table:table-cell office:value-type="float" office:value="14030000" calcext:value-type="float">
            <text:p>14030000</text:p>
          </table:table-cell>
          <table:table-cell office:value-type="float" office:value="254.809998" calcext:value-type="float">
            <text:p>254.809998</text:p>
          </table:table-cell>
          <table:table-cell office:value-type="float" office:value="1.33653914643581" calcext:value-type="float">
            <text:p>1.33653914643581</text:p>
          </table:table-cell>
          <table:table-cell office:value-type="float" office:value="0.971078262492638" calcext:value-type="float">
            <text:p>0.971078262492638</text:p>
          </table:table-cell>
          <table:table-cell office:value-type="float" office:value="0.365460883943173" calcext:value-type="float">
            <text:p>0.3654608839431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29</text:p>
          </table:table-cell>
          <table:table-cell office:value-type="float" office:value="254.899994" calcext:value-type="float">
            <text:p>254.899994</text:p>
          </table:table-cell>
          <table:table-cell office:value-type="float" office:value="257.01001" calcext:value-type="float">
            <text:p>257.01001</text:p>
          </table:table-cell>
          <table:table-cell office:value-type="float" office:value="249.149994" calcext:value-type="float">
            <text:p>249.149994</text:p>
          </table:table-cell>
          <table:table-cell office:value-type="float" office:value="249.740005" calcext:value-type="float">
            <text:p>249.740005</text:p>
          </table:table-cell>
          <table:table-cell office:value-type="float" office:value="7117000" calcext:value-type="float">
            <text:p>7117000</text:p>
          </table:table-cell>
          <table:table-cell office:value-type="float" office:value="249.740005" calcext:value-type="float">
            <text:p>249.740005</text:p>
          </table:table-cell>
          <table:table-cell office:value-type="float" office:value="0.753572306752814" calcext:value-type="float">
            <text:p>0.753572306752814</text:p>
          </table:table-cell>
          <table:table-cell office:value-type="float" office:value="1.03048699662455" calcext:value-type="float">
            <text:p>1.03048699662455</text:p>
          </table:table-cell>
          <table:table-cell office:value-type="float" office:value="-0.276914689871734" calcext:value-type="float">
            <text:p>-0.2769146898717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4-30</text:p>
          </table:table-cell>
          <table:table-cell office:value-type="float" office:value="249.369995" calcext:value-type="float">
            <text:p>249.369995</text:p>
          </table:table-cell>
          <table:table-cell office:value-type="float" office:value="254.679993" calcext:value-type="float">
            <text:p>254.679993</text:p>
          </table:table-cell>
          <table:table-cell office:value-type="float" office:value="248.559998" calcext:value-type="float">
            <text:p>248.559998</text:p>
          </table:table-cell>
          <table:table-cell office:value-type="float" office:value="253.809998" calcext:value-type="float">
            <text:p>253.809998</text:p>
          </table:table-cell>
          <table:table-cell office:value-type="float" office:value="4248800" calcext:value-type="float">
            <text:p>4248800</text:p>
          </table:table-cell>
          <table:table-cell office:value-type="float" office:value="253.809998" calcext:value-type="float">
            <text:p>253.809998</text:p>
          </table:table-cell>
          <table:table-cell office:value-type="float" office:value="0.207513921951952" calcext:value-type="float">
            <text:p>0.207513921951952</text:p>
          </table:table-cell>
          <table:table-cell office:value-type="float" office:value="1.00259722032583" calcext:value-type="float">
            <text:p>1.00259722032583</text:p>
          </table:table-cell>
          <table:table-cell office:value-type="float" office:value="-0.795083298373883" calcext:value-type="float">
            <text:p>-0.795083298373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01</text:p>
          </table:table-cell>
          <table:table-cell office:value-type="float" office:value="253.899994" calcext:value-type="float">
            <text:p>253.899994</text:p>
          </table:table-cell>
          <table:table-cell office:value-type="float" office:value="254.199997" calcext:value-type="float">
            <text:p>254.199997</text:p>
          </table:table-cell>
          <table:table-cell office:value-type="float" office:value="245.75" calcext:value-type="float">
            <text:p>245.75</text:p>
          </table:table-cell>
          <table:table-cell office:value-type="float" office:value="248.229996" calcext:value-type="float">
            <text:p>248.229996</text:p>
          </table:table-cell>
          <table:table-cell office:value-type="float" office:value="4391400" calcext:value-type="float">
            <text:p>4391400</text:p>
          </table:table-cell>
          <table:table-cell office:value-type="float" office:value="248.229996" calcext:value-type="float">
            <text:p>248.229996</text:p>
          </table:table-cell>
          <table:table-cell office:value-type="float" office:value="-0.296624761688125" calcext:value-type="float">
            <text:p>-0.296624761688125</text:p>
          </table:table-cell>
          <table:table-cell office:value-type="float" office:value="0.908393163354126" calcext:value-type="float">
            <text:p>0.908393163354126</text:p>
          </table:table-cell>
          <table:table-cell office:value-type="float" office:value="-1.20501792504225" calcext:value-type="float">
            <text:p>-1.20501792504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02</text:p>
          </table:table-cell>
          <table:table-cell office:value-type="float" office:value="248.940002" calcext:value-type="float">
            <text:p>248.940002</text:p>
          </table:table-cell>
          <table:table-cell office:value-type="float" office:value="252.929993" calcext:value-type="float">
            <text:p>252.929993</text:p>
          </table:table-cell>
          <table:table-cell office:value-type="float" office:value="245.779999" calcext:value-type="float">
            <text:p>245.779999</text:p>
          </table:table-cell>
          <table:table-cell office:value-type="float" office:value="252.550003" calcext:value-type="float">
            <text:p>252.550003</text:p>
          </table:table-cell>
          <table:table-cell office:value-type="float" office:value="3936200" calcext:value-type="float">
            <text:p>3936200</text:p>
          </table:table-cell>
          <table:table-cell office:value-type="float" office:value="252.550003" calcext:value-type="float">
            <text:p>252.550003</text:p>
          </table:table-cell>
          <table:table-cell office:value-type="float" office:value="-0.811881608631049" calcext:value-type="float">
            <text:p>-0.811881608631049</text:p>
          </table:table-cell>
          <table:table-cell office:value-type="float" office:value="0.728137433660666" calcext:value-type="float">
            <text:p>0.728137433660666</text:p>
          </table:table-cell>
          <table:table-cell office:value-type="float" office:value="-1.54001904229172" calcext:value-type="float">
            <text:p>-1.54001904229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03</text:p>
          </table:table-cell>
          <table:table-cell office:value-type="float" office:value="256.140015" calcext:value-type="float">
            <text:p>256.140015</text:p>
          </table:table-cell>
          <table:table-cell office:value-type="float" office:value="259.25" calcext:value-type="float">
            <text:p>259.25</text:p>
          </table:table-cell>
          <table:table-cell office:value-type="float" office:value="254.699997" calcext:value-type="float">
            <text:p>254.699997</text:p>
          </table:table-cell>
          <table:table-cell office:value-type="float" office:value="258.049988" calcext:value-type="float">
            <text:p>258.049988</text:p>
          </table:table-cell>
          <table:table-cell office:value-type="float" office:value="3514000" calcext:value-type="float">
            <text:p>3514000</text:p>
          </table:table-cell>
          <table:table-cell office:value-type="float" office:value="258.049988" calcext:value-type="float">
            <text:p>258.049988</text:p>
          </table:table-cell>
          <table:table-cell office:value-type="float" office:value="-1.00368229001017" calcext:value-type="float">
            <text:p>-1.00368229001017</text:p>
          </table:table-cell>
          <table:table-cell office:value-type="float" office:value="0.507165054269904" calcext:value-type="float">
            <text:p>0.507165054269904</text:p>
          </table:table-cell>
          <table:table-cell office:value-type="float" office:value="-1.51084734428007" calcext:value-type="float">
            <text:p>-1.51084734428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06</text:p>
          </table:table-cell>
          <table:table-cell office:value-type="float" office:value="258.089996" calcext:value-type="float">
            <text:p>258.089996</text:p>
          </table:table-cell>
          <table:table-cell office:value-type="float" office:value="259.5" calcext:value-type="float">
            <text:p>259.5</text:p>
          </table:table-cell>
          <table:table-cell office:value-type="float" office:value="253.419998" calcext:value-type="float">
            <text:p>253.419998</text:p>
          </table:table-cell>
          <table:table-cell office:value-type="float" office:value="255.720001" calcext:value-type="float">
            <text:p>255.720001</text:p>
          </table:table-cell>
          <table:table-cell office:value-type="float" office:value="2347800" calcext:value-type="float">
            <text:p>2347800</text:p>
          </table:table-cell>
          <table:table-cell office:value-type="float" office:value="255.720001" calcext:value-type="float">
            <text:p>255.720001</text:p>
          </table:table-cell>
          <table:table-cell office:value-type="float" office:value="-0.964794530167989" calcext:value-type="float">
            <text:p>-0.964794530167989</text:p>
          </table:table-cell>
          <table:table-cell office:value-type="float" office:value="0.254772413545937" calcext:value-type="float">
            <text:p>0.254772413545937</text:p>
          </table:table-cell>
          <table:table-cell office:value-type="float" office:value="-1.21956694371393" calcext:value-type="float">
            <text:p>-1.219566943713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07</text:p>
          </table:table-cell>
          <table:table-cell office:value-type="float" office:value="256.309998" calcext:value-type="float">
            <text:p>256.309998</text:p>
          </table:table-cell>
          <table:table-cell office:value-type="float" office:value="259.73999" calcext:value-type="float">
            <text:p>259.73999</text:p>
          </table:table-cell>
          <table:table-cell office:value-type="float" office:value="252.910004" calcext:value-type="float">
            <text:p>252.910004</text:p>
          </table:table-cell>
          <table:table-cell office:value-type="float" office:value="257.730011" calcext:value-type="float">
            <text:p>257.730011</text:p>
          </table:table-cell>
          <table:table-cell office:value-type="float" office:value="3133700" calcext:value-type="float">
            <text:p>3133700</text:p>
          </table:table-cell>
          <table:table-cell office:value-type="float" office:value="257.730011" calcext:value-type="float">
            <text:p>257.730011</text:p>
          </table:table-cell>
          <table:table-cell office:value-type="float" office:value="-0.990817626876872" calcext:value-type="float">
            <text:p>-0.990817626876872</text:p>
          </table:table-cell>
          <table:table-cell office:value-type="float" office:value="-0.0172187048191474" calcext:value-type="float">
            <text:p>-0.017218704819148</text:p>
          </table:table-cell>
          <table:table-cell office:value-type="float" office:value="-0.973598922057725" calcext:value-type="float">
            <text:p>-0.973598922057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08</text:p>
          </table:table-cell>
          <table:table-cell office:value-type="float" office:value="256.869995" calcext:value-type="float">
            <text:p>256.869995</text:p>
          </table:table-cell>
          <table:table-cell office:value-type="float" office:value="260.299988" calcext:value-type="float">
            <text:p>260.299988</text:p>
          </table:table-cell>
          <table:table-cell office:value-type="float" office:value="255.330002" calcext:value-type="float">
            <text:p>255.330002</text:p>
          </table:table-cell>
          <table:table-cell office:value-type="float" office:value="258.679993" calcext:value-type="float">
            <text:p>258.679993</text:p>
          </table:table-cell>
          <table:table-cell office:value-type="float" office:value="2677000" calcext:value-type="float">
            <text:p>2677000</text:p>
          </table:table-cell>
          <table:table-cell office:value-type="float" office:value="258.679993" calcext:value-type="float">
            <text:p>258.679993</text:p>
          </table:table-cell>
          <table:table-cell office:value-type="float" office:value="-1.07851190346935" calcext:value-type="float">
            <text:p>-1.07851190346935</text:p>
          </table:table-cell>
          <table:table-cell office:value-type="float" office:value="-0.316520816189219" calcext:value-type="float">
            <text:p>-0.316520816189219</text:p>
          </table:table-cell>
          <table:table-cell office:value-type="float" office:value="-0.761991087280129" calcext:value-type="float">
            <text:p>-0.761991087280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09</text:p>
          </table:table-cell>
          <table:table-cell office:value-type="float" office:value="258.730011" calcext:value-type="float">
            <text:p>258.730011</text:p>
          </table:table-cell>
          <table:table-cell office:value-type="float" office:value="263.549988" calcext:value-type="float">
            <text:p>263.549988</text:p>
          </table:table-cell>
          <table:table-cell office:value-type="float" office:value="256.880005" calcext:value-type="float">
            <text:p>256.880005</text:p>
          </table:table-cell>
          <table:table-cell office:value-type="float" office:value="260.160004" calcext:value-type="float">
            <text:p>260.160004</text:p>
          </table:table-cell>
          <table:table-cell office:value-type="float" office:value="2769300" calcext:value-type="float">
            <text:p>2769300</text:p>
          </table:table-cell>
          <table:table-cell office:value-type="float" office:value="260.160004" calcext:value-type="float">
            <text:p>260.160004</text:p>
          </table:table-cell>
          <table:table-cell office:value-type="float" office:value="-1.37365834386252" calcext:value-type="float">
            <text:p>-1.37365834386252</text:p>
          </table:table-cell>
          <table:table-cell office:value-type="float" office:value="-0.617653870666811" calcext:value-type="float">
            <text:p>-0.617653870666811</text:p>
          </table:table-cell>
          <table:table-cell office:value-type="float" office:value="-0.756004473195705" calcext:value-type="float">
            <text:p>-0.7560044731957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10</text:p>
          </table:table-cell>
          <table:table-cell office:value-type="float" office:value="260.880005" calcext:value-type="float">
            <text:p>260.880005</text:p>
          </table:table-cell>
          <table:table-cell office:value-type="float" office:value="263.649994" calcext:value-type="float">
            <text:p>263.649994</text:p>
          </table:table-cell>
          <table:table-cell office:value-type="float" office:value="260.209991" calcext:value-type="float">
            <text:p>260.209991</text:p>
          </table:table-cell>
          <table:table-cell office:value-type="float" office:value="263.630005" calcext:value-type="float">
            <text:p>263.630005</text:p>
          </table:table-cell>
          <table:table-cell office:value-type="float" office:value="3145300" calcext:value-type="float">
            <text:p>3145300</text:p>
          </table:table-cell>
          <table:table-cell office:value-type="float" office:value="263.630005" calcext:value-type="float">
            <text:p>263.630005</text:p>
          </table:table-cell>
          <table:table-cell office:value-type="float" office:value="-1.60376786377939" calcext:value-type="float">
            <text:p>-1.60376786377939</text:p>
          </table:table-cell>
          <table:table-cell office:value-type="float" office:value="-0.8795805562815" calcext:value-type="float">
            <text:p>-0.8795805562815</text:p>
          </table:table-cell>
          <table:table-cell office:value-type="float" office:value="-0.724187307497893" calcext:value-type="float">
            <text:p>-0.724187307497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13</text:p>
          </table:table-cell>
          <table:table-cell office:value-type="float" office:value="262.769989" calcext:value-type="float">
            <text:p>262.769989</text:p>
          </table:table-cell>
          <table:table-cell office:value-type="float" office:value="265.880005" calcext:value-type="float">
            <text:p>265.880005</text:p>
          </table:table-cell>
          <table:table-cell office:value-type="float" office:value="262" calcext:value-type="float">
            <text:p>262</text:p>
          </table:table-cell>
          <table:table-cell office:value-type="float" office:value="264.51001" calcext:value-type="float">
            <text:p>264.51001</text:p>
          </table:table-cell>
          <table:table-cell office:value-type="float" office:value="2149500" calcext:value-type="float">
            <text:p>2149500</text:p>
          </table:table-cell>
          <table:table-cell office:value-type="float" office:value="264.51001" calcext:value-type="float">
            <text:p>264.51001</text:p>
          </table:table-cell>
          <table:table-cell office:value-type="float" office:value="-2.05855679225316" calcext:value-type="float">
            <text:p>-2.05855679225316</text:p>
          </table:table-cell>
          <table:table-cell office:value-type="float" office:value="-1.13136619119318" calcext:value-type="float">
            <text:p>-1.13136619119318</text:p>
          </table:table-cell>
          <table:table-cell office:value-type="float" office:value="-0.927190601059984" calcext:value-type="float">
            <text:p>-0.927190601059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14</text:p>
          </table:table-cell>
          <table:table-cell office:value-type="float" office:value="264.5" calcext:value-type="float">
            <text:p>264.5</text:p>
          </table:table-cell>
          <table:table-cell office:value-type="float" office:value="269.399994" calcext:value-type="float">
            <text:p>269.399994</text:p>
          </table:table-cell>
          <table:table-cell office:value-type="float" office:value="264.029999" calcext:value-type="float">
            <text:p>264.029999</text:p>
          </table:table-cell>
          <table:table-cell office:value-type="float" office:value="268.329987" calcext:value-type="float">
            <text:p>268.329987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268.329987" calcext:value-type="float">
            <text:p>268.329987</text:p>
          </table:table-cell>
          <table:table-cell office:value-type="float" office:value="-1.76364212752146" calcext:value-type="float">
            <text:p>-1.76364212752146</text:p>
          </table:table-cell>
          <table:table-cell office:value-type="float" office:value="-1.29436812073022" calcext:value-type="float">
            <text:p>-1.29436812073022</text:p>
          </table:table-cell>
          <table:table-cell office:value-type="float" office:value="-0.469274006791242" calcext:value-type="float">
            <text:p>-0.469274006791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15</text:p>
          </table:table-cell>
          <table:table-cell office:value-type="float" office:value="267.070007" calcext:value-type="float">
            <text:p>267.070007</text:p>
          </table:table-cell>
          <table:table-cell office:value-type="float" office:value="269.049988" calcext:value-type="float">
            <text:p>269.049988</text:p>
          </table:table-cell>
          <table:table-cell office:value-type="float" office:value="264.559998" calcext:value-type="float">
            <text:p>264.559998</text:p>
          </table:table-cell>
          <table:table-cell office:value-type="float" office:value="266.559998" calcext:value-type="float">
            <text:p>266.559998</text:p>
          </table:table-cell>
          <table:table-cell office:value-type="float" office:value="2720500" calcext:value-type="float">
            <text:p>2720500</text:p>
          </table:table-cell>
          <table:table-cell office:value-type="float" office:value="266.559998" calcext:value-type="float">
            <text:p>266.559998</text:p>
          </table:table-cell>
          <table:table-cell office:value-type="float" office:value="-1.30756223000804" calcext:value-type="float">
            <text:p>-1.30756223000804</text:p>
          </table:table-cell>
          <table:table-cell office:value-type="float" office:value="-1.34944374532766" calcext:value-type="float">
            <text:p>-1.34944374532766</text:p>
          </table:table-cell>
          <table:table-cell office:value-type="float" office:value="0.041881515319619" calcext:value-type="float">
            <text:p>0.041881515319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16</text:p>
          </table:table-cell>
          <table:table-cell office:value-type="float" office:value="265.959991" calcext:value-type="float">
            <text:p>265.959991</text:p>
          </table:table-cell>
          <table:table-cell office:value-type="float" office:value="268.429993" calcext:value-type="float">
            <text:p>268.429993</text:p>
          </table:table-cell>
          <table:table-cell office:value-type="float" office:value="263.850006" calcext:value-type="float">
            <text:p>263.850006</text:p>
          </table:table-cell>
          <table:table-cell office:value-type="float" office:value="264.119995" calcext:value-type="float">
            <text:p>264.119995</text:p>
          </table:table-cell>
          <table:table-cell office:value-type="float" office:value="1643500" calcext:value-type="float">
            <text:p>1643500</text:p>
          </table:table-cell>
          <table:table-cell office:value-type="float" office:value="264.119995" calcext:value-type="float">
            <text:p>264.119995</text:p>
          </table:table-cell>
          <table:table-cell office:value-type="float" office:value="-0.970737178598646" calcext:value-type="float">
            <text:p>-0.970737178598646</text:p>
          </table:table-cell>
          <table:table-cell office:value-type="float" office:value="-1.34578317739305" calcext:value-type="float">
            <text:p>-1.34578317739305</text:p>
          </table:table-cell>
          <table:table-cell office:value-type="float" office:value="0.375045998794401" calcext:value-type="float">
            <text:p>0.375045998794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17</text:p>
          </table:table-cell>
          <table:table-cell office:value-type="float" office:value="265.829987" calcext:value-type="float">
            <text:p>265.829987</text:p>
          </table:table-cell>
          <table:table-cell office:value-type="float" office:value="269.980011" calcext:value-type="float">
            <text:p>269.980011</text:p>
          </table:table-cell>
          <table:table-cell office:value-type="float" office:value="265" calcext:value-type="float">
            <text:p>265</text:p>
          </table:table-cell>
          <table:table-cell office:value-type="float" office:value="269.899994" calcext:value-type="float">
            <text:p>269.899994</text:p>
          </table:table-cell>
          <table:table-cell office:value-type="float" office:value="2527300" calcext:value-type="float">
            <text:p>2527300</text:p>
          </table:table-cell>
          <table:table-cell office:value-type="float" office:value="269.899994" calcext:value-type="float">
            <text:p>269.899994</text:p>
          </table:table-cell>
          <table:table-cell office:value-type="float" office:value="-0.283277252609992" calcext:value-type="float">
            <text:p>-0.283277252609992</text:p>
          </table:table-cell>
          <table:table-cell office:value-type="float" office:value="-1.27005903544216" calcext:value-type="float">
            <text:p>-1.27005903544216</text:p>
          </table:table-cell>
          <table:table-cell office:value-type="float" office:value="0.986781782832166" calcext:value-type="float">
            <text:p>0.986781782832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20</text:p>
          </table:table-cell>
          <table:table-cell office:value-type="float" office:value="269" calcext:value-type="float">
            <text:p>269</text:p>
          </table:table-cell>
          <table:table-cell office:value-type="float" office:value="271.790009" calcext:value-type="float">
            <text:p>271.790009</text:p>
          </table:table-cell>
          <table:table-cell office:value-type="float" office:value="266.5" calcext:value-type="float">
            <text:p>266.5</text:p>
          </table:table-cell>
          <table:table-cell office:value-type="float" office:value="267.630005" calcext:value-type="float">
            <text:p>267.630005</text:p>
          </table:table-cell>
          <table:table-cell office:value-type="float" office:value="2209000" calcext:value-type="float">
            <text:p>2209000</text:p>
          </table:table-cell>
          <table:table-cell office:value-type="float" office:value="267.630005" calcext:value-type="float">
            <text:p>267.630005</text:p>
          </table:table-cell>
          <table:table-cell office:value-type="float" office:value="0.27263989327575" calcext:value-type="float">
            <text:p>0.27263989327575</text:p>
          </table:table-cell>
          <table:table-cell office:value-type="float" office:value="-1.12967486653631" calcext:value-type="float">
            <text:p>-1.12967486653631</text:p>
          </table:table-cell>
          <table:table-cell office:value-type="float" office:value="1.40231475981206" calcext:value-type="float">
            <text:p>1.40231475981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21</text:p>
          </table:table-cell>
          <table:table-cell office:value-type="float" office:value="268.73999" calcext:value-type="float">
            <text:p>268.73999</text:p>
          </table:table-cell>
          <table:table-cell office:value-type="float" office:value="270.769989" calcext:value-type="float">
            <text:p>270.769989</text:p>
          </table:table-cell>
          <table:table-cell office:value-type="float" office:value="267.660004" calcext:value-type="float">
            <text:p>267.660004</text:p>
          </table:table-cell>
          <table:table-cell office:value-type="float" office:value="268.859985" calcext:value-type="float">
            <text:p>268.859985</text:p>
          </table:table-cell>
          <table:table-cell office:value-type="float" office:value="1741200" calcext:value-type="float">
            <text:p>1741200</text:p>
          </table:table-cell>
          <table:table-cell office:value-type="float" office:value="268.859985" calcext:value-type="float">
            <text:p>268.859985</text:p>
          </table:table-cell>
          <table:table-cell office:value-type="float" office:value="0.599380333290833" calcext:value-type="float">
            <text:p>0.599380333290833</text:p>
          </table:table-cell>
          <table:table-cell office:value-type="float" office:value="-0.94324239578518" calcext:value-type="float">
            <text:p>-0.94324239578518</text:p>
          </table:table-cell>
          <table:table-cell office:value-type="float" office:value="1.54262272907601" calcext:value-type="float">
            <text:p>1.54262272907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22</text:p>
          </table:table-cell>
          <table:table-cell office:value-type="float" office:value="267.390015" calcext:value-type="float">
            <text:p>267.390015</text:p>
          </table:table-cell>
          <table:table-cell office:value-type="float" office:value="267.589996" calcext:value-type="float">
            <text:p>267.589996</text:p>
          </table:table-cell>
          <table:table-cell office:value-type="float" office:value="260.799988" calcext:value-type="float">
            <text:p>260.799988</text:p>
          </table:table-cell>
          <table:table-cell office:value-type="float" office:value="262.959991" calcext:value-type="float">
            <text:p>262.959991</text:p>
          </table:table-cell>
          <table:table-cell office:value-type="float" office:value="3332000" calcext:value-type="float">
            <text:p>3332000</text:p>
          </table:table-cell>
          <table:table-cell office:value-type="float" office:value="262.959991" calcext:value-type="float">
            <text:p>262.959991</text:p>
          </table:table-cell>
          <table:table-cell office:value-type="float" office:value="0.96834328702391" calcext:value-type="float">
            <text:p>0.96834328702391</text:p>
          </table:table-cell>
          <table:table-cell office:value-type="float" office:value="-0.683019992353355" calcext:value-type="float">
            <text:p>-0.683019992353355</text:p>
          </table:table-cell>
          <table:table-cell office:value-type="float" office:value="1.65136327937726" calcext:value-type="float">
            <text:p>1.651363279377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23</text:p>
          </table:table-cell>
          <table:table-cell office:value-type="float" office:value="260.48999" calcext:value-type="float">
            <text:p>260.48999</text:p>
          </table:table-cell>
          <table:table-cell office:value-type="float" office:value="263.170013" calcext:value-type="float">
            <text:p>263.170013</text:p>
          </table:table-cell>
          <table:table-cell office:value-type="float" office:value="259.589996" calcext:value-type="float">
            <text:p>259.589996</text:p>
          </table:table-cell>
          <table:table-cell office:value-type="float" office:value="261.799988" calcext:value-type="float">
            <text:p>261.799988</text:p>
          </table:table-cell>
          <table:table-cell office:value-type="float" office:value="2000300" calcext:value-type="float">
            <text:p>2000300</text:p>
          </table:table-cell>
          <table:table-cell office:value-type="float" office:value="261.799988" calcext:value-type="float">
            <text:p>261.799988</text:p>
          </table:table-cell>
          <table:table-cell office:value-type="float" office:value="1.18106649143117" calcext:value-type="float">
            <text:p>1.18106649143117</text:p>
          </table:table-cell>
          <table:table-cell office:value-type="float" office:value="-0.373593952885515" calcext:value-type="float">
            <text:p>-0.373593952885515</text:p>
          </table:table-cell>
          <table:table-cell office:value-type="float" office:value="1.55466044431669" calcext:value-type="float">
            <text:p>1.554660444316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2013-05-24</text:p>
          </table:table-cell>
          <table:table-cell office:value-type="float" office:value="259.850006" calcext:value-type="float">
            <text:p>259.850006</text:p>
          </table:table-cell>
          <table:table-cell office:value-type="float" office:value="261.929993" calcext:value-type="float">
            <text:p>261.929993</text:p>
          </table:table-cell>
          <table:table-cell office:value-type="float" office:value="258.339996" calcext:value-type="float">
            <text:p>258.339996</text:p>
          </table:table-cell>
          <table:table-cell office:value-type="float" office:value="261.73999" calcext:value-type="float">
            <text:p>261.73999</text:p>
          </table:table-cell>
          <table:table-cell office:value-type="float" office:value="1696300" calcext:value-type="float">
            <text:p>1696300</text:p>
          </table:table-cell>
          <table:table-cell office:value-type="float" office:value="261.73999" calcext:value-type="float">
            <text:p>261.73999</text:p>
          </table:table-cell>
          <table:table-cell office:value-type="float" office:value="1.24399274464944" calcext:value-type="float">
            <text:p>1.24399274464944</text:p>
          </table:table-cell>
          <table:table-cell office:value-type="float" office:value="-0.00664400434078161" calcext:value-type="float">
            <text:p>-0.006644004340782</text:p>
          </table:table-cell>
          <table:table-cell office:value-type="float" office:value="1.25063674899022" calcext:value-type="float">
            <text:p>1.25063674899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02</text:p>
          </table:table-cell>
          <table:table-cell office:value-type="float" office:value="27.440001" calcext:value-type="float">
            <text:p>27.440001</text:p>
          </table:table-cell>
          <table:table-cell office:value-type="float" office:value="28.18" calcext:value-type="float">
            <text:p>28.18</text:p>
          </table:table-cell>
          <table:table-cell office:value-type="float" office:value="27.42" calcext:value-type="float">
            <text:p>27.42</text:p>
          </table:table-cell>
          <table:table-cell office:value-type="float" office:value="28" calcext:value-type="float">
            <text:p>28</text:p>
          </table:table-cell>
          <table:table-cell office:value-type="float" office:value="69846400" calcext:value-type="float">
            <text:p>698464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03</text:p>
          </table:table-cell>
          <table:table-cell office:value-type="float" office:value="27.879999" calcext:value-type="float">
            <text:p>27.879999</text:p>
          </table:table-cell>
          <table:table-cell office:value-type="float" office:value="28.469999" calcext:value-type="float">
            <text:p>28.469999</text:p>
          </table:table-cell>
          <table:table-cell office:value-type="float" office:value="27.59" calcext:value-type="float">
            <text:p>27.59</text:p>
          </table:table-cell>
          <table:table-cell office:value-type="float" office:value="27.77" calcext:value-type="float">
            <text:p>27.77</text:p>
          </table:table-cell>
          <table:table-cell office:value-type="float" office:value="63140600" calcext:value-type="float">
            <text:p>63140600</text:p>
          </table:table-cell>
          <table:table-cell office:value-type="float" office:value="27.77" calcext:value-type="float">
            <text:p>27.7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04</text:p>
          </table:table-cell>
          <table:table-cell office:value-type="float" office:value="28.01" calcext:value-type="float">
            <text:p>28.01</text:p>
          </table:table-cell>
          <table:table-cell office:value-type="float" office:value="28.93" calcext:value-type="float">
            <text:p>28.93</text:p>
          </table:table-cell>
          <table:table-cell office:value-type="float" office:value="27.83" calcext:value-type="float">
            <text:p>27.83</text:p>
          </table:table-cell>
          <table:table-cell office:value-type="float" office:value="28.76" calcext:value-type="float">
            <text:p>28.76</text:p>
          </table:table-cell>
          <table:table-cell office:value-type="float" office:value="72715400" calcext:value-type="float">
            <text:p>72715400</text:p>
          </table:table-cell>
          <table:table-cell office:value-type="float" office:value="28.76" calcext:value-type="float">
            <text:p>28.7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07</text:p>
          </table:table-cell>
          <table:table-cell office:value-type="float" office:value="28.690001" calcext:value-type="float">
            <text:p>28.690001</text:p>
          </table:table-cell>
          <table:table-cell office:value-type="float" office:value="29.790001" calcext:value-type="float">
            <text:p>29.790001</text:p>
          </table:table-cell>
          <table:table-cell office:value-type="float" office:value="28.65" calcext:value-type="float">
            <text:p>28.65</text:p>
          </table:table-cell>
          <table:table-cell office:value-type="float" office:value="29.42" calcext:value-type="float">
            <text:p>29.42</text:p>
          </table:table-cell>
          <table:table-cell office:value-type="float" office:value="83781800" calcext:value-type="float">
            <text:p>83781800</text:p>
          </table:table-cell>
          <table:table-cell office:value-type="float" office:value="29.42" calcext:value-type="float">
            <text:p>29.4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08</text:p>
          </table:table-cell>
          <table:table-cell office:value-type="float" office:value="29.51" calcext:value-type="float">
            <text:p>29.51</text:p>
          </table:table-cell>
          <table:table-cell office:value-type="float" office:value="29.6" calcext:value-type="float">
            <text:p>29.6</text:p>
          </table:table-cell>
          <table:table-cell office:value-type="float" office:value="28.860001" calcext:value-type="float">
            <text:p>28.860001</text:p>
          </table:table-cell>
          <table:table-cell office:value-type="float" office:value="29.059999" calcext:value-type="float">
            <text:p>29.059999</text:p>
          </table:table-cell>
          <table:table-cell office:value-type="float" office:value="45871300" calcext:value-type="float">
            <text:p>45871300</text:p>
          </table:table-cell>
          <table:table-cell office:value-type="float" office:value="29.059999" calcext:value-type="float">
            <text:p>29.0599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09</text:p>
          </table:table-cell>
          <table:table-cell office:value-type="float" office:value="29.67" calcext:value-type="float">
            <text:p>29.67</text:p>
          </table:table-cell>
          <table:table-cell office:value-type="float" office:value="30.6" calcext:value-type="float">
            <text:p>30.6</text:p>
          </table:table-cell>
          <table:table-cell office:value-type="float" office:value="29.49" calcext:value-type="float">
            <text:p>29.49</text:p>
          </table:table-cell>
          <table:table-cell office:value-type="float" office:value="30.59" calcext:value-type="float">
            <text:p>30.59</text:p>
          </table:table-cell>
          <table:table-cell office:value-type="float" office:value="104787700" calcext:value-type="float">
            <text:p>104787700</text:p>
          </table:table-cell>
          <table:table-cell office:value-type="float" office:value="30.59" calcext:value-type="float">
            <text:p>30.5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10</text:p>
          </table:table-cell>
          <table:table-cell office:value-type="float" office:value="30.6" calcext:value-type="float">
            <text:p>30.6</text:p>
          </table:table-cell>
          <table:table-cell office:value-type="float" office:value="31.450001" calcext:value-type="float">
            <text:p>31.450001</text:p>
          </table:table-cell>
          <table:table-cell office:value-type="float" office:value="30.280001" calcext:value-type="float">
            <text:p>30.280001</text:p>
          </table:table-cell>
          <table:table-cell office:value-type="float" office:value="31.299999" calcext:value-type="float">
            <text:p>31.299999</text:p>
          </table:table-cell>
          <table:table-cell office:value-type="float" office:value="95316400" calcext:value-type="float">
            <text:p>95316400</text:p>
          </table:table-cell>
          <table:table-cell office:value-type="float" office:value="31.299999" calcext:value-type="float">
            <text:p>31.2999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11</text:p>
          </table:table-cell>
          <table:table-cell office:value-type="float" office:value="31.280001" calcext:value-type="float">
            <text:p>31.280001</text:p>
          </table:table-cell>
          <table:table-cell office:value-type="float" office:value="31.959999" calcext:value-type="float">
            <text:p>31.959999</text:p>
          </table:table-cell>
          <table:table-cell office:value-type="float" office:value="31.1" calcext:value-type="float">
            <text:p>31.1</text:p>
          </table:table-cell>
          <table:table-cell office:value-type="float" office:value="31.719999" calcext:value-type="float">
            <text:p>31.719999</text:p>
          </table:table-cell>
          <table:table-cell office:value-type="float" office:value="89598000" calcext:value-type="float">
            <text:p>89598000</text:p>
          </table:table-cell>
          <table:table-cell office:value-type="float" office:value="31.719999" calcext:value-type="float">
            <text:p>31.7199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14</text:p>
          </table:table-cell>
          <table:table-cell office:value-type="float" office:value="32.080002" calcext:value-type="float">
            <text:p>32.080002</text:p>
          </table:table-cell>
          <table:table-cell office:value-type="float" office:value="32.209999" calcext:value-type="float">
            <text:p>32.209999</text:p>
          </table:table-cell>
          <table:table-cell office:value-type="float" office:value="30.620001" calcext:value-type="float">
            <text:p>30.620001</text:p>
          </table:table-cell>
          <table:table-cell office:value-type="float" office:value="30.950001" calcext:value-type="float">
            <text:p>30.950001</text:p>
          </table:table-cell>
          <table:table-cell office:value-type="float" office:value="98892800" calcext:value-type="float">
            <text:p>98892800</text:p>
          </table:table-cell>
          <table:table-cell office:value-type="float" office:value="30.950001" calcext:value-type="float">
            <text:p>30.9500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15</text:p>
          </table:table-cell>
          <table:table-cell office:value-type="float" office:value="30.639999" calcext:value-type="float">
            <text:p>30.639999</text:p>
          </table:table-cell>
          <table:table-cell office:value-type="float" office:value="31.709999" calcext:value-type="float">
            <text:p>31.709999</text:p>
          </table:table-cell>
          <table:table-cell office:value-type="float" office:value="29.879999" calcext:value-type="float">
            <text:p>29.879999</text:p>
          </table:table-cell>
          <table:table-cell office:value-type="float" office:value="30.1" calcext:value-type="float">
            <text:p>30.1</text:p>
          </table:table-cell>
          <table:table-cell office:value-type="float" office:value="173242600" calcext:value-type="float">
            <text:p>173242600</text:p>
          </table:table-cell>
          <table:table-cell office:value-type="float" office:value="30.1" calcext:value-type="float">
            <text:p>30.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16</text:p>
          </table:table-cell>
          <table:table-cell office:value-type="float" office:value="30.209999" calcext:value-type="float">
            <text:p>30.209999</text:p>
          </table:table-cell>
          <table:table-cell office:value-type="float" office:value="30.35" calcext:value-type="float">
            <text:p>30.35</text:p>
          </table:table-cell>
          <table:table-cell office:value-type="float" office:value="29.530001" calcext:value-type="float">
            <text:p>29.530001</text:p>
          </table:table-cell>
          <table:table-cell office:value-type="float" office:value="29.85" calcext:value-type="float">
            <text:p>29.85</text:p>
          </table:table-cell>
          <table:table-cell office:value-type="float" office:value="75332700" calcext:value-type="float">
            <text:p>75332700</text:p>
          </table:table-cell>
          <table:table-cell office:value-type="float" office:value="29.85" calcext:value-type="float">
            <text:p>29.8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17</text:p>
          </table:table-cell>
          <table:table-cell office:value-type="float" office:value="30.08" calcext:value-type="float">
            <text:p>30.08</text:p>
          </table:table-cell>
          <table:table-cell office:value-type="float" office:value="30.42" calcext:value-type="float">
            <text:p>30.42</text:p>
          </table:table-cell>
          <table:table-cell office:value-type="float" office:value="30.030001" calcext:value-type="float">
            <text:p>30.030001</text:p>
          </table:table-cell>
          <table:table-cell office:value-type="float" office:value="30.139999" calcext:value-type="float">
            <text:p>30.139999</text:p>
          </table:table-cell>
          <table:table-cell office:value-type="float" office:value="40256700" calcext:value-type="float">
            <text:p>40256700</text:p>
          </table:table-cell>
          <table:table-cell office:value-type="float" office:value="30.139999" calcext:value-type="float">
            <text:p>30.1399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18</text:p>
          </table:table-cell>
          <table:table-cell office:value-type="float" office:value="30.309999" calcext:value-type="float">
            <text:p>30.309999</text:p>
          </table:table-cell>
          <table:table-cell office:value-type="float" office:value="30.440001" calcext:value-type="float">
            <text:p>30.440001</text:p>
          </table:table-cell>
          <table:table-cell office:value-type="float" office:value="29.27" calcext:value-type="float">
            <text:p>29.27</text:p>
          </table:table-cell>
          <table:table-cell office:value-type="float" office:value="29.66" calcext:value-type="float">
            <text:p>29.66</text:p>
          </table:table-cell>
          <table:table-cell office:value-type="float" office:value="49631500" calcext:value-type="float">
            <text:p>49631500</text:p>
          </table:table-cell>
          <table:table-cell office:value-type="float" office:value="29.66" calcext:value-type="float">
            <text:p>29.6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22</text:p>
          </table:table-cell>
          <table:table-cell office:value-type="float" office:value="29.75" calcext:value-type="float">
            <text:p>29.75</text:p>
          </table:table-cell>
          <table:table-cell office:value-type="float" office:value="30.889999" calcext:value-type="float">
            <text:p>30.889999</text:p>
          </table:table-cell>
          <table:table-cell office:value-type="float" office:value="29.74" calcext:value-type="float">
            <text:p>29.74</text:p>
          </table:table-cell>
          <table:table-cell office:value-type="float" office:value="30.73" calcext:value-type="float">
            <text:p>30.73</text:p>
          </table:table-cell>
          <table:table-cell office:value-type="float" office:value="55243300" calcext:value-type="float">
            <text:p>55243300</text:p>
          </table:table-cell>
          <table:table-cell office:value-type="float" office:value="30.73" calcext:value-type="float">
            <text:p>30.7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23</text:p>
          </table:table-cell>
          <table:table-cell office:value-type="float" office:value="31.1" calcext:value-type="float">
            <text:p>31.1</text:p>
          </table:table-cell>
          <table:table-cell office:value-type="float" office:value="31.5" calcext:value-type="float">
            <text:p>31.5</text:p>
          </table:table-cell>
          <table:table-cell office:value-type="float" office:value="30.799999" calcext:value-type="float">
            <text:p>30.799999</text:p>
          </table:table-cell>
          <table:table-cell office:value-type="float" office:value="30.82" calcext:value-type="float">
            <text:p>30.82</text:p>
          </table:table-cell>
          <table:table-cell office:value-type="float" office:value="48899800" calcext:value-type="float">
            <text:p>48899800</text:p>
          </table:table-cell>
          <table:table-cell office:value-type="float" office:value="30.82" calcext:value-type="float">
            <text:p>30.8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24</text:p>
          </table:table-cell>
          <table:table-cell office:value-type="float" office:value="31.27" calcext:value-type="float">
            <text:p>31.27</text:p>
          </table:table-cell>
          <table:table-cell office:value-type="float" office:value="31.49" calcext:value-type="float">
            <text:p>31.49</text:p>
          </table:table-cell>
          <table:table-cell office:value-type="float" office:value="30.809999" calcext:value-type="float">
            <text:p>30.809999</text:p>
          </table:table-cell>
          <table:table-cell office:value-type="float" office:value="31.08" calcext:value-type="float">
            <text:p>31.08</text:p>
          </table:table-cell>
          <table:table-cell office:value-type="float" office:value="43845100" calcext:value-type="float">
            <text:p>43845100</text:p>
          </table:table-cell>
          <table:table-cell office:value-type="float" office:value="31.08" calcext:value-type="float">
            <text:p>31.0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25</text:p>
          </table:table-cell>
          <table:table-cell office:value-type="float" office:value="31.41" calcext:value-type="float">
            <text:p>31.41</text:p>
          </table:table-cell>
          <table:table-cell office:value-type="float" office:value="31.93" calcext:value-type="float">
            <text:p>31.93</text:p>
          </table:table-cell>
          <table:table-cell office:value-type="float" office:value="31.129999" calcext:value-type="float">
            <text:p>31.129999</text:p>
          </table:table-cell>
          <table:table-cell office:value-type="float" office:value="31.540001" calcext:value-type="float">
            <text:p>31.540001</text:p>
          </table:table-cell>
          <table:table-cell office:value-type="float" office:value="54363600" calcext:value-type="float">
            <text:p>54363600</text:p>
          </table:table-cell>
          <table:table-cell office:value-type="float" office:value="31.540001" calcext:value-type="float">
            <text:p>31.5400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28</text:p>
          </table:table-cell>
          <table:table-cell office:value-type="float" office:value="31.879999" calcext:value-type="float">
            <text:p>31.879999</text:p>
          </table:table-cell>
          <table:table-cell office:value-type="float" office:value="32.509998" calcext:value-type="float">
            <text:p>32.509998</text:p>
          </table:table-cell>
          <table:table-cell office:value-type="float" office:value="31.809999" calcext:value-type="float">
            <text:p>31.809999</text:p>
          </table:table-cell>
          <table:table-cell office:value-type="float" office:value="32.470001" calcext:value-type="float">
            <text:p>32.470001</text:p>
          </table:table-cell>
          <table:table-cell office:value-type="float" office:value="59682500" calcext:value-type="float">
            <text:p>59682500</text:p>
          </table:table-cell>
          <table:table-cell office:value-type="float" office:value="32.470001" calcext:value-type="float">
            <text:p>32.4700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29</text:p>
          </table:table-cell>
          <table:table-cell office:value-type="float" office:value="32" calcext:value-type="float">
            <text:p>32</text:p>
          </table:table-cell>
          <table:table-cell office:value-type="float" office:value="32.07" calcext:value-type="float">
            <text:p>32.07</text:p>
          </table:table-cell>
          <table:table-cell office:value-type="float" office:value="30.709999" calcext:value-type="float">
            <text:p>30.709999</text:p>
          </table:table-cell>
          <table:table-cell office:value-type="float" office:value="30.790001" calcext:value-type="float">
            <text:p>30.790001</text:p>
          </table:table-cell>
          <table:table-cell office:value-type="float" office:value="72976500" calcext:value-type="float">
            <text:p>72976500</text:p>
          </table:table-cell>
          <table:table-cell office:value-type="float" office:value="30.790001" calcext:value-type="float">
            <text:p>30.7900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30</text:p>
          </table:table-cell>
          <table:table-cell office:value-type="float" office:value="30.98" calcext:value-type="float">
            <text:p>30.98</text:p>
          </table:table-cell>
          <table:table-cell office:value-type="float" office:value="31.49" calcext:value-type="float">
            <text:p>31.49</text:p>
          </table:table-cell>
          <table:table-cell office:value-type="float" office:value="30.879999" calcext:value-type="float">
            <text:p>30.879999</text:p>
          </table:table-cell>
          <table:table-cell office:value-type="float" office:value="31.24" calcext:value-type="float">
            <text:p>31.24</text:p>
          </table:table-cell>
          <table:table-cell office:value-type="float" office:value="87682100" calcext:value-type="float">
            <text:p>87682100</text:p>
          </table:table-cell>
          <table:table-cell office:value-type="float" office:value="31.24" calcext:value-type="float">
            <text:p>31.2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1-31</text:p>
          </table:table-cell>
          <table:table-cell office:value-type="float" office:value="29.15" calcext:value-type="float">
            <text:p>29.15</text:p>
          </table:table-cell>
          <table:table-cell office:value-type="float" office:value="31.469999" calcext:value-type="float">
            <text:p>31.469999</text:p>
          </table:table-cell>
          <table:table-cell office:value-type="float" office:value="28.74" calcext:value-type="float">
            <text:p>28.74</text:p>
          </table:table-cell>
          <table:table-cell office:value-type="float" office:value="30.98" calcext:value-type="float">
            <text:p>30.98</text:p>
          </table:table-cell>
          <table:table-cell office:value-type="float" office:value="190744900" calcext:value-type="float">
            <text:p>190744900</text:p>
          </table:table-cell>
          <table:table-cell office:value-type="float" office:value="30.98" calcext:value-type="float">
            <text:p>30.9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01</text:p>
          </table:table-cell>
          <table:table-cell office:value-type="float" office:value="31.01" calcext:value-type="float">
            <text:p>31.01</text:p>
          </table:table-cell>
          <table:table-cell office:value-type="float" office:value="31.02" calcext:value-type="float">
            <text:p>31.02</text:p>
          </table:table-cell>
          <table:table-cell office:value-type="float" office:value="29.629999" calcext:value-type="float">
            <text:p>29.629999</text:p>
          </table:table-cell>
          <table:table-cell office:value-type="float" office:value="29.73" calcext:value-type="float">
            <text:p>29.73</text:p>
          </table:table-cell>
          <table:table-cell office:value-type="float" office:value="85856700" calcext:value-type="float">
            <text:p>85856700</text:p>
          </table:table-cell>
          <table:table-cell office:value-type="float" office:value="29.73" calcext:value-type="float">
            <text:p>29.7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04</text:p>
          </table:table-cell>
          <table:table-cell office:value-type="float" office:value="29.059999" calcext:value-type="float">
            <text:p>29.059999</text:p>
          </table:table-cell>
          <table:table-cell office:value-type="float" office:value="29.200001" calcext:value-type="float">
            <text:p>29.200001</text:p>
          </table:table-cell>
          <table:table-cell office:value-type="float" office:value="28.01" calcext:value-type="float">
            <text:p>28.01</text:p>
          </table:table-cell>
          <table:table-cell office:value-type="float" office:value="28.110001" calcext:value-type="float">
            <text:p>28.110001</text:p>
          </table:table-cell>
          <table:table-cell office:value-type="float" office:value="92362200" calcext:value-type="float">
            <text:p>92362200</text:p>
          </table:table-cell>
          <table:table-cell office:value-type="float" office:value="28.110001" calcext:value-type="float">
            <text:p>28.1100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05</text:p>
          </table:table-cell>
          <table:table-cell office:value-type="float" office:value="28.26" calcext:value-type="float">
            <text:p>28.26</text:p>
          </table:table-cell>
          <table:table-cell office:value-type="float" office:value="28.959999" calcext:value-type="float">
            <text:p>28.959999</text:p>
          </table:table-cell>
          <table:table-cell office:value-type="float" office:value="28.040001" calcext:value-type="float">
            <text:p>28.040001</text:p>
          </table:table-cell>
          <table:table-cell office:value-type="float" office:value="28.639999" calcext:value-type="float">
            <text:p>28.639999</text:p>
          </table:table-cell>
          <table:table-cell office:value-type="float" office:value="47948200" calcext:value-type="float">
            <text:p>47948200</text:p>
          </table:table-cell>
          <table:table-cell office:value-type="float" office:value="28.639999" calcext:value-type="float">
            <text:p>28.6399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06</text:p>
          </table:table-cell>
          <table:table-cell office:value-type="float" office:value="28.74" calcext:value-type="float">
            <text:p>28.74</text:p>
          </table:table-cell>
          <table:table-cell office:value-type="float" office:value="29.290001" calcext:value-type="float">
            <text:p>29.290001</text:p>
          </table:table-cell>
          <table:table-cell office:value-type="float" office:value="28.66" calcext:value-type="float">
            <text:p>28.66</text:p>
          </table:table-cell>
          <table:table-cell office:value-type="float" office:value="29.049999" calcext:value-type="float">
            <text:p>29.049999</text:p>
          </table:table-cell>
          <table:table-cell office:value-type="float" office:value="38375900" calcext:value-type="float">
            <text:p>38375900</text:p>
          </table:table-cell>
          <table:table-cell office:value-type="float" office:value="29.049999" calcext:value-type="float">
            <text:p>29.0499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07</text:p>
          </table:table-cell>
          <table:table-cell office:value-type="float" office:value="29.110001" calcext:value-type="float">
            <text:p>29.110001</text:p>
          </table:table-cell>
          <table:table-cell office:value-type="float" office:value="29.15" calcext:value-type="float">
            <text:p>29.15</text:p>
          </table:table-cell>
          <table:table-cell office:value-type="float" office:value="28.27" calcext:value-type="float">
            <text:p>28.27</text:p>
          </table:table-cell>
          <table:table-cell office:value-type="float" office:value="28.65" calcext:value-type="float">
            <text:p>28.65</text:p>
          </table:table-cell>
          <table:table-cell office:value-type="float" office:value="34540100" calcext:value-type="float">
            <text:p>34540100</text:p>
          </table:table-cell>
          <table:table-cell office:value-type="float" office:value="28.65" calcext:value-type="float">
            <text:p>28.65</text:p>
          </table:table-cell>
          <table:table-cell office:value-type="float" office:value="0.712625232941999" calcext:value-type="float">
            <text:p>0.71262523294199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08</text:p>
          </table:table-cell>
          <table:table-cell office:value-type="float" office:value="28.889999" calcext:value-type="float">
            <text:p>28.889999</text:p>
          </table:table-cell>
          <table:table-cell office:value-type="float" office:value="29.17" calcext:value-type="float">
            <text:p>29.17</text:p>
          </table:table-cell>
          <table:table-cell office:value-type="float" office:value="28.51" calcext:value-type="float">
            <text:p>28.51</text:p>
          </table:table-cell>
          <table:table-cell office:value-type="float" office:value="28.549999" calcext:value-type="float">
            <text:p>28.549999</text:p>
          </table:table-cell>
          <table:table-cell office:value-type="float" office:value="37708800" calcext:value-type="float">
            <text:p>37708800</text:p>
          </table:table-cell>
          <table:table-cell office:value-type="float" office:value="28.549999" calcext:value-type="float">
            <text:p>28.549999</text:p>
          </table:table-cell>
          <table:table-cell office:value-type="float" office:value="0.0125799539787419" calcext:value-type="float">
            <text:p>0.01257995397874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11</text:p>
          </table:table-cell>
          <table:table-cell office:value-type="float" office:value="28.610001" calcext:value-type="float">
            <text:p>28.610001</text:p>
          </table:table-cell>
          <table:table-cell office:value-type="float" office:value="28.68" calcext:value-type="float">
            <text:p>28.68</text:p>
          </table:table-cell>
          <table:table-cell office:value-type="float" office:value="28.040001" calcext:value-type="float">
            <text:p>28.040001</text:p>
          </table:table-cell>
          <table:table-cell office:value-type="float" office:value="28.26" calcext:value-type="float">
            <text:p>28.26</text:p>
          </table:table-cell>
          <table:table-cell office:value-type="float" office:value="37361800" calcext:value-type="float">
            <text:p>37361800</text:p>
          </table:table-cell>
          <table:table-cell office:value-type="float" office:value="28.26" calcext:value-type="float">
            <text:p>28.26</text:p>
          </table:table-cell>
          <table:table-cell office:value-type="float" office:value="-0.831212687022853" calcext:value-type="float">
            <text:p>-0.83121268702285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12</text:p>
          </table:table-cell>
          <table:table-cell office:value-type="float" office:value="27.67" calcext:value-type="float">
            <text:p>27.67</text:p>
          </table:table-cell>
          <table:table-cell office:value-type="float" office:value="28.16" calcext:value-type="float">
            <text:p>28.16</text:p>
          </table:table-cell>
          <table:table-cell office:value-type="float" office:value="27.1" calcext:value-type="float">
            <text:p>27.1</text:p>
          </table:table-cell>
          <table:table-cell office:value-type="float" office:value="27.370001" calcext:value-type="float">
            <text:p>27.370001</text:p>
          </table:table-cell>
          <table:table-cell office:value-type="float" office:value="93498700" calcext:value-type="float">
            <text:p>93498700</text:p>
          </table:table-cell>
          <table:table-cell office:value-type="float" office:value="27.370001" calcext:value-type="float">
            <text:p>27.370001</text:p>
          </table:table-cell>
          <table:table-cell office:value-type="float" office:value="-1.8118165366442" calcext:value-type="float">
            <text:p>-1.811816536644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13</text:p>
          </table:table-cell>
          <table:table-cell office:value-type="float" office:value="27.360001" calcext:value-type="float">
            <text:p>27.360001</text:p>
          </table:table-cell>
          <table:table-cell office:value-type="float" office:value="28.32" calcext:value-type="float">
            <text:p>28.32</text:p>
          </table:table-cell>
          <table:table-cell office:value-type="float" office:value="27.309999" calcext:value-type="float">
            <text:p>27.309999</text:p>
          </table:table-cell>
          <table:table-cell office:value-type="float" office:value="27.91" calcext:value-type="float">
            <text:p>27.91</text:p>
          </table:table-cell>
          <table:table-cell office:value-type="float" office:value="50164000" calcext:value-type="float">
            <text:p>50164000</text:p>
          </table:table-cell>
          <table:table-cell office:value-type="float" office:value="27.91" calcext:value-type="float">
            <text:p>27.91</text:p>
          </table:table-cell>
          <table:table-cell office:value-type="float" office:value="-2.88938209082118" calcext:value-type="float">
            <text:p>-2.8893820908211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14</text:p>
          </table:table-cell>
          <table:table-cell office:value-type="float" office:value="28.02" calcext:value-type="float">
            <text:p>28.02</text:p>
          </table:table-cell>
          <table:table-cell office:value-type="float" office:value="28.629999" calcext:value-type="float">
            <text:p>28.629999</text:p>
          </table:table-cell>
          <table:table-cell office:value-type="float" office:value="28.01" calcext:value-type="float">
            <text:p>28.01</text:p>
          </table:table-cell>
          <table:table-cell office:value-type="float" office:value="28.5" calcext:value-type="float">
            <text:p>28.5</text:p>
          </table:table-cell>
          <table:table-cell office:value-type="float" office:value="35615800" calcext:value-type="float">
            <text:p>35615800</text:p>
          </table:table-cell>
          <table:table-cell office:value-type="float" office:value="28.5" calcext:value-type="float">
            <text:p>28.5</text:p>
          </table:table-cell>
          <table:table-cell office:value-type="float" office:value="-3.45669686540905" calcext:value-type="float">
            <text:p>-3.4566968654090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15</text:p>
          </table:table-cell>
          <table:table-cell office:value-type="float" office:value="28.52" calcext:value-type="float">
            <text:p>28.52</text:p>
          </table:table-cell>
          <table:table-cell office:value-type="float" office:value="28.75" calcext:value-type="float">
            <text:p>28.75</text:p>
          </table:table-cell>
          <table:table-cell office:value-type="float" office:value="28.09" calcext:value-type="float">
            <text:p>28.09</text:p>
          </table:table-cell>
          <table:table-cell office:value-type="float" office:value="28.32" calcext:value-type="float">
            <text:p>28.32</text:p>
          </table:table-cell>
          <table:table-cell office:value-type="float" office:value="33109300" calcext:value-type="float">
            <text:p>33109300</text:p>
          </table:table-cell>
          <table:table-cell office:value-type="float" office:value="28.32" calcext:value-type="float">
            <text:p>28.32</text:p>
          </table:table-cell>
          <table:table-cell office:value-type="float" office:value="-3.98925922348435" calcext:value-type="float">
            <text:p>-3.9892592234843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19</text:p>
          </table:table-cell>
          <table:table-cell office:value-type="float" office:value="28.23" calcext:value-type="float">
            <text:p>28.23</text:p>
          </table:table-cell>
          <table:table-cell office:value-type="float" office:value="29.08" calcext:value-type="float">
            <text:p>29.08</text:p>
          </table:table-cell>
          <table:table-cell office:value-type="float" office:value="28.120001" calcext:value-type="float">
            <text:p>28.120001</text:p>
          </table:table-cell>
          <table:table-cell office:value-type="float" office:value="28.93" calcext:value-type="float">
            <text:p>28.93</text:p>
          </table:table-cell>
          <table:table-cell office:value-type="float" office:value="49396400" calcext:value-type="float">
            <text:p>49396400</text:p>
          </table:table-cell>
          <table:table-cell office:value-type="float" office:value="28.93" calcext:value-type="float">
            <text:p>28.93</text:p>
          </table:table-cell>
          <table:table-cell office:value-type="float" office:value="-4.26909917330572" calcext:value-type="float">
            <text:p>-4.2690991733057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20</text:p>
          </table:table-cell>
          <table:table-cell office:value-type="float" office:value="28.92" calcext:value-type="float">
            <text:p>28.92</text:p>
          </table:table-cell>
          <table:table-cell office:value-type="float" office:value="29.049999" calcext:value-type="float">
            <text:p>29.049999</text:p>
          </table:table-cell>
          <table:table-cell office:value-type="float" office:value="28.33" calcext:value-type="float">
            <text:p>28.33</text:p>
          </table:table-cell>
          <table:table-cell office:value-type="float" office:value="28.459999" calcext:value-type="float">
            <text:p>28.459999</text:p>
          </table:table-cell>
          <table:table-cell office:value-type="float" office:value="42098200" calcext:value-type="float">
            <text:p>42098200</text:p>
          </table:table-cell>
          <table:table-cell office:value-type="float" office:value="28.459999" calcext:value-type="float">
            <text:p>28.459999</text:p>
          </table:table-cell>
          <table:table-cell office:value-type="float" office:value="-4.22120812947792" calcext:value-type="float">
            <text:p>-4.22120812947792</text:p>
          </table:table-cell>
          <table:table-cell office:value-type="float" office:value="-2.30482994658273" calcext:value-type="float">
            <text:p>-2.30482994658273</text:p>
          </table:table-cell>
          <table:table-cell office:value-type="float" office:value="-1.91637818289519" calcext:value-type="float">
            <text:p>-1.916378182895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21</text:p>
          </table:table-cell>
          <table:table-cell office:value-type="float" office:value="28.280001" calcext:value-type="float">
            <text:p>28.280001</text:p>
          </table:table-cell>
          <table:table-cell office:value-type="float" office:value="28.549999" calcext:value-type="float">
            <text:p>28.549999</text:p>
          </table:table-cell>
          <table:table-cell office:value-type="float" office:value="27.15" calcext:value-type="float">
            <text:p>27.15</text:p>
          </table:table-cell>
          <table:table-cell office:value-type="float" office:value="27.280001" calcext:value-type="float">
            <text:p>27.280001</text:p>
          </table:table-cell>
          <table:table-cell office:value-type="float" office:value="49642300" calcext:value-type="float">
            <text:p>49642300</text:p>
          </table:table-cell>
          <table:table-cell office:value-type="float" office:value="27.280001" calcext:value-type="float">
            <text:p>27.280001</text:p>
          </table:table-cell>
          <table:table-cell office:value-type="float" office:value="-3.99742843214267" calcext:value-type="float">
            <text:p>-3.99742843214267</text:p>
          </table:table-cell>
          <table:table-cell office:value-type="float" office:value="-2.82816924270324" calcext:value-type="float">
            <text:p>-2.82816924270324</text:p>
          </table:table-cell>
          <table:table-cell office:value-type="float" office:value="-1.16925918943942" calcext:value-type="float">
            <text:p>-1.169259189439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22</text:p>
          </table:table-cell>
          <table:table-cell office:value-type="float" office:value="27.620001" calcext:value-type="float">
            <text:p>27.620001</text:p>
          </table:table-cell>
          <table:table-cell office:value-type="float" office:value="27.629999" calcext:value-type="float">
            <text:p>27.629999</text:p>
          </table:table-cell>
          <table:table-cell office:value-type="float" office:value="26.82" calcext:value-type="float">
            <text:p>26.82</text:p>
          </table:table-cell>
          <table:table-cell office:value-type="float" office:value="27.129999" calcext:value-type="float">
            <text:p>27.129999</text:p>
          </table:table-cell>
          <table:table-cell office:value-type="float" office:value="36350200" calcext:value-type="float">
            <text:p>36350200</text:p>
          </table:table-cell>
          <table:table-cell office:value-type="float" office:value="27.129999" calcext:value-type="float">
            <text:p>27.129999</text:p>
          </table:table-cell>
          <table:table-cell office:value-type="float" office:value="-4.05243953292592" calcext:value-type="float">
            <text:p>-4.05243953292592</text:p>
          </table:table-cell>
          <table:table-cell office:value-type="float" office:value="-3.27983807458154" calcext:value-type="float">
            <text:p>-3.27983807458154</text:p>
          </table:table-cell>
          <table:table-cell office:value-type="float" office:value="-0.772601458344382" calcext:value-type="float">
            <text:p>-0.772601458344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25</text:p>
          </table:table-cell>
          <table:table-cell office:value-type="float" office:value="27.16" calcext:value-type="float">
            <text:p>27.16</text:p>
          </table:table-cell>
          <table:table-cell office:value-type="float" office:value="27.639999" calcext:value-type="float">
            <text:p>27.639999</text:p>
          </table:table-cell>
          <table:table-cell office:value-type="float" office:value="27.15" calcext:value-type="float">
            <text:p>27.15</text:p>
          </table:table-cell>
          <table:table-cell office:value-type="float" office:value="27.27" calcext:value-type="float">
            <text:p>27.27</text:p>
          </table:table-cell>
          <table:table-cell office:value-type="float" office:value="34652000" calcext:value-type="float">
            <text:p>34652000</text:p>
          </table:table-cell>
          <table:table-cell office:value-type="float" office:value="27.27" calcext:value-type="float">
            <text:p>27.27</text:p>
          </table:table-cell>
          <table:table-cell office:value-type="float" office:value="-4.23379448361585" calcext:value-type="float">
            <text:p>-4.23379448361585</text:p>
          </table:table-cell>
          <table:table-cell office:value-type="float" office:value="-3.65790271864743" calcext:value-type="float">
            <text:p>-3.65790271864743</text:p>
          </table:table-cell>
          <table:table-cell office:value-type="float" office:value="-0.575891764968421" calcext:value-type="float">
            <text:p>-0.5758917649684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26</text:p>
          </table:table-cell>
          <table:table-cell office:value-type="float" office:value="27.360001" calcext:value-type="float">
            <text:p>27.360001</text:p>
          </table:table-cell>
          <table:table-cell office:value-type="float" office:value="27.459999" calcext:value-type="float">
            <text:p>27.459999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27.389999" calcext:value-type="float">
            <text:p>27.389999</text:p>
          </table:table-cell>
          <table:table-cell office:value-type="float" office:value="31611700" calcext:value-type="float">
            <text:p>31611700</text:p>
          </table:table-cell>
          <table:table-cell office:value-type="float" office:value="27.389999" calcext:value-type="float">
            <text:p>27.389999</text:p>
          </table:table-cell>
          <table:table-cell office:value-type="float" office:value="-4.24650190197577" calcext:value-type="float">
            <text:p>-4.24650190197577</text:p>
          </table:table-cell>
          <table:table-cell office:value-type="float" office:value="-3.92842331479538" calcext:value-type="float">
            <text:p>-3.92842331479538</text:p>
          </table:table-cell>
          <table:table-cell office:value-type="float" office:value="-0.318078587180392" calcext:value-type="float">
            <text:p>-0.318078587180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27</text:p>
          </table:table-cell>
          <table:table-cell table:number-columns-repeated="2" office:value-type="float" office:value="27.34" calcext:value-type="float">
            <text:p>27.34</text:p>
          </table:table-cell>
          <table:table-cell office:value-type="float" office:value="26.629999" calcext:value-type="float">
            <text:p>26.629999</text:p>
          </table:table-cell>
          <table:table-cell office:value-type="float" office:value="26.870001" calcext:value-type="float">
            <text:p>26.870001</text:p>
          </table:table-cell>
          <table:table-cell office:value-type="float" office:value="44319700" calcext:value-type="float">
            <text:p>44319700</text:p>
          </table:table-cell>
          <table:table-cell office:value-type="float" office:value="26.870001" calcext:value-type="float">
            <text:p>26.870001</text:p>
          </table:table-cell>
          <table:table-cell office:value-type="float" office:value="-4.37459507138944" calcext:value-type="float">
            <text:p>-4.37459507138944</text:p>
          </table:table-cell>
          <table:table-cell office:value-type="float" office:value="-4.09344697930297" calcext:value-type="float">
            <text:p>-4.09344697930297</text:p>
          </table:table-cell>
          <table:table-cell office:value-type="float" office:value="-0.281148092086475" calcext:value-type="float">
            <text:p>-0.281148092086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2-28</text:p>
          </table:table-cell>
          <table:table-cell office:value-type="float" office:value="26.84" calcext:value-type="float">
            <text:p>26.84</text:p>
          </table:table-cell>
          <table:table-cell office:value-type="float" office:value="27.299999" calcext:value-type="float">
            <text:p>27.299999</text:p>
          </table:table-cell>
          <table:table-cell office:value-type="float" office:value="26.34" calcext:value-type="float">
            <text:p>26.34</text:p>
          </table:table-cell>
          <table:table-cell office:value-type="float" office:value="27.25" calcext:value-type="float">
            <text:p>27.25</text:p>
          </table:table-cell>
          <table:table-cell office:value-type="float" office:value="83027800" calcext:value-type="float">
            <text:p>83027800</text:p>
          </table:table-cell>
          <table:table-cell office:value-type="float" office:value="27.25" calcext:value-type="float">
            <text:p>27.25</text:p>
          </table:table-cell>
          <table:table-cell office:value-type="float" office:value="-4.22319380952463" calcext:value-type="float">
            <text:p>-4.22319380952463</text:p>
          </table:table-cell>
          <table:table-cell office:value-type="float" office:value="-4.17861330642692" calcext:value-type="float">
            <text:p>-4.17861330642692</text:p>
          </table:table-cell>
          <table:table-cell office:value-type="float" office:value="-0.0445805030977073" calcext:value-type="float">
            <text:p>-0.044580503097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01</text:p>
          </table:table-cell>
          <table:table-cell office:value-type="float" office:value="27.049999" calcext:value-type="float">
            <text:p>27.049999</text:p>
          </table:table-cell>
          <table:table-cell office:value-type="float" office:value="28.120001" calcext:value-type="float">
            <text:p>28.120001</text:p>
          </table:table-cell>
          <table:table-cell office:value-type="float" office:value="26.809999" calcext:value-type="float">
            <text:p>26.809999</text:p>
          </table:table-cell>
          <table:table-cell office:value-type="float" office:value="27.780001" calcext:value-type="float">
            <text:p>27.780001</text:p>
          </table:table-cell>
          <table:table-cell office:value-type="float" office:value="54064800" calcext:value-type="float">
            <text:p>54064800</text:p>
          </table:table-cell>
          <table:table-cell office:value-type="float" office:value="27.780001" calcext:value-type="float">
            <text:p>27.780001</text:p>
          </table:table-cell>
          <table:table-cell office:value-type="float" office:value="-3.71622999475357" calcext:value-type="float">
            <text:p>-3.71622999475357</text:p>
          </table:table-cell>
          <table:table-cell office:value-type="float" office:value="-4.14827672545683" calcext:value-type="float">
            <text:p>-4.14827672545683</text:p>
          </table:table-cell>
          <table:table-cell office:value-type="float" office:value="0.432046730703262" calcext:value-type="float">
            <text:p>0.432046730703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04</text:p>
          </table:table-cell>
          <table:table-cell office:value-type="float" office:value="27.76" calcext:value-type="float">
            <text:p>27.76</text:p>
          </table:table-cell>
          <table:table-cell office:value-type="float" office:value="28.059999" calcext:value-type="float">
            <text:p>28.059999</text:p>
          </table:table-cell>
          <table:table-cell office:value-type="float" office:value="27.440001" calcext:value-type="float">
            <text:p>27.440001</text:p>
          </table:table-cell>
          <table:table-cell office:value-type="float" office:value="27.719999" calcext:value-type="float">
            <text:p>27.719999</text:p>
          </table:table-cell>
          <table:table-cell office:value-type="float" office:value="32400700" calcext:value-type="float">
            <text:p>32400700</text:p>
          </table:table-cell>
          <table:table-cell office:value-type="float" office:value="27.719999" calcext:value-type="float">
            <text:p>27.719999</text:p>
          </table:table-cell>
          <table:table-cell office:value-type="float" office:value="-3.3378455621162" calcext:value-type="float">
            <text:p>-3.3378455621162</text:p>
          </table:table-cell>
          <table:table-cell office:value-type="float" office:value="-4.04480410199133" calcext:value-type="float">
            <text:p>-4.04480410199133</text:p>
          </table:table-cell>
          <table:table-cell office:value-type="float" office:value="0.706958539875127" calcext:value-type="float">
            <text:p>0.706958539875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05</text:p>
          </table:table-cell>
          <table:table-cell office:value-type="float" office:value="27.879999" calcext:value-type="float">
            <text:p>27.879999</text:p>
          </table:table-cell>
          <table:table-cell office:value-type="float" office:value="28.18" calcext:value-type="float">
            <text:p>28.18</text:p>
          </table:table-cell>
          <table:table-cell office:value-type="float" office:value="27.209999" calcext:value-type="float">
            <text:p>27.209999</text:p>
          </table:table-cell>
          <table:table-cell office:value-type="float" office:value="27.52" calcext:value-type="float">
            <text:p>27.52</text:p>
          </table:table-cell>
          <table:table-cell office:value-type="float" office:value="40622200" calcext:value-type="float">
            <text:p>40622200</text:p>
          </table:table-cell>
          <table:table-cell office:value-type="float" office:value="27.52" calcext:value-type="float">
            <text:p>27.52</text:p>
          </table:table-cell>
          <table:table-cell office:value-type="float" office:value="-3.10036813218895" calcext:value-type="float">
            <text:p>-3.10036813218895</text:p>
          </table:table-cell>
          <table:table-cell office:value-type="float" office:value="-3.92026632451478" calcext:value-type="float">
            <text:p>-3.92026632451478</text:p>
          </table:table-cell>
          <table:table-cell office:value-type="float" office:value="0.819898192325833" calcext:value-type="float">
            <text:p>0.819898192325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06</text:p>
          </table:table-cell>
          <table:table-cell office:value-type="float" office:value="28.1" calcext:value-type="float">
            <text:p>28.1</text:p>
          </table:table-cell>
          <table:table-cell office:value-type="float" office:value="28.129999" calcext:value-type="float">
            <text:p>28.129999</text:p>
          </table:table-cell>
          <table:table-cell office:value-type="float" office:value="27.35" calcext:value-type="float">
            <text:p>27.35</text:p>
          </table:table-cell>
          <table:table-cell office:value-type="float" office:value="27.450001" calcext:value-type="float">
            <text:p>27.450001</text:p>
          </table:table-cell>
          <table:table-cell office:value-type="float" office:value="33532600" calcext:value-type="float">
            <text:p>33532600</text:p>
          </table:table-cell>
          <table:table-cell office:value-type="float" office:value="27.450001" calcext:value-type="float">
            <text:p>27.450001</text:p>
          </table:table-cell>
          <table:table-cell office:value-type="float" office:value="-2.69619480431392" calcext:value-type="float">
            <text:p>-2.69619480431392</text:p>
          </table:table-cell>
          <table:table-cell office:value-type="float" office:value="-3.77568481031159" calcext:value-type="float">
            <text:p>-3.77568481031159</text:p>
          </table:table-cell>
          <table:table-cell office:value-type="float" office:value="1.07949000599766" calcext:value-type="float">
            <text:p>1.07949000599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07</text:p>
          </table:table-cell>
          <table:table-cell office:value-type="float" office:value="27.57" calcext:value-type="float">
            <text:p>27.57</text:p>
          </table:table-cell>
          <table:table-cell office:value-type="float" office:value="28.68" calcext:value-type="float">
            <text:p>28.68</text:p>
          </table:table-cell>
          <table:table-cell office:value-type="float" office:value="27.469999" calcext:value-type="float">
            <text:p>27.469999</text:p>
          </table:table-cell>
          <table:table-cell office:value-type="float" office:value="28.58" calcext:value-type="float">
            <text:p>28.58</text:p>
          </table:table-cell>
          <table:table-cell office:value-type="float" office:value="74540200" calcext:value-type="float">
            <text:p>74540200</text:p>
          </table:table-cell>
          <table:table-cell office:value-type="float" office:value="28.58" calcext:value-type="float">
            <text:p>28.58</text:p>
          </table:table-cell>
          <table:table-cell office:value-type="float" office:value="-2.50678046621511" calcext:value-type="float">
            <text:p>-2.50678046621511</text:p>
          </table:table-cell>
          <table:table-cell office:value-type="float" office:value="-3.60394491401038" calcext:value-type="float">
            <text:p>-3.60394491401038</text:p>
          </table:table-cell>
          <table:table-cell office:value-type="float" office:value="1.09716444779528" calcext:value-type="float">
            <text:p>1.09716444779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08</text:p>
          </table:table-cell>
          <table:table-cell office:value-type="float" office:value="28.43" calcext:value-type="float">
            <text:p>28.43</text:p>
          </table:table-cell>
          <table:table-cell office:value-type="float" office:value="28.469999" calcext:value-type="float">
            <text:p>28.469999</text:p>
          </table:table-cell>
          <table:table-cell office:value-type="float" office:value="27.73" calcext:value-type="float">
            <text:p>27.73</text:p>
          </table:table-cell>
          <table:table-cell office:value-type="float" office:value="27.959999" calcext:value-type="float">
            <text:p>27.959999</text:p>
          </table:table-cell>
          <table:table-cell office:value-type="float" office:value="44198900" calcext:value-type="float">
            <text:p>44198900</text:p>
          </table:table-cell>
          <table:table-cell office:value-type="float" office:value="27.959999" calcext:value-type="float">
            <text:p>27.959999</text:p>
          </table:table-cell>
          <table:table-cell office:value-type="float" office:value="-2.21778759410419" calcext:value-type="float">
            <text:p>-2.21778759410419</text:p>
          </table:table-cell>
          <table:table-cell office:value-type="float" office:value="-3.37994414850909" calcext:value-type="float">
            <text:p>-3.37994414850909</text:p>
          </table:table-cell>
          <table:table-cell office:value-type="float" office:value="1.1621565544049" calcext:value-type="float">
            <text:p>1.1621565544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11</text:p>
          </table:table-cell>
          <table:table-cell office:value-type="float" office:value="28.01" calcext:value-type="float">
            <text:p>28.01</text:p>
          </table:table-cell>
          <table:table-cell office:value-type="float" office:value="28.639999" calcext:value-type="float">
            <text:p>28.639999</text:p>
          </table:table-cell>
          <table:table-cell office:value-type="float" office:value="27.83" calcext:value-type="float">
            <text:p>27.83</text:p>
          </table:table-cell>
          <table:table-cell office:value-type="float" office:value="28.139999" calcext:value-type="float">
            <text:p>28.139999</text:p>
          </table:table-cell>
          <table:table-cell office:value-type="float" office:value="35642100" calcext:value-type="float">
            <text:p>35642100</text:p>
          </table:table-cell>
          <table:table-cell office:value-type="float" office:value="28.139999" calcext:value-type="float">
            <text:p>28.139999</text:p>
          </table:table-cell>
          <table:table-cell office:value-type="float" office:value="-1.5810947441206" calcext:value-type="float">
            <text:p>-1.5810947441206</text:p>
          </table:table-cell>
          <table:table-cell office:value-type="float" office:value="-3.08378779763629" calcext:value-type="float">
            <text:p>-3.08378779763629</text:p>
          </table:table-cell>
          <table:table-cell office:value-type="float" office:value="1.50269305351569" calcext:value-type="float">
            <text:p>1.50269305351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12</text:p>
          </table:table-cell>
          <table:table-cell office:value-type="float" office:value="28.1" calcext:value-type="float">
            <text:p>28.1</text:p>
          </table:table-cell>
          <table:table-cell office:value-type="float" office:value="28.32" calcext:value-type="float">
            <text:p>28.32</text:p>
          </table:table-cell>
          <table:table-cell office:value-type="float" office:value="27.6" calcext:value-type="float">
            <text:p>27.6</text:p>
          </table:table-cell>
          <table:table-cell office:value-type="float" office:value="27.83" calcext:value-type="float">
            <text:p>27.83</text:p>
          </table:table-cell>
          <table:table-cell office:value-type="float" office:value="27569600" calcext:value-type="float">
            <text:p>27569600</text:p>
          </table:table-cell>
          <table:table-cell office:value-type="float" office:value="27.83" calcext:value-type="float">
            <text:p>27.83</text:p>
          </table:table-cell>
          <table:table-cell office:value-type="float" office:value="-1.11520743228828" calcext:value-type="float">
            <text:p>-1.11520743228828</text:p>
          </table:table-cell>
          <table:table-cell office:value-type="float" office:value="-2.72163361551394" calcext:value-type="float">
            <text:p>-2.72163361551394</text:p>
          </table:table-cell>
          <table:table-cell office:value-type="float" office:value="1.60642618322566" calcext:value-type="float">
            <text:p>1.60642618322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13</text:p>
          </table:table-cell>
          <table:table-cell office:value-type="float" office:value="27.620001" calcext:value-type="float">
            <text:p>27.620001</text:p>
          </table:table-cell>
          <table:table-cell office:value-type="float" office:value="27.65" calcext:value-type="float">
            <text:p>27.65</text:p>
          </table:table-cell>
          <table:table-cell office:value-type="float" office:value="26.92" calcext:value-type="float">
            <text:p>26.92</text:p>
          </table:table-cell>
          <table:table-cell office:value-type="float" office:value="27.08" calcext:value-type="float">
            <text:p>27.08</text:p>
          </table:table-cell>
          <table:table-cell office:value-type="float" office:value="39619500" calcext:value-type="float">
            <text:p>39619500</text:p>
          </table:table-cell>
          <table:table-cell office:value-type="float" office:value="27.08" calcext:value-type="float">
            <text:p>27.08</text:p>
          </table:table-cell>
          <table:table-cell office:value-type="float" office:value="-1.03160692959879" calcext:value-type="float">
            <text:p>-1.03160692959879</text:p>
          </table:table-cell>
          <table:table-cell office:value-type="float" office:value="-2.36701285107774" calcext:value-type="float">
            <text:p>-2.36701285107774</text:p>
          </table:table-cell>
          <table:table-cell office:value-type="float" office:value="1.33540592147894" calcext:value-type="float">
            <text:p>1.33540592147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14</text:p>
          </table:table-cell>
          <table:table-cell office:value-type="float" office:value="27.1" calcext:value-type="float">
            <text:p>27.1</text:p>
          </table:table-cell>
          <table:table-cell office:value-type="float" office:value="27.43" calcext:value-type="float">
            <text:p>27.43</text:p>
          </table:table-cell>
          <table:table-cell office:value-type="float" office:value="26.83" calcext:value-type="float">
            <text:p>26.83</text:p>
          </table:table-cell>
          <table:table-cell office:value-type="float" office:value="27.040001" calcext:value-type="float">
            <text:p>27.040001</text:p>
          </table:table-cell>
          <table:table-cell office:value-type="float" office:value="27646400" calcext:value-type="float">
            <text:p>27646400</text:p>
          </table:table-cell>
          <table:table-cell office:value-type="float" office:value="27.040001" calcext:value-type="float">
            <text:p>27.040001</text:p>
          </table:table-cell>
          <table:table-cell office:value-type="float" office:value="-0.917679730267407" calcext:value-type="float">
            <text:p>-0.917679730267407</text:p>
          </table:table-cell>
          <table:table-cell office:value-type="float" office:value="-2.05606282169038" calcext:value-type="float">
            <text:p>-2.05606282169038</text:p>
          </table:table-cell>
          <table:table-cell office:value-type="float" office:value="1.13838309142298" calcext:value-type="float">
            <text:p>1.13838309142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15</text:p>
          </table:table-cell>
          <table:table-cell office:value-type="float" office:value="27.030001" calcext:value-type="float">
            <text:p>27.030001</text:p>
          </table:table-cell>
          <table:table-cell office:value-type="float" office:value="27.059999" calcext:value-type="float">
            <text:p>27.059999</text:p>
          </table:table-cell>
          <table:table-cell office:value-type="float" office:value="26.559999" calcext:value-type="float">
            <text:p>26.559999</text:p>
          </table:table-cell>
          <table:table-cell office:value-type="float" office:value="26.65" calcext:value-type="float">
            <text:p>26.65</text:p>
          </table:table-cell>
          <table:table-cell office:value-type="float" office:value="31597400" calcext:value-type="float">
            <text:p>31597400</text:p>
          </table:table-cell>
          <table:table-cell office:value-type="float" office:value="26.65" calcext:value-type="float">
            <text:p>26.65</text:p>
          </table:table-cell>
          <table:table-cell office:value-type="float" office:value="-0.654300840831257" calcext:value-type="float">
            <text:p>-0.654300840831257</text:p>
          </table:table-cell>
          <table:table-cell office:value-type="float" office:value="-1.75789118599206" calcext:value-type="float">
            <text:p>-1.75789118599206</text:p>
          </table:table-cell>
          <table:table-cell office:value-type="float" office:value="1.1035903451608" calcext:value-type="float">
            <text:p>1.1035903451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18</text:p>
          </table:table-cell>
          <table:table-cell office:value-type="float" office:value="26.370001" calcext:value-type="float">
            <text:p>26.370001</text:p>
          </table:table-cell>
          <table:table-cell office:value-type="float" office:value="26.790001" calcext:value-type="float">
            <text:p>26.790001</text:p>
          </table:table-cell>
          <table:table-cell office:value-type="float" office:value="25.780001" calcext:value-type="float">
            <text:p>25.780001</text:p>
          </table:table-cell>
          <table:table-cell office:value-type="float" office:value="26.49" calcext:value-type="float">
            <text:p>26.49</text:p>
          </table:table-cell>
          <table:table-cell office:value-type="float" office:value="26653700" calcext:value-type="float">
            <text:p>26653700</text:p>
          </table:table-cell>
          <table:table-cell office:value-type="float" office:value="26.49" calcext:value-type="float">
            <text:p>26.49</text:p>
          </table:table-cell>
          <table:table-cell office:value-type="float" office:value="-0.58494143718476" calcext:value-type="float">
            <text:p>-0.58494143718476</text:p>
          </table:table-cell>
          <table:table-cell office:value-type="float" office:value="-1.47839933099159" calcext:value-type="float">
            <text:p>-1.47839933099159</text:p>
          </table:table-cell>
          <table:table-cell office:value-type="float" office:value="0.893457893806831" calcext:value-type="float">
            <text:p>0.8934578938068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19</text:p>
          </table:table-cell>
          <table:table-cell office:value-type="float" office:value="26.530001" calcext:value-type="float">
            <text:p>26.530001</text:p>
          </table:table-cell>
          <table:table-cell office:value-type="float" office:value="26.9" calcext:value-type="float">
            <text:p>26.9</text:p>
          </table:table-cell>
          <table:table-cell office:value-type="float" office:value="26.209999" calcext:value-type="float">
            <text:p>26.209999</text:p>
          </table:table-cell>
          <table:table-cell office:value-type="float" office:value="26.549999" calcext:value-type="float">
            <text:p>26.549999</text:p>
          </table:table-cell>
          <table:table-cell office:value-type="float" office:value="25254200" calcext:value-type="float">
            <text:p>25254200</text:p>
          </table:table-cell>
          <table:table-cell office:value-type="float" office:value="26.549999" calcext:value-type="float">
            <text:p>26.549999</text:p>
          </table:table-cell>
          <table:table-cell office:value-type="float" office:value="-0.679225243493486" calcext:value-type="float">
            <text:p>-0.679225243493486</text:p>
          </table:table-cell>
          <table:table-cell office:value-type="float" office:value="-1.25429160201154" calcext:value-type="float">
            <text:p>-1.25429160201154</text:p>
          </table:table-cell>
          <table:table-cell office:value-type="float" office:value="0.575066358518057" calcext:value-type="float">
            <text:p>0.5750663585180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20</text:p>
          </table:table-cell>
          <table:table-cell office:value-type="float" office:value="26.68" calcext:value-type="float">
            <text:p>26.68</text:p>
          </table:table-cell>
          <table:table-cell office:value-type="float" office:value="26.690001" calcext:value-type="float">
            <text:p>26.690001</text:p>
          </table:table-cell>
          <table:table-cell office:value-type="float" office:value="25.780001" calcext:value-type="float">
            <text:p>25.780001</text:p>
          </table:table-cell>
          <table:table-cell office:value-type="float" office:value="25.860001" calcext:value-type="float">
            <text:p>25.860001</text:p>
          </table:table-cell>
          <table:table-cell office:value-type="float" office:value="44006500" calcext:value-type="float">
            <text:p>44006500</text:p>
          </table:table-cell>
          <table:table-cell office:value-type="float" office:value="25.860001" calcext:value-type="float">
            <text:p>25.860001</text:p>
          </table:table-cell>
          <table:table-cell office:value-type="float" office:value="-0.909370500328566" calcext:value-type="float">
            <text:p>-0.909370500328566</text:p>
          </table:table-cell>
          <table:table-cell office:value-type="float" office:value="-1.07680160580193" calcext:value-type="float">
            <text:p>-1.07680160580193</text:p>
          </table:table-cell>
          <table:table-cell office:value-type="float" office:value="0.167431105473362" calcext:value-type="float">
            <text:p>0.167431105473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21</text:p>
          </table:table-cell>
          <table:table-cell office:value-type="float" office:value="25.66" calcext:value-type="float">
            <text:p>25.66</text:p>
          </table:table-cell>
          <table:table-cell office:value-type="float" office:value="26.110001" calcext:value-type="float">
            <text:p>26.110001</text:p>
          </table:table-cell>
          <table:table-cell office:value-type="float" office:value="25.559999" calcext:value-type="float">
            <text:p>25.559999</text:p>
          </table:table-cell>
          <table:table-cell office:value-type="float" office:value="25.74" calcext:value-type="float">
            <text:p>25.74</text:p>
          </table:table-cell>
          <table:table-cell office:value-type="float" office:value="24336100" calcext:value-type="float">
            <text:p>24336100</text:p>
          </table:table-cell>
          <table:table-cell office:value-type="float" office:value="25.74" calcext:value-type="float">
            <text:p>25.74</text:p>
          </table:table-cell>
          <table:table-cell office:value-type="float" office:value="-1.22343641290477" calcext:value-type="float">
            <text:p>-1.22343641290477</text:p>
          </table:table-cell>
          <table:table-cell office:value-type="float" office:value="-0.966318141224213" calcext:value-type="float">
            <text:p>-0.966318141224213</text:p>
          </table:table-cell>
          <table:table-cell office:value-type="float" office:value="-0.257118271680553" calcext:value-type="float">
            <text:p>-0.2571182716805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22</text:p>
          </table:table-cell>
          <table:table-cell office:value-type="float" office:value="25.799999" calcext:value-type="float">
            <text:p>25.799999</text:p>
          </table:table-cell>
          <table:table-cell office:value-type="float" office:value="26.01" calcext:value-type="float">
            <text:p>26.01</text:p>
          </table:table-cell>
          <table:table-cell office:value-type="float" office:value="25.629999" calcext:value-type="float">
            <text:p>25.629999</text:p>
          </table:table-cell>
          <table:table-cell office:value-type="float" office:value="25.73" calcext:value-type="float">
            <text:p>25.73</text:p>
          </table:table-cell>
          <table:table-cell office:value-type="float" office:value="18456300" calcext:value-type="float">
            <text:p>18456300</text:p>
          </table:table-cell>
          <table:table-cell office:value-type="float" office:value="25.73" calcext:value-type="float">
            <text:p>25.73</text:p>
          </table:table-cell>
          <table:table-cell office:value-type="float" office:value="-1.44456016899677" calcext:value-type="float">
            <text:p>-1.44456016899677</text:p>
          </table:table-cell>
          <table:table-cell office:value-type="float" office:value="-0.95114763287712" calcext:value-type="float">
            <text:p>-0.95114763287712</text:p>
          </table:table-cell>
          <table:table-cell office:value-type="float" office:value="-0.493412536119646" calcext:value-type="float">
            <text:p>-0.493412536119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25</text:p>
          </table:table-cell>
          <table:table-cell office:value-type="float" office:value="25.75" calcext:value-type="float">
            <text:p>25.75</text:p>
          </table:table-cell>
          <table:table-cell office:value-type="float" office:value="25.799999" calcext:value-type="float">
            <text:p>25.799999</text:p>
          </table:table-cell>
          <table:table-cell office:value-type="float" office:value="25.08" calcext:value-type="float">
            <text:p>25.08</text:p>
          </table:table-cell>
          <table:table-cell office:value-type="float" office:value="25.129999" calcext:value-type="float">
            <text:p>25.129999</text:p>
          </table:table-cell>
          <table:table-cell office:value-type="float" office:value="39199000" calcext:value-type="float">
            <text:p>39199000</text:p>
          </table:table-cell>
          <table:table-cell office:value-type="float" office:value="25.129999" calcext:value-type="float">
            <text:p>25.129999</text:p>
          </table:table-cell>
          <table:table-cell office:value-type="float" office:value="-2.03111427060499" calcext:value-type="float">
            <text:p>-2.03111427060499</text:p>
          </table:table-cell>
          <table:table-cell office:value-type="float" office:value="-1.05291505935676" calcext:value-type="float">
            <text:p>-1.05291505935676</text:p>
          </table:table-cell>
          <table:table-cell office:value-type="float" office:value="-0.978199211248239" calcext:value-type="float">
            <text:p>-0.978199211248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26</text:p>
          </table:table-cell>
          <table:table-cell office:value-type="float" office:value="25.08" calcext:value-type="float">
            <text:p>25.08</text:p>
          </table:table-cell>
          <table:table-cell office:value-type="float" office:value="25.48" calcext:value-type="float">
            <text:p>25.48</text:p>
          </table:table-cell>
          <table:table-cell office:value-type="float" office:value="25.030001" calcext:value-type="float">
            <text:p>25.030001</text:p>
          </table:table-cell>
          <table:table-cell office:value-type="float" office:value="25.209999" calcext:value-type="float">
            <text:p>25.209999</text:p>
          </table:table-cell>
          <table:table-cell office:value-type="float" office:value="26957200" calcext:value-type="float">
            <text:p>26957200</text:p>
          </table:table-cell>
          <table:table-cell office:value-type="float" office:value="25.209999" calcext:value-type="float">
            <text:p>25.209999</text:p>
          </table:table-cell>
          <table:table-cell office:value-type="float" office:value="-2.44406956673696" calcext:value-type="float">
            <text:p>-2.44406956673696</text:p>
          </table:table-cell>
          <table:table-cell office:value-type="float" office:value="-1.20985535237211" calcext:value-type="float">
            <text:p>-1.20985535237211</text:p>
          </table:table-cell>
          <table:table-cell office:value-type="float" office:value="-1.23421421436485" calcext:value-type="float">
            <text:p>-1.234214214364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27</text:p>
          </table:table-cell>
          <table:table-cell office:value-type="float" office:value="25" calcext:value-type="float">
            <text:p>25</text:p>
          </table:table-cell>
          <table:table-cell office:value-type="float" office:value="26.280001" calcext:value-type="float">
            <text:p>26.280001</text:p>
          </table:table-cell>
          <table:table-cell office:value-type="float" office:value="24.719999" calcext:value-type="float">
            <text:p>24.719999</text:p>
          </table:table-cell>
          <table:table-cell office:value-type="float" office:value="26.09" calcext:value-type="float">
            <text:p>26.09</text:p>
          </table:table-cell>
          <table:table-cell office:value-type="float" office:value="52297400" calcext:value-type="float">
            <text:p>52297400</text:p>
          </table:table-cell>
          <table:table-cell office:value-type="float" office:value="26.09" calcext:value-type="float">
            <text:p>26.09</text:p>
          </table:table-cell>
          <table:table-cell office:value-type="float" office:value="-2.68204679300224" calcext:value-type="float">
            <text:p>-2.68204679300224</text:p>
          </table:table-cell>
          <table:table-cell office:value-type="float" office:value="-1.40589613712042" calcext:value-type="float">
            <text:p>-1.40589613712042</text:p>
          </table:table-cell>
          <table:table-cell office:value-type="float" office:value="-1.27615065588181" calcext:value-type="float">
            <text:p>-1.27615065588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3-28</text:p>
          </table:table-cell>
          <table:table-cell office:value-type="float" office:value="26.09" calcext:value-type="float">
            <text:p>26.09</text:p>
          </table:table-cell>
          <table:table-cell office:value-type="float" office:value="26.17" calcext:value-type="float">
            <text:p>26.17</text:p>
          </table:table-cell>
          <table:table-cell office:value-type="float" office:value="25.52" calcext:value-type="float">
            <text:p>25.52</text:p>
          </table:table-cell>
          <table:table-cell office:value-type="float" office:value="25.58" calcext:value-type="float">
            <text:p>25.58</text:p>
          </table:table-cell>
          <table:table-cell office:value-type="float" office:value="28585700" calcext:value-type="float">
            <text:p>28585700</text:p>
          </table:table-cell>
          <table:table-cell office:value-type="float" office:value="25.58" calcext:value-type="float">
            <text:p>25.58</text:p>
          </table:table-cell>
          <table:table-cell office:value-type="float" office:value="-2.97836949602009" calcext:value-type="float">
            <text:p>-2.97836949602009</text:p>
          </table:table-cell>
          <table:table-cell office:value-type="float" office:value="-1.66412598769696" calcext:value-type="float">
            <text:p>-1.66412598769696</text:p>
          </table:table-cell>
          <table:table-cell office:value-type="float" office:value="-1.31424350832314" calcext:value-type="float">
            <text:p>-1.314243508323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01</text:p>
          </table:table-cell>
          <table:table-cell office:value-type="float" office:value="25.629999" calcext:value-type="float">
            <text:p>25.629999</text:p>
          </table:table-cell>
          <table:table-cell office:value-type="float" office:value="25.889999" calcext:value-type="float">
            <text:p>25.889999</text:p>
          </table:table-cell>
          <table:table-cell office:value-type="float" office:value="25.280001" calcext:value-type="float">
            <text:p>25.280001</text:p>
          </table:table-cell>
          <table:table-cell office:value-type="float" office:value="25.530001" calcext:value-type="float">
            <text:p>25.530001</text:p>
          </table:table-cell>
          <table:table-cell office:value-type="float" office:value="22249300" calcext:value-type="float">
            <text:p>22249300</text:p>
          </table:table-cell>
          <table:table-cell office:value-type="float" office:value="25.530001" calcext:value-type="float">
            <text:p>25.530001</text:p>
          </table:table-cell>
          <table:table-cell office:value-type="float" office:value="-3.21640333314147" calcext:value-type="float">
            <text:p>-3.21640333314147</text:p>
          </table:table-cell>
          <table:table-cell office:value-type="float" office:value="-1.95651064280326" calcext:value-type="float">
            <text:p>-1.95651064280326</text:p>
          </table:table-cell>
          <table:table-cell office:value-type="float" office:value="-1.25989269033821" calcext:value-type="float">
            <text:p>-1.25989269033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02</text:p>
          </table:table-cell>
          <table:table-cell office:value-type="float" office:value="25.77" calcext:value-type="float">
            <text:p>25.77</text:p>
          </table:table-cell>
          <table:table-cell office:value-type="float" office:value="26.120001" calcext:value-type="float">
            <text:p>26.120001</text:p>
          </table:table-cell>
          <table:table-cell office:value-type="float" office:value="25.299999" calcext:value-type="float">
            <text:p>25.299999</text:p>
          </table:table-cell>
          <table:table-cell office:value-type="float" office:value="25.42" calcext:value-type="float">
            <text:p>25.42</text:p>
          </table:table-cell>
          <table:table-cell office:value-type="float" office:value="35153300" calcext:value-type="float">
            <text:p>35153300</text:p>
          </table:table-cell>
          <table:table-cell office:value-type="float" office:value="25.42" calcext:value-type="float">
            <text:p>25.42</text:p>
          </table:table-cell>
          <table:table-cell office:value-type="float" office:value="-3.48298046563437" calcext:value-type="float">
            <text:p>-3.48298046563437</text:p>
          </table:table-cell>
          <table:table-cell office:value-type="float" office:value="-2.26803900081891" calcext:value-type="float">
            <text:p>-2.26803900081891</text:p>
          </table:table-cell>
          <table:table-cell office:value-type="float" office:value="-1.21494146481545" calcext:value-type="float">
            <text:p>-1.21494146481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03</text:p>
          </table:table-cell>
          <table:table-cell office:value-type="float" office:value="25.83" calcext:value-type="float">
            <text:p>25.83</text:p>
          </table:table-cell>
          <table:table-cell office:value-type="float" office:value="26.389999" calcext:value-type="float">
            <text:p>26.389999</text:p>
          </table:table-cell>
          <table:table-cell office:value-type="float" office:value="25.700001" calcext:value-type="float">
            <text:p>25.700001</text:p>
          </table:table-cell>
          <table:table-cell office:value-type="float" office:value="26.25" calcext:value-type="float">
            <text:p>26.25</text:p>
          </table:table-cell>
          <table:table-cell office:value-type="float" office:value="48195200" calcext:value-type="float">
            <text:p>48195200</text:p>
          </table:table-cell>
          <table:table-cell office:value-type="float" office:value="26.25" calcext:value-type="float">
            <text:p>26.25</text:p>
          </table:table-cell>
          <table:table-cell office:value-type="float" office:value="-3.46602592462443" calcext:value-type="float">
            <text:p>-3.46602592462443</text:p>
          </table:table-cell>
          <table:table-cell office:value-type="float" office:value="-2.55211182574068" calcext:value-type="float">
            <text:p>-2.55211182574068</text:p>
          </table:table-cell>
          <table:table-cell office:value-type="float" office:value="-0.913914098883752" calcext:value-type="float">
            <text:p>-0.913914098883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04</text:p>
          </table:table-cell>
          <table:table-cell office:value-type="float" office:value="26.620001" calcext:value-type="float">
            <text:p>26.620001</text:p>
          </table:table-cell>
          <table:table-cell office:value-type="float" office:value="27.23" calcext:value-type="float">
            <text:p>27.23</text:p>
          </table:table-cell>
          <table:table-cell office:value-type="float" office:value="26.110001" calcext:value-type="float">
            <text:p>26.110001</text:p>
          </table:table-cell>
          <table:table-cell office:value-type="float" office:value="27.07" calcext:value-type="float">
            <text:p>27.07</text:p>
          </table:table-cell>
          <table:table-cell office:value-type="float" office:value="82016800" calcext:value-type="float">
            <text:p>82016800</text:p>
          </table:table-cell>
          <table:table-cell office:value-type="float" office:value="27.07" calcext:value-type="float">
            <text:p>27.07</text:p>
          </table:table-cell>
          <table:table-cell office:value-type="float" office:value="-3.24060773387859" calcext:value-type="float">
            <text:p>-3.24060773387859</text:p>
          </table:table-cell>
          <table:table-cell office:value-type="float" office:value="-2.77624197251554" calcext:value-type="float">
            <text:p>-2.77624197251554</text:p>
          </table:table-cell>
          <table:table-cell office:value-type="float" office:value="-0.464365761363042" calcext:value-type="float">
            <text:p>-0.4643657613630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05</text:p>
          </table:table-cell>
          <table:table-cell office:value-type="float" office:value="26.860001" calcext:value-type="float">
            <text:p>26.860001</text:p>
          </table:table-cell>
          <table:table-cell office:value-type="float" office:value="27.799999" calcext:value-type="float">
            <text:p>27.799999</text:p>
          </table:table-cell>
          <table:table-cell office:value-type="float" office:value="26.610001" calcext:value-type="float">
            <text:p>26.610001</text:p>
          </table:table-cell>
          <table:table-cell office:value-type="float" office:value="27.389999" calcext:value-type="float">
            <text:p>27.389999</text:p>
          </table:table-cell>
          <table:table-cell office:value-type="float" office:value="64566600" calcext:value-type="float">
            <text:p>64566600</text:p>
          </table:table-cell>
          <table:table-cell office:value-type="float" office:value="27.389999" calcext:value-type="float">
            <text:p>27.389999</text:p>
          </table:table-cell>
          <table:table-cell office:value-type="float" office:value="-3.05114337223132" calcext:value-type="float">
            <text:p>-3.05114337223132</text:p>
          </table:table-cell>
          <table:table-cell office:value-type="float" office:value="-2.95475121731938" calcext:value-type="float">
            <text:p>-2.95475121731938</text:p>
          </table:table-cell>
          <table:table-cell office:value-type="float" office:value="-0.0963921549119395" calcext:value-type="float">
            <text:p>-0.09639215491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08</text:p>
          </table:table-cell>
          <table:table-cell office:value-type="float" office:value="27.190001" calcext:value-type="float">
            <text:p>27.190001</text:p>
          </table:table-cell>
          <table:table-cell office:value-type="float" office:value="27.200001" calcext:value-type="float">
            <text:p>27.200001</text:p>
          </table:table-cell>
          <table:table-cell office:value-type="float" office:value="26.629999" calcext:value-type="float">
            <text:p>26.629999</text:p>
          </table:table-cell>
          <table:table-cell office:value-type="float" office:value="26.85" calcext:value-type="float">
            <text:p>26.85</text:p>
          </table:table-cell>
          <table:table-cell office:value-type="float" office:value="27256000" calcext:value-type="float">
            <text:p>27256000</text:p>
          </table:table-cell>
          <table:table-cell office:value-type="float" office:value="26.85" calcext:value-type="float">
            <text:p>26.85</text:p>
          </table:table-cell>
          <table:table-cell office:value-type="float" office:value="-2.6865238186299" calcext:value-type="float">
            <text:p>-2.6865238186299</text:p>
          </table:table-cell>
          <table:table-cell office:value-type="float" office:value="-3.02757450043326" calcext:value-type="float">
            <text:p>-3.02757450043326</text:p>
          </table:table-cell>
          <table:table-cell office:value-type="float" office:value="0.341050681803359" calcext:value-type="float">
            <text:p>0.341050681803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09</text:p>
          </table:table-cell>
          <table:table-cell office:value-type="float" office:value="26.58" calcext:value-type="float">
            <text:p>26.58</text:p>
          </table:table-cell>
          <table:table-cell office:value-type="float" office:value="26.889999" calcext:value-type="float">
            <text:p>26.889999</text:p>
          </table:table-cell>
          <table:table-cell office:value-type="float" office:value="26.42" calcext:value-type="float">
            <text:p>26.42</text:p>
          </table:table-cell>
          <table:table-cell office:value-type="float" office:value="26.59" calcext:value-type="float">
            <text:p>26.59</text:p>
          </table:table-cell>
          <table:table-cell office:value-type="float" office:value="21311100" calcext:value-type="float">
            <text:p>21311100</text:p>
          </table:table-cell>
          <table:table-cell office:value-type="float" office:value="26.59" calcext:value-type="float">
            <text:p>26.59</text:p>
          </table:table-cell>
          <table:table-cell office:value-type="float" office:value="-2.25394785506557" calcext:value-type="float">
            <text:p>-2.25394785506557</text:p>
          </table:table-cell>
          <table:table-cell office:value-type="float" office:value="-3.00644986580311" calcext:value-type="float">
            <text:p>-3.00644986580311</text:p>
          </table:table-cell>
          <table:table-cell office:value-type="float" office:value="0.752502010737535" calcext:value-type="float">
            <text:p>0.7525020107375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10</text:p>
          </table:table-cell>
          <table:table-cell office:value-type="float" office:value="27.01" calcext:value-type="float">
            <text:p>27.01</text:p>
          </table:table-cell>
          <table:table-cell office:value-type="float" office:value="27.84" calcext:value-type="float">
            <text:p>27.84</text:p>
          </table:table-cell>
          <table:table-cell office:value-type="float" office:value="26.9" calcext:value-type="float">
            <text:p>26.9</text:p>
          </table:table-cell>
          <table:table-cell office:value-type="float" office:value="27.57" calcext:value-type="float">
            <text:p>27.57</text:p>
          </table:table-cell>
          <table:table-cell office:value-type="float" office:value="45949400" calcext:value-type="float">
            <text:p>45949400</text:p>
          </table:table-cell>
          <table:table-cell office:value-type="float" office:value="27.57" calcext:value-type="float">
            <text:p>27.57</text:p>
          </table:table-cell>
          <table:table-cell office:value-type="float" office:value="-1.6577723496066" calcext:value-type="float">
            <text:p>-1.6577723496066</text:p>
          </table:table-cell>
          <table:table-cell office:value-type="float" office:value="-2.89264159431471" calcext:value-type="float">
            <text:p>-2.89264159431471</text:p>
          </table:table-cell>
          <table:table-cell office:value-type="float" office:value="1.2348692447081" calcext:value-type="float">
            <text:p>1.2348692447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11</text:p>
          </table:table-cell>
          <table:table-cell office:value-type="float" office:value="27.48" calcext:value-type="float">
            <text:p>27.48</text:p>
          </table:table-cell>
          <table:table-cell office:value-type="float" office:value="28.1" calcext:value-type="float">
            <text:p>28.1</text:p>
          </table:table-cell>
          <table:table-cell office:value-type="float" office:value="27.25" calcext:value-type="float">
            <text:p>27.25</text:p>
          </table:table-cell>
          <table:table-cell office:value-type="float" office:value="28.02" calcext:value-type="float">
            <text:p>28.02</text:p>
          </table:table-cell>
          <table:table-cell office:value-type="float" office:value="33368500" calcext:value-type="float">
            <text:p>33368500</text:p>
          </table:table-cell>
          <table:table-cell office:value-type="float" office:value="28.02" calcext:value-type="float">
            <text:p>28.02</text:p>
          </table:table-cell>
          <table:table-cell office:value-type="float" office:value="-0.826126671930871" calcext:value-type="float">
            <text:p>-0.826126671930871</text:p>
          </table:table-cell>
          <table:table-cell office:value-type="float" office:value="-2.65350350274924" calcext:value-type="float">
            <text:p>-2.65350350274924</text:p>
          </table:table-cell>
          <table:table-cell office:value-type="float" office:value="1.82737683081837" calcext:value-type="float">
            <text:p>1.82737683081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1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.24" calcext:value-type="float">
            <text:p>27.24</text:p>
          </table:table-cell>
          <table:table-cell office:value-type="float" office:value="27.4" calcext:value-type="float">
            <text:p>27.4</text:p>
          </table:table-cell>
          <table:table-cell office:value-type="float" office:value="28697400" calcext:value-type="float">
            <text:p>28697400</text:p>
          </table:table-cell>
          <table:table-cell office:value-type="float" office:value="27.4" calcext:value-type="float">
            <text:p>27.4</text:p>
          </table:table-cell>
          <table:table-cell office:value-type="float" office:value="-0.135014583166493" calcext:value-type="float">
            <text:p>-0.135014583166493</text:p>
          </table:table-cell>
          <table:table-cell office:value-type="float" office:value="-2.31112697497424" calcext:value-type="float">
            <text:p>-2.31112697497424</text:p>
          </table:table-cell>
          <table:table-cell office:value-type="float" office:value="2.17611239180775" calcext:value-type="float">
            <text:p>2.17611239180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15</text:p>
          </table:table-cell>
          <table:table-cell office:value-type="float" office:value="27.16" calcext:value-type="float">
            <text:p>27.16</text:p>
          </table:table-cell>
          <table:table-cell office:value-type="float" office:value="27.48" calcext:value-type="float">
            <text:p>27.48</text:p>
          </table:table-cell>
          <table:table-cell office:value-type="float" office:value="26.360001" calcext:value-type="float">
            <text:p>26.360001</text:p>
          </table:table-cell>
          <table:table-cell office:value-type="float" office:value="26.52" calcext:value-type="float">
            <text:p>26.52</text:p>
          </table:table-cell>
          <table:table-cell office:value-type="float" office:value="30275400" calcext:value-type="float">
            <text:p>30275400</text:p>
          </table:table-cell>
          <table:table-cell office:value-type="float" office:value="26.52" calcext:value-type="float">
            <text:p>26.52</text:p>
          </table:table-cell>
          <table:table-cell office:value-type="float" office:value="0.297098846146771" calcext:value-type="float">
            <text:p>0.297098846146771</text:p>
          </table:table-cell>
          <table:table-cell office:value-type="float" office:value="-1.89111816255411" calcext:value-type="float">
            <text:p>-1.89111816255411</text:p>
          </table:table-cell>
          <table:table-cell office:value-type="float" office:value="2.18821700870088" calcext:value-type="float">
            <text:p>2.18821700870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16</text:p>
          </table:table-cell>
          <table:table-cell office:value-type="float" office:value="26.809999" calcext:value-type="float">
            <text:p>26.809999</text:p>
          </table:table-cell>
          <table:table-cell office:value-type="float" office:value="27.110001" calcext:value-type="float">
            <text:p>27.110001</text:p>
          </table:table-cell>
          <table:table-cell office:value-type="float" office:value="26.4" calcext:value-type="float">
            <text:p>26.4</text:p>
          </table:table-cell>
          <table:table-cell office:value-type="float" office:value="26.92" calcext:value-type="float">
            <text:p>26.92</text:p>
          </table:table-cell>
          <table:table-cell office:value-type="float" office:value="27365900" calcext:value-type="float">
            <text:p>27365900</text:p>
          </table:table-cell>
          <table:table-cell office:value-type="float" office:value="26.92" calcext:value-type="float">
            <text:p>26.92</text:p>
          </table:table-cell>
          <table:table-cell office:value-type="float" office:value="0.868505806226461" calcext:value-type="float">
            <text:p>0.868505806226461</text:p>
          </table:table-cell>
          <table:table-cell office:value-type="float" office:value="-1.4095035257929" calcext:value-type="float">
            <text:p>-1.4095035257929</text:p>
          </table:table-cell>
          <table:table-cell office:value-type="float" office:value="2.27800933201936" calcext:value-type="float">
            <text:p>2.27800933201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17</text:p>
          </table:table-cell>
          <table:table-cell office:value-type="float" office:value="26.65" calcext:value-type="float">
            <text:p>26.65</text:p>
          </table:table-cell>
          <table:table-cell office:value-type="float" office:value="27.200001" calcext:value-type="float">
            <text:p>27.200001</text:p>
          </table:table-cell>
          <table:table-cell office:value-type="float" office:value="26.389999" calcext:value-type="float">
            <text:p>26.389999</text:p>
          </table:table-cell>
          <table:table-cell office:value-type="float" office:value="26.629999" calcext:value-type="float">
            <text:p>26.629999</text:p>
          </table:table-cell>
          <table:table-cell office:value-type="float" office:value="26440600" calcext:value-type="float">
            <text:p>26440600</text:p>
          </table:table-cell>
          <table:table-cell office:value-type="float" office:value="26.629999" calcext:value-type="float">
            <text:p>26.629999</text:p>
          </table:table-cell>
          <table:table-cell office:value-type="float" office:value="1.43536354906699" calcext:value-type="float">
            <text:p>1.43536354906699</text:p>
          </table:table-cell>
          <table:table-cell office:value-type="float" office:value="-0.889951161021172" calcext:value-type="float">
            <text:p>-0.889951161021172</text:p>
          </table:table-cell>
          <table:table-cell office:value-type="float" office:value="2.32531471008816" calcext:value-type="float">
            <text:p>2.32531471008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18</text:p>
          </table:table-cell>
          <table:table-cell table:number-columns-repeated="2" office:value-type="float" office:value="26.82" calcext:value-type="float">
            <text:p>26.82</text:p>
          </table:table-cell>
          <table:table-cell office:value-type="float" office:value="25.15" calcext:value-type="float">
            <text:p>25.15</text:p>
          </table:table-cell>
          <table:table-cell office:value-type="float" office:value="25.690001" calcext:value-type="float">
            <text:p>25.690001</text:p>
          </table:table-cell>
          <table:table-cell office:value-type="float" office:value="39059000" calcext:value-type="float">
            <text:p>39059000</text:p>
          </table:table-cell>
          <table:table-cell office:value-type="float" office:value="25.690001" calcext:value-type="float">
            <text:p>25.690001</text:p>
          </table:table-cell>
          <table:table-cell office:value-type="float" office:value="1.83648697501666" calcext:value-type="float">
            <text:p>1.83648697501666</text:p>
          </table:table-cell>
          <table:table-cell office:value-type="float" office:value="-0.346881122438063" calcext:value-type="float">
            <text:p>-0.346881122438063</text:p>
          </table:table-cell>
          <table:table-cell office:value-type="float" office:value="2.18336809745472" calcext:value-type="float">
            <text:p>2.18336809745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19</text:p>
          </table:table-cell>
          <table:table-cell office:value-type="float" office:value="25.620001" calcext:value-type="float">
            <text:p>25.620001</text:p>
          </table:table-cell>
          <table:table-cell office:value-type="float" office:value="25.959999" calcext:value-type="float">
            <text:p>25.959999</text:p>
          </table:table-cell>
          <table:table-cell office:value-type="float" office:value="25.33" calcext:value-type="float">
            <text:p>25.33</text:p>
          </table:table-cell>
          <table:table-cell office:value-type="float" office:value="25.73" calcext:value-type="float">
            <text:p>25.73</text:p>
          </table:table-cell>
          <table:table-cell office:value-type="float" office:value="20380900" calcext:value-type="float">
            <text:p>20380900</text:p>
          </table:table-cell>
          <table:table-cell office:value-type="float" office:value="25.73" calcext:value-type="float">
            <text:p>25.73</text:p>
          </table:table-cell>
          <table:table-cell office:value-type="float" office:value="1.87267539591041" calcext:value-type="float">
            <text:p>1.87267539591041</text:p>
          </table:table-cell>
          <table:table-cell office:value-type="float" office:value="0.159696568066416" calcext:value-type="float">
            <text:p>0.159696568066416</text:p>
          </table:table-cell>
          <table:table-cell office:value-type="float" office:value="1.71297882784399" calcext:value-type="float">
            <text:p>1.71297882784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22</text:p>
          </table:table-cell>
          <table:table-cell office:value-type="float" office:value="25.809999" calcext:value-type="float">
            <text:p>25.809999</text:p>
          </table:table-cell>
          <table:table-cell office:value-type="float" office:value="26.360001" calcext:value-type="float">
            <text:p>26.360001</text:p>
          </table:table-cell>
          <table:table-cell office:value-type="float" office:value="25.700001" calcext:value-type="float">
            <text:p>25.700001</text:p>
          </table:table-cell>
          <table:table-cell office:value-type="float" office:value="25.969999" calcext:value-type="float">
            <text:p>25.969999</text:p>
          </table:table-cell>
          <table:table-cell office:value-type="float" office:value="25687600" calcext:value-type="float">
            <text:p>25687600</text:p>
          </table:table-cell>
          <table:table-cell office:value-type="float" office:value="25.969999" calcext:value-type="float">
            <text:p>25.969999</text:p>
          </table:table-cell>
          <table:table-cell office:value-type="float" office:value="1.68375725026231" calcext:value-type="float">
            <text:p>1.68375725026231</text:p>
          </table:table-cell>
          <table:table-cell office:value-type="float" office:value="0.597219357547292" calcext:value-type="float">
            <text:p>0.597219357547292</text:p>
          </table:table-cell>
          <table:table-cell office:value-type="float" office:value="1.08653789271502" calcext:value-type="float">
            <text:p>1.086537892715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23</text:p>
          </table:table-cell>
          <table:table-cell office:value-type="float" office:value="26.219999" calcext:value-type="float">
            <text:p>26.219999</text:p>
          </table:table-cell>
          <table:table-cell office:value-type="float" office:value="26.33" calcext:value-type="float">
            <text:p>26.33</text:p>
          </table:table-cell>
          <table:table-cell office:value-type="float" office:value="25.77" calcext:value-type="float">
            <text:p>25.77</text:p>
          </table:table-cell>
          <table:table-cell office:value-type="float" office:value="25.98" calcext:value-type="float">
            <text:p>25.98</text:p>
          </table:table-cell>
          <table:table-cell office:value-type="float" office:value="25191500" calcext:value-type="float">
            <text:p>25191500</text:p>
          </table:table-cell>
          <table:table-cell office:value-type="float" office:value="25.98" calcext:value-type="float">
            <text:p>25.98</text:p>
          </table:table-cell>
          <table:table-cell office:value-type="float" office:value="1.33667698090392" calcext:value-type="float">
            <text:p>1.33667698090392</text:p>
          </table:table-cell>
          <table:table-cell office:value-type="float" office:value="0.929935949826238" calcext:value-type="float">
            <text:p>0.929935949826238</text:p>
          </table:table-cell>
          <table:table-cell office:value-type="float" office:value="0.406741031077679" calcext:value-type="float">
            <text:p>0.406741031077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24</text:p>
          </table:table-cell>
          <table:table-cell office:value-type="float" office:value="25.93" calcext:value-type="float">
            <text:p>25.93</text:p>
          </table:table-cell>
          <table:table-cell office:value-type="float" office:value="26.4" calcext:value-type="float">
            <text:p>26.4</text:p>
          </table:table-cell>
          <table:table-cell office:value-type="float" office:value="25.799999" calcext:value-type="float">
            <text:p>25.799999</text:p>
          </table:table-cell>
          <table:table-cell office:value-type="float" office:value="26.110001" calcext:value-type="float">
            <text:p>26.110001</text:p>
          </table:table-cell>
          <table:table-cell office:value-type="float" office:value="19729900" calcext:value-type="float">
            <text:p>19729900</text:p>
          </table:table-cell>
          <table:table-cell office:value-type="float" office:value="26.110001" calcext:value-type="float">
            <text:p>26.110001</text:p>
          </table:table-cell>
          <table:table-cell office:value-type="float" office:value="1.15844737707225" calcext:value-type="float">
            <text:p>1.15844737707225</text:p>
          </table:table-cell>
          <table:table-cell office:value-type="float" office:value="1.15044417749325" calcext:value-type="float">
            <text:p>1.15044417749325</text:p>
          </table:table-cell>
          <table:table-cell office:value-type="float" office:value="0.00800319957899576" calcext:value-type="float">
            <text:p>0.008003199578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25</text:p>
          </table:table-cell>
          <table:table-cell office:value-type="float" office:value="26.07" calcext:value-type="float">
            <text:p>26.07</text:p>
          </table:table-cell>
          <table:table-cell office:value-type="float" office:value="26.4" calcext:value-type="float">
            <text:p>26.4</text:p>
          </table:table-cell>
          <table:table-cell office:value-type="float" office:value="26" calcext:value-type="float">
            <text:p>26</text:p>
          </table:table-cell>
          <table:table-cell office:value-type="float" office:value="26.139999" calcext:value-type="float">
            <text:p>26.139999</text:p>
          </table:table-cell>
          <table:table-cell office:value-type="float" office:value="17150000" calcext:value-type="float">
            <text:p>17150000</text:p>
          </table:table-cell>
          <table:table-cell office:value-type="float" office:value="26.139999" calcext:value-type="float">
            <text:p>26.139999</text:p>
          </table:table-cell>
          <table:table-cell office:value-type="float" office:value="1.07643359705396" calcext:value-type="float">
            <text:p>1.07643359705396</text:p>
          </table:table-cell>
          <table:table-cell office:value-type="float" office:value="1.28504953085108" calcext:value-type="float">
            <text:p>1.28504953085108</text:p>
          </table:table-cell>
          <table:table-cell office:value-type="float" office:value="-0.208615933797118" calcext:value-type="float">
            <text:p>-0.208615933797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26</text:p>
          </table:table-cell>
          <table:table-cell office:value-type="float" office:value="26.6" calcext:value-type="float">
            <text:p>26.6</text:p>
          </table:table-cell>
          <table:table-cell office:value-type="float" office:value="27.620001" calcext:value-type="float">
            <text:p>27.620001</text:p>
          </table:table-cell>
          <table:table-cell office:value-type="float" office:value="26.6" calcext:value-type="float">
            <text:p>26.6</text:p>
          </table:table-cell>
          <table:table-cell office:value-type="float" office:value="26.85" calcext:value-type="float">
            <text:p>26.85</text:p>
          </table:table-cell>
          <table:table-cell office:value-type="float" office:value="33018000" calcext:value-type="float">
            <text:p>33018000</text:p>
          </table:table-cell>
          <table:table-cell office:value-type="float" office:value="26.85" calcext:value-type="float">
            <text:p>26.85</text:p>
          </table:table-cell>
          <table:table-cell office:value-type="float" office:value="0.702128924841072" calcext:value-type="float">
            <text:p>0.702128924841072</text:p>
          </table:table-cell>
          <table:table-cell office:value-type="float" office:value="1.33005287292822" calcext:value-type="float">
            <text:p>1.33005287292822</text:p>
          </table:table-cell>
          <table:table-cell office:value-type="float" office:value="-0.627923948087151" calcext:value-type="float">
            <text:p>-0.627923948087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29</text:p>
          </table:table-cell>
          <table:table-cell office:value-type="float" office:value="27.16" calcext:value-type="float">
            <text:p>27.16</text:p>
          </table:table-cell>
          <table:table-cell office:value-type="float" office:value="27.41" calcext:value-type="float">
            <text:p>27.41</text:p>
          </table:table-cell>
          <table:table-cell office:value-type="float" office:value="26.860001" calcext:value-type="float">
            <text:p>26.860001</text:p>
          </table:table-cell>
          <table:table-cell office:value-type="float" office:value="26.98" calcext:value-type="float">
            <text:p>26.98</text:p>
          </table:table-cell>
          <table:table-cell office:value-type="float" office:value="29201100" calcext:value-type="float">
            <text:p>29201100</text:p>
          </table:table-cell>
          <table:table-cell office:value-type="float" office:value="26.98" calcext:value-type="float">
            <text:p>26.98</text:p>
          </table:table-cell>
          <table:table-cell office:value-type="float" office:value="0.191143333926802" calcext:value-type="float">
            <text:p>0.191143333926802</text:p>
          </table:table-cell>
          <table:table-cell office:value-type="float" office:value="1.25479037600604" calcext:value-type="float">
            <text:p>1.25479037600604</text:p>
          </table:table-cell>
          <table:table-cell office:value-type="float" office:value="-1.06364704207924" calcext:value-type="float">
            <text:p>-1.06364704207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4-30</text:p>
          </table:table-cell>
          <table:table-cell office:value-type="float" office:value="27.129999" calcext:value-type="float">
            <text:p>27.129999</text:p>
          </table:table-cell>
          <table:table-cell office:value-type="float" office:value="27.85" calcext:value-type="float">
            <text:p>27.85</text:p>
          </table:table-cell>
          <table:table-cell office:value-type="float" office:value="27.01" calcext:value-type="float">
            <text:p>27.01</text:p>
          </table:table-cell>
          <table:table-cell office:value-type="float" office:value="27.77" calcext:value-type="float">
            <text:p>27.77</text:p>
          </table:table-cell>
          <table:table-cell office:value-type="float" office:value="36245700" calcext:value-type="float">
            <text:p>36245700</text:p>
          </table:table-cell>
          <table:table-cell office:value-type="float" office:value="27.77" calcext:value-type="float">
            <text:p>27.77</text:p>
          </table:table-cell>
          <table:table-cell office:value-type="float" office:value="0.0104260318469329" calcext:value-type="float">
            <text:p>0.010426031846933</text:p>
          </table:table-cell>
          <table:table-cell office:value-type="float" office:value="1.09646398520381" calcext:value-type="float">
            <text:p>1.09646398520381</text:p>
          </table:table-cell>
          <table:table-cell office:value-type="float" office:value="-1.08603795335688" calcext:value-type="float">
            <text:p>-1.08603795335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01</text:p>
          </table:table-cell>
          <table:table-cell office:value-type="float" office:value="27.85" calcext:value-type="float">
            <text:p>27.85</text:p>
          </table:table-cell>
          <table:table-cell office:value-type="float" office:value="27.92" calcext:value-type="float">
            <text:p>27.92</text:p>
          </table:table-cell>
          <table:table-cell office:value-type="float" office:value="27.309999" calcext:value-type="float">
            <text:p>27.309999</text:p>
          </table:table-cell>
          <table:table-cell office:value-type="float" office:value="27.43" calcext:value-type="float">
            <text:p>27.43</text:p>
          </table:table-cell>
          <table:table-cell office:value-type="float" office:value="64567600" calcext:value-type="float">
            <text:p>64567600</text:p>
          </table:table-cell>
          <table:table-cell office:value-type="float" office:value="27.43" calcext:value-type="float">
            <text:p>27.43</text:p>
          </table:table-cell>
          <table:table-cell office:value-type="float" office:value="-0.0372148115932891" calcext:value-type="float">
            <text:p>-0.037214811593289</text:p>
          </table:table-cell>
          <table:table-cell office:value-type="float" office:value="0.888274897802705" calcext:value-type="float">
            <text:p>0.888274897802705</text:p>
          </table:table-cell>
          <table:table-cell office:value-type="float" office:value="-0.925489709395994" calcext:value-type="float">
            <text:p>-0.925489709395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02</text:p>
          </table:table-cell>
          <table:table-cell office:value-type="float" office:value="28.01" calcext:value-type="float">
            <text:p>28.01</text:p>
          </table:table-cell>
          <table:table-cell office:value-type="float" office:value="29.02" calcext:value-type="float">
            <text:p>29.02</text:p>
          </table:table-cell>
          <table:table-cell office:value-type="float" office:value="27.98" calcext:value-type="float">
            <text:p>27.98</text:p>
          </table:table-cell>
          <table:table-cell office:value-type="float" office:value="28.969999" calcext:value-type="float">
            <text:p>28.969999</text:p>
          </table:table-cell>
          <table:table-cell office:value-type="float" office:value="104257000" calcext:value-type="float">
            <text:p>104257000</text:p>
          </table:table-cell>
          <table:table-cell office:value-type="float" office:value="28.969999" calcext:value-type="float">
            <text:p>28.969999</text:p>
          </table:table-cell>
          <table:table-cell office:value-type="float" office:value="0.0612874277730713" calcext:value-type="float">
            <text:p>0.061287427773071</text:p>
          </table:table-cell>
          <table:table-cell office:value-type="float" office:value="0.687009568009668" calcext:value-type="float">
            <text:p>0.687009568009668</text:p>
          </table:table-cell>
          <table:table-cell office:value-type="float" office:value="-0.625722140236597" calcext:value-type="float">
            <text:p>-0.625722140236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03</text:p>
          </table:table-cell>
          <table:table-cell office:value-type="float" office:value="29.040001" calcext:value-type="float">
            <text:p>29.040001</text:p>
          </table:table-cell>
          <table:table-cell office:value-type="float" office:value="29.07" calcext:value-type="float">
            <text:p>29.07</text:p>
          </table:table-cell>
          <table:table-cell office:value-type="float" office:value="28.15" calcext:value-type="float">
            <text:p>28.15</text:p>
          </table:table-cell>
          <table:table-cell office:value-type="float" office:value="28.309999" calcext:value-type="float">
            <text:p>28.309999</text:p>
          </table:table-cell>
          <table:table-cell office:value-type="float" office:value="58506400" calcext:value-type="float">
            <text:p>58506400</text:p>
          </table:table-cell>
          <table:table-cell office:value-type="float" office:value="28.309999" calcext:value-type="float">
            <text:p>28.309999</text:p>
          </table:table-cell>
          <table:table-cell office:value-type="float" office:value="0.265211763425621" calcext:value-type="float">
            <text:p>0.265211763425621</text:p>
          </table:table-cell>
          <table:table-cell office:value-type="float" office:value="0.529393402805592" calcext:value-type="float">
            <text:p>0.529393402805592</text:p>
          </table:table-cell>
          <table:table-cell office:value-type="float" office:value="-0.26418163937997" calcext:value-type="float">
            <text:p>-0.26418163937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06</text:p>
          </table:table-cell>
          <table:table-cell office:value-type="float" office:value="28.33" calcext:value-type="float">
            <text:p>28.33</text:p>
          </table:table-cell>
          <table:table-cell office:value-type="float" office:value="28.459999" calcext:value-type="float">
            <text:p>28.459999</text:p>
          </table:table-cell>
          <table:table-cell office:value-type="float" office:value="27.48" calcext:value-type="float">
            <text:p>27.48</text:p>
          </table:table-cell>
          <table:table-cell office:value-type="float" office:value="27.57" calcext:value-type="float">
            <text:p>27.57</text:p>
          </table:table-cell>
          <table:table-cell office:value-type="float" office:value="43939400" calcext:value-type="float">
            <text:p>43939400</text:p>
          </table:table-cell>
          <table:table-cell office:value-type="float" office:value="27.57" calcext:value-type="float">
            <text:p>27.57</text:p>
          </table:table-cell>
          <table:table-cell office:value-type="float" office:value="0.56307224869212" calcext:value-type="float">
            <text:p>0.56307224869212</text:p>
          </table:table-cell>
          <table:table-cell office:value-type="float" office:value="0.443437321448725" calcext:value-type="float">
            <text:p>0.443437321448725</text:p>
          </table:table-cell>
          <table:table-cell office:value-type="float" office:value="0.119634927243395" calcext:value-type="float">
            <text:p>0.119634927243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07</text:p>
          </table:table-cell>
          <table:table-cell office:value-type="float" office:value="27.549999" calcext:value-type="float">
            <text:p>27.549999</text:p>
          </table:table-cell>
          <table:table-cell office:value-type="float" office:value="27.85" calcext:value-type="float">
            <text:p>27.85</text:p>
          </table:table-cell>
          <table:table-cell office:value-type="float" office:value="26.85" calcext:value-type="float">
            <text:p>26.85</text:p>
          </table:table-cell>
          <table:table-cell office:value-type="float" office:value="26.889999" calcext:value-type="float">
            <text:p>26.889999</text:p>
          </table:table-cell>
          <table:table-cell office:value-type="float" office:value="41259100" calcext:value-type="float">
            <text:p>41259100</text:p>
          </table:table-cell>
          <table:table-cell office:value-type="float" office:value="26.889999" calcext:value-type="float">
            <text:p>26.889999</text:p>
          </table:table-cell>
          <table:table-cell office:value-type="float" office:value="0.726969619803208" calcext:value-type="float">
            <text:p>0.726969619803208</text:p>
          </table:table-cell>
          <table:table-cell office:value-type="float" office:value="0.395495348418832" calcext:value-type="float">
            <text:p>0.395495348418832</text:p>
          </table:table-cell>
          <table:table-cell office:value-type="float" office:value="0.331474271384376" calcext:value-type="float">
            <text:p>0.331474271384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08</text:p>
          </table:table-cell>
          <table:table-cell office:value-type="float" office:value="26.879999" calcext:value-type="float">
            <text:p>26.879999</text:p>
          </table:table-cell>
          <table:table-cell office:value-type="float" office:value="27.299999" calcext:value-type="float">
            <text:p>27.299999</text:p>
          </table:table-cell>
          <table:table-cell office:value-type="float" office:value="26.65" calcext:value-type="float">
            <text:p>26.65</text:p>
          </table:table-cell>
          <table:table-cell office:value-type="float" office:value="27.120001" calcext:value-type="float">
            <text:p>27.120001</text:p>
          </table:table-cell>
          <table:table-cell office:value-type="float" office:value="34654900" calcext:value-type="float">
            <text:p>34654900</text:p>
          </table:table-cell>
          <table:table-cell office:value-type="float" office:value="27.120001" calcext:value-type="float">
            <text:p>27.120001</text:p>
          </table:table-cell>
          <table:table-cell office:value-type="float" office:value="0.838185442620043" calcext:value-type="float">
            <text:p>0.838185442620043</text:p>
          </table:table-cell>
          <table:table-cell office:value-type="float" office:value="0.369023331259508" calcext:value-type="float">
            <text:p>0.369023331259508</text:p>
          </table:table-cell>
          <table:table-cell office:value-type="float" office:value="0.469162111360535" calcext:value-type="float">
            <text:p>0.4691621113605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09</text:p>
          </table:table-cell>
          <table:table-cell office:value-type="float" office:value="27.08" calcext:value-type="float">
            <text:p>27.08</text:p>
          </table:table-cell>
          <table:table-cell office:value-type="float" office:value="27.549999" calcext:value-type="float">
            <text:p>27.549999</text:p>
          </table:table-cell>
          <table:table-cell office:value-type="float" office:value="26.85" calcext:value-type="float">
            <text:p>26.85</text:p>
          </table:table-cell>
          <table:table-cell office:value-type="float" office:value="27.040001" calcext:value-type="float">
            <text:p>27.040001</text:p>
          </table:table-cell>
          <table:table-cell office:value-type="float" office:value="33457200" calcext:value-type="float">
            <text:p>33457200</text:p>
          </table:table-cell>
          <table:table-cell office:value-type="float" office:value="27.040001" calcext:value-type="float">
            <text:p>27.040001</text:p>
          </table:table-cell>
          <table:table-cell office:value-type="float" office:value="1.05201648798929" calcext:value-type="float">
            <text:p>1.05201648798929</text:p>
          </table:table-cell>
          <table:table-cell office:value-type="float" office:value="0.407899727164866" calcext:value-type="float">
            <text:p>0.407899727164866</text:p>
          </table:table-cell>
          <table:table-cell office:value-type="float" office:value="0.644116760824428" calcext:value-type="float">
            <text:p>0.644116760824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10</text:p>
          </table:table-cell>
          <table:table-cell office:value-type="float" office:value="27.139999" calcext:value-type="float">
            <text:p>27.139999</text:p>
          </table:table-cell>
          <table:table-cell office:value-type="float" office:value="27.299999" calcext:value-type="float">
            <text:p>27.299999</text:p>
          </table:table-cell>
          <table:table-cell office:value-type="float" office:value="26.57" calcext:value-type="float">
            <text:p>26.57</text:p>
          </table:table-cell>
          <table:table-cell office:value-type="float" office:value="26.68" calcext:value-type="float">
            <text:p>26.68</text:p>
          </table:table-cell>
          <table:table-cell office:value-type="float" office:value="30847100" calcext:value-type="float">
            <text:p>30847100</text:p>
          </table:table-cell>
          <table:table-cell office:value-type="float" office:value="26.68" calcext:value-type="float">
            <text:p>26.68</text:p>
          </table:table-cell>
          <table:table-cell office:value-type="float" office:value="1.28437338903438" calcext:value-type="float">
            <text:p>1.28437338903438</text:p>
          </table:table-cell>
          <table:table-cell office:value-type="float" office:value="0.52936973328793" calcext:value-type="float">
            <text:p>0.52936973328793</text:p>
          </table:table-cell>
          <table:table-cell office:value-type="float" office:value="0.755003655746447" calcext:value-type="float">
            <text:p>0.755003655746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13</text:p>
          </table:table-cell>
          <table:table-cell office:value-type="float" office:value="26.6" calcext:value-type="float">
            <text:p>26.6</text:p>
          </table:table-cell>
          <table:table-cell office:value-type="float" office:value="27.33" calcext:value-type="float">
            <text:p>27.33</text:p>
          </table:table-cell>
          <table:table-cell office:value-type="float" office:value="26.530001" calcext:value-type="float">
            <text:p>26.530001</text:p>
          </table:table-cell>
          <table:table-cell office:value-type="float" office:value="26.82" calcext:value-type="float">
            <text:p>26.82</text:p>
          </table:table-cell>
          <table:table-cell office:value-type="float" office:value="29068800" calcext:value-type="float">
            <text:p>29068800</text:p>
          </table:table-cell>
          <table:table-cell office:value-type="float" office:value="26.82" calcext:value-type="float">
            <text:p>26.82</text:p>
          </table:table-cell>
          <table:table-cell office:value-type="float" office:value="1.5770941686116" calcext:value-type="float">
            <text:p>1.5770941686116</text:p>
          </table:table-cell>
          <table:table-cell office:value-type="float" office:value="0.703443970706226" calcext:value-type="float">
            <text:p>0.703443970706226</text:p>
          </table:table-cell>
          <table:table-cell office:value-type="float" office:value="0.873650197905377" calcext:value-type="float">
            <text:p>0.8736501979053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14</text:p>
          </table:table-cell>
          <table:table-cell office:value-type="float" office:value="26.889999" calcext:value-type="float">
            <text:p>26.889999</text:p>
          </table:table-cell>
          <table:table-cell office:value-type="float" office:value="27.280001" calcext:value-type="float">
            <text:p>27.280001</text:p>
          </table:table-cell>
          <table:table-cell office:value-type="float" office:value="26.82" calcext:value-type="float">
            <text:p>26.82</text:p>
          </table:table-cell>
          <table:table-cell office:value-type="float" office:value="27.07" calcext:value-type="float">
            <text:p>27.07</text:p>
          </table:table-cell>
          <table:table-cell office:value-type="float" office:value="24930300" calcext:value-type="float">
            <text:p>24930300</text:p>
          </table:table-cell>
          <table:table-cell office:value-type="float" office:value="27.07" calcext:value-type="float">
            <text:p>27.07</text:p>
          </table:table-cell>
          <table:table-cell office:value-type="float" office:value="1.61322543282356" calcext:value-type="float">
            <text:p>1.61322543282356</text:p>
          </table:table-cell>
          <table:table-cell office:value-type="float" office:value="0.886826220085876" calcext:value-type="float">
            <text:p>0.886826220085876</text:p>
          </table:table-cell>
          <table:table-cell office:value-type="float" office:value="0.726399212737685" calcext:value-type="float">
            <text:p>0.72639921273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15</text:p>
          </table:table-cell>
          <table:table-cell office:value-type="float" office:value="26.92" calcext:value-type="float">
            <text:p>26.92</text:p>
          </table:table-cell>
          <table:table-cell office:value-type="float" office:value="26.99" calcext:value-type="float">
            <text:p>26.99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30299800" calcext:value-type="float">
            <text:p>30299800</text:p>
          </table:table-cell>
          <table:table-cell office:value-type="float" office:value="26.6" calcext:value-type="float">
            <text:p>26.6</text:p>
          </table:table-cell>
          <table:table-cell office:value-type="float" office:value="1.49428729842256" calcext:value-type="float">
            <text:p>1.49428729842256</text:p>
          </table:table-cell>
          <table:table-cell office:value-type="float" office:value="1.04604842793582" calcext:value-type="float">
            <text:p>1.04604842793582</text:p>
          </table:table-cell>
          <table:table-cell office:value-type="float" office:value="0.448238870486739" calcext:value-type="float">
            <text:p>0.4482388704867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16</text:p>
          </table:table-cell>
          <table:table-cell office:value-type="float" office:value="26.48" calcext:value-type="float">
            <text:p>26.48</text:p>
          </table:table-cell>
          <table:table-cell office:value-type="float" office:value="26.549999" calcext:value-type="float">
            <text:p>26.549999</text:p>
          </table:table-cell>
          <table:table-cell office:value-type="float" office:value="25.9" calcext:value-type="float">
            <text:p>25.9</text:p>
          </table:table-cell>
          <table:table-cell office:value-type="float" office:value="26.129999" calcext:value-type="float">
            <text:p>26.129999</text:p>
          </table:table-cell>
          <table:table-cell office:value-type="float" office:value="35499100" calcext:value-type="float">
            <text:p>35499100</text:p>
          </table:table-cell>
          <table:table-cell office:value-type="float" office:value="26.129999" calcext:value-type="float">
            <text:p>26.129999</text:p>
          </table:table-cell>
          <table:table-cell office:value-type="float" office:value="1.19517431233094" calcext:value-type="float">
            <text:p>1.19517431233094</text:p>
          </table:table-cell>
          <table:table-cell office:value-type="float" office:value="1.14937760003641" calcext:value-type="float">
            <text:p>1.14937760003641</text:p>
          </table:table-cell>
          <table:table-cell office:value-type="float" office:value="0.0457967122945275" calcext:value-type="float">
            <text:p>0.045796712294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17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6.200001" calcext:value-type="float">
            <text:p>26.200001</text:p>
          </table:table-cell>
          <table:table-cell office:value-type="float" office:value="26.25" calcext:value-type="float">
            <text:p>26.25</text:p>
          </table:table-cell>
          <table:table-cell office:value-type="float" office:value="29462700" calcext:value-type="float">
            <text:p>29462700</text:p>
          </table:table-cell>
          <table:table-cell office:value-type="float" office:value="26.25" calcext:value-type="float">
            <text:p>26.25</text:p>
          </table:table-cell>
          <table:table-cell office:value-type="float" office:value="1.08543448914036" calcext:value-type="float">
            <text:p>1.08543448914036</text:p>
          </table:table-cell>
          <table:table-cell office:value-type="float" office:value="1.2074178489751" calcext:value-type="float">
            <text:p>1.2074178489751</text:p>
          </table:table-cell>
          <table:table-cell office:value-type="float" office:value="-0.121983359834746" calcext:value-type="float">
            <text:p>-0.121983359834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20</text:p>
          </table:table-cell>
          <table:table-cell office:value-type="float" office:value="26.18" calcext:value-type="float">
            <text:p>26.18</text:p>
          </table:table-cell>
          <table:table-cell office:value-type="float" office:value="26.190001" calcext:value-type="float">
            <text:p>26.190001</text:p>
          </table:table-cell>
          <table:table-cell office:value-type="float" office:value="25.690001" calcext:value-type="float">
            <text:p>25.690001</text:p>
          </table:table-cell>
          <table:table-cell office:value-type="float" office:value="25.76" calcext:value-type="float">
            <text:p>25.76</text:p>
          </table:table-cell>
          <table:table-cell office:value-type="float" office:value="42402900" calcext:value-type="float">
            <text:p>42402900</text:p>
          </table:table-cell>
          <table:table-cell office:value-type="float" office:value="25.76" calcext:value-type="float">
            <text:p>25.76</text:p>
          </table:table-cell>
          <table:table-cell office:value-type="float" office:value="0.3242664506097" calcext:value-type="float">
            <text:p>0.3242664506097</text:p>
          </table:table-cell>
          <table:table-cell office:value-type="float" office:value="1.16267305239805" calcext:value-type="float">
            <text:p>1.16267305239805</text:p>
          </table:table-cell>
          <table:table-cell office:value-type="float" office:value="-0.838406601788346" calcext:value-type="float">
            <text:p>-0.8384066017883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21</text:p>
          </table:table-cell>
          <table:table-cell office:value-type="float" office:value="25.870001" calcext:value-type="float">
            <text:p>25.870001</text:p>
          </table:table-cell>
          <table:table-cell office:value-type="float" office:value="26.08" calcext:value-type="float">
            <text:p>26.08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6" calcext:value-type="float">
            <text:p>25.66</text:p>
          </table:table-cell>
          <table:table-cell office:value-type="float" office:value="26261300" calcext:value-type="float">
            <text:p>26261300</text:p>
          </table:table-cell>
          <table:table-cell office:value-type="float" office:value="25.66" calcext:value-type="float">
            <text:p>25.66</text:p>
          </table:table-cell>
          <table:table-cell office:value-type="float" office:value="-0.377659374067318" calcext:value-type="float">
            <text:p>-0.377659374067318</text:p>
          </table:table-cell>
          <table:table-cell office:value-type="float" office:value="1.02757918387723" calcext:value-type="float">
            <text:p>1.02757918387723</text:p>
          </table:table-cell>
          <table:table-cell office:value-type="float" office:value="-1.40523855794455" calcext:value-type="float">
            <text:p>-1.40523855794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22</text:p>
          </table:table-cell>
          <table:table-cell office:value-type="float" office:value="25.65" calcext:value-type="float">
            <text:p>25.65</text:p>
          </table:table-cell>
          <table:table-cell office:value-type="float" office:value="25.85" calcext:value-type="float">
            <text:p>25.85</text:p>
          </table:table-cell>
          <table:table-cell office:value-type="float" office:value="24.92" calcext:value-type="float">
            <text:p>24.92</text:p>
          </table:table-cell>
          <table:table-cell office:value-type="float" office:value="25.16" calcext:value-type="float">
            <text:p>25.16</text:p>
          </table:table-cell>
          <table:table-cell office:value-type="float" office:value="45314500" calcext:value-type="float">
            <text:p>45314500</text:p>
          </table:table-cell>
          <table:table-cell office:value-type="float" office:value="25.16" calcext:value-type="float">
            <text:p>25.16</text:p>
          </table:table-cell>
          <table:table-cell office:value-type="float" office:value="-0.877913731664615" calcext:value-type="float">
            <text:p>-0.877913731664615</text:p>
          </table:table-cell>
          <table:table-cell office:value-type="float" office:value="0.813142492804572" calcext:value-type="float">
            <text:p>0.813142492804572</text:p>
          </table:table-cell>
          <table:table-cell office:value-type="float" office:value="-1.69105622446919" calcext:value-type="float">
            <text:p>-1.69105622446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23</text:p>
          </table:table-cell>
          <table:table-cell office:value-type="float" office:value="24.799999" calcext:value-type="float">
            <text:p>24.799999</text:p>
          </table:table-cell>
          <table:table-cell office:value-type="float" office:value="25.530001" calcext:value-type="float">
            <text:p>25.530001</text:p>
          </table:table-cell>
          <table:table-cell office:value-type="float" office:value="24.77" calcext:value-type="float">
            <text:p>24.77</text:p>
          </table:table-cell>
          <table:table-cell office:value-type="float" office:value="25.059999" calcext:value-type="float">
            <text:p>25.059999</text:p>
          </table:table-cell>
          <table:table-cell office:value-type="float" office:value="37663100" calcext:value-type="float">
            <text:p>37663100</text:p>
          </table:table-cell>
          <table:table-cell office:value-type="float" office:value="25.059999" calcext:value-type="float">
            <text:p>25.059999</text:p>
          </table:table-cell>
          <table:table-cell office:value-type="float" office:value="-1.22613463200777" calcext:value-type="float">
            <text:p>-1.22613463200777</text:p>
          </table:table-cell>
          <table:table-cell office:value-type="float" office:value="0.534197157133223" calcext:value-type="float">
            <text:p>0.534197157133223</text:p>
          </table:table-cell>
          <table:table-cell office:value-type="float" office:value="-1.76033178914099" calcext:value-type="float">
            <text:p>-1.760331789140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2013-05-24</text:p>
          </table:table-cell>
          <table:table-cell table:number-columns-repeated="2" office:value-type="float" office:value="24.969999" calcext:value-type="float">
            <text:p>24.969999</text:p>
          </table:table-cell>
          <table:table-cell office:value-type="float" office:value="24.08" calcext:value-type="float">
            <text:p>24.08</text:p>
          </table:table-cell>
          <table:table-cell office:value-type="float" office:value="24.309999" calcext:value-type="float">
            <text:p>24.309999</text:p>
          </table:table-cell>
          <table:table-cell office:value-type="float" office:value="58727900" calcext:value-type="float">
            <text:p>58727900</text:p>
          </table:table-cell>
          <table:table-cell office:value-type="float" office:value="24.309999" calcext:value-type="float">
            <text:p>24.309999</text:p>
          </table:table-cell>
          <table:table-cell office:value-type="float" office:value="-1.91059728675806" calcext:value-type="float">
            <text:p>-1.91059728675806</text:p>
          </table:table-cell>
          <table:table-cell office:value-type="float" office:value="0.146675884314371" calcext:value-type="float">
            <text:p>0.146675884314371</text:p>
          </table:table-cell>
          <table:table-cell office:value-type="float" office:value="-2.05727317107244" calcext:value-type="float">
            <text:p>-2.05727317107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02</text:p>
          </table:table-cell>
          <table:table-cell office:value-type="float" office:value="719.421247" calcext:value-type="float">
            <text:p>719.421247</text:p>
          </table:table-cell>
          <table:table-cell office:value-type="float" office:value="727.001263" calcext:value-type="float">
            <text:p>727.001263</text:p>
          </table:table-cell>
          <table:table-cell office:value-type="float" office:value="716.551211" calcext:value-type="float">
            <text:p>716.551211</text:p>
          </table:table-cell>
          <table:table-cell office:value-type="float" office:value="723.25123" calcext:value-type="float">
            <text:p>723.25123</text:p>
          </table:table-cell>
          <table:table-cell office:value-type="float" office:value="5101500" calcext:value-type="float">
            <text:p>5101500</text:p>
          </table:table-cell>
          <table:table-cell office:value-type="float" office:value="361.264351" calcext:value-type="float">
            <text:p>361.26435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03</text:p>
          </table:table-cell>
          <table:table-cell office:value-type="float" office:value="724.931273" calcext:value-type="float">
            <text:p>724.931273</text:p>
          </table:table-cell>
          <table:table-cell office:value-type="float" office:value="731.931241" calcext:value-type="float">
            <text:p>731.931241</text:p>
          </table:table-cell>
          <table:table-cell office:value-type="float" office:value="720.721209" calcext:value-type="float">
            <text:p>720.721209</text:p>
          </table:table-cell>
          <table:table-cell office:value-type="float" office:value="723.671256" calcext:value-type="float">
            <text:p>723.671256</text:p>
          </table:table-cell>
          <table:table-cell office:value-type="float" office:value="4653700" calcext:value-type="float">
            <text:p>4653700</text:p>
          </table:table-cell>
          <table:table-cell office:value-type="float" office:value="361.474154" calcext:value-type="float">
            <text:p>361.47415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04</text:p>
          </table:table-cell>
          <table:table-cell office:value-type="float" office:value="729.341243" calcext:value-type="float">
            <text:p>729.341243</text:p>
          </table:table-cell>
          <table:table-cell office:value-type="float" office:value="741.471277" calcext:value-type="float">
            <text:p>741.471277</text:p>
          </table:table-cell>
          <table:table-cell office:value-type="float" office:value="727.681232" calcext:value-type="float">
            <text:p>727.681232</text:p>
          </table:table-cell>
          <table:table-cell office:value-type="float" office:value="737.971262" calcext:value-type="float">
            <text:p>737.971262</text:p>
          </table:table-cell>
          <table:table-cell office:value-type="float" office:value="5547600" calcext:value-type="float">
            <text:p>5547600</text:p>
          </table:table-cell>
          <table:table-cell office:value-type="float" office:value="368.617014" calcext:value-type="float">
            <text:p>368.61701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07</text:p>
          </table:table-cell>
          <table:table-cell office:value-type="float" office:value="735.451289" calcext:value-type="float">
            <text:p>735.451289</text:p>
          </table:table-cell>
          <table:table-cell office:value-type="float" office:value="739.381254" calcext:value-type="float">
            <text:p>739.381254</text:p>
          </table:table-cell>
          <table:table-cell office:value-type="float" office:value="730.581227" calcext:value-type="float">
            <text:p>730.581227</text:p>
          </table:table-cell>
          <table:table-cell office:value-type="float" office:value="734.751286" calcext:value-type="float">
            <text:p>734.751286</text:p>
          </table:table-cell>
          <table:table-cell office:value-type="float" office:value="3323800" calcext:value-type="float">
            <text:p>3323800</text:p>
          </table:table-cell>
          <table:table-cell office:value-type="float" office:value="367.008634" calcext:value-type="float">
            <text:p>367.00863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08</text:p>
          </table:table-cell>
          <table:table-cell office:value-type="float" office:value="735.541286" calcext:value-type="float">
            <text:p>735.541286</text:p>
          </table:table-cell>
          <table:table-cell office:value-type="float" office:value="736.301266" calcext:value-type="float">
            <text:p>736.301266</text:p>
          </table:table-cell>
          <table:table-cell office:value-type="float" office:value="724.431236" calcext:value-type="float">
            <text:p>724.431236</text:p>
          </table:table-cell>
          <table:table-cell office:value-type="float" office:value="733.301227" calcext:value-type="float">
            <text:p>733.301227</text:p>
          </table:table-cell>
          <table:table-cell office:value-type="float" office:value="3364700" calcext:value-type="float">
            <text:p>3364700</text:p>
          </table:table-cell>
          <table:table-cell office:value-type="float" office:value="366.284329" calcext:value-type="float">
            <text:p>366.28432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09</text:p>
          </table:table-cell>
          <table:table-cell office:value-type="float" office:value="732.271256" calcext:value-type="float">
            <text:p>732.271256</text:p>
          </table:table-cell>
          <table:table-cell office:value-type="float" office:value="738.351283" calcext:value-type="float">
            <text:p>738.351283</text:p>
          </table:table-cell>
          <table:table-cell office:value-type="float" office:value="728.601234" calcext:value-type="float">
            <text:p>728.601234</text:p>
          </table:table-cell>
          <table:table-cell office:value-type="float" office:value="738.121237" calcext:value-type="float">
            <text:p>738.121237</text:p>
          </table:table-cell>
          <table:table-cell office:value-type="float" office:value="4064500" calcext:value-type="float">
            <text:p>4064500</text:p>
          </table:table-cell>
          <table:table-cell office:value-type="float" office:value="368.691926" calcext:value-type="float">
            <text:p>368.69192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10</text:p>
          </table:table-cell>
          <table:table-cell office:value-type="float" office:value="742.831277" calcext:value-type="float">
            <text:p>742.831277</text:p>
          </table:table-cell>
          <table:table-cell office:value-type="float" office:value="745.001249" calcext:value-type="float">
            <text:p>745.001249</text:p>
          </table:table-cell>
          <table:table-cell office:value-type="float" office:value="733.501254" calcext:value-type="float">
            <text:p>733.501254</text:p>
          </table:table-cell>
          <table:table-cell office:value-type="float" office:value="741.481263" calcext:value-type="float">
            <text:p>741.481263</text:p>
          </table:table-cell>
          <table:table-cell office:value-type="float" office:value="3685000" calcext:value-type="float">
            <text:p>3685000</text:p>
          </table:table-cell>
          <table:table-cell office:value-type="float" office:value="370.370261" calcext:value-type="float">
            <text:p>370.3702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11</text:p>
          </table:table-cell>
          <table:table-cell office:value-type="float" office:value="742.001272" calcext:value-type="float">
            <text:p>742.001272</text:p>
          </table:table-cell>
          <table:table-cell office:value-type="float" office:value="742.431284" calcext:value-type="float">
            <text:p>742.431284</text:p>
          </table:table-cell>
          <table:table-cell office:value-type="float" office:value="736.301266" calcext:value-type="float">
            <text:p>736.301266</text:p>
          </table:table-cell>
          <table:table-cell office:value-type="float" office:value="739.99126" calcext:value-type="float">
            <text:p>739.99126</text:p>
          </table:table-cell>
          <table:table-cell office:value-type="float" office:value="2579900" calcext:value-type="float">
            <text:p>2579900</text:p>
          </table:table-cell>
          <table:table-cell office:value-type="float" office:value="369.626004" calcext:value-type="float">
            <text:p>369.62600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14</text:p>
          </table:table-cell>
          <table:table-cell office:value-type="float" office:value="737.001269" calcext:value-type="float">
            <text:p>737.001269</text:p>
          </table:table-cell>
          <table:table-cell office:value-type="float" office:value="742.201299" calcext:value-type="float">
            <text:p>742.201299</text:p>
          </table:table-cell>
          <table:table-cell office:value-type="float" office:value="722.351261" calcext:value-type="float">
            <text:p>722.351261</text:p>
          </table:table-cell>
          <table:table-cell office:value-type="float" office:value="723.25123" calcext:value-type="float">
            <text:p>723.25123</text:p>
          </table:table-cell>
          <table:table-cell office:value-type="float" office:value="5749200" calcext:value-type="float">
            <text:p>5749200</text:p>
          </table:table-cell>
          <table:table-cell office:value-type="float" office:value="361.264351" calcext:value-type="float">
            <text:p>361.26435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15</text:p>
          </table:table-cell>
          <table:table-cell office:value-type="float" office:value="719.33125" calcext:value-type="float">
            <text:p>719.33125</text:p>
          </table:table-cell>
          <table:table-cell office:value-type="float" office:value="735.001243" calcext:value-type="float">
            <text:p>735.001243</text:p>
          </table:table-cell>
          <table:table-cell office:value-type="float" office:value="712.101236" calcext:value-type="float">
            <text:p>712.101236</text:p>
          </table:table-cell>
          <table:table-cell office:value-type="float" office:value="724.931273" calcext:value-type="float">
            <text:p>724.931273</text:p>
          </table:table-cell>
          <table:table-cell office:value-type="float" office:value="7884700" calcext:value-type="float">
            <text:p>7884700</text:p>
          </table:table-cell>
          <table:table-cell office:value-type="float" office:value="362.103533" calcext:value-type="float">
            <text:p>362.10353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16</text:p>
          </table:table-cell>
          <table:table-cell office:value-type="float" office:value="722.401253" calcext:value-type="float">
            <text:p>722.401253</text:p>
          </table:table-cell>
          <table:table-cell office:value-type="float" office:value="724.341239" calcext:value-type="float">
            <text:p>724.341239</text:p>
          </table:table-cell>
          <table:table-cell office:value-type="float" office:value="713.67125" calcext:value-type="float">
            <text:p>713.67125</text:p>
          </table:table-cell>
          <table:table-cell office:value-type="float" office:value="715.191211" calcext:value-type="float">
            <text:p>715.191211</text:p>
          </table:table-cell>
          <table:table-cell office:value-type="float" office:value="4061900" calcext:value-type="float">
            <text:p>4061900</text:p>
          </table:table-cell>
          <table:table-cell office:value-type="float" office:value="357.238367" calcext:value-type="float">
            <text:p>357.23836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17</text:p>
          </table:table-cell>
          <table:table-cell office:value-type="float" office:value="717.711246" calcext:value-type="float">
            <text:p>717.711246</text:p>
          </table:table-cell>
          <table:table-cell office:value-type="float" office:value="719.641246" calcext:value-type="float">
            <text:p>719.641246</text:p>
          </table:table-cell>
          <table:table-cell office:value-type="float" office:value="711.021213" calcext:value-type="float">
            <text:p>711.021213</text:p>
          </table:table-cell>
          <table:table-cell office:value-type="float" office:value="711.321223" calcext:value-type="float">
            <text:p>711.321223</text:p>
          </table:table-cell>
          <table:table-cell office:value-type="float" office:value="4439500" calcext:value-type="float">
            <text:p>4439500</text:p>
          </table:table-cell>
          <table:table-cell office:value-type="float" office:value="355.305306" calcext:value-type="float">
            <text:p>355.30530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18</text:p>
          </table:table-cell>
          <table:table-cell office:value-type="float" office:value="710.361215" calcext:value-type="float">
            <text:p>710.361215</text:p>
          </table:table-cell>
          <table:table-cell office:value-type="float" office:value="712.77122" calcext:value-type="float">
            <text:p>712.77122</text:p>
          </table:table-cell>
          <table:table-cell office:value-type="float" office:value="701.331203" calcext:value-type="float">
            <text:p>701.331203</text:p>
          </table:table-cell>
          <table:table-cell office:value-type="float" office:value="704.511235" calcext:value-type="float">
            <text:p>704.511235</text:p>
          </table:table-cell>
          <table:table-cell office:value-type="float" office:value="6477700" calcext:value-type="float">
            <text:p>6477700</text:p>
          </table:table-cell>
          <table:table-cell office:value-type="float" office:value="351.903714" calcext:value-type="float">
            <text:p>351.90371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22</text:p>
          </table:table-cell>
          <table:table-cell office:value-type="float" office:value="704.661209" calcext:value-type="float">
            <text:p>704.661209</text:p>
          </table:table-cell>
          <table:table-cell office:value-type="float" office:value="705.341179" calcext:value-type="float">
            <text:p>705.341179</text:p>
          </table:table-cell>
          <table:table-cell office:value-type="float" office:value="695.521167" calcext:value-type="float">
            <text:p>695.521167</text:p>
          </table:table-cell>
          <table:table-cell office:value-type="float" office:value="702.871197" calcext:value-type="float">
            <text:p>702.871197</text:p>
          </table:table-cell>
          <table:table-cell office:value-type="float" office:value="7613100" calcext:value-type="float">
            <text:p>7613100</text:p>
          </table:table-cell>
          <table:table-cell office:value-type="float" office:value="351.084514" calcext:value-type="float">
            <text:p>351.08451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23</text:p>
          </table:table-cell>
          <table:table-cell office:value-type="float" office:value="735.99127" calcext:value-type="float">
            <text:p>735.99127</text:p>
          </table:table-cell>
          <table:table-cell office:value-type="float" office:value="749.001301" calcext:value-type="float">
            <text:p>749.001301</text:p>
          </table:table-cell>
          <table:table-cell office:value-type="float" office:value="735.791243" calcext:value-type="float">
            <text:p>735.791243</text:p>
          </table:table-cell>
          <table:table-cell office:value-type="float" office:value="741.501296" calcext:value-type="float">
            <text:p>741.501296</text:p>
          </table:table-cell>
          <table:table-cell office:value-type="float" office:value="11862400" calcext:value-type="float">
            <text:p>11862400</text:p>
          </table:table-cell>
          <table:table-cell office:value-type="float" office:value="370.380268" calcext:value-type="float">
            <text:p>370.38026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24</text:p>
          </table:table-cell>
          <table:table-cell office:value-type="float" office:value="741.241291" calcext:value-type="float">
            <text:p>741.241291</text:p>
          </table:table-cell>
          <table:table-cell office:value-type="float" office:value="756.831273" calcext:value-type="float">
            <text:p>756.831273</text:p>
          </table:table-cell>
          <table:table-cell office:value-type="float" office:value="740.511269" calcext:value-type="float">
            <text:p>740.511269</text:p>
          </table:table-cell>
          <table:table-cell office:value-type="float" office:value="754.211317" calcext:value-type="float">
            <text:p>754.211317</text:p>
          </table:table-cell>
          <table:table-cell office:value-type="float" office:value="6790600" calcext:value-type="float">
            <text:p>6790600</text:p>
          </table:table-cell>
          <table:table-cell office:value-type="float" office:value="376.728929" calcext:value-type="float">
            <text:p>376.72892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25</text:p>
          </table:table-cell>
          <table:table-cell office:value-type="float" office:value="750.77128" calcext:value-type="float">
            <text:p>750.77128</text:p>
          </table:table-cell>
          <table:table-cell office:value-type="float" office:value="758.481297" calcext:value-type="float">
            <text:p>758.481297</text:p>
          </table:table-cell>
          <table:table-cell office:value-type="float" office:value="750.251271" calcext:value-type="float">
            <text:p>750.251271</text:p>
          </table:table-cell>
          <table:table-cell office:value-type="float" office:value="753.671274" calcext:value-type="float">
            <text:p>753.671274</text:p>
          </table:table-cell>
          <table:table-cell office:value-type="float" office:value="4468400" calcext:value-type="float">
            <text:p>4468400</text:p>
          </table:table-cell>
          <table:table-cell office:value-type="float" office:value="376.459178" calcext:value-type="float">
            <text:p>376.45917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28</text:p>
          </table:table-cell>
          <table:table-cell office:value-type="float" office:value="751.761307" calcext:value-type="float">
            <text:p>751.761307</text:p>
          </table:table-cell>
          <table:table-cell office:value-type="float" office:value="755.601275" calcext:value-type="float">
            <text:p>755.601275</text:p>
          </table:table-cell>
          <table:table-cell office:value-type="float" office:value="747.891257" calcext:value-type="float">
            <text:p>747.891257</text:p>
          </table:table-cell>
          <table:table-cell office:value-type="float" office:value="750.731274" calcext:value-type="float">
            <text:p>750.731274</text:p>
          </table:table-cell>
          <table:table-cell office:value-type="float" office:value="3266300" calcext:value-type="float">
            <text:p>3266300</text:p>
          </table:table-cell>
          <table:table-cell office:value-type="float" office:value="374.990647" calcext:value-type="float">
            <text:p>374.99064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29</text:p>
          </table:table-cell>
          <table:table-cell office:value-type="float" office:value="746.751256" calcext:value-type="float">
            <text:p>746.751256</text:p>
          </table:table-cell>
          <table:table-cell office:value-type="float" office:value="756.951289" calcext:value-type="float">
            <text:p>756.951289</text:p>
          </table:table-cell>
          <table:table-cell office:value-type="float" office:value="746.541304" calcext:value-type="float">
            <text:p>746.541304</text:p>
          </table:table-cell>
          <table:table-cell office:value-type="float" office:value="753.681322" calcext:value-type="float">
            <text:p>753.681322</text:p>
          </table:table-cell>
          <table:table-cell office:value-type="float" office:value="3507200" calcext:value-type="float">
            <text:p>3507200</text:p>
          </table:table-cell>
          <table:table-cell office:value-type="float" office:value="376.464197" calcext:value-type="float">
            <text:p>376.46419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30</text:p>
          </table:table-cell>
          <table:table-cell office:value-type="float" office:value="753.741299" calcext:value-type="float">
            <text:p>753.741299</text:p>
          </table:table-cell>
          <table:table-cell office:value-type="float" office:value="760.95128" calcext:value-type="float">
            <text:p>760.95128</text:p>
          </table:table-cell>
          <table:table-cell office:value-type="float" office:value="752.911294" calcext:value-type="float">
            <text:p>752.911294</text:p>
          </table:table-cell>
          <table:table-cell office:value-type="float" office:value="753.831296" calcext:value-type="float">
            <text:p>753.831296</text:p>
          </table:table-cell>
          <table:table-cell office:value-type="float" office:value="3478900" calcext:value-type="float">
            <text:p>3478900</text:p>
          </table:table-cell>
          <table:table-cell office:value-type="float" office:value="376.539109" calcext:value-type="float">
            <text:p>376.53910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1-31</text:p>
          </table:table-cell>
          <table:table-cell office:value-type="float" office:value="750.511275" calcext:value-type="float">
            <text:p>750.511275</text:p>
          </table:table-cell>
          <table:table-cell office:value-type="float" office:value="757.621273" calcext:value-type="float">
            <text:p>757.621273</text:p>
          </table:table-cell>
          <table:table-cell office:value-type="float" office:value="750.251271" calcext:value-type="float">
            <text:p>750.251271</text:p>
          </table:table-cell>
          <table:table-cell office:value-type="float" office:value="755.691272" calcext:value-type="float">
            <text:p>755.691272</text:p>
          </table:table-cell>
          <table:table-cell office:value-type="float" office:value="3280500" calcext:value-type="float">
            <text:p>3280500</text:p>
          </table:table-cell>
          <table:table-cell office:value-type="float" office:value="377.468168" calcext:value-type="float">
            <text:p>377.46816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01</text:p>
          </table:table-cell>
          <table:table-cell office:value-type="float" office:value="758.201321" calcext:value-type="float">
            <text:p>758.201321</text:p>
          </table:table-cell>
          <table:table-cell office:value-type="float" office:value="776.601361" calcext:value-type="float">
            <text:p>776.601361</text:p>
          </table:table-cell>
          <table:table-cell office:value-type="float" office:value="758.101277" calcext:value-type="float">
            <text:p>758.101277</text:p>
          </table:table-cell>
          <table:table-cell office:value-type="float" office:value="775.601349" calcext:value-type="float">
            <text:p>775.601349</text:p>
          </table:table-cell>
          <table:table-cell office:value-type="float" office:value="7520100" calcext:value-type="float">
            <text:p>7520100</text:p>
          </table:table-cell>
          <table:table-cell office:value-type="float" office:value="387.413261" calcext:value-type="float">
            <text:p>387.4132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04</text:p>
          </table:table-cell>
          <table:table-cell office:value-type="float" office:value="767.691304" calcext:value-type="float">
            <text:p>767.691304</text:p>
          </table:table-cell>
          <table:table-cell office:value-type="float" office:value="770.471343" calcext:value-type="float">
            <text:p>770.471343</text:p>
          </table:table-cell>
          <table:table-cell office:value-type="float" office:value="758.271284" calcext:value-type="float">
            <text:p>758.271284</text:p>
          </table:table-cell>
          <table:table-cell office:value-type="float" office:value="759.021279" calcext:value-type="float">
            <text:p>759.021279</text:p>
          </table:table-cell>
          <table:table-cell office:value-type="float" office:value="6103700" calcext:value-type="float">
            <text:p>6103700</text:p>
          </table:table-cell>
          <table:table-cell office:value-type="float" office:value="379.131508" calcext:value-type="float">
            <text:p>379.13150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05</text:p>
          </table:table-cell>
          <table:table-cell office:value-type="float" office:value="761.131335" calcext:value-type="float">
            <text:p>761.131335</text:p>
          </table:table-cell>
          <table:table-cell office:value-type="float" office:value="771.111307" calcext:value-type="float">
            <text:p>771.111307</text:p>
          </table:table-cell>
          <table:table-cell office:value-type="float" office:value="759.471324" calcext:value-type="float">
            <text:p>759.471324</text:p>
          </table:table-cell>
          <table:table-cell office:value-type="float" office:value="765.741331" calcext:value-type="float">
            <text:p>765.741331</text:p>
          </table:table-cell>
          <table:table-cell office:value-type="float" office:value="3755300" calcext:value-type="float">
            <text:p>3755300</text:p>
          </table:table-cell>
          <table:table-cell office:value-type="float" office:value="382.488177" calcext:value-type="float">
            <text:p>382.48817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06</text:p>
          </table:table-cell>
          <table:table-cell office:value-type="float" office:value="759.071331" calcext:value-type="float">
            <text:p>759.071331</text:p>
          </table:table-cell>
          <table:table-cell office:value-type="float" office:value="772.961297" calcext:value-type="float">
            <text:p>772.961297</text:p>
          </table:table-cell>
          <table:table-cell office:value-type="float" office:value="758.501331" calcext:value-type="float">
            <text:p>758.501331</text:p>
          </table:table-cell>
          <table:table-cell office:value-type="float" office:value="770.171333" calcext:value-type="float">
            <text:p>770.171333</text:p>
          </table:table-cell>
          <table:table-cell office:value-type="float" office:value="4171700" calcext:value-type="float">
            <text:p>4171700</text:p>
          </table:table-cell>
          <table:table-cell office:value-type="float" office:value="384.700966" calcext:value-type="float">
            <text:p>384.70096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07</text:p>
          </table:table-cell>
          <table:table-cell office:value-type="float" office:value="769.701316" calcext:value-type="float">
            <text:p>769.701316</text:p>
          </table:table-cell>
          <table:table-cell office:value-type="float" office:value="778.811339" calcext:value-type="float">
            <text:p>778.811339</text:p>
          </table:table-cell>
          <table:table-cell office:value-type="float" office:value="765.501298" calcext:value-type="float">
            <text:p>765.501298</text:p>
          </table:table-cell>
          <table:table-cell office:value-type="float" office:value="773.951324" calcext:value-type="float">
            <text:p>773.951324</text:p>
          </table:table-cell>
          <table:table-cell office:value-type="float" office:value="5701600" calcext:value-type="float">
            <text:p>5701600</text:p>
          </table:table-cell>
          <table:table-cell office:value-type="float" office:value="386.589073" calcext:value-type="float">
            <text:p>386.589073</text:p>
          </table:table-cell>
          <table:table-cell office:value-type="float" office:value="2.44598453046356" calcext:value-type="float">
            <text:p>2.4459845304635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08</text:p>
          </table:table-cell>
          <table:table-cell office:value-type="float" office:value="780.131334" calcext:value-type="float">
            <text:p>780.131334</text:p>
          </table:table-cell>
          <table:table-cell office:value-type="float" office:value="786.671331" calcext:value-type="float">
            <text:p>786.671331</text:p>
          </table:table-cell>
          <table:table-cell office:value-type="float" office:value="779.561333" calcext:value-type="float">
            <text:p>779.561333</text:p>
          </table:table-cell>
          <table:table-cell office:value-type="float" office:value="785.371369" calcext:value-type="float">
            <text:p>785.371369</text:p>
          </table:table-cell>
          <table:table-cell office:value-type="float" office:value="6062700" calcext:value-type="float">
            <text:p>6062700</text:p>
          </table:table-cell>
          <table:table-cell office:value-type="float" office:value="392.293391" calcext:value-type="float">
            <text:p>392.293391</text:p>
          </table:table-cell>
          <table:table-cell office:value-type="float" office:value="2.6085355233874" calcext:value-type="float">
            <text:p>2.608535523387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11</text:p>
          </table:table-cell>
          <table:table-cell office:value-type="float" office:value="778.40136" calcext:value-type="float">
            <text:p>778.40136</text:p>
          </table:table-cell>
          <table:table-cell office:value-type="float" office:value="783.00137" calcext:value-type="float">
            <text:p>783.00137</text:p>
          </table:table-cell>
          <table:table-cell office:value-type="float" office:value="773.751297" calcext:value-type="float">
            <text:p>773.751297</text:p>
          </table:table-cell>
          <table:table-cell office:value-type="float" office:value="782.421322" calcext:value-type="float">
            <text:p>782.421322</text:p>
          </table:table-cell>
          <table:table-cell office:value-type="float" office:value="4351800" calcext:value-type="float">
            <text:p>4351800</text:p>
          </table:table-cell>
          <table:table-cell office:value-type="float" office:value="390.819841" calcext:value-type="float">
            <text:p>390.819841</text:p>
          </table:table-cell>
          <table:table-cell office:value-type="float" office:value="2.61286448414264" calcext:value-type="float">
            <text:p>2.6128644841426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12</text:p>
          </table:table-cell>
          <table:table-cell office:value-type="float" office:value="781.751339" calcext:value-type="float">
            <text:p>781.751339</text:p>
          </table:table-cell>
          <table:table-cell office:value-type="float" office:value="787.901329" calcext:value-type="float">
            <text:p>787.901329</text:p>
          </table:table-cell>
          <table:table-cell office:value-type="float" office:value="779.371354" calcext:value-type="float">
            <text:p>779.371354</text:p>
          </table:table-cell>
          <table:table-cell office:value-type="float" office:value="780.701335" calcext:value-type="float">
            <text:p>780.701335</text:p>
          </table:table-cell>
          <table:table-cell office:value-type="float" office:value="3731900" calcext:value-type="float">
            <text:p>3731900</text:p>
          </table:table-cell>
          <table:table-cell office:value-type="float" office:value="389.960707" calcext:value-type="float">
            <text:p>389.960707</text:p>
          </table:table-cell>
          <table:table-cell office:value-type="float" office:value="2.68863181959453" calcext:value-type="float">
            <text:p>2.6886318195945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13</text:p>
          </table:table-cell>
          <table:table-cell office:value-type="float" office:value="780.131334" calcext:value-type="float">
            <text:p>780.131334</text:p>
          </table:table-cell>
          <table:table-cell office:value-type="float" office:value="785.351336" calcext:value-type="float">
            <text:p>785.351336</text:p>
          </table:table-cell>
          <table:table-cell office:value-type="float" office:value="779.971312" calcext:value-type="float">
            <text:p>779.971312</text:p>
          </table:table-cell>
          <table:table-cell office:value-type="float" office:value="782.861321" calcext:value-type="float">
            <text:p>782.861321</text:p>
          </table:table-cell>
          <table:table-cell office:value-type="float" office:value="2405200" calcext:value-type="float">
            <text:p>2405200</text:p>
          </table:table-cell>
          <table:table-cell office:value-type="float" office:value="391.039621" calcext:value-type="float">
            <text:p>391.039621</text:p>
          </table:table-cell>
          <table:table-cell office:value-type="float" office:value="2.79241854396319" calcext:value-type="float">
            <text:p>2.7924185439631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14</text:p>
          </table:table-cell>
          <table:table-cell office:value-type="float" office:value="779.731341" calcext:value-type="float">
            <text:p>779.731341</text:p>
          </table:table-cell>
          <table:table-cell office:value-type="float" office:value="788.741382" calcext:value-type="float">
            <text:p>788.741382</text:p>
          </table:table-cell>
          <table:table-cell office:value-type="float" office:value="777.771321" calcext:value-type="float">
            <text:p>777.771321</text:p>
          </table:table-cell>
          <table:table-cell office:value-type="float" office:value="787.82138" calcext:value-type="float">
            <text:p>787.82138</text:p>
          </table:table-cell>
          <table:table-cell office:value-type="float" office:value="3483500" calcext:value-type="float">
            <text:p>3483500</text:p>
          </table:table-cell>
          <table:table-cell office:value-type="float" office:value="393.517173" calcext:value-type="float">
            <text:p>393.517173</text:p>
          </table:table-cell>
          <table:table-cell office:value-type="float" office:value="2.88421976201942" calcext:value-type="float">
            <text:p>2.8842197620194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15</text:p>
          </table:table-cell>
          <table:table-cell office:value-type="float" office:value="787.401353" calcext:value-type="float">
            <text:p>787.401353</text:p>
          </table:table-cell>
          <table:table-cell office:value-type="float" office:value="793.261381" calcext:value-type="float">
            <text:p>793.261381</text:p>
          </table:table-cell>
          <table:table-cell office:value-type="float" office:value="787.071324" calcext:value-type="float">
            <text:p>787.071324</text:p>
          </table:table-cell>
          <table:table-cell office:value-type="float" office:value="792.891346" calcext:value-type="float">
            <text:p>792.891346</text:p>
          </table:table-cell>
          <table:table-cell office:value-type="float" office:value="5480000" calcext:value-type="float">
            <text:p>5480000</text:p>
          </table:table-cell>
          <table:table-cell office:value-type="float" office:value="396.049623" calcext:value-type="float">
            <text:p>396.049623</text:p>
          </table:table-cell>
          <table:table-cell office:value-type="float" office:value="3.02862918479097" calcext:value-type="float">
            <text:p>3.0286291847909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19</text:p>
          </table:table-cell>
          <table:table-cell office:value-type="float" office:value="795.991368" calcext:value-type="float">
            <text:p>795.991368</text:p>
          </table:table-cell>
          <table:table-cell office:value-type="float" office:value="807.001373" calcext:value-type="float">
            <text:p>807.001373</text:p>
          </table:table-cell>
          <table:table-cell office:value-type="float" office:value="795.281379" calcext:value-type="float">
            <text:p>795.281379</text:p>
          </table:table-cell>
          <table:table-cell office:value-type="float" office:value="806.851398" calcext:value-type="float">
            <text:p>806.851398</text:p>
          </table:table-cell>
          <table:table-cell office:value-type="float" office:value="5885500" calcext:value-type="float">
            <text:p>5885500</text:p>
          </table:table-cell>
          <table:table-cell office:value-type="float" office:value="403.022676" calcext:value-type="float">
            <text:p>403.022676</text:p>
          </table:table-cell>
          <table:table-cell office:value-type="float" office:value="3.25000147967949" calcext:value-type="float">
            <text:p>3.2500014796794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20</text:p>
          </table:table-cell>
          <table:table-cell office:value-type="float" office:value="805.301357" calcext:value-type="float">
            <text:p>805.301357</text:p>
          </table:table-cell>
          <table:table-cell office:value-type="float" office:value="808.971379" calcext:value-type="float">
            <text:p>808.971379</text:p>
          </table:table-cell>
          <table:table-cell office:value-type="float" office:value="791.79135" calcext:value-type="float">
            <text:p>791.79135</text:p>
          </table:table-cell>
          <table:table-cell office:value-type="float" office:value="792.461334" calcext:value-type="float">
            <text:p>792.461334</text:p>
          </table:table-cell>
          <table:table-cell office:value-type="float" office:value="5549000" calcext:value-type="float">
            <text:p>5549000</text:p>
          </table:table-cell>
          <table:table-cell office:value-type="float" office:value="395.834832" calcext:value-type="float">
            <text:p>395.834832</text:p>
          </table:table-cell>
          <table:table-cell office:value-type="float" office:value="3.16043674503201" calcext:value-type="float">
            <text:p>3.16043674503201</text:p>
          </table:table-cell>
          <table:table-cell office:value-type="float" office:value="2.83019134145258" calcext:value-type="float">
            <text:p>2.83019134145258</text:p>
          </table:table-cell>
          <table:table-cell office:value-type="float" office:value="0.330245403579433" calcext:value-type="float">
            <text:p>0.330245403579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21</text:p>
          </table:table-cell>
          <table:table-cell office:value-type="float" office:value="798.001379" calcext:value-type="float">
            <text:p>798.001379</text:p>
          </table:table-cell>
          <table:table-cell office:value-type="float" office:value="805.451392" calcext:value-type="float">
            <text:p>805.451392</text:p>
          </table:table-cell>
          <table:table-cell office:value-type="float" office:value="791.22135" calcext:value-type="float">
            <text:p>791.22135</text:p>
          </table:table-cell>
          <table:table-cell office:value-type="float" office:value="795.531336" calcext:value-type="float">
            <text:p>795.531336</text:p>
          </table:table-cell>
          <table:table-cell office:value-type="float" office:value="7039000" calcext:value-type="float">
            <text:p>7039000</text:p>
          </table:table-cell>
          <table:table-cell office:value-type="float" office:value="397.3683" calcext:value-type="float">
            <text:p>397.3683</text:p>
          </table:table-cell>
          <table:table-cell office:value-type="float" office:value="3.18340000585564" calcext:value-type="float">
            <text:p>3.18340000585564</text:p>
          </table:table-cell>
          <table:table-cell office:value-type="float" office:value="2.91212639427392" calcext:value-type="float">
            <text:p>2.91212639427392</text:p>
          </table:table-cell>
          <table:table-cell office:value-type="float" office:value="0.271273611581718" calcext:value-type="float">
            <text:p>0.2712736115817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22</text:p>
          </table:table-cell>
          <table:table-cell office:value-type="float" office:value="799.261397" calcext:value-type="float">
            <text:p>799.261397</text:p>
          </table:table-cell>
          <table:table-cell office:value-type="float" office:value="801.251375" calcext:value-type="float">
            <text:p>801.251375</text:p>
          </table:table-cell>
          <table:table-cell office:value-type="float" office:value="793.801362" calcext:value-type="float">
            <text:p>793.801362</text:p>
          </table:table-cell>
          <table:table-cell office:value-type="float" office:value="799.711381" calcext:value-type="float">
            <text:p>799.711381</text:p>
          </table:table-cell>
          <table:table-cell office:value-type="float" office:value="4123100" calcext:value-type="float">
            <text:p>4123100</text:p>
          </table:table-cell>
          <table:table-cell office:value-type="float" office:value="399.456234" calcext:value-type="float">
            <text:p>399.456234</text:p>
          </table:table-cell>
          <table:table-cell office:value-type="float" office:value="3.16546961056086" calcext:value-type="float">
            <text:p>3.16546961056086</text:p>
          </table:table-cell>
          <table:table-cell office:value-type="float" office:value="2.97400795951542" calcext:value-type="float">
            <text:p>2.97400795951542</text:p>
          </table:table-cell>
          <table:table-cell office:value-type="float" office:value="0.191461651045438" calcext:value-type="float">
            <text:p>0.191461651045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25</text:p>
          </table:table-cell>
          <table:table-cell office:value-type="float" office:value="802.301379" calcext:value-type="float">
            <text:p>802.301379</text:p>
          </table:table-cell>
          <table:table-cell office:value-type="float" office:value="808.411364" calcext:value-type="float">
            <text:p>808.411364</text:p>
          </table:table-cell>
          <table:table-cell office:value-type="float" office:value="790.491327" calcext:value-type="float">
            <text:p>790.491327</text:p>
          </table:table-cell>
          <table:table-cell office:value-type="float" office:value="790.771365" calcext:value-type="float">
            <text:p>790.771365</text:p>
          </table:table-cell>
          <table:table-cell office:value-type="float" office:value="4625000" calcext:value-type="float">
            <text:p>4625000</text:p>
          </table:table-cell>
          <table:table-cell office:value-type="float" office:value="394.990692" calcext:value-type="float">
            <text:p>394.990692</text:p>
          </table:table-cell>
          <table:table-cell office:value-type="float" office:value="2.99813685393799" calcext:value-type="float">
            <text:p>2.99813685393799</text:p>
          </table:table-cell>
          <table:table-cell office:value-type="float" office:value="3.01681600060379" calcext:value-type="float">
            <text:p>3.01681600060379</text:p>
          </table:table-cell>
          <table:table-cell office:value-type="float" office:value="-0.0186791466657965" calcext:value-type="float">
            <text:p>-0.018679146665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26</text:p>
          </table:table-cell>
          <table:table-cell office:value-type="float" office:value="795.001341" calcext:value-type="float">
            <text:p>795.001341</text:p>
          </table:table-cell>
          <table:table-cell office:value-type="float" office:value="795.951362" calcext:value-type="float">
            <text:p>795.951362</text:p>
          </table:table-cell>
          <table:table-cell office:value-type="float" office:value="784.401315" calcext:value-type="float">
            <text:p>784.401315</text:p>
          </table:table-cell>
          <table:table-cell office:value-type="float" office:value="790.13134" calcext:value-type="float">
            <text:p>790.13134</text:p>
          </table:table-cell>
          <table:table-cell office:value-type="float" office:value="4421500" calcext:value-type="float">
            <text:p>4421500</text:p>
          </table:table-cell>
          <table:table-cell office:value-type="float" office:value="394.670999" calcext:value-type="float">
            <text:p>394.670999</text:p>
          </table:table-cell>
          <table:table-cell office:value-type="float" office:value="2.7675868891808" calcext:value-type="float">
            <text:p>2.7675868891808</text:p>
          </table:table-cell>
          <table:table-cell office:value-type="float" office:value="3.02558878611337" calcext:value-type="float">
            <text:p>3.02558878611337</text:p>
          </table:table-cell>
          <table:table-cell office:value-type="float" office:value="-0.258001896932579" calcext:value-type="float">
            <text:p>-0.258001896932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27</text:p>
          </table:table-cell>
          <table:table-cell office:value-type="float" office:value="794.801375" calcext:value-type="float">
            <text:p>794.801375</text:p>
          </table:table-cell>
          <table:table-cell office:value-type="float" office:value="804.75139" calcext:value-type="float">
            <text:p>804.75139</text:p>
          </table:table-cell>
          <table:table-cell office:value-type="float" office:value="791.111381" calcext:value-type="float">
            <text:p>791.111381</text:p>
          </table:table-cell>
          <table:table-cell office:value-type="float" office:value="799.781345" calcext:value-type="float">
            <text:p>799.781345</text:p>
          </table:table-cell>
          <table:table-cell office:value-type="float" office:value="4067300" calcext:value-type="float">
            <text:p>4067300</text:p>
          </table:table-cell>
          <table:table-cell office:value-type="float" office:value="399.491181" calcext:value-type="float">
            <text:p>399.491181</text:p>
          </table:table-cell>
          <table:table-cell office:value-type="float" office:value="2.43578656054908" calcext:value-type="float">
            <text:p>2.43578656054908</text:p>
          </table:table-cell>
          <table:table-cell office:value-type="float" office:value="2.98596301017847" calcext:value-type="float">
            <text:p>2.98596301017847</text:p>
          </table:table-cell>
          <table:table-cell office:value-type="float" office:value="-0.550176449629393" calcext:value-type="float">
            <text:p>-0.5501764496293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2-28</text:p>
          </table:table-cell>
          <table:table-cell office:value-type="float" office:value="801.101401" calcext:value-type="float">
            <text:p>801.101401</text:p>
          </table:table-cell>
          <table:table-cell office:value-type="float" office:value="806.991387" calcext:value-type="float">
            <text:p>806.991387</text:p>
          </table:table-cell>
          <table:table-cell office:value-type="float" office:value="801.031376" calcext:value-type="float">
            <text:p>801.031376</text:p>
          </table:table-cell>
          <table:table-cell office:value-type="float" office:value="801.201384" calcext:value-type="float">
            <text:p>801.201384</text:p>
          </table:table-cell>
          <table:table-cell office:value-type="float" office:value="4548500" calcext:value-type="float">
            <text:p>4548500</text:p>
          </table:table-cell>
          <table:table-cell office:value-type="float" office:value="400.200491" calcext:value-type="float">
            <text:p>400.200491</text:p>
          </table:table-cell>
          <table:table-cell office:value-type="float" office:value="2.13852853468031" calcext:value-type="float">
            <text:p>2.13852853468031</text:p>
          </table:table-cell>
          <table:table-cell office:value-type="float" office:value="2.90310842936302" calcext:value-type="float">
            <text:p>2.90310842936302</text:p>
          </table:table-cell>
          <table:table-cell office:value-type="float" office:value="-0.764579894682709" calcext:value-type="float">
            <text:p>-0.764579894682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01</text:p>
          </table:table-cell>
          <table:table-cell office:value-type="float" office:value="797.801352" calcext:value-type="float">
            <text:p>797.801352</text:p>
          </table:table-cell>
          <table:table-cell office:value-type="float" office:value="807.141361" calcext:value-type="float">
            <text:p>807.141361</text:p>
          </table:table-cell>
          <table:table-cell office:value-type="float" office:value="796.151389" calcext:value-type="float">
            <text:p>796.151389</text:p>
          </table:table-cell>
          <table:table-cell office:value-type="float" office:value="806.191401" calcext:value-type="float">
            <text:p>806.191401</text:p>
          </table:table-cell>
          <table:table-cell office:value-type="float" office:value="4367000" calcext:value-type="float">
            <text:p>4367000</text:p>
          </table:table-cell>
          <table:table-cell office:value-type="float" office:value="402.693007" calcext:value-type="float">
            <text:p>402.693007</text:p>
          </table:table-cell>
          <table:table-cell office:value-type="float" office:value="2.08500184552149" calcext:value-type="float">
            <text:p>2.08500184552149</text:p>
          </table:table-cell>
          <table:table-cell office:value-type="float" office:value="2.79826094722196" calcext:value-type="float">
            <text:p>2.79826094722196</text:p>
          </table:table-cell>
          <table:table-cell office:value-type="float" office:value="-0.713259101700468" calcext:value-type="float">
            <text:p>-0.713259101700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04</text:p>
          </table:table-cell>
          <table:table-cell office:value-type="float" office:value="805.301357" calcext:value-type="float">
            <text:p>805.301357</text:p>
          </table:table-cell>
          <table:table-cell office:value-type="float" office:value="822.841434" calcext:value-type="float">
            <text:p>822.841434</text:p>
          </table:table-cell>
          <table:table-cell office:value-type="float" office:value="805.001408" calcext:value-type="float">
            <text:p>805.001408</text:p>
          </table:table-cell>
          <table:table-cell office:value-type="float" office:value="821.501406" calcext:value-type="float">
            <text:p>821.501406</text:p>
          </table:table-cell>
          <table:table-cell office:value-type="float" office:value="5571900" calcext:value-type="float">
            <text:p>5571900</text:p>
          </table:table-cell>
          <table:table-cell office:value-type="float" office:value="410.340363" calcext:value-type="float">
            <text:p>410.340363</text:p>
          </table:table-cell>
          <table:table-cell office:value-type="float" office:value="2.15892391180617" calcext:value-type="float">
            <text:p>2.15892391180617</text:p>
          </table:table-cell>
          <table:table-cell office:value-type="float" office:value="2.67703010634715" calcext:value-type="float">
            <text:p>2.67703010634715</text:p>
          </table:table-cell>
          <table:table-cell office:value-type="float" office:value="-0.518106194540984" calcext:value-type="float">
            <text:p>-0.518106194540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05</text:p>
          </table:table-cell>
          <table:table-cell office:value-type="float" office:value="828.931447" calcext:value-type="float">
            <text:p>828.931447</text:p>
          </table:table-cell>
          <table:table-cell office:value-type="float" office:value="840.151465" calcext:value-type="float">
            <text:p>840.151465</text:p>
          </table:table-cell>
          <table:table-cell office:value-type="float" office:value="828.901428" calcext:value-type="float">
            <text:p>828.901428</text:p>
          </table:table-cell>
          <table:table-cell office:value-type="float" office:value="838.601424" calcext:value-type="float">
            <text:p>838.601424</text:p>
          </table:table-cell>
          <table:table-cell office:value-type="float" office:value="8118400" calcext:value-type="float">
            <text:p>8118400</text:p>
          </table:table-cell>
          <table:table-cell office:value-type="float" office:value="418.88183" calcext:value-type="float">
            <text:p>418.88183</text:p>
          </table:table-cell>
          <table:table-cell office:value-type="float" office:value="2.27286818757635" calcext:value-type="float">
            <text:p>2.27286818757635</text:p>
          </table:table-cell>
          <table:table-cell office:value-type="float" office:value="2.57841137774096" calcext:value-type="float">
            <text:p>2.57841137774096</text:p>
          </table:table-cell>
          <table:table-cell office:value-type="float" office:value="-0.305543190164616" calcext:value-type="float">
            <text:p>-0.305543190164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06</text:p>
          </table:table-cell>
          <table:table-cell office:value-type="float" office:value="841.031462" calcext:value-type="float">
            <text:p>841.031462</text:p>
          </table:table-cell>
          <table:table-cell office:value-type="float" office:value="844.00142" calcext:value-type="float">
            <text:p>844.00142</text:p>
          </table:table-cell>
          <table:table-cell office:value-type="float" office:value="828.811431" calcext:value-type="float">
            <text:p>828.811431</text:p>
          </table:table-cell>
          <table:table-cell office:value-type="float" office:value="831.381396" calcext:value-type="float">
            <text:p>831.381396</text:p>
          </table:table-cell>
          <table:table-cell office:value-type="float" office:value="5767400" calcext:value-type="float">
            <text:p>5767400</text:p>
          </table:table-cell>
          <table:table-cell office:value-type="float" office:value="415.275422" calcext:value-type="float">
            <text:p>415.275422</text:p>
          </table:table-cell>
          <table:table-cell office:value-type="float" office:value="2.27731788468437" calcext:value-type="float">
            <text:p>2.27731788468437</text:p>
          </table:table-cell>
          <table:table-cell office:value-type="float" office:value="2.47773558649971" calcext:value-type="float">
            <text:p>2.47773558649971</text:p>
          </table:table-cell>
          <table:table-cell office:value-type="float" office:value="-0.200417701815341" calcext:value-type="float">
            <text:p>-0.200417701815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07</text:p>
          </table:table-cell>
          <table:table-cell office:value-type="float" office:value="834.061452" calcext:value-type="float">
            <text:p>834.061452</text:p>
          </table:table-cell>
          <table:table-cell office:value-type="float" office:value="836.621431" calcext:value-type="float">
            <text:p>836.621431</text:p>
          </table:table-cell>
          <table:table-cell office:value-type="float" office:value="829.581397" calcext:value-type="float">
            <text:p>829.581397</text:p>
          </table:table-cell>
          <table:table-cell office:value-type="float" office:value="832.601408" calcext:value-type="float">
            <text:p>832.601408</text:p>
          </table:table-cell>
          <table:table-cell office:value-type="float" office:value="4120700" calcext:value-type="float">
            <text:p>4120700</text:p>
          </table:table-cell>
          <table:table-cell office:value-type="float" office:value="415.884819" calcext:value-type="float">
            <text:p>415.884819</text:p>
          </table:table-cell>
          <table:table-cell office:value-type="float" office:value="2.15615953606074" calcext:value-type="float">
            <text:p>2.15615953606074</text:p>
          </table:table-cell>
          <table:table-cell office:value-type="float" office:value="2.36559002266637" calcext:value-type="float">
            <text:p>2.36559002266637</text:p>
          </table:table-cell>
          <table:table-cell office:value-type="float" office:value="-0.209430486605624" calcext:value-type="float">
            <text:p>-0.209430486605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08</text:p>
          </table:table-cell>
          <table:table-cell office:value-type="float" office:value="834.501451" calcext:value-type="float">
            <text:p>834.501451</text:p>
          </table:table-cell>
          <table:table-cell office:value-type="float" office:value="834.921415" calcext:value-type="float">
            <text:p>834.921415</text:p>
          </table:table-cell>
          <table:table-cell office:value-type="float" office:value="825.051412" calcext:value-type="float">
            <text:p>825.051412</text:p>
          </table:table-cell>
          <table:table-cell office:value-type="float" office:value="831.521445" calcext:value-type="float">
            <text:p>831.521445</text:p>
          </table:table-cell>
          <table:table-cell office:value-type="float" office:value="5845600" calcext:value-type="float">
            <text:p>5845600</text:p>
          </table:table-cell>
          <table:table-cell office:value-type="float" office:value="415.345377" calcext:value-type="float">
            <text:p>415.345377</text:p>
          </table:table-cell>
          <table:table-cell office:value-type="float" office:value="2.18165514965603" calcext:value-type="float">
            <text:p>2.18165514965603</text:p>
          </table:table-cell>
          <table:table-cell office:value-type="float" office:value="2.2748698333017" calcext:value-type="float">
            <text:p>2.2748698333017</text:p>
          </table:table-cell>
          <table:table-cell office:value-type="float" office:value="-0.093214683645678" calcext:value-type="float">
            <text:p>-0.093214683645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11</text:p>
          </table:table-cell>
          <table:table-cell office:value-type="float" office:value="831.691453" calcext:value-type="float">
            <text:p>831.691453</text:p>
          </table:table-cell>
          <table:table-cell office:value-type="float" office:value="839.701419" calcext:value-type="float">
            <text:p>839.701419</text:p>
          </table:table-cell>
          <table:table-cell office:value-type="float" office:value="831.501412" calcext:value-type="float">
            <text:p>831.501412</text:p>
          </table:table-cell>
          <table:table-cell office:value-type="float" office:value="834.821433" calcext:value-type="float">
            <text:p>834.821433</text:p>
          </table:table-cell>
          <table:table-cell office:value-type="float" office:value="3201200" calcext:value-type="float">
            <text:p>3201200</text:p>
          </table:table-cell>
          <table:table-cell office:value-type="float" office:value="416.993723" calcext:value-type="float">
            <text:p>416.993723</text:p>
          </table:table-cell>
          <table:table-cell office:value-type="float" office:value="2.20226351680448" calcext:value-type="float">
            <text:p>2.20226351680448</text:p>
          </table:table-cell>
          <table:table-cell office:value-type="float" office:value="2.21205612525989" calcext:value-type="float">
            <text:p>2.21205612525989</text:p>
          </table:table-cell>
          <table:table-cell office:value-type="float" office:value="-0.00979260845540964" calcext:value-type="float">
            <text:p>-0.009792608455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12</text:p>
          </table:table-cell>
          <table:table-cell office:value-type="float" office:value="830.711412" calcext:value-type="float">
            <text:p>830.711412</text:p>
          </table:table-cell>
          <table:table-cell office:value-type="float" office:value="831.891419" calcext:value-type="float">
            <text:p>831.891419</text:p>
          </table:table-cell>
          <table:table-cell office:value-type="float" office:value="823.671439" calcext:value-type="float">
            <text:p>823.671439</text:p>
          </table:table-cell>
          <table:table-cell office:value-type="float" office:value="827.611391" calcext:value-type="float">
            <text:p>827.611391</text:p>
          </table:table-cell>
          <table:table-cell office:value-type="float" office:value="4031600" calcext:value-type="float">
            <text:p>4031600</text:p>
          </table:table-cell>
          <table:table-cell office:value-type="float" office:value="413.392303" calcext:value-type="float">
            <text:p>413.392303</text:p>
          </table:table-cell>
          <table:table-cell office:value-type="float" office:value="2.23736462801039" calcext:value-type="float">
            <text:p>2.23736462801039</text:p>
          </table:table-cell>
          <table:table-cell office:value-type="float" office:value="2.1900092438667" calcext:value-type="float">
            <text:p>2.1900092438667</text:p>
          </table:table-cell>
          <table:table-cell office:value-type="float" office:value="0.0473553841436827" calcext:value-type="float">
            <text:p>0.0473553841436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13</text:p>
          </table:table-cell>
          <table:table-cell office:value-type="float" office:value="827.901415" calcext:value-type="float">
            <text:p>827.901415</text:p>
          </table:table-cell>
          <table:table-cell office:value-type="float" office:value="830.69144" calcext:value-type="float">
            <text:p>830.69144</text:p>
          </table:table-cell>
          <table:table-cell office:value-type="float" office:value="822.311439" calcext:value-type="float">
            <text:p>822.311439</text:p>
          </table:table-cell>
          <table:table-cell office:value-type="float" office:value="825.311416" calcext:value-type="float">
            <text:p>825.311416</text:p>
          </table:table-cell>
          <table:table-cell office:value-type="float" office:value="3294800" calcext:value-type="float">
            <text:p>3294800</text:p>
          </table:table-cell>
          <table:table-cell office:value-type="float" office:value="412.243465" calcext:value-type="float">
            <text:p>412.243465</text:p>
          </table:table-cell>
          <table:table-cell office:value-type="float" office:value="2.27124565575154" calcext:value-type="float">
            <text:p>2.27124565575154</text:p>
          </table:table-cell>
          <table:table-cell office:value-type="float" office:value="2.2047555906524" calcext:value-type="float">
            <text:p>2.2047555906524</text:p>
          </table:table-cell>
          <table:table-cell office:value-type="float" office:value="0.0664900650991456" calcext:value-type="float">
            <text:p>0.066490065099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14</text:p>
          </table:table-cell>
          <table:table-cell table:number-columns-repeated="2" office:value-type="float" office:value="826.991399" calcext:value-type="float">
            <text:p>826.991399</text:p>
          </table:table-cell>
          <table:table-cell office:value-type="float" office:value="817.391385" calcext:value-type="float">
            <text:p>817.391385</text:p>
          </table:table-cell>
          <table:table-cell office:value-type="float" office:value="821.541411" calcext:value-type="float">
            <text:p>821.541411</text:p>
          </table:table-cell>
          <table:table-cell office:value-type="float" office:value="3314700" calcext:value-type="float">
            <text:p>3314700</text:p>
          </table:table-cell>
          <table:table-cell office:value-type="float" office:value="410.360345" calcext:value-type="float">
            <text:p>410.360345</text:p>
          </table:table-cell>
          <table:table-cell office:value-type="float" office:value="2.32380911898933" calcext:value-type="float">
            <text:p>2.32380911898933</text:p>
          </table:table-cell>
          <table:table-cell office:value-type="float" office:value="2.23128973214882" calcext:value-type="float">
            <text:p>2.23128973214882</text:p>
          </table:table-cell>
          <table:table-cell office:value-type="float" office:value="0.0925193868405065" calcext:value-type="float">
            <text:p>0.0925193868405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15</text:p>
          </table:table-cell>
          <table:table-cell office:value-type="float" office:value="818.501429" calcext:value-type="float">
            <text:p>818.501429</text:p>
          </table:table-cell>
          <table:table-cell office:value-type="float" office:value="820.301427" calcext:value-type="float">
            <text:p>820.301427</text:p>
          </table:table-cell>
          <table:table-cell office:value-type="float" office:value="813.341404" calcext:value-type="float">
            <text:p>813.341404</text:p>
          </table:table-cell>
          <table:table-cell office:value-type="float" office:value="814.301411" calcext:value-type="float">
            <text:p>814.301411</text:p>
          </table:table-cell>
          <table:table-cell office:value-type="float" office:value="6222500" calcext:value-type="float">
            <text:p>6222500</text:p>
          </table:table-cell>
          <table:table-cell office:value-type="float" office:value="406.743962" calcext:value-type="float">
            <text:p>406.743962</text:p>
          </table:table-cell>
          <table:table-cell office:value-type="float" office:value="2.25843039750571" calcext:value-type="float">
            <text:p>2.25843039750571</text:p>
          </table:table-cell>
          <table:table-cell office:value-type="float" office:value="2.24234600833766" calcext:value-type="float">
            <text:p>2.24234600833766</text:p>
          </table:table-cell>
          <table:table-cell office:value-type="float" office:value="0.0160843891680464" calcext:value-type="float">
            <text:p>0.016084389168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18</text:p>
          </table:table-cell>
          <table:table-cell office:value-type="float" office:value="805.001408" calcext:value-type="float">
            <text:p>805.001408</text:p>
          </table:table-cell>
          <table:table-cell office:value-type="float" office:value="812.761417" calcext:value-type="float">
            <text:p>812.761417</text:p>
          </table:table-cell>
          <table:table-cell office:value-type="float" office:value="801.471374" calcext:value-type="float">
            <text:p>801.471374</text:p>
          </table:table-cell>
          <table:table-cell office:value-type="float" office:value="807.791372" calcext:value-type="float">
            <text:p>807.791372</text:p>
          </table:table-cell>
          <table:table-cell office:value-type="float" office:value="3690300" calcext:value-type="float">
            <text:p>3690300</text:p>
          </table:table-cell>
          <table:table-cell office:value-type="float" office:value="403.492194" calcext:value-type="float">
            <text:p>403.492194</text:p>
          </table:table-cell>
          <table:table-cell office:value-type="float" office:value="2.16155546227332" calcext:value-type="float">
            <text:p>2.16155546227332</text:p>
          </table:table-cell>
          <table:table-cell office:value-type="float" office:value="2.22997792774843" calcext:value-type="float">
            <text:p>2.22997792774843</text:p>
          </table:table-cell>
          <table:table-cell office:value-type="float" office:value="-0.0684224654751109" calcext:value-type="float">
            <text:p>-0.068422465475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19</text:p>
          </table:table-cell>
          <table:table-cell office:value-type="float" office:value="811.241395" calcext:value-type="float">
            <text:p>811.241395</text:p>
          </table:table-cell>
          <table:table-cell office:value-type="float" office:value="819.251423" calcext:value-type="float">
            <text:p>819.251423</text:p>
          </table:table-cell>
          <table:table-cell office:value-type="float" office:value="806.451405" calcext:value-type="float">
            <text:p>806.451405</text:p>
          </table:table-cell>
          <table:table-cell office:value-type="float" office:value="811.321406" calcext:value-type="float">
            <text:p>811.321406</text:p>
          </table:table-cell>
          <table:table-cell office:value-type="float" office:value="4212000" calcext:value-type="float">
            <text:p>4212000</text:p>
          </table:table-cell>
          <table:table-cell office:value-type="float" office:value="405.255448" calcext:value-type="float">
            <text:p>405.255448</text:p>
          </table:table-cell>
          <table:table-cell office:value-type="float" office:value="2.08826806012556" calcext:value-type="float">
            <text:p>2.08826806012556</text:p>
          </table:table-cell>
          <table:table-cell office:value-type="float" office:value="2.20897239168634" calcext:value-type="float">
            <text:p>2.20897239168634</text:p>
          </table:table-cell>
          <table:table-cell office:value-type="float" office:value="-0.120704331560781" calcext:value-type="float">
            <text:p>-0.120704331560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20</text:p>
          </table:table-cell>
          <table:table-cell office:value-type="float" office:value="816.831371" calcext:value-type="float">
            <text:p>816.831371</text:p>
          </table:table-cell>
          <table:table-cell office:value-type="float" office:value="817.511402" calcext:value-type="float">
            <text:p>817.511402</text:p>
          </table:table-cell>
          <table:table-cell office:value-type="float" office:value="811.441361" calcext:value-type="float">
            <text:p>811.441361</text:p>
          </table:table-cell>
          <table:table-cell office:value-type="float" office:value="814.71139" calcext:value-type="float">
            <text:p>814.71139</text:p>
          </table:table-cell>
          <table:table-cell office:value-type="float" office:value="2938500" calcext:value-type="float">
            <text:p>2938500</text:p>
          </table:table-cell>
          <table:table-cell office:value-type="float" office:value="406.948746" calcext:value-type="float">
            <text:p>406.948746</text:p>
          </table:table-cell>
          <table:table-cell office:value-type="float" office:value="1.86166996008175" calcext:value-type="float">
            <text:p>1.86166996008175</text:p>
          </table:table-cell>
          <table:table-cell office:value-type="float" office:value="2.17625132768868" calcext:value-type="float">
            <text:p>2.17625132768868</text:p>
          </table:table-cell>
          <table:table-cell office:value-type="float" office:value="-0.314581367606932" calcext:value-type="float">
            <text:p>-0.314581367606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21</text:p>
          </table:table-cell>
          <table:table-cell office:value-type="float" office:value="811.291387" calcext:value-type="float">
            <text:p>811.291387</text:p>
          </table:table-cell>
          <table:table-cell office:value-type="float" office:value="816.921429" calcext:value-type="float">
            <text:p>816.921429</text:p>
          </table:table-cell>
          <table:table-cell office:value-type="float" office:value="809.851376" calcext:value-type="float">
            <text:p>809.851376</text:p>
          </table:table-cell>
          <table:table-cell office:value-type="float" office:value="811.261367" calcext:value-type="float">
            <text:p>811.261367</text:p>
          </table:table-cell>
          <table:table-cell office:value-type="float" office:value="2966200" calcext:value-type="float">
            <text:p>2966200</text:p>
          </table:table-cell>
          <table:table-cell office:value-type="float" office:value="405.225458" calcext:value-type="float">
            <text:p>405.225458</text:p>
          </table:table-cell>
          <table:table-cell office:value-type="float" office:value="1.43279637324478" calcext:value-type="float">
            <text:p>1.43279637324478</text:p>
          </table:table-cell>
          <table:table-cell office:value-type="float" office:value="2.09304479697632" calcext:value-type="float">
            <text:p>2.09304479697632</text:p>
          </table:table-cell>
          <table:table-cell office:value-type="float" office:value="-0.660248423731537" calcext:value-type="float">
            <text:p>-0.6602484237315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22</text:p>
          </table:table-cell>
          <table:table-cell office:value-type="float" office:value="814.74141" calcext:value-type="float">
            <text:p>814.74141</text:p>
          </table:table-cell>
          <table:table-cell office:value-type="float" office:value="815.241385" calcext:value-type="float">
            <text:p>815.241385</text:p>
          </table:table-cell>
          <table:table-cell office:value-type="float" office:value="809.641362" calcext:value-type="float">
            <text:p>809.641362</text:p>
          </table:table-cell>
          <table:table-cell office:value-type="float" office:value="810.311407" calcext:value-type="float">
            <text:p>810.311407</text:p>
          </table:table-cell>
          <table:table-cell office:value-type="float" office:value="2987400" calcext:value-type="float">
            <text:p>2987400</text:p>
          </table:table-cell>
          <table:table-cell office:value-type="float" office:value="404.750953" calcext:value-type="float">
            <text:p>404.750953</text:p>
          </table:table-cell>
          <table:table-cell office:value-type="float" office:value="1.08444460866446" calcext:value-type="float">
            <text:p>1.08444460866446</text:p>
          </table:table-cell>
          <table:table-cell office:value-type="float" office:value="1.96884269607187" calcext:value-type="float">
            <text:p>1.96884269607187</text:p>
          </table:table-cell>
          <table:table-cell office:value-type="float" office:value="-0.884398087407413" calcext:value-type="float">
            <text:p>-0.884398087407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25</text:p>
          </table:table-cell>
          <table:table-cell office:value-type="float" office:value="812.411416" calcext:value-type="float">
            <text:p>812.411416</text:p>
          </table:table-cell>
          <table:table-cell office:value-type="float" office:value="819.23139" calcext:value-type="float">
            <text:p>819.23139</text:p>
          </table:table-cell>
          <table:table-cell office:value-type="float" office:value="806.821379" calcext:value-type="float">
            <text:p>806.821379</text:p>
          </table:table-cell>
          <table:table-cell office:value-type="float" office:value="809.641362" calcext:value-type="float">
            <text:p>809.641362</text:p>
          </table:table-cell>
          <table:table-cell office:value-type="float" office:value="3436800" calcext:value-type="float">
            <text:p>3436800</text:p>
          </table:table-cell>
          <table:table-cell office:value-type="float" office:value="404.416265" calcext:value-type="float">
            <text:p>404.416265</text:p>
          </table:table-cell>
          <table:table-cell office:value-type="float" office:value="0.744462585686745" calcext:value-type="float">
            <text:p>0.744462585686745</text:p>
          </table:table-cell>
          <table:table-cell office:value-type="float" office:value="1.80296469136925" calcext:value-type="float">
            <text:p>1.80296469136925</text:p>
          </table:table-cell>
          <table:table-cell office:value-type="float" office:value="-1.0585021056825" calcext:value-type="float">
            <text:p>-1.0585021056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26</text:p>
          </table:table-cell>
          <table:table-cell office:value-type="float" office:value="813.501426" calcext:value-type="float">
            <text:p>813.501426</text:p>
          </table:table-cell>
          <table:table-cell office:value-type="float" office:value="814.001401" calcext:value-type="float">
            <text:p>814.001401</text:p>
          </table:table-cell>
          <table:table-cell office:value-type="float" office:value="807.791372" calcext:value-type="float">
            <text:p>807.791372</text:p>
          </table:table-cell>
          <table:table-cell office:value-type="float" office:value="812.421402" calcext:value-type="float">
            <text:p>812.421402</text:p>
          </table:table-cell>
          <table:table-cell office:value-type="float" office:value="2392600" calcext:value-type="float">
            <text:p>2392600</text:p>
          </table:table-cell>
          <table:table-cell office:value-type="float" office:value="405.804896" calcext:value-type="float">
            <text:p>405.804896</text:p>
          </table:table-cell>
          <table:table-cell office:value-type="float" office:value="0.455621817453134" calcext:value-type="float">
            <text:p>0.455621817453134</text:p>
          </table:table-cell>
          <table:table-cell office:value-type="float" office:value="1.60122870933609" calcext:value-type="float">
            <text:p>1.60122870933609</text:p>
          </table:table-cell>
          <table:table-cell office:value-type="float" office:value="-1.14560689188296" calcext:value-type="float">
            <text:p>-1.14560689188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27</text:p>
          </table:table-cell>
          <table:table-cell office:value-type="float" office:value="806.68139" calcext:value-type="float">
            <text:p>806.68139</text:p>
          </table:table-cell>
          <table:table-cell office:value-type="float" office:value="807.001373" calcext:value-type="float">
            <text:p>807.001373</text:p>
          </table:table-cell>
          <table:table-cell office:value-type="float" office:value="801.331386" calcext:value-type="float">
            <text:p>801.331386</text:p>
          </table:table-cell>
          <table:table-cell office:value-type="float" office:value="802.661367" calcext:value-type="float">
            <text:p>802.661367</text:p>
          </table:table-cell>
          <table:table-cell office:value-type="float" office:value="4342500" calcext:value-type="float">
            <text:p>4342500</text:p>
          </table:table-cell>
          <table:table-cell office:value-type="float" office:value="400.929754" calcext:value-type="float">
            <text:p>400.929754</text:p>
          </table:table-cell>
          <table:table-cell office:value-type="float" office:value="0.145847870862892" calcext:value-type="float">
            <text:p>0.145847870862892</text:p>
          </table:table-cell>
          <table:table-cell office:value-type="float" office:value="1.35923301509982" calcext:value-type="float">
            <text:p>1.35923301509982</text:p>
          </table:table-cell>
          <table:table-cell office:value-type="float" office:value="-1.21338514423693" calcext:value-type="float">
            <text:p>-1.21338514423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3-28</text:p>
          </table:table-cell>
          <table:table-cell office:value-type="float" office:value="803.991409" calcext:value-type="float">
            <text:p>803.991409</text:p>
          </table:table-cell>
          <table:table-cell office:value-type="float" office:value="805.371382" calcext:value-type="float">
            <text:p>805.371382</text:p>
          </table:table-cell>
          <table:table-cell office:value-type="float" office:value="793.301386" calcext:value-type="float">
            <text:p>793.301386</text:p>
          </table:table-cell>
          <table:table-cell office:value-type="float" office:value="794.191369" calcext:value-type="float">
            <text:p>794.191369</text:p>
          </table:table-cell>
          <table:table-cell office:value-type="float" office:value="4592600" calcext:value-type="float">
            <text:p>4592600</text:p>
          </table:table-cell>
          <table:table-cell office:value-type="float" office:value="396.698985" calcext:value-type="float">
            <text:p>396.698985</text:p>
          </table:table-cell>
          <table:table-cell office:value-type="float" office:value="-0.204926675004735" calcext:value-type="float">
            <text:p>-0.204926675004735</text:p>
          </table:table-cell>
          <table:table-cell office:value-type="float" office:value="1.08552667370977" calcext:value-type="float">
            <text:p>1.08552667370977</text:p>
          </table:table-cell>
          <table:table-cell office:value-type="float" office:value="-1.2904533487145" calcext:value-type="float">
            <text:p>-1.2904533487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01</text:p>
          </table:table-cell>
          <table:table-cell office:value-type="float" office:value="795.011388" calcext:value-type="float">
            <text:p>795.011388</text:p>
          </table:table-cell>
          <table:table-cell office:value-type="float" office:value="802.251388" calcext:value-type="float">
            <text:p>802.251388</text:p>
          </table:table-cell>
          <table:table-cell office:value-type="float" office:value="793.251334" calcext:value-type="float">
            <text:p>793.251334</text:p>
          </table:table-cell>
          <table:table-cell office:value-type="float" office:value="801.191398" calcext:value-type="float">
            <text:p>801.191398</text:p>
          </table:table-cell>
          <table:table-cell office:value-type="float" office:value="3628100" calcext:value-type="float">
            <text:p>3628100</text:p>
          </table:table-cell>
          <table:table-cell office:value-type="float" office:value="400.195503" calcext:value-type="float">
            <text:p>400.195503</text:p>
          </table:table-cell>
          <table:table-cell office:value-type="float" office:value="-0.478823044067322" calcext:value-type="float">
            <text:p>-0.478823044067322</text:p>
          </table:table-cell>
          <table:table-cell office:value-type="float" office:value="0.792151284116364" calcext:value-type="float">
            <text:p>0.792151284116364</text:p>
          </table:table-cell>
          <table:table-cell office:value-type="float" office:value="-1.27097432818369" calcext:value-type="float">
            <text:p>-1.27097432818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02</text:p>
          </table:table-cell>
          <table:table-cell office:value-type="float" office:value="804.541376" calcext:value-type="float">
            <text:p>804.541376</text:p>
          </table:table-cell>
          <table:table-cell office:value-type="float" office:value="814.831406" calcext:value-type="float">
            <text:p>814.831406</text:p>
          </table:table-cell>
          <table:table-cell office:value-type="float" office:value="804.001395" calcext:value-type="float">
            <text:p>804.001395</text:p>
          </table:table-cell>
          <table:table-cell office:value-type="float" office:value="813.041394" calcext:value-type="float">
            <text:p>813.041394</text:p>
          </table:table-cell>
          <table:table-cell office:value-type="float" office:value="4098200" calcext:value-type="float">
            <text:p>4098200</text:p>
          </table:table-cell>
          <table:table-cell office:value-type="float" office:value="406.114582" calcext:value-type="float">
            <text:p>406.114582</text:p>
          </table:table-cell>
          <table:table-cell office:value-type="float" office:value="-0.628582755588158" calcext:value-type="float">
            <text:p>-0.628582755588158</text:p>
          </table:table-cell>
          <table:table-cell office:value-type="float" office:value="0.490278971259284" calcext:value-type="float">
            <text:p>0.490278971259284</text:p>
          </table:table-cell>
          <table:table-cell office:value-type="float" office:value="-1.11886172684744" calcext:value-type="float">
            <text:p>-1.11886172684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03</text:p>
          </table:table-cell>
          <table:table-cell office:value-type="float" office:value="813.46142" calcext:value-type="float">
            <text:p>813.46142</text:p>
          </table:table-cell>
          <table:table-cell office:value-type="float" office:value="814.201367" calcext:value-type="float">
            <text:p>814.201367</text:p>
          </table:table-cell>
          <table:table-cell office:value-type="float" office:value="800.671389" calcext:value-type="float">
            <text:p>800.671389</text:p>
          </table:table-cell>
          <table:table-cell office:value-type="float" office:value="806.201387" calcext:value-type="float">
            <text:p>806.201387</text:p>
          </table:table-cell>
          <table:table-cell office:value-type="float" office:value="3489900" calcext:value-type="float">
            <text:p>3489900</text:p>
          </table:table-cell>
          <table:table-cell office:value-type="float" office:value="402.697995" calcext:value-type="float">
            <text:p>402.697995</text:p>
          </table:table-cell>
          <table:table-cell office:value-type="float" office:value="-0.783902301646955" calcext:value-type="float">
            <text:p>-0.783902301646955</text:p>
          </table:table-cell>
          <table:table-cell office:value-type="float" office:value="0.196326497733872" calcext:value-type="float">
            <text:p>0.196326497733872</text:p>
          </table:table-cell>
          <table:table-cell office:value-type="float" office:value="-0.980228799380827" calcext:value-type="float">
            <text:p>-0.9802287993808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04</text:p>
          </table:table-cell>
          <table:table-cell office:value-type="float" office:value="804.251352" calcext:value-type="float">
            <text:p>804.251352</text:p>
          </table:table-cell>
          <table:table-cell office:value-type="float" office:value="805.751402" calcext:value-type="float">
            <text:p>805.751402</text:p>
          </table:table-cell>
          <table:table-cell office:value-type="float" office:value="791.301361" calcext:value-type="float">
            <text:p>791.301361</text:p>
          </table:table-cell>
          <table:table-cell office:value-type="float" office:value="795.071366" calcext:value-type="float">
            <text:p>795.071366</text:p>
          </table:table-cell>
          <table:table-cell office:value-type="float" office:value="4913400" calcext:value-type="float">
            <text:p>4913400</text:p>
          </table:table-cell>
          <table:table-cell office:value-type="float" office:value="397.138544" calcext:value-type="float">
            <text:p>397.138544</text:p>
          </table:table-cell>
          <table:table-cell office:value-type="float" office:value="-0.937193898287569" calcext:value-type="float">
            <text:p>-0.937193898287569</text:p>
          </table:table-cell>
          <table:table-cell office:value-type="float" office:value="-0.0670057546586112" calcext:value-type="float">
            <text:p>-0.067005754658611</text:p>
          </table:table-cell>
          <table:table-cell office:value-type="float" office:value="-0.870188143628958" calcext:value-type="float">
            <text:p>-0.870188143628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05</text:p>
          </table:table-cell>
          <table:table-cell office:value-type="float" office:value="786.061325" calcext:value-type="float">
            <text:p>786.061325</text:p>
          </table:table-cell>
          <table:table-cell office:value-type="float" office:value="786.991374" calcext:value-type="float">
            <text:p>786.991374</text:p>
          </table:table-cell>
          <table:table-cell office:value-type="float" office:value="776.401334" calcext:value-type="float">
            <text:p>776.401334</text:p>
          </table:table-cell>
          <table:table-cell office:value-type="float" office:value="783.051362" calcext:value-type="float">
            <text:p>783.051362</text:p>
          </table:table-cell>
          <table:table-cell office:value-type="float" office:value="6893400" calcext:value-type="float">
            <text:p>6893400</text:p>
          </table:table-cell>
          <table:table-cell office:value-type="float" office:value="391.134546" calcext:value-type="float">
            <text:p>391.134546</text:p>
          </table:table-cell>
          <table:table-cell office:value-type="float" office:value="-1.14834569160018" calcext:value-type="float">
            <text:p>-1.14834569160018</text:p>
          </table:table-cell>
          <table:table-cell office:value-type="float" office:value="-0.315093565799127" calcext:value-type="float">
            <text:p>-0.315093565799127</text:p>
          </table:table-cell>
          <table:table-cell office:value-type="float" office:value="-0.833252125801056" calcext:value-type="float">
            <text:p>-0.833252125801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08</text:p>
          </table:table-cell>
          <table:table-cell office:value-type="float" office:value="778.751362" calcext:value-type="float">
            <text:p>778.751362</text:p>
          </table:table-cell>
          <table:table-cell office:value-type="float" office:value="779.551347" calcext:value-type="float">
            <text:p>779.551347</text:p>
          </table:table-cell>
          <table:table-cell office:value-type="float" office:value="768.401293" calcext:value-type="float">
            <text:p>768.401293</text:p>
          </table:table-cell>
          <table:table-cell office:value-type="float" office:value="774.851354" calcext:value-type="float">
            <text:p>774.851354</text:p>
          </table:table-cell>
          <table:table-cell office:value-type="float" office:value="5685300" calcext:value-type="float">
            <text:p>5685300</text:p>
          </table:table-cell>
          <table:table-cell office:value-type="float" office:value="387.038638" calcext:value-type="float">
            <text:p>387.038638</text:p>
          </table:table-cell>
          <table:table-cell office:value-type="float" office:value="-1.43375556021258" calcext:value-type="float">
            <text:p>-1.43375556021258</text:p>
          </table:table-cell>
          <table:table-cell office:value-type="float" office:value="-0.557117804232385" calcext:value-type="float">
            <text:p>-0.557117804232385</text:p>
          </table:table-cell>
          <table:table-cell office:value-type="float" office:value="-0.876637755980194" calcext:value-type="float">
            <text:p>-0.876637755980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09</text:p>
          </table:table-cell>
          <table:table-cell office:value-type="float" office:value="775.501304" calcext:value-type="float">
            <text:p>775.501304</text:p>
          </table:table-cell>
          <table:table-cell office:value-type="float" office:value="783.751365" calcext:value-type="float">
            <text:p>783.751365</text:p>
          </table:table-cell>
          <table:table-cell office:value-type="float" office:value="773.111333" calcext:value-type="float">
            <text:p>773.111333</text:p>
          </table:table-cell>
          <table:table-cell office:value-type="float" office:value="777.651304" calcext:value-type="float">
            <text:p>777.651304</text:p>
          </table:table-cell>
          <table:table-cell office:value-type="float" office:value="4330700" calcext:value-type="float">
            <text:p>4330700</text:p>
          </table:table-cell>
          <table:table-cell office:value-type="float" office:value="388.437215" calcext:value-type="float">
            <text:p>388.437215</text:p>
          </table:table-cell>
          <table:table-cell office:value-type="float" office:value="-1.64551495427396" calcext:value-type="float">
            <text:p>-1.64551495427396</text:p>
          </table:table-cell>
          <table:table-cell office:value-type="float" office:value="-0.790577445535396" calcext:value-type="float">
            <text:p>-0.790577445535396</text:p>
          </table:table-cell>
          <table:table-cell office:value-type="float" office:value="-0.854937508738567" calcext:value-type="float">
            <text:p>-0.8549375087385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10</text:p>
          </table:table-cell>
          <table:table-cell office:value-type="float" office:value="782.921359" calcext:value-type="float">
            <text:p>782.921359</text:p>
          </table:table-cell>
          <table:table-cell office:value-type="float" office:value="792.351365" calcext:value-type="float">
            <text:p>792.351365</text:p>
          </table:table-cell>
          <table:table-cell office:value-type="float" office:value="776.001341" calcext:value-type="float">
            <text:p>776.001341</text:p>
          </table:table-cell>
          <table:table-cell office:value-type="float" office:value="790.181331" calcext:value-type="float">
            <text:p>790.181331</text:p>
          </table:table-cell>
          <table:table-cell office:value-type="float" office:value="3971900" calcext:value-type="float">
            <text:p>3971900</text:p>
          </table:table-cell>
          <table:table-cell office:value-type="float" office:value="394.69597" calcext:value-type="float">
            <text:p>394.69597</text:p>
          </table:table-cell>
          <table:table-cell office:value-type="float" office:value="-1.70630514359791" calcext:value-type="float">
            <text:p>-1.70630514359791</text:p>
          </table:table-cell>
          <table:table-cell office:value-type="float" office:value="-0.99637222491993" calcext:value-type="float">
            <text:p>-0.99637222491993</text:p>
          </table:table-cell>
          <table:table-cell office:value-type="float" office:value="-0.709932918677979" calcext:value-type="float">
            <text:p>-0.709932918677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11</text:p>
          </table:table-cell>
          <table:table-cell office:value-type="float" office:value="792.88136" calcext:value-type="float">
            <text:p>792.88136</text:p>
          </table:table-cell>
          <table:table-cell office:value-type="float" office:value="793.101359" calcext:value-type="float">
            <text:p>793.101359</text:p>
          </table:table-cell>
          <table:table-cell office:value-type="float" office:value="784.061361" calcext:value-type="float">
            <text:p>784.061361</text:p>
          </table:table-cell>
          <table:table-cell office:value-type="float" office:value="790.391345" calcext:value-type="float">
            <text:p>790.391345</text:p>
          </table:table-cell>
          <table:table-cell office:value-type="float" office:value="4072500" calcext:value-type="float">
            <text:p>4072500</text:p>
          </table:table-cell>
          <table:table-cell office:value-type="float" office:value="394.800871" calcext:value-type="float">
            <text:p>394.800871</text:p>
          </table:table-cell>
          <table:table-cell office:value-type="float" office:value="-1.67929402324958" calcext:value-type="float">
            <text:p>-1.67929402324958</text:p>
          </table:table-cell>
          <table:table-cell office:value-type="float" office:value="-1.16019081916936" calcext:value-type="float">
            <text:p>-1.16019081916936</text:p>
          </table:table-cell>
          <table:table-cell office:value-type="float" office:value="-0.519103204080221" calcext:value-type="float">
            <text:p>-0.51910320408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12</text:p>
          </table:table-cell>
          <table:table-cell office:value-type="float" office:value="791.991377" calcext:value-type="float">
            <text:p>791.991377</text:p>
          </table:table-cell>
          <table:table-cell office:value-type="float" office:value="792.101346" calcext:value-type="float">
            <text:p>792.101346</text:p>
          </table:table-cell>
          <table:table-cell office:value-type="float" office:value="782.931345" calcext:value-type="float">
            <text:p>782.931345</text:p>
          </table:table-cell>
          <table:table-cell office:value-type="float" office:value="790.051329" calcext:value-type="float">
            <text:p>790.051329</text:p>
          </table:table-cell>
          <table:table-cell office:value-type="float" office:value="3285500" calcext:value-type="float">
            <text:p>3285500</text:p>
          </table:table-cell>
          <table:table-cell office:value-type="float" office:value="394.631034" calcext:value-type="float">
            <text:p>394.631034</text:p>
          </table:table-cell>
          <table:table-cell office:value-type="float" office:value="-1.7166204987167" calcext:value-type="float">
            <text:p>-1.7166204987167</text:p>
          </table:table-cell>
          <table:table-cell office:value-type="float" office:value="-1.29772386968595" calcext:value-type="float">
            <text:p>-1.29772386968595</text:p>
          </table:table-cell>
          <table:table-cell office:value-type="float" office:value="-0.418896629030749" calcext:value-type="float">
            <text:p>-0.4188966290307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15</text:p>
          </table:table-cell>
          <table:table-cell office:value-type="float" office:value="785.951356" calcext:value-type="float">
            <text:p>785.951356</text:p>
          </table:table-cell>
          <table:table-cell office:value-type="float" office:value="797.001366" calcext:value-type="float">
            <text:p>797.001366</text:p>
          </table:table-cell>
          <table:table-cell office:value-type="float" office:value="777.021326" calcext:value-type="float">
            <text:p>777.021326</text:p>
          </table:table-cell>
          <table:table-cell office:value-type="float" office:value="781.931333" calcext:value-type="float">
            <text:p>781.931333</text:p>
          </table:table-cell>
          <table:table-cell office:value-type="float" office:value="4924500" calcext:value-type="float">
            <text:p>4924500</text:p>
          </table:table-cell>
          <table:table-cell office:value-type="float" office:value="390.575091" calcext:value-type="float">
            <text:p>390.575091</text:p>
          </table:table-cell>
          <table:table-cell office:value-type="float" office:value="-1.69328327962576" calcext:value-type="float">
            <text:p>-1.69328327962576</text:p>
          </table:table-cell>
          <table:table-cell office:value-type="float" office:value="-1.41602392791235" calcext:value-type="float">
            <text:p>-1.41602392791235</text:p>
          </table:table-cell>
          <table:table-cell office:value-type="float" office:value="-0.277259351713403" calcext:value-type="float">
            <text:p>-0.277259351713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16</text:p>
          </table:table-cell>
          <table:table-cell office:value-type="float" office:value="786.59132" calcext:value-type="float">
            <text:p>786.59132</text:p>
          </table:table-cell>
          <table:table-cell office:value-type="float" office:value="796.001354" calcext:value-type="float">
            <text:p>796.001354</text:p>
          </table:table-cell>
          <table:table-cell office:value-type="float" office:value="783.921372" calcext:value-type="float">
            <text:p>783.921372</text:p>
          </table:table-cell>
          <table:table-cell office:value-type="float" office:value="793.37135" calcext:value-type="float">
            <text:p>793.37135</text:p>
          </table:table-cell>
          <table:table-cell office:value-type="float" office:value="3496900" calcext:value-type="float">
            <text:p>3496900</text:p>
          </table:table-cell>
          <table:table-cell office:value-type="float" office:value="396.289386" calcext:value-type="float">
            <text:p>396.289386</text:p>
          </table:table-cell>
          <table:table-cell office:value-type="float" office:value="-1.52229695118941" calcext:value-type="float">
            <text:p>-1.52229695118941</text:p>
          </table:table-cell>
          <table:table-cell office:value-type="float" office:value="-1.49806777786152" calcext:value-type="float">
            <text:p>-1.49806777786152</text:p>
          </table:table-cell>
          <table:table-cell office:value-type="float" office:value="-0.0242291733278903" calcext:value-type="float">
            <text:p>-0.024229173327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17</text:p>
          </table:table-cell>
          <table:table-cell office:value-type="float" office:value="786.751342" calcext:value-type="float">
            <text:p>786.751342</text:p>
          </table:table-cell>
          <table:table-cell office:value-type="float" office:value="790.841329" calcext:value-type="float">
            <text:p>790.841329</text:p>
          </table:table-cell>
          <table:table-cell office:value-type="float" office:value="778.10135" calcext:value-type="float">
            <text:p>778.10135</text:p>
          </table:table-cell>
          <table:table-cell office:value-type="float" office:value="782.561372" calcext:value-type="float">
            <text:p>782.561372</text:p>
          </table:table-cell>
          <table:table-cell office:value-type="float" office:value="4089100" calcext:value-type="float">
            <text:p>4089100</text:p>
          </table:table-cell>
          <table:table-cell office:value-type="float" office:value="390.889796" calcext:value-type="float">
            <text:p>390.889796</text:p>
          </table:table-cell>
          <table:table-cell office:value-type="float" office:value="-1.46904333759357" calcext:value-type="float">
            <text:p>-1.46904333759357</text:p>
          </table:table-cell>
          <table:table-cell office:value-type="float" office:value="-1.55716216000663" calcext:value-type="float">
            <text:p>-1.55716216000663</text:p>
          </table:table-cell>
          <table:table-cell office:value-type="float" office:value="0.0881188224130589" calcext:value-type="float">
            <text:p>0.0881188224130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18</text:p>
          </table:table-cell>
          <table:table-cell office:value-type="float" office:value="785.351336" calcext:value-type="float">
            <text:p>785.351336</text:p>
          </table:table-cell>
          <table:table-cell office:value-type="float" office:value="785.80132" calcext:value-type="float">
            <text:p>785.80132</text:p>
          </table:table-cell>
          <table:table-cell office:value-type="float" office:value="761.261276" calcext:value-type="float">
            <text:p>761.261276</text:p>
          </table:table-cell>
          <table:table-cell office:value-type="float" office:value="765.911339" calcext:value-type="float">
            <text:p>765.911339</text:p>
          </table:table-cell>
          <table:table-cell office:value-type="float" office:value="6669800" calcext:value-type="float">
            <text:p>6669800</text:p>
          </table:table-cell>
          <table:table-cell office:value-type="float" office:value="382.573096" calcext:value-type="float">
            <text:p>382.573096</text:p>
          </table:table-cell>
          <table:table-cell office:value-type="float" office:value="-1.66788658633881" calcext:value-type="float">
            <text:p>-1.66788658633881</text:p>
          </table:table-cell>
          <table:table-cell office:value-type="float" office:value="-1.6148889260887" calcext:value-type="float">
            <text:p>-1.6148889260887</text:p>
          </table:table-cell>
          <table:table-cell office:value-type="float" office:value="-0.0529976602501114" calcext:value-type="float">
            <text:p>-0.052997660250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19</text:p>
          </table:table-cell>
          <table:table-cell office:value-type="float" office:value="769.161334" calcext:value-type="float">
            <text:p>769.161334</text:p>
          </table:table-cell>
          <table:table-cell office:value-type="float" office:value="803.441381" calcext:value-type="float">
            <text:p>803.441381</text:p>
          </table:table-cell>
          <table:table-cell office:value-type="float" office:value="766.26134" calcext:value-type="float">
            <text:p>766.26134</text:p>
          </table:table-cell>
          <table:table-cell office:value-type="float" office:value="799.871342" calcext:value-type="float">
            <text:p>799.871342</text:p>
          </table:table-cell>
          <table:table-cell office:value-type="float" office:value="11649800" calcext:value-type="float">
            <text:p>11649800</text:p>
          </table:table-cell>
          <table:table-cell office:value-type="float" office:value="399.536135" calcext:value-type="float">
            <text:p>399.536135</text:p>
          </table:table-cell>
          <table:table-cell office:value-type="float" office:value="-1.6134399443651" calcext:value-type="float">
            <text:p>-1.6134399443651</text:p>
          </table:table-cell>
          <table:table-cell office:value-type="float" office:value="-1.6348538576612" calcext:value-type="float">
            <text:p>-1.6348538576612</text:p>
          </table:table-cell>
          <table:table-cell office:value-type="float" office:value="0.0214139132960953" calcext:value-type="float">
            <text:p>0.0214139132960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22</text:p>
          </table:table-cell>
          <table:table-cell office:value-type="float" office:value="800.601364" calcext:value-type="float">
            <text:p>800.601364</text:p>
          </table:table-cell>
          <table:table-cell office:value-type="float" office:value="803.96139" calcext:value-type="float">
            <text:p>803.96139</text:p>
          </table:table-cell>
          <table:table-cell office:value-type="float" office:value="775.001329" calcext:value-type="float">
            <text:p>775.001329</text:p>
          </table:table-cell>
          <table:table-cell office:value-type="float" office:value="800.111374" calcext:value-type="float">
            <text:p>800.111374</text:p>
          </table:table-cell>
          <table:table-cell office:value-type="float" office:value="5788300" calcext:value-type="float">
            <text:p>5788300</text:p>
          </table:table-cell>
          <table:table-cell office:value-type="float" office:value="399.656031" calcext:value-type="float">
            <text:p>399.656031</text:p>
          </table:table-cell>
          <table:table-cell office:value-type="float" office:value="-1.45908377653609" calcext:value-type="float">
            <text:p>-1.45908377653609</text:p>
          </table:table-cell>
          <table:table-cell office:value-type="float" office:value="-1.61413928235699" calcext:value-type="float">
            <text:p>-1.61413928235699</text:p>
          </table:table-cell>
          <table:table-cell office:value-type="float" office:value="0.155055505820904" calcext:value-type="float">
            <text:p>0.155055505820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23</text:p>
          </table:table-cell>
          <table:table-cell office:value-type="float" office:value="801.001357" calcext:value-type="float">
            <text:p>801.001357</text:p>
          </table:table-cell>
          <table:table-cell office:value-type="float" office:value="815.50139" calcext:value-type="float">
            <text:p>815.50139</text:p>
          </table:table-cell>
          <table:table-cell office:value-type="float" office:value="800.361393" calcext:value-type="float">
            <text:p>800.361393</text:p>
          </table:table-cell>
          <table:table-cell office:value-type="float" office:value="807.901403" calcext:value-type="float">
            <text:p>807.901403</text:p>
          </table:table-cell>
          <table:table-cell office:value-type="float" office:value="4601600" calcext:value-type="float">
            <text:p>4601600</text:p>
          </table:table-cell>
          <table:table-cell office:value-type="float" office:value="403.547154" calcext:value-type="float">
            <text:p>403.547154</text:p>
          </table:table-cell>
          <table:table-cell office:value-type="float" office:value="-1.16889957336351" calcext:value-type="float">
            <text:p>-1.16889957336351</text:p>
          </table:table-cell>
          <table:table-cell office:value-type="float" office:value="-1.55442755233095" calcext:value-type="float">
            <text:p>-1.55442755233095</text:p>
          </table:table-cell>
          <table:table-cell office:value-type="float" office:value="0.385527978967432" calcext:value-type="float">
            <text:p>0.3855279789674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24</text:p>
          </table:table-cell>
          <table:table-cell office:value-type="float" office:value="808.111416" calcext:value-type="float">
            <text:p>808.111416</text:p>
          </table:table-cell>
          <table:table-cell office:value-type="float" office:value="818.001391" calcext:value-type="float">
            <text:p>818.001391</text:p>
          </table:table-cell>
          <table:table-cell office:value-type="float" office:value="808.001385" calcext:value-type="float">
            <text:p>808.001385</text:p>
          </table:table-cell>
          <table:table-cell office:value-type="float" office:value="813.451373" calcext:value-type="float">
            <text:p>813.451373</text:p>
          </table:table-cell>
          <table:table-cell office:value-type="float" office:value="3671800" calcext:value-type="float">
            <text:p>3671800</text:p>
          </table:table-cell>
          <table:table-cell office:value-type="float" office:value="406.319367" calcext:value-type="float">
            <text:p>406.319367</text:p>
          </table:table-cell>
          <table:table-cell office:value-type="float" office:value="-0.792502787573624" calcext:value-type="float">
            <text:p>-0.792502787573624</text:p>
          </table:table-cell>
          <table:table-cell office:value-type="float" office:value="-1.4558951928114" calcext:value-type="float">
            <text:p>-1.4558951928114</text:p>
          </table:table-cell>
          <table:table-cell office:value-type="float" office:value="0.663392405237771" calcext:value-type="float">
            <text:p>0.663392405237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25</text:p>
          </table:table-cell>
          <table:table-cell office:value-type="float" office:value="816.251384" calcext:value-type="float">
            <text:p>816.251384</text:p>
          </table:table-cell>
          <table:table-cell office:value-type="float" office:value="816.471383" calcext:value-type="float">
            <text:p>816.471383</text:p>
          </table:table-cell>
          <table:table-cell office:value-type="float" office:value="807.631412" calcext:value-type="float">
            <text:p>807.631412</text:p>
          </table:table-cell>
          <table:table-cell office:value-type="float" office:value="809.101381" calcext:value-type="float">
            <text:p>809.101381</text:p>
          </table:table-cell>
          <table:table-cell office:value-type="float" office:value="3999200" calcext:value-type="float">
            <text:p>3999200</text:p>
          </table:table-cell>
          <table:table-cell office:value-type="float" office:value="404.146544" calcext:value-type="float">
            <text:p>404.146544</text:p>
          </table:table-cell>
          <table:table-cell office:value-type="float" office:value="-0.45318514400482" calcext:value-type="float">
            <text:p>-0.45318514400482</text:p>
          </table:table-cell>
          <table:table-cell office:value-type="float" office:value="-1.3155134867323" calcext:value-type="float">
            <text:p>-1.3155134867323</text:p>
          </table:table-cell>
          <table:table-cell office:value-type="float" office:value="0.862328342727477" calcext:value-type="float">
            <text:p>0.8623283427274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26</text:p>
          </table:table-cell>
          <table:table-cell office:value-type="float" office:value="807.601393" calcext:value-type="float">
            <text:p>807.601393</text:p>
          </table:table-cell>
          <table:table-cell office:value-type="float" office:value="807.741381" calcext:value-type="float">
            <text:p>807.741381</text:p>
          </table:table-cell>
          <table:table-cell office:value-type="float" office:value="796.58134" calcext:value-type="float">
            <text:p>796.58134</text:p>
          </table:table-cell>
          <table:table-cell office:value-type="float" office:value="801.421383" calcext:value-type="float">
            <text:p>801.421383</text:p>
          </table:table-cell>
          <table:table-cell office:value-type="float" office:value="4993900" calcext:value-type="float">
            <text:p>4993900</text:p>
          </table:table-cell>
          <table:table-cell office:value-type="float" office:value="400.310381" calcext:value-type="float">
            <text:p>400.310381</text:p>
          </table:table-cell>
          <table:table-cell office:value-type="float" office:value="-0.271779711496423" calcext:value-type="float">
            <text:p>-0.271779711496423</text:p>
          </table:table-cell>
          <table:table-cell office:value-type="float" office:value="-1.15756864582904" calcext:value-type="float">
            <text:p>-1.15756864582904</text:p>
          </table:table-cell>
          <table:table-cell office:value-type="float" office:value="0.885788934332615" calcext:value-type="float">
            <text:p>0.885788934332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29</text:p>
          </table:table-cell>
          <table:table-cell office:value-type="float" office:value="803.251401" calcext:value-type="float">
            <text:p>803.251401</text:p>
          </table:table-cell>
          <table:table-cell office:value-type="float" office:value="822.701385" calcext:value-type="float">
            <text:p>822.701385</text:p>
          </table:table-cell>
          <table:table-cell office:value-type="float" office:value="803.001382" calcext:value-type="float">
            <text:p>803.001382</text:p>
          </table:table-cell>
          <table:table-cell office:value-type="float" office:value="819.061382" calcext:value-type="float">
            <text:p>819.061382</text:p>
          </table:table-cell>
          <table:table-cell office:value-type="float" office:value="4618800" calcext:value-type="float">
            <text:p>4618800</text:p>
          </table:table-cell>
          <table:table-cell office:value-type="float" office:value="409.121569" calcext:value-type="float">
            <text:p>409.121569</text:p>
          </table:table-cell>
          <table:table-cell office:value-type="float" office:value="-0.00959389822949852" calcext:value-type="float">
            <text:p>-0.009593898229499</text:p>
          </table:table-cell>
          <table:table-cell office:value-type="float" office:value="-0.989490528833492" calcext:value-type="float">
            <text:p>-0.989490528833492</text:p>
          </table:table-cell>
          <table:table-cell office:value-type="float" office:value="0.979896630603994" calcext:value-type="float">
            <text:p>0.979896630603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4-30</text:p>
          </table:table-cell>
          <table:table-cell office:value-type="float" office:value="819.001404" calcext:value-type="float">
            <text:p>819.001404</text:p>
          </table:table-cell>
          <table:table-cell office:value-type="float" office:value="827.64141" calcext:value-type="float">
            <text:p>827.64141</text:p>
          </table:table-cell>
          <table:table-cell office:value-type="float" office:value="817.681409" calcext:value-type="float">
            <text:p>817.681409</text:p>
          </table:table-cell>
          <table:table-cell office:value-type="float" office:value="824.571408" calcext:value-type="float">
            <text:p>824.571408</text:p>
          </table:table-cell>
          <table:table-cell office:value-type="float" office:value="4630600" calcext:value-type="float">
            <text:p>4630600</text:p>
          </table:table-cell>
          <table:table-cell office:value-type="float" office:value="411.87383" calcext:value-type="float">
            <text:p>411.87383</text:p>
          </table:table-cell>
          <table:table-cell office:value-type="float" office:value="0.282282978025061" calcext:value-type="float">
            <text:p>0.282282978025061</text:p>
          </table:table-cell>
          <table:table-cell office:value-type="float" office:value="-0.794898715986978" calcext:value-type="float">
            <text:p>-0.794898715986978</text:p>
          </table:table-cell>
          <table:table-cell office:value-type="float" office:value="1.07718169401204" calcext:value-type="float">
            <text:p>1.07718169401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01</text:p>
          </table:table-cell>
          <table:table-cell office:value-type="float" office:value="823.261399" calcext:value-type="float">
            <text:p>823.261399</text:p>
          </table:table-cell>
          <table:table-cell office:value-type="float" office:value="824.721444" calcext:value-type="float">
            <text:p>824.721444</text:p>
          </table:table-cell>
          <table:table-cell office:value-type="float" office:value="816.361415" calcext:value-type="float">
            <text:p>816.361415</text:p>
          </table:table-cell>
          <table:table-cell office:value-type="float" office:value="820.431429" calcext:value-type="float">
            <text:p>820.431429</text:p>
          </table:table-cell>
          <table:table-cell office:value-type="float" office:value="2920800" calcext:value-type="float">
            <text:p>2920800</text:p>
          </table:table-cell>
          <table:table-cell office:value-type="float" office:value="409.805909" calcext:value-type="float">
            <text:p>409.805909</text:p>
          </table:table-cell>
          <table:table-cell office:value-type="float" office:value="0.632133848397909" calcext:value-type="float">
            <text:p>0.632133848397909</text:p>
          </table:table-cell>
          <table:table-cell office:value-type="float" office:value="-0.539340889905121" calcext:value-type="float">
            <text:p>-0.539340889905121</text:p>
          </table:table-cell>
          <table:table-cell office:value-type="float" office:value="1.17147473830303" calcext:value-type="float">
            <text:p>1.17147473830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02</text:p>
          </table:table-cell>
          <table:table-cell office:value-type="float" office:value="820.1014" calcext:value-type="float">
            <text:p>820.1014</text:p>
          </table:table-cell>
          <table:table-cell office:value-type="float" office:value="834.551442" calcext:value-type="float">
            <text:p>834.551442</text:p>
          </table:table-cell>
          <table:table-cell office:value-type="float" office:value="819.051396" calcext:value-type="float">
            <text:p>819.051396</text:p>
          </table:table-cell>
          <table:table-cell office:value-type="float" office:value="829.611416" calcext:value-type="float">
            <text:p>829.611416</text:p>
          </table:table-cell>
          <table:table-cell office:value-type="float" office:value="4051600" calcext:value-type="float">
            <text:p>4051600</text:p>
          </table:table-cell>
          <table:table-cell office:value-type="float" office:value="414.391317" calcext:value-type="float">
            <text:p>414.391317</text:p>
          </table:table-cell>
          <table:table-cell office:value-type="float" office:value="0.926923526194301" calcext:value-type="float">
            <text:p>0.926923526194301</text:p>
          </table:table-cell>
          <table:table-cell office:value-type="float" office:value="-0.257078282065187" calcext:value-type="float">
            <text:p>-0.257078282065187</text:p>
          </table:table-cell>
          <table:table-cell office:value-type="float" office:value="1.18400180825949" calcext:value-type="float">
            <text:p>1.18400180825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03</text:p>
          </table:table-cell>
          <table:table-cell office:value-type="float" office:value="836.961447" calcext:value-type="float">
            <text:p>836.961447</text:p>
          </table:table-cell>
          <table:table-cell office:value-type="float" office:value="846.801431" calcext:value-type="float">
            <text:p>846.801431</text:p>
          </table:table-cell>
          <table:table-cell office:value-type="float" office:value="836.001439" calcext:value-type="float">
            <text:p>836.001439</text:p>
          </table:table-cell>
          <table:table-cell office:value-type="float" office:value="845.721469" calcext:value-type="float">
            <text:p>845.721469</text:p>
          </table:table-cell>
          <table:table-cell office:value-type="float" office:value="5044000" calcext:value-type="float">
            <text:p>5044000</text:p>
          </table:table-cell>
          <table:table-cell office:value-type="float" office:value="422.438296" calcext:value-type="float">
            <text:p>422.438296</text:p>
          </table:table-cell>
          <table:table-cell office:value-type="float" office:value="1.37566728581311" calcext:value-type="float">
            <text:p>1.37566728581311</text:p>
          </table:table-cell>
          <table:table-cell office:value-type="float" office:value="0.0578940581958345" calcext:value-type="float">
            <text:p>0.057894058195835</text:p>
          </table:table-cell>
          <table:table-cell office:value-type="float" office:value="1.31777322761727" calcext:value-type="float">
            <text:p>1.31777322761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06</text:p>
          </table:table-cell>
          <table:table-cell office:value-type="float" office:value="848.261476" calcext:value-type="float">
            <text:p>848.261476</text:p>
          </table:table-cell>
          <table:table-cell office:value-type="float" office:value="861.851493" calcext:value-type="float">
            <text:p>861.851493</text:p>
          </table:table-cell>
          <table:table-cell office:value-type="float" office:value="848.261476" calcext:value-type="float">
            <text:p>848.261476</text:p>
          </table:table-cell>
          <table:table-cell office:value-type="float" office:value="861.551483" calcext:value-type="float">
            <text:p>861.551483</text:p>
          </table:table-cell>
          <table:table-cell office:value-type="float" office:value="4298500" calcext:value-type="float">
            <text:p>4298500</text:p>
          </table:table-cell>
          <table:table-cell office:value-type="float" office:value="430.345396" calcext:value-type="float">
            <text:p>430.345396</text:p>
          </table:table-cell>
          <table:table-cell office:value-type="float" office:value="2.04111310507953" calcext:value-type="float">
            <text:p>2.04111310507953</text:p>
          </table:table-cell>
          <table:table-cell office:value-type="float" office:value="0.414562133578395" calcext:value-type="float">
            <text:p>0.414562133578395</text:p>
          </table:table-cell>
          <table:table-cell office:value-type="float" office:value="1.62655097150113" calcext:value-type="float">
            <text:p>1.62655097150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07</text:p>
          </table:table-cell>
          <table:table-cell office:value-type="float" office:value="863.011466" calcext:value-type="float">
            <text:p>863.011466</text:p>
          </table:table-cell>
          <table:table-cell office:value-type="float" office:value="863.871491" calcext:value-type="float">
            <text:p>863.871491</text:p>
          </table:table-cell>
          <table:table-cell office:value-type="float" office:value="850.67148" calcext:value-type="float">
            <text:p>850.67148</text:p>
          </table:table-cell>
          <table:table-cell office:value-type="float" office:value="857.231449" calcext:value-type="float">
            <text:p>857.231449</text:p>
          </table:table-cell>
          <table:table-cell office:value-type="float" office:value="3932600" calcext:value-type="float">
            <text:p>3932600</text:p>
          </table:table-cell>
          <table:table-cell office:value-type="float" office:value="428.187537" calcext:value-type="float">
            <text:p>428.187537</text:p>
          </table:table-cell>
          <table:table-cell office:value-type="float" office:value="2.36162213204896" calcext:value-type="float">
            <text:p>2.36162213204896</text:p>
          </table:table-cell>
          <table:table-cell office:value-type="float" office:value="0.765020457980904" calcext:value-type="float">
            <text:p>0.765020457980904</text:p>
          </table:table-cell>
          <table:table-cell office:value-type="float" office:value="1.59660167406805" calcext:value-type="float">
            <text:p>1.59660167406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08</text:p>
          </table:table-cell>
          <table:table-cell office:value-type="float" office:value="857.001464" calcext:value-type="float">
            <text:p>857.001464</text:p>
          </table:table-cell>
          <table:table-cell office:value-type="float" office:value="873.881483" calcext:value-type="float">
            <text:p>873.881483</text:p>
          </table:table-cell>
          <table:table-cell office:value-type="float" office:value="852.911477" calcext:value-type="float">
            <text:p>852.911477</text:p>
          </table:table-cell>
          <table:table-cell office:value-type="float" office:value="873.631526" calcext:value-type="float">
            <text:p>873.631526</text:p>
          </table:table-cell>
          <table:table-cell office:value-type="float" office:value="4955000" calcext:value-type="float">
            <text:p>4955000</text:p>
          </table:table-cell>
          <table:table-cell office:value-type="float" office:value="436.379383" calcext:value-type="float">
            <text:p>436.379383</text:p>
          </table:table-cell>
          <table:table-cell office:value-type="float" office:value="2.82493769572618" calcext:value-type="float">
            <text:p>2.82493769572618</text:p>
          </table:table-cell>
          <table:table-cell office:value-type="float" office:value="1.12925632906213" calcext:value-type="float">
            <text:p>1.12925632906213</text:p>
          </table:table-cell>
          <table:table-cell office:value-type="float" office:value="1.69568136666406" calcext:value-type="float">
            <text:p>1.695681366664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09</text:p>
          </table:table-cell>
          <table:table-cell office:value-type="float" office:value="870.8415" calcext:value-type="float">
            <text:p>870.8415</text:p>
          </table:table-cell>
          <table:table-cell office:value-type="float" office:value="879.6615" calcext:value-type="float">
            <text:p>879.6615</text:p>
          </table:table-cell>
          <table:table-cell office:value-type="float" office:value="868.231468" calcext:value-type="float">
            <text:p>868.231468</text:p>
          </table:table-cell>
          <table:table-cell office:value-type="float" office:value="871.481464" calcext:value-type="float">
            <text:p>871.481464</text:p>
          </table:table-cell>
          <table:table-cell office:value-type="float" office:value="4417600" calcext:value-type="float">
            <text:p>4417600</text:p>
          </table:table-cell>
          <table:table-cell office:value-type="float" office:value="435.305427" calcext:value-type="float">
            <text:p>435.305427</text:p>
          </table:table-cell>
          <table:table-cell office:value-type="float" office:value="3.16032235778054" calcext:value-type="float">
            <text:p>3.16032235778054</text:p>
          </table:table-cell>
          <table:table-cell office:value-type="float" office:value="1.51060100342623" calcext:value-type="float">
            <text:p>1.51060100342623</text:p>
          </table:table-cell>
          <table:table-cell office:value-type="float" office:value="1.64972135435431" calcext:value-type="float">
            <text:p>1.64972135435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10</text:p>
          </table:table-cell>
          <table:table-cell office:value-type="float" office:value="875.311508" calcext:value-type="float">
            <text:p>875.311508</text:p>
          </table:table-cell>
          <table:table-cell office:value-type="float" office:value="880.541496" calcext:value-type="float">
            <text:p>880.541496</text:p>
          </table:table-cell>
          <table:table-cell office:value-type="float" office:value="872.161495" calcext:value-type="float">
            <text:p>872.161495</text:p>
          </table:table-cell>
          <table:table-cell office:value-type="float" office:value="880.2315" calcext:value-type="float">
            <text:p>880.2315</text:p>
          </table:table-cell>
          <table:table-cell office:value-type="float" office:value="3809500" calcext:value-type="float">
            <text:p>3809500</text:p>
          </table:table-cell>
          <table:table-cell office:value-type="float" office:value="439.676074" calcext:value-type="float">
            <text:p>439.676074</text:p>
          </table:table-cell>
          <table:table-cell office:value-type="float" office:value="3.42912303265115" calcext:value-type="float">
            <text:p>3.42912303265115</text:p>
          </table:table-cell>
          <table:table-cell office:value-type="float" office:value="1.89268066241297" calcext:value-type="float">
            <text:p>1.89268066241297</text:p>
          </table:table-cell>
          <table:table-cell office:value-type="float" office:value="1.53644237023818" calcext:value-type="float">
            <text:p>1.53644237023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13</text:p>
          </table:table-cell>
          <table:table-cell office:value-type="float" office:value="878.891533" calcext:value-type="float">
            <text:p>878.891533</text:p>
          </table:table-cell>
          <table:table-cell office:value-type="float" office:value="882.471497" calcext:value-type="float">
            <text:p>882.471497</text:p>
          </table:table-cell>
          <table:table-cell office:value-type="float" office:value="873.381507" calcext:value-type="float">
            <text:p>873.381507</text:p>
          </table:table-cell>
          <table:table-cell office:value-type="float" office:value="877.531533" calcext:value-type="float">
            <text:p>877.531533</text:p>
          </table:table-cell>
          <table:table-cell office:value-type="float" office:value="2907700" calcext:value-type="float">
            <text:p>2907700</text:p>
          </table:table-cell>
          <table:table-cell office:value-type="float" office:value="438.327439" calcext:value-type="float">
            <text:p>438.327439</text:p>
          </table:table-cell>
          <table:table-cell office:value-type="float" office:value="3.66709739242441" calcext:value-type="float">
            <text:p>3.66709739242441</text:p>
          </table:table-cell>
          <table:table-cell office:value-type="float" office:value="2.26877115290179" calcext:value-type="float">
            <text:p>2.26877115290179</text:p>
          </table:table-cell>
          <table:table-cell office:value-type="float" office:value="1.39832623952262" calcext:value-type="float">
            <text:p>1.39832623952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14</text:p>
          </table:table-cell>
          <table:table-cell office:value-type="float" office:value="877.501513" calcext:value-type="float">
            <text:p>877.501513</text:p>
          </table:table-cell>
          <table:table-cell office:value-type="float" office:value="888.691512" calcext:value-type="float">
            <text:p>888.691512</text:p>
          </table:table-cell>
          <table:table-cell office:value-type="float" office:value="877.141526" calcext:value-type="float">
            <text:p>877.141526</text:p>
          </table:table-cell>
          <table:table-cell office:value-type="float" office:value="887.101527" calcext:value-type="float">
            <text:p>887.101527</text:p>
          </table:table-cell>
          <table:table-cell office:value-type="float" office:value="3170300" calcext:value-type="float">
            <text:p>3170300</text:p>
          </table:table-cell>
          <table:table-cell office:value-type="float" office:value="443.107656" calcext:value-type="float">
            <text:p>443.107656</text:p>
          </table:table-cell>
          <table:table-cell office:value-type="float" office:value="3.99153351052532" calcext:value-type="float">
            <text:p>3.99153351052532</text:p>
          </table:table-cell>
          <table:table-cell office:value-type="float" office:value="2.64203778202706" calcext:value-type="float">
            <text:p>2.64203778202706</text:p>
          </table:table-cell>
          <table:table-cell office:value-type="float" office:value="1.34949572849827" calcext:value-type="float">
            <text:p>1.349495728498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15</text:p>
          </table:table-cell>
          <table:table-cell office:value-type="float" office:value="895.501561" calcext:value-type="float">
            <text:p>895.501561</text:p>
          </table:table-cell>
          <table:table-cell office:value-type="float" office:value="916.38157" calcext:value-type="float">
            <text:p>916.38157</text:p>
          </table:table-cell>
          <table:table-cell office:value-type="float" office:value="894.021545" calcext:value-type="float">
            <text:p>894.021545</text:p>
          </table:table-cell>
          <table:table-cell office:value-type="float" office:value="915.89158" calcext:value-type="float">
            <text:p>915.89158</text:p>
          </table:table-cell>
          <table:table-cell office:value-type="float" office:value="8001600" calcext:value-type="float">
            <text:p>8001600</text:p>
          </table:table-cell>
          <table:table-cell office:value-type="float" office:value="457.488302" calcext:value-type="float">
            <text:p>457.488302</text:p>
          </table:table-cell>
          <table:table-cell office:value-type="float" office:value="4.29883754271911" calcext:value-type="float">
            <text:p>4.29883754271911</text:p>
          </table:table-cell>
          <table:table-cell office:value-type="float" office:value="3.01669489497426" calcext:value-type="float">
            <text:p>3.01669489497426</text:p>
          </table:table-cell>
          <table:table-cell office:value-type="float" office:value="1.28214264774486" calcext:value-type="float">
            <text:p>1.28214264774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16</text:p>
          </table:table-cell>
          <table:table-cell office:value-type="float" office:value="919.001588" calcext:value-type="float">
            <text:p>919.001588</text:p>
          </table:table-cell>
          <table:table-cell office:value-type="float" office:value="919.981567" calcext:value-type="float">
            <text:p>919.981567</text:p>
          </table:table-cell>
          <table:table-cell office:value-type="float" office:value="902.011539" calcext:value-type="float">
            <text:p>902.011539</text:p>
          </table:table-cell>
          <table:table-cell office:value-type="float" office:value="903.871576" calcext:value-type="float">
            <text:p>903.871576</text:p>
          </table:table-cell>
          <table:table-cell office:value-type="float" office:value="6443200" calcext:value-type="float">
            <text:p>6443200</text:p>
          </table:table-cell>
          <table:table-cell office:value-type="float" office:value="451.484304" calcext:value-type="float">
            <text:p>451.484304</text:p>
          </table:table-cell>
          <table:table-cell office:value-type="float" office:value="4.54527076787439" calcext:value-type="float">
            <text:p>4.54527076787439</text:p>
          </table:table-cell>
          <table:table-cell office:value-type="float" office:value="3.36887305964773" calcext:value-type="float">
            <text:p>3.36887305964773</text:p>
          </table:table-cell>
          <table:table-cell office:value-type="float" office:value="1.17639770822665" calcext:value-type="float">
            <text:p>1.17639770822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17</text:p>
          </table:table-cell>
          <table:table-cell office:value-type="float" office:value="910.021566" calcext:value-type="float">
            <text:p>910.021566</text:p>
          </table:table-cell>
          <table:table-cell office:value-type="float" office:value="913.491561" calcext:value-type="float">
            <text:p>913.491561</text:p>
          </table:table-cell>
          <table:table-cell office:value-type="float" office:value="900.521536" calcext:value-type="float">
            <text:p>900.521536</text:p>
          </table:table-cell>
          <table:table-cell office:value-type="float" office:value="909.181575" calcext:value-type="float">
            <text:p>909.181575</text:p>
          </table:table-cell>
          <table:table-cell office:value-type="float" office:value="5604800" calcext:value-type="float">
            <text:p>5604800</text:p>
          </table:table-cell>
          <table:table-cell office:value-type="float" office:value="454.136651" calcext:value-type="float">
            <text:p>454.136651</text:p>
          </table:table-cell>
          <table:table-cell office:value-type="float" office:value="4.8587775682345" calcext:value-type="float">
            <text:p>4.8587775682345</text:p>
          </table:table-cell>
          <table:table-cell office:value-type="float" office:value="3.68194688888717" calcext:value-type="float">
            <text:p>3.68194688888717</text:p>
          </table:table-cell>
          <table:table-cell office:value-type="float" office:value="1.17683067934732" calcext:value-type="float">
            <text:p>1.17683067934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20</text:p>
          </table:table-cell>
          <table:table-cell office:value-type="float" office:value="905.00153" calcext:value-type="float">
            <text:p>905.00153</text:p>
          </table:table-cell>
          <table:table-cell office:value-type="float" office:value="920.601559" calcext:value-type="float">
            <text:p>920.601559</text:p>
          </table:table-cell>
          <table:table-cell office:value-type="float" office:value="905.00153" calcext:value-type="float">
            <text:p>905.00153</text:p>
          </table:table-cell>
          <table:table-cell office:value-type="float" office:value="908.531564" calcext:value-type="float">
            <text:p>908.531564</text:p>
          </table:table-cell>
          <table:table-cell office:value-type="float" office:value="4562300" calcext:value-type="float">
            <text:p>4562300</text:p>
          </table:table-cell>
          <table:table-cell office:value-type="float" office:value="453.81197" calcext:value-type="float">
            <text:p>453.81197</text:p>
          </table:table-cell>
          <table:table-cell office:value-type="float" office:value="5.0728527259728" calcext:value-type="float">
            <text:p>5.0728527259728</text:p>
          </table:table-cell>
          <table:table-cell office:value-type="float" office:value="3.98319473265649" calcext:value-type="float">
            <text:p>3.98319473265649</text:p>
          </table:table-cell>
          <table:table-cell office:value-type="float" office:value="1.08965799331631" calcext:value-type="float">
            <text:p>1.08965799331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21</text:p>
          </table:table-cell>
          <table:table-cell office:value-type="float" office:value="908.021541" calcext:value-type="float">
            <text:p>908.021541</text:p>
          </table:table-cell>
          <table:table-cell office:value-type="float" office:value="911.661543" calcext:value-type="float">
            <text:p>911.661543</text:p>
          </table:table-cell>
          <table:table-cell office:value-type="float" office:value="897.611556" calcext:value-type="float">
            <text:p>897.611556</text:p>
          </table:table-cell>
          <table:table-cell office:value-type="float" office:value="906.971536" calcext:value-type="float">
            <text:p>906.971536</text:p>
          </table:table-cell>
          <table:table-cell office:value-type="float" office:value="3980700" calcext:value-type="float">
            <text:p>3980700</text:p>
          </table:table-cell>
          <table:table-cell office:value-type="float" office:value="453.032735" calcext:value-type="float">
            <text:p>453.032735</text:p>
          </table:table-cell>
          <table:table-cell office:value-type="float" office:value="5.07888546561022" calcext:value-type="float">
            <text:p>5.07888546561022</text:p>
          </table:table-cell>
          <table:table-cell office:value-type="float" office:value="4.23363337375472" calcext:value-type="float">
            <text:p>4.23363337375472</text:p>
          </table:table-cell>
          <table:table-cell office:value-type="float" office:value="0.8452520918555" calcext:value-type="float">
            <text:p>0.8452520918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22</text:p>
          </table:table-cell>
          <table:table-cell office:value-type="float" office:value="902.561567" calcext:value-type="float">
            <text:p>902.561567</text:p>
          </table:table-cell>
          <table:table-cell office:value-type="float" office:value="909.311578" calcext:value-type="float">
            <text:p>909.311578</text:p>
          </table:table-cell>
          <table:table-cell office:value-type="float" office:value="886.881527" calcext:value-type="float">
            <text:p>886.881527</text:p>
          </table:table-cell>
          <table:table-cell office:value-type="float" office:value="889.421534" calcext:value-type="float">
            <text:p>889.421534</text:p>
          </table:table-cell>
          <table:table-cell office:value-type="float" office:value="5140300" calcext:value-type="float">
            <text:p>5140300</text:p>
          </table:table-cell>
          <table:table-cell office:value-type="float" office:value="444.266501" calcext:value-type="float">
            <text:p>444.266501</text:p>
          </table:table-cell>
          <table:table-cell office:value-type="float" office:value="4.89511837922012" calcext:value-type="float">
            <text:p>4.89511837922012</text:p>
          </table:table-cell>
          <table:table-cell office:value-type="float" office:value="4.426388487248" calcext:value-type="float">
            <text:p>4.426388487248</text:p>
          </table:table-cell>
          <table:table-cell office:value-type="float" office:value="0.468729891972118" calcext:value-type="float">
            <text:p>0.468729891972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23</text:p>
          </table:table-cell>
          <table:table-cell office:value-type="float" office:value="877.001476" calcext:value-type="float">
            <text:p>877.001476</text:p>
          </table:table-cell>
          <table:table-cell office:value-type="float" office:value="889.961516" calcext:value-type="float">
            <text:p>889.961516</text:p>
          </table:table-cell>
          <table:table-cell office:value-type="float" office:value="874.001499" calcext:value-type="float">
            <text:p>874.001499</text:p>
          </table:table-cell>
          <table:table-cell office:value-type="float" office:value="882.79154" calcext:value-type="float">
            <text:p>882.79154</text:p>
          </table:table-cell>
          <table:table-cell office:value-type="float" office:value="4567200" calcext:value-type="float">
            <text:p>4567200</text:p>
          </table:table-cell>
          <table:table-cell office:value-type="float" office:value="440.954815" calcext:value-type="float">
            <text:p>440.954815</text:p>
          </table:table-cell>
          <table:table-cell office:value-type="float" office:value="4.67061230612276" calcext:value-type="float">
            <text:p>4.67061230612276</text:p>
          </table:table-cell>
          <table:table-cell office:value-type="float" office:value="4.56433173985596" calcext:value-type="float">
            <text:p>4.56433173985596</text:p>
          </table:table-cell>
          <table:table-cell office:value-type="float" office:value="0.106280566266798" calcext:value-type="float">
            <text:p>0.106280566266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2013-05-24</text:p>
          </table:table-cell>
          <table:table-cell office:value-type="float" office:value="875.261516" calcext:value-type="float">
            <text:p>875.261516</text:p>
          </table:table-cell>
          <table:table-cell office:value-type="float" office:value="878.821508" calcext:value-type="float">
            <text:p>878.821508</text:p>
          </table:table-cell>
          <table:table-cell office:value-type="float" office:value="871.011508" calcext:value-type="float">
            <text:p>871.011508</text:p>
          </table:table-cell>
          <table:table-cell office:value-type="float" office:value="873.321468" calcext:value-type="float">
            <text:p>873.321468</text:p>
          </table:table-cell>
          <table:table-cell office:value-type="float" office:value="4610700" calcext:value-type="float">
            <text:p>4610700</text:p>
          </table:table-cell>
          <table:table-cell office:value-type="float" office:value="436.22451" calcext:value-type="float">
            <text:p>436.22451</text:p>
          </table:table-cell>
          <table:table-cell office:value-type="float" office:value="4.16276030297238" calcext:value-type="float">
            <text:p>4.16276030297238</text:p>
          </table:table-cell>
          <table:table-cell office:value-type="float" office:value="4.61940539658351" calcext:value-type="float">
            <text:p>4.61940539658351</text:p>
          </table:table-cell>
          <table:table-cell office:value-type="float" office:value="-0.456645093611132" calcext:value-type="float">
            <text:p>-0.45664509361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02</text:p>
          </table:table-cell>
          <table:table-cell office:value-type="float" office:value="95.210003" calcext:value-type="float">
            <text:p>95.210003</text:p>
          </table:table-cell>
          <table:table-cell office:value-type="float" office:value="95.810003" calcext:value-type="float">
            <text:p>95.810003</text:p>
          </table:table-cell>
          <table:table-cell office:value-type="float" office:value="90.69" calcext:value-type="float">
            <text:p>90.69</text:p>
          </table:table-cell>
          <table:table-cell office:value-type="float" office:value="92.010003" calcext:value-type="float">
            <text:p>92.010003</text:p>
          </table:table-cell>
          <table:table-cell office:value-type="float" office:value="19431300" calcext:value-type="float">
            <text:p>19431300</text:p>
          </table:table-cell>
          <table:table-cell office:value-type="float" office:value="13.144286" calcext:value-type="float">
            <text:p>13.14428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03</text:p>
          </table:table-cell>
          <table:table-cell office:value-type="float" office:value="91.970002" calcext:value-type="float">
            <text:p>91.970002</text:p>
          </table:table-cell>
          <table:table-cell office:value-type="float" office:value="97.919998" calcext:value-type="float">
            <text:p>97.919998</text:p>
          </table:table-cell>
          <table:table-cell office:value-type="float" office:value="91.529999" calcext:value-type="float">
            <text:p>91.529999</text:p>
          </table:table-cell>
          <table:table-cell office:value-type="float" office:value="96.590001" calcext:value-type="float">
            <text:p>96.590001</text:p>
          </table:table-cell>
          <table:table-cell office:value-type="float" office:value="27912500" calcext:value-type="float">
            <text:p>27912500</text:p>
          </table:table-cell>
          <table:table-cell office:value-type="float" office:value="13.798572" calcext:value-type="float">
            <text:p>13.79857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04</text:p>
          </table:table-cell>
          <table:table-cell office:value-type="float" office:value="96.54" calcext:value-type="float">
            <text:p>96.54</text:p>
          </table:table-cell>
          <table:table-cell office:value-type="float" office:value="97.71" calcext:value-type="float">
            <text:p>97.71</text:p>
          </table:table-cell>
          <table:table-cell office:value-type="float" office:value="95.539997" calcext:value-type="float">
            <text:p>95.539997</text:p>
          </table:table-cell>
          <table:table-cell office:value-type="float" office:value="95.98" calcext:value-type="float">
            <text:p>95.98</text:p>
          </table:table-cell>
          <table:table-cell office:value-type="float" office:value="17761100" calcext:value-type="float">
            <text:p>17761100</text:p>
          </table:table-cell>
          <table:table-cell office:value-type="float" office:value="13.711429" calcext:value-type="float">
            <text:p>13.71142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07</text:p>
          </table:table-cell>
          <table:table-cell office:value-type="float" office:value="96.390003" calcext:value-type="float">
            <text:p>96.390003</text:p>
          </table:table-cell>
          <table:table-cell office:value-type="float" office:value="101.749999" calcext:value-type="float">
            <text:p>101.749999</text:p>
          </table:table-cell>
          <table:table-cell office:value-type="float" office:value="96.119997" calcext:value-type="float">
            <text:p>96.119997</text:p>
          </table:table-cell>
          <table:table-cell office:value-type="float" office:value="99.200001" calcext:value-type="float">
            <text:p>99.200001</text:p>
          </table:table-cell>
          <table:table-cell office:value-type="float" office:value="45550400" calcext:value-type="float">
            <text:p>45550400</text:p>
          </table:table-cell>
          <table:table-cell office:value-type="float" office:value="14.171429" calcext:value-type="float">
            <text:p>14.17142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08</text:p>
          </table:table-cell>
          <table:table-cell office:value-type="float" office:value="100.009999" calcext:value-type="float">
            <text:p>100.009999</text:p>
          </table:table-cell>
          <table:table-cell office:value-type="float" office:value="100.990002" calcext:value-type="float">
            <text:p>100.990002</text:p>
          </table:table-cell>
          <table:table-cell office:value-type="float" office:value="96.799999" calcext:value-type="float">
            <text:p>96.799999</text:p>
          </table:table-cell>
          <table:table-cell office:value-type="float" office:value="97.160001" calcext:value-type="float">
            <text:p>97.160001</text:p>
          </table:table-cell>
          <table:table-cell office:value-type="float" office:value="24714900" calcext:value-type="float">
            <text:p>24714900</text:p>
          </table:table-cell>
          <table:table-cell office:value-type="float" office:value="13.88" calcext:value-type="float">
            <text:p>13.8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09</text:p>
          </table:table-cell>
          <table:table-cell office:value-type="float" office:value="97.12" calcext:value-type="float">
            <text:p>97.12</text:p>
          </table:table-cell>
          <table:table-cell office:value-type="float" office:value="97.949999" calcext:value-type="float">
            <text:p>97.949999</text:p>
          </table:table-cell>
          <table:table-cell office:value-type="float" office:value="94.550001" calcext:value-type="float">
            <text:p>94.550001</text:p>
          </table:table-cell>
          <table:table-cell office:value-type="float" office:value="95.909999" calcext:value-type="float">
            <text:p>95.909999</text:p>
          </table:table-cell>
          <table:table-cell office:value-type="float" office:value="20223000" calcext:value-type="float">
            <text:p>20223000</text:p>
          </table:table-cell>
          <table:table-cell office:value-type="float" office:value="13.701428" calcext:value-type="float">
            <text:p>13.70142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10</text:p>
          </table:table-cell>
          <table:table-cell office:value-type="float" office:value="96.570001" calcext:value-type="float">
            <text:p>96.570001</text:p>
          </table:table-cell>
          <table:table-cell office:value-type="float" office:value="99.919997" calcext:value-type="float">
            <text:p>99.919997</text:p>
          </table:table-cell>
          <table:table-cell office:value-type="float" office:value="95.700001" calcext:value-type="float">
            <text:p>95.700001</text:p>
          </table:table-cell>
          <table:table-cell office:value-type="float" office:value="98" calcext:value-type="float">
            <text:p>98</text:p>
          </table:table-cell>
          <table:table-cell office:value-type="float" office:value="26117700" calcext:value-type="float">
            <text:p>261177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11</text:p>
          </table:table-cell>
          <table:table-cell office:value-type="float" office:value="98.179997" calcext:value-type="float">
            <text:p>98.179997</text:p>
          </table:table-cell>
          <table:table-cell office:value-type="float" office:value="101.920003" calcext:value-type="float">
            <text:p>101.920003</text:p>
          </table:table-cell>
          <table:table-cell office:value-type="float" office:value="98" calcext:value-type="float">
            <text:p>98</text:p>
          </table:table-cell>
          <table:table-cell office:value-type="float" office:value="101.290002" calcext:value-type="float">
            <text:p>101.290002</text:p>
          </table:table-cell>
          <table:table-cell office:value-type="float" office:value="29851500" calcext:value-type="float">
            <text:p>29851500</text:p>
          </table:table-cell>
          <table:table-cell office:value-type="float" office:value="14.47" calcext:value-type="float">
            <text:p>14.4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14</text:p>
          </table:table-cell>
          <table:table-cell office:value-type="float" office:value="100.990002" calcext:value-type="float">
            <text:p>100.990002</text:p>
          </table:table-cell>
          <table:table-cell office:value-type="float" office:value="104.500002" calcext:value-type="float">
            <text:p>104.500002</text:p>
          </table:table-cell>
          <table:table-cell office:value-type="float" office:value="100.559999" calcext:value-type="float">
            <text:p>100.559999</text:p>
          </table:table-cell>
          <table:table-cell office:value-type="float" office:value="103.449998" calcext:value-type="float">
            <text:p>103.449998</text:p>
          </table:table-cell>
          <table:table-cell office:value-type="float" office:value="23473100" calcext:value-type="float">
            <text:p>23473100</text:p>
          </table:table-cell>
          <table:table-cell office:value-type="float" office:value="14.778571" calcext:value-type="float">
            <text:p>14.7785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15</text:p>
          </table:table-cell>
          <table:table-cell office:value-type="float" office:value="103.020001" calcext:value-type="float">
            <text:p>103.020001</text:p>
          </table:table-cell>
          <table:table-cell office:value-type="float" office:value="104.359999" calcext:value-type="float">
            <text:p>104.359999</text:p>
          </table:table-cell>
          <table:table-cell office:value-type="float" office:value="101.050003" calcext:value-type="float">
            <text:p>101.050003</text:p>
          </table:table-cell>
          <table:table-cell office:value-type="float" office:value="101.689998" calcext:value-type="float">
            <text:p>101.689998</text:p>
          </table:table-cell>
          <table:table-cell office:value-type="float" office:value="17068100" calcext:value-type="float">
            <text:p>17068100</text:p>
          </table:table-cell>
          <table:table-cell office:value-type="float" office:value="14.527143" calcext:value-type="float">
            <text:p>14.52714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16</text:p>
          </table:table-cell>
          <table:table-cell office:value-type="float" office:value="101.820001" calcext:value-type="float">
            <text:p>101.820001</text:p>
          </table:table-cell>
          <table:table-cell office:value-type="float" office:value="102.299998" calcext:value-type="float">
            <text:p>102.299998</text:p>
          </table:table-cell>
          <table:table-cell office:value-type="float" office:value="96.759998" calcext:value-type="float">
            <text:p>96.759998</text:p>
          </table:table-cell>
          <table:table-cell office:value-type="float" office:value="97.480001" calcext:value-type="float">
            <text:p>97.480001</text:p>
          </table:table-cell>
          <table:table-cell office:value-type="float" office:value="28014700" calcext:value-type="float">
            <text:p>28014700</text:p>
          </table:table-cell>
          <table:table-cell office:value-type="float" office:value="13.925714" calcext:value-type="float">
            <text:p>13.92571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17</text:p>
          </table:table-cell>
          <table:table-cell office:value-type="float" office:value="98.090002" calcext:value-type="float">
            <text:p>98.090002</text:p>
          </table:table-cell>
          <table:table-cell office:value-type="float" office:value="98.6" calcext:value-type="float">
            <text:p>98.6</text:p>
          </table:table-cell>
          <table:table-cell office:value-type="float" office:value="95.750002" calcext:value-type="float">
            <text:p>95.750002</text:p>
          </table:table-cell>
          <table:table-cell office:value-type="float" office:value="97.7" calcext:value-type="float">
            <text:p>97.7</text:p>
          </table:table-cell>
          <table:table-cell office:value-type="float" office:value="16221100" calcext:value-type="float">
            <text:p>16221100</text:p>
          </table:table-cell>
          <table:table-cell office:value-type="float" office:value="13.957143" calcext:value-type="float">
            <text:p>13.95714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18</text:p>
          </table:table-cell>
          <table:table-cell office:value-type="float" office:value="100.380001" calcext:value-type="float">
            <text:p>100.380001</text:p>
          </table:table-cell>
          <table:table-cell office:value-type="float" office:value="101.939997" calcext:value-type="float">
            <text:p>101.939997</text:p>
          </table:table-cell>
          <table:table-cell office:value-type="float" office:value="98.680002" calcext:value-type="float">
            <text:p>98.680002</text:p>
          </table:table-cell>
          <table:table-cell office:value-type="float" office:value="99.17" calcext:value-type="float">
            <text:p>99.17</text:p>
          </table:table-cell>
          <table:table-cell office:value-type="float" office:value="35999600" calcext:value-type="float">
            <text:p>35999600</text:p>
          </table:table-cell>
          <table:table-cell office:value-type="float" office:value="14.167143" calcext:value-type="float">
            <text:p>14.16714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22</text:p>
          </table:table-cell>
          <table:table-cell table:number-columns-repeated="2" office:value-type="float" office:value="99.649998" calcext:value-type="float">
            <text:p>99.649998</text:p>
          </table:table-cell>
          <table:table-cell office:value-type="float" office:value="96.590001" calcext:value-type="float">
            <text:p>96.590001</text:p>
          </table:table-cell>
          <table:table-cell office:value-type="float" office:value="97.810002" calcext:value-type="float">
            <text:p>97.810002</text:p>
          </table:table-cell>
          <table:table-cell office:value-type="float" office:value="22773100" calcext:value-type="float">
            <text:p>22773100</text:p>
          </table:table-cell>
          <table:table-cell office:value-type="float" office:value="13.972857" calcext:value-type="float">
            <text:p>13.97285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23</text:p>
          </table:table-cell>
          <table:table-cell office:value-type="float" office:value="97.13" calcext:value-type="float">
            <text:p>97.13</text:p>
          </table:table-cell>
          <table:table-cell office:value-type="float" office:value="103.83" calcext:value-type="float">
            <text:p>103.83</text:p>
          </table:table-cell>
          <table:table-cell office:value-type="float" office:value="97.019998" calcext:value-type="float">
            <text:p>97.019998</text:p>
          </table:table-cell>
          <table:table-cell office:value-type="float" office:value="103.26" calcext:value-type="float">
            <text:p>103.26</text:p>
          </table:table-cell>
          <table:table-cell office:value-type="float" office:value="74235000" calcext:value-type="float">
            <text:p>74235000</text:p>
          </table:table-cell>
          <table:table-cell office:value-type="float" office:value="14.751429" calcext:value-type="float">
            <text:p>14.75142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24</text:p>
          </table:table-cell>
          <table:table-cell office:value-type="float" office:value="143.989998" calcext:value-type="float">
            <text:p>143.989998</text:p>
          </table:table-cell>
          <table:table-cell office:value-type="float" office:value="149.169996" calcext:value-type="float">
            <text:p>149.169996</text:p>
          </table:table-cell>
          <table:table-cell office:value-type="float" office:value="139.620005" calcext:value-type="float">
            <text:p>139.620005</text:p>
          </table:table-cell>
          <table:table-cell office:value-type="float" office:value="146.859997" calcext:value-type="float">
            <text:p>146.859997</text:p>
          </table:table-cell>
          <table:table-cell office:value-type="float" office:value="118805400" calcext:value-type="float">
            <text:p>118805400</text:p>
          </table:table-cell>
          <table:table-cell office:value-type="float" office:value="20.98" calcext:value-type="float">
            <text:p>20.9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25</text:p>
          </table:table-cell>
          <table:table-cell office:value-type="float" office:value="145.669996" calcext:value-type="float">
            <text:p>145.669996</text:p>
          </table:table-cell>
          <table:table-cell office:value-type="float" office:value="172.68" calcext:value-type="float">
            <text:p>172.68</text:p>
          </table:table-cell>
          <table:table-cell office:value-type="float" office:value="145.609995" calcext:value-type="float">
            <text:p>145.609995</text:p>
          </table:table-cell>
          <table:table-cell office:value-type="float" office:value="169.559996" calcext:value-type="float">
            <text:p>169.559996</text:p>
          </table:table-cell>
          <table:table-cell office:value-type="float" office:value="191445800" calcext:value-type="float">
            <text:p>191445800</text:p>
          </table:table-cell>
          <table:table-cell office:value-type="float" office:value="24.222857" calcext:value-type="float">
            <text:p>24.22285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28</text:p>
          </table:table-cell>
          <table:table-cell office:value-type="float" office:value="172.509996" calcext:value-type="float">
            <text:p>172.509996</text:p>
          </table:table-cell>
          <table:table-cell office:value-type="float" office:value="177.249998" calcext:value-type="float">
            <text:p>177.249998</text:p>
          </table:table-cell>
          <table:table-cell office:value-type="float" office:value="160.789995" calcext:value-type="float">
            <text:p>160.789995</text:p>
          </table:table-cell>
          <table:table-cell office:value-type="float" office:value="162.109999" calcext:value-type="float">
            <text:p>162.109999</text:p>
          </table:table-cell>
          <table:table-cell office:value-type="float" office:value="109104800" calcext:value-type="float">
            <text:p>109104800</text:p>
          </table:table-cell>
          <table:table-cell office:value-type="float" office:value="23.158571" calcext:value-type="float">
            <text:p>23.15857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29</text:p>
          </table:table-cell>
          <table:table-cell office:value-type="float" office:value="158.130001" calcext:value-type="float">
            <text:p>158.130001</text:p>
          </table:table-cell>
          <table:table-cell office:value-type="float" office:value="169.880003" calcext:value-type="float">
            <text:p>169.880003</text:p>
          </table:table-cell>
          <table:table-cell office:value-type="float" office:value="156.629993" calcext:value-type="float">
            <text:p>156.629993</text:p>
          </table:table-cell>
          <table:table-cell office:value-type="float" office:value="169.119999" calcext:value-type="float">
            <text:p>169.119999</text:p>
          </table:table-cell>
          <table:table-cell office:value-type="float" office:value="59542000" calcext:value-type="float">
            <text:p>59542000</text:p>
          </table:table-cell>
          <table:table-cell office:value-type="float" office:value="24.16" calcext:value-type="float">
            <text:p>24.1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30</text:p>
          </table:table-cell>
          <table:table-cell office:value-type="float" office:value="173.490005" calcext:value-type="float">
            <text:p>173.490005</text:p>
          </table:table-cell>
          <table:table-cell office:value-type="float" office:value="175.499998" calcext:value-type="float">
            <text:p>175.499998</text:p>
          </table:table-cell>
          <table:table-cell office:value-type="float" office:value="162.659998" calcext:value-type="float">
            <text:p>162.659998</text:p>
          </table:table-cell>
          <table:table-cell office:value-type="float" office:value="167.700006" calcext:value-type="float">
            <text:p>167.700006</text:p>
          </table:table-cell>
          <table:table-cell office:value-type="float" office:value="48062700" calcext:value-type="float">
            <text:p>48062700</text:p>
          </table:table-cell>
          <table:table-cell office:value-type="float" office:value="23.957144" calcext:value-type="float">
            <text:p>23.95714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1-31</text:p>
          </table:table-cell>
          <table:table-cell office:value-type="float" office:value="167.100006" calcext:value-type="float">
            <text:p>167.100006</text:p>
          </table:table-cell>
          <table:table-cell office:value-type="float" office:value="168.999996" calcext:value-type="float">
            <text:p>168.999996</text:p>
          </table:table-cell>
          <table:table-cell office:value-type="float" office:value="160.319998" calcext:value-type="float">
            <text:p>160.319998</text:p>
          </table:table-cell>
          <table:table-cell office:value-type="float" office:value="165.240004" calcext:value-type="float">
            <text:p>165.240004</text:p>
          </table:table-cell>
          <table:table-cell office:value-type="float" office:value="35601300" calcext:value-type="float">
            <text:p>35601300</text:p>
          </table:table-cell>
          <table:table-cell office:value-type="float" office:value="23.605715" calcext:value-type="float">
            <text:p>23.60571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01</text:p>
          </table:table-cell>
          <table:table-cell office:value-type="float" office:value="170.000006" calcext:value-type="float">
            <text:p>170.000006</text:p>
          </table:table-cell>
          <table:table-cell office:value-type="float" office:value="172.999994" calcext:value-type="float">
            <text:p>172.999994</text:p>
          </table:table-cell>
          <table:table-cell office:value-type="float" office:value="163.879999" calcext:value-type="float">
            <text:p>163.879999</text:p>
          </table:table-cell>
          <table:table-cell office:value-type="float" office:value="164.799994" calcext:value-type="float">
            <text:p>164.799994</text:p>
          </table:table-cell>
          <table:table-cell office:value-type="float" office:value="50358000" calcext:value-type="float">
            <text:p>50358000</text:p>
          </table:table-cell>
          <table:table-cell office:value-type="float" office:value="23.542856" calcext:value-type="float">
            <text:p>23.54285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04</text:p>
          </table:table-cell>
          <table:table-cell office:value-type="float" office:value="162.780001" calcext:value-type="float">
            <text:p>162.780001</text:p>
          </table:table-cell>
          <table:table-cell office:value-type="float" office:value="175.130003" calcext:value-type="float">
            <text:p>175.130003</text:p>
          </table:table-cell>
          <table:table-cell office:value-type="float" office:value="162.780001" calcext:value-type="float">
            <text:p>162.780001</text:p>
          </table:table-cell>
          <table:table-cell office:value-type="float" office:value="174.739994" calcext:value-type="float">
            <text:p>174.739994</text:p>
          </table:table-cell>
          <table:table-cell office:value-type="float" office:value="50969100" calcext:value-type="float">
            <text:p>50969100</text:p>
          </table:table-cell>
          <table:table-cell office:value-type="float" office:value="24.962856" calcext:value-type="float">
            <text:p>24.96285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05</text:p>
          </table:table-cell>
          <table:table-cell office:value-type="float" office:value="172.379993" calcext:value-type="float">
            <text:p>172.379993</text:p>
          </table:table-cell>
          <table:table-cell office:value-type="float" office:value="177.889999" calcext:value-type="float">
            <text:p>177.889999</text:p>
          </table:table-cell>
          <table:table-cell office:value-type="float" office:value="171.000002" calcext:value-type="float">
            <text:p>171.000002</text:p>
          </table:table-cell>
          <table:table-cell office:value-type="float" office:value="174.389999" calcext:value-type="float">
            <text:p>174.389999</text:p>
          </table:table-cell>
          <table:table-cell office:value-type="float" office:value="57056300" calcext:value-type="float">
            <text:p>57056300</text:p>
          </table:table-cell>
          <table:table-cell office:value-type="float" office:value="24.912857" calcext:value-type="float">
            <text:p>24.91285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06</text:p>
          </table:table-cell>
          <table:table-cell office:value-type="float" office:value="175" calcext:value-type="float">
            <text:p>175</text:p>
          </table:table-cell>
          <table:table-cell office:value-type="float" office:value="185.349997" calcext:value-type="float">
            <text:p>185.349997</text:p>
          </table:table-cell>
          <table:table-cell office:value-type="float" office:value="174.550003" calcext:value-type="float">
            <text:p>174.550003</text:p>
          </table:table-cell>
          <table:table-cell office:value-type="float" office:value="184.410002" calcext:value-type="float">
            <text:p>184.410002</text:p>
          </table:table-cell>
          <table:table-cell office:value-type="float" office:value="67190900" calcext:value-type="float">
            <text:p>67190900</text:p>
          </table:table-cell>
          <table:table-cell office:value-type="float" office:value="26.344286" calcext:value-type="float">
            <text:p>26.34428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07</text:p>
          </table:table-cell>
          <table:table-cell office:value-type="float" office:value="185.750006" calcext:value-type="float">
            <text:p>185.750006</text:p>
          </table:table-cell>
          <table:table-cell office:value-type="float" office:value="188.879997" calcext:value-type="float">
            <text:p>188.879997</text:p>
          </table:table-cell>
          <table:table-cell office:value-type="float" office:value="178.540001" calcext:value-type="float">
            <text:p>178.540001</text:p>
          </table:table-cell>
          <table:table-cell office:value-type="float" office:value="181.959999" calcext:value-type="float">
            <text:p>181.959999</text:p>
          </table:table-cell>
          <table:table-cell office:value-type="float" office:value="53086600" calcext:value-type="float">
            <text:p>53086600</text:p>
          </table:table-cell>
          <table:table-cell office:value-type="float" office:value="25.994286" calcext:value-type="float">
            <text:p>25.994286</text:p>
          </table:table-cell>
          <table:table-cell office:value-type="float" office:value="27.5069231354164" calcext:value-type="float">
            <text:p>27.506923135416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08</text:p>
          </table:table-cell>
          <table:table-cell office:value-type="float" office:value="181.739994" calcext:value-type="float">
            <text:p>181.739994</text:p>
          </table:table-cell>
          <table:table-cell office:value-type="float" office:value="183.960005" calcext:value-type="float">
            <text:p>183.960005</text:p>
          </table:table-cell>
          <table:table-cell office:value-type="float" office:value="180.009995" calcext:value-type="float">
            <text:p>180.009995</text:p>
          </table:table-cell>
          <table:table-cell office:value-type="float" office:value="180.970003" calcext:value-type="float">
            <text:p>180.970003</text:p>
          </table:table-cell>
          <table:table-cell office:value-type="float" office:value="25657800" calcext:value-type="float">
            <text:p>25657800</text:p>
          </table:table-cell>
          <table:table-cell office:value-type="float" office:value="25.852858" calcext:value-type="float">
            <text:p>25.852858</text:p>
          </table:table-cell>
          <table:table-cell office:value-type="float" office:value="29.1103293143886" calcext:value-type="float">
            <text:p>29.110329314388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11</text:p>
          </table:table-cell>
          <table:table-cell office:value-type="float" office:value="178.979998" calcext:value-type="float">
            <text:p>178.979998</text:p>
          </table:table-cell>
          <table:table-cell office:value-type="float" office:value="182.050001" calcext:value-type="float">
            <text:p>182.050001</text:p>
          </table:table-cell>
          <table:table-cell office:value-type="float" office:value="174.799995" calcext:value-type="float">
            <text:p>174.799995</text:p>
          </table:table-cell>
          <table:table-cell office:value-type="float" office:value="177.889999" calcext:value-type="float">
            <text:p>177.889999</text:p>
          </table:table-cell>
          <table:table-cell office:value-type="float" office:value="29325100" calcext:value-type="float">
            <text:p>29325100</text:p>
          </table:table-cell>
          <table:table-cell office:value-type="float" office:value="25.412857" calcext:value-type="float">
            <text:p>25.412857</text:p>
          </table:table-cell>
          <table:table-cell office:value-type="float" office:value="28.0345984756785" calcext:value-type="float">
            <text:p>28.034598475678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12</text:p>
          </table:table-cell>
          <table:table-cell office:value-type="float" office:value="180.659996" calcext:value-type="float">
            <text:p>180.659996</text:p>
          </table:table-cell>
          <table:table-cell office:value-type="float" office:value="183.559996" calcext:value-type="float">
            <text:p>183.559996</text:p>
          </table:table-cell>
          <table:table-cell office:value-type="float" office:value="175.710003" calcext:value-type="float">
            <text:p>175.710003</text:p>
          </table:table-cell>
          <table:table-cell office:value-type="float" office:value="177.950001" calcext:value-type="float">
            <text:p>177.950001</text:p>
          </table:table-cell>
          <table:table-cell office:value-type="float" office:value="34399400" calcext:value-type="float">
            <text:p>34399400</text:p>
          </table:table-cell>
          <table:table-cell office:value-type="float" office:value="25.421429" calcext:value-type="float">
            <text:p>25.421429</text:p>
          </table:table-cell>
          <table:table-cell office:value-type="float" office:value="25.6174405783683" calcext:value-type="float">
            <text:p>25.617440578368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13</text:p>
          </table:table-cell>
          <table:table-cell office:value-type="float" office:value="180.900002" calcext:value-type="float">
            <text:p>180.900002</text:p>
          </table:table-cell>
          <table:table-cell office:value-type="float" office:value="186.399994" calcext:value-type="float">
            <text:p>186.399994</text:p>
          </table:table-cell>
          <table:table-cell office:value-type="float" office:value="179.66" calcext:value-type="float">
            <text:p>179.66</text:p>
          </table:table-cell>
          <table:table-cell office:value-type="float" office:value="186.270004" calcext:value-type="float">
            <text:p>186.270004</text:p>
          </table:table-cell>
          <table:table-cell office:value-type="float" office:value="40929000" calcext:value-type="float">
            <text:p>40929000</text:p>
          </table:table-cell>
          <table:table-cell office:value-type="float" office:value="26.610001" calcext:value-type="float">
            <text:p>26.610001</text:p>
          </table:table-cell>
          <table:table-cell office:value-type="float" office:value="24.0664441703539" calcext:value-type="float">
            <text:p>24.066444170353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14</text:p>
          </table:table-cell>
          <table:table-cell office:value-type="float" office:value="187.290001" calcext:value-type="float">
            <text:p>187.290001</text:p>
          </table:table-cell>
          <table:table-cell office:value-type="float" office:value="189.850006" calcext:value-type="float">
            <text:p>189.850006</text:p>
          </table:table-cell>
          <table:table-cell office:value-type="float" office:value="184.689995" calcext:value-type="float">
            <text:p>184.689995</text:p>
          </table:table-cell>
          <table:table-cell office:value-type="float" office:value="187.400003" calcext:value-type="float">
            <text:p>187.400003</text:p>
          </table:table-cell>
          <table:table-cell office:value-type="float" office:value="31979500" calcext:value-type="float">
            <text:p>31979500</text:p>
          </table:table-cell>
          <table:table-cell office:value-type="float" office:value="26.771429" calcext:value-type="float">
            <text:p>26.771429</text:p>
          </table:table-cell>
          <table:table-cell office:value-type="float" office:value="22.1458604265881" calcext:value-type="float">
            <text:p>22.145860426588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15</text:p>
          </table:table-cell>
          <table:table-cell office:value-type="float" office:value="188.570004" calcext:value-type="float">
            <text:p>188.570004</text:p>
          </table:table-cell>
          <table:table-cell office:value-type="float" office:value="189.999996" calcext:value-type="float">
            <text:p>189.999996</text:p>
          </table:table-cell>
          <table:table-cell office:value-type="float" office:value="186.260004" calcext:value-type="float">
            <text:p>186.260004</text:p>
          </table:table-cell>
          <table:table-cell office:value-type="float" office:value="189.509998" calcext:value-type="float">
            <text:p>189.509998</text:p>
          </table:table-cell>
          <table:table-cell office:value-type="float" office:value="26652500" calcext:value-type="float">
            <text:p>26652500</text:p>
          </table:table-cell>
          <table:table-cell office:value-type="float" office:value="27.072857" calcext:value-type="float">
            <text:p>27.072857</text:p>
          </table:table-cell>
          <table:table-cell office:value-type="float" office:value="20.4085324729133" calcext:value-type="float">
            <text:p>20.408532472913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19</text:p>
          </table:table-cell>
          <table:table-cell office:value-type="float" office:value="191.000006" calcext:value-type="float">
            <text:p>191.000006</text:p>
          </table:table-cell>
          <table:table-cell office:value-type="float" office:value="197.17" calcext:value-type="float">
            <text:p>197.17</text:p>
          </table:table-cell>
          <table:table-cell office:value-type="float" office:value="190.15" calcext:value-type="float">
            <text:p>190.15</text:p>
          </table:table-cell>
          <table:table-cell office:value-type="float" office:value="196.449997" calcext:value-type="float">
            <text:p>196.449997</text:p>
          </table:table-cell>
          <table:table-cell office:value-type="float" office:value="34138300" calcext:value-type="float">
            <text:p>34138300</text:p>
          </table:table-cell>
          <table:table-cell office:value-type="float" office:value="28.064285" calcext:value-type="float">
            <text:p>28.064285</text:p>
          </table:table-cell>
          <table:table-cell office:value-type="float" office:value="19.1223937984495" calcext:value-type="float">
            <text:p>19.122393798449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20</text:p>
          </table:table-cell>
          <table:table-cell office:value-type="float" office:value="197.579996" calcext:value-type="float">
            <text:p>197.579996</text:p>
          </table:table-cell>
          <table:table-cell office:value-type="float" office:value="197.619997" calcext:value-type="float">
            <text:p>197.619997</text:p>
          </table:table-cell>
          <table:table-cell office:value-type="float" office:value="186.499996" calcext:value-type="float">
            <text:p>186.499996</text:p>
          </table:table-cell>
          <table:table-cell office:value-type="float" office:value="187.119997" calcext:value-type="float">
            <text:p>187.119997</text:p>
          </table:table-cell>
          <table:table-cell office:value-type="float" office:value="34996500" calcext:value-type="float">
            <text:p>34996500</text:p>
          </table:table-cell>
          <table:table-cell office:value-type="float" office:value="26.731428" calcext:value-type="float">
            <text:p>26.731428</text:p>
          </table:table-cell>
          <table:table-cell office:value-type="float" office:value="17.7903145631869" calcext:value-type="float">
            <text:p>17.7903145631869</text:p>
          </table:table-cell>
          <table:table-cell office:value-type="float" office:value="23.7558707705937" calcext:value-type="float">
            <text:p>23.7558707705937</text:p>
          </table:table-cell>
          <table:table-cell office:value-type="float" office:value="-5.96555620740684" calcext:value-type="float">
            <text:p>-5.965556207406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21</text:p>
          </table:table-cell>
          <table:table-cell office:value-type="float" office:value="185.999998" calcext:value-type="float">
            <text:p>185.999998</text:p>
          </table:table-cell>
          <table:table-cell office:value-type="float" office:value="192.200006" calcext:value-type="float">
            <text:p>192.200006</text:p>
          </table:table-cell>
          <table:table-cell office:value-type="float" office:value="182.499998" calcext:value-type="float">
            <text:p>182.499998</text:p>
          </table:table-cell>
          <table:table-cell office:value-type="float" office:value="187.149998" calcext:value-type="float">
            <text:p>187.149998</text:p>
          </table:table-cell>
          <table:table-cell office:value-type="float" office:value="36894200" calcext:value-type="float">
            <text:p>36894200</text:p>
          </table:table-cell>
          <table:table-cell office:value-type="float" office:value="26.735714" calcext:value-type="float">
            <text:p>26.735714</text:p>
          </table:table-cell>
          <table:table-cell office:value-type="float" office:value="16.0536425406167" calcext:value-type="float">
            <text:p>16.0536425406167</text:p>
          </table:table-cell>
          <table:table-cell office:value-type="float" office:value="22.4832840378382" calcext:value-type="float">
            <text:p>22.4832840378382</text:p>
          </table:table-cell>
          <table:table-cell office:value-type="float" office:value="-6.42964149722146" calcext:value-type="float">
            <text:p>-6.42964149722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22</text:p>
          </table:table-cell>
          <table:table-cell office:value-type="float" office:value="183.719999" calcext:value-type="float">
            <text:p>183.719999</text:p>
          </table:table-cell>
          <table:table-cell office:value-type="float" office:value="183.790001" calcext:value-type="float">
            <text:p>183.790001</text:p>
          </table:table-cell>
          <table:table-cell office:value-type="float" office:value="178.429998" calcext:value-type="float">
            <text:p>178.429998</text:p>
          </table:table-cell>
          <table:table-cell office:value-type="float" office:value="179.860004" calcext:value-type="float">
            <text:p>179.860004</text:p>
          </table:table-cell>
          <table:table-cell office:value-type="float" office:value="38971100" calcext:value-type="float">
            <text:p>38971100</text:p>
          </table:table-cell>
          <table:table-cell office:value-type="float" office:value="25.694286" calcext:value-type="float">
            <text:p>25.694286</text:p>
          </table:table-cell>
          <table:table-cell office:value-type="float" office:value="14.1789168077171" calcext:value-type="float">
            <text:p>14.1789168077171</text:p>
          </table:table-cell>
          <table:table-cell office:value-type="float" office:value="20.8242382037636" calcext:value-type="float">
            <text:p>20.8242382037636</text:p>
          </table:table-cell>
          <table:table-cell office:value-type="float" office:value="-6.64532139604647" calcext:value-type="float">
            <text:p>-6.645321396046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25</text:p>
          </table:table-cell>
          <table:table-cell office:value-type="float" office:value="180.990004" calcext:value-type="float">
            <text:p>180.990004</text:p>
          </table:table-cell>
          <table:table-cell office:value-type="float" office:value="187.099997" calcext:value-type="float">
            <text:p>187.099997</text:p>
          </table:table-cell>
          <table:table-cell office:value-type="float" office:value="175.449997" calcext:value-type="float">
            <text:p>175.449997</text:p>
          </table:table-cell>
          <table:table-cell office:value-type="float" office:value="179.320005" calcext:value-type="float">
            <text:p>179.320005</text:p>
          </table:table-cell>
          <table:table-cell office:value-type="float" office:value="52164700" calcext:value-type="float">
            <text:p>52164700</text:p>
          </table:table-cell>
          <table:table-cell office:value-type="float" office:value="25.617144" calcext:value-type="float">
            <text:p>25.617144</text:p>
          </table:table-cell>
          <table:table-cell office:value-type="float" office:value="11.742936913578" calcext:value-type="float">
            <text:p>11.742936913578</text:p>
          </table:table-cell>
          <table:table-cell office:value-type="float" office:value="19.0140535857524" calcext:value-type="float">
            <text:p>19.0140535857524</text:p>
          </table:table-cell>
          <table:table-cell office:value-type="float" office:value="-7.27111667217447" calcext:value-type="float">
            <text:p>-7.27111667217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26</text:p>
          </table:table-cell>
          <table:table-cell office:value-type="float" office:value="180.599995" calcext:value-type="float">
            <text:p>180.599995</text:p>
          </table:table-cell>
          <table:table-cell office:value-type="float" office:value="185.219994" calcext:value-type="float">
            <text:p>185.219994</text:p>
          </table:table-cell>
          <table:table-cell office:value-type="float" office:value="175.6" calcext:value-type="float">
            <text:p>175.6</text:p>
          </table:table-cell>
          <table:table-cell office:value-type="float" office:value="184.089994" calcext:value-type="float">
            <text:p>184.089994</text:p>
          </table:table-cell>
          <table:table-cell office:value-type="float" office:value="33882100" calcext:value-type="float">
            <text:p>33882100</text:p>
          </table:table-cell>
          <table:table-cell office:value-type="float" office:value="26.298571" calcext:value-type="float">
            <text:p>26.298571</text:p>
          </table:table-cell>
          <table:table-cell office:value-type="float" office:value="9.64196739613827" calcext:value-type="float">
            <text:p>9.64196739613827</text:p>
          </table:table-cell>
          <table:table-cell office:value-type="float" office:value="17.2390010099491" calcext:value-type="float">
            <text:p>17.2390010099491</text:p>
          </table:table-cell>
          <table:table-cell office:value-type="float" office:value="-7.59703361381082" calcext:value-type="float">
            <text:p>-7.59703361381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27</text:p>
          </table:table-cell>
          <table:table-cell office:value-type="float" office:value="183.579996" calcext:value-type="float">
            <text:p>183.579996</text:p>
          </table:table-cell>
          <table:table-cell office:value-type="float" office:value="185.999998" calcext:value-type="float">
            <text:p>185.999998</text:p>
          </table:table-cell>
          <table:table-cell office:value-type="float" office:value="180.559994" calcext:value-type="float">
            <text:p>180.559994</text:p>
          </table:table-cell>
          <table:table-cell office:value-type="float" office:value="184.32" calcext:value-type="float">
            <text:p>184.32</text:p>
          </table:table-cell>
          <table:table-cell office:value-type="float" office:value="22626800" calcext:value-type="float">
            <text:p>22626800</text:p>
          </table:table-cell>
          <table:table-cell office:value-type="float" office:value="26.331429" calcext:value-type="float">
            <text:p>26.331429</text:p>
          </table:table-cell>
          <table:table-cell office:value-type="float" office:value="7.7115461085832" calcext:value-type="float">
            <text:p>7.7115461085832</text:p>
          </table:table-cell>
          <table:table-cell office:value-type="float" office:value="15.4217901141968" calcext:value-type="float">
            <text:p>15.4217901141968</text:p>
          </table:table-cell>
          <table:table-cell office:value-type="float" office:value="-7.71024400561359" calcext:value-type="float">
            <text:p>-7.71024400561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2-28</text:p>
          </table:table-cell>
          <table:table-cell office:value-type="float" office:value="183.810001" calcext:value-type="float">
            <text:p>183.810001</text:p>
          </table:table-cell>
          <table:table-cell office:value-type="float" office:value="192.130005" calcext:value-type="float">
            <text:p>192.130005</text:p>
          </table:table-cell>
          <table:table-cell office:value-type="float" office:value="183.509995" calcext:value-type="float">
            <text:p>183.509995</text:p>
          </table:table-cell>
          <table:table-cell office:value-type="float" office:value="188.080006" calcext:value-type="float">
            <text:p>188.080006</text:p>
          </table:table-cell>
          <table:table-cell office:value-type="float" office:value="34293700" calcext:value-type="float">
            <text:p>34293700</text:p>
          </table:table-cell>
          <table:table-cell office:value-type="float" office:value="26.868572" calcext:value-type="float">
            <text:p>26.868572</text:p>
          </table:table-cell>
          <table:table-cell office:value-type="float" office:value="6.06002708742062" calcext:value-type="float">
            <text:p>6.06002708742062</text:p>
          </table:table-cell>
          <table:table-cell office:value-type="float" office:value="13.6344752987337" calcext:value-type="float">
            <text:p>13.6344752987337</text:p>
          </table:table-cell>
          <table:table-cell office:value-type="float" office:value="-7.57444821131312" calcext:value-type="float">
            <text:p>-7.57444821131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01</text:p>
          </table:table-cell>
          <table:table-cell office:value-type="float" office:value="187.109997" calcext:value-type="float">
            <text:p>187.109997</text:p>
          </table:table-cell>
          <table:table-cell office:value-type="float" office:value="190.340004" calcext:value-type="float">
            <text:p>190.340004</text:p>
          </table:table-cell>
          <table:table-cell office:value-type="float" office:value="186.210003" calcext:value-type="float">
            <text:p>186.210003</text:p>
          </table:table-cell>
          <table:table-cell office:value-type="float" office:value="189.369995" calcext:value-type="float">
            <text:p>189.369995</text:p>
          </table:table-cell>
          <table:table-cell office:value-type="float" office:value="21451500" calcext:value-type="float">
            <text:p>21451500</text:p>
          </table:table-cell>
          <table:table-cell office:value-type="float" office:value="27.052856" calcext:value-type="float">
            <text:p>27.052856</text:p>
          </table:table-cell>
          <table:table-cell office:value-type="float" office:value="4.62396641009464" calcext:value-type="float">
            <text:p>4.62396641009464</text:p>
          </table:table-cell>
          <table:table-cell office:value-type="float" office:value="11.8806346250872" calcext:value-type="float">
            <text:p>11.8806346250872</text:p>
          </table:table-cell>
          <table:table-cell office:value-type="float" office:value="-7.25666821499258" calcext:value-type="float">
            <text:p>-7.25666821499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04</text:p>
          </table:table-cell>
          <table:table-cell office:value-type="float" office:value="188.680006" calcext:value-type="float">
            <text:p>188.680006</text:p>
          </table:table-cell>
          <table:table-cell office:value-type="float" office:value="190.079998" calcext:value-type="float">
            <text:p>190.079998</text:p>
          </table:table-cell>
          <table:table-cell office:value-type="float" office:value="176.659998" calcext:value-type="float">
            <text:p>176.659998</text:p>
          </table:table-cell>
          <table:table-cell office:value-type="float" office:value="181.209995" calcext:value-type="float">
            <text:p>181.209995</text:p>
          </table:table-cell>
          <table:table-cell office:value-type="float" office:value="47824000" calcext:value-type="float">
            <text:p>47824000</text:p>
          </table:table-cell>
          <table:table-cell office:value-type="float" office:value="25.887142" calcext:value-type="float">
            <text:p>25.887142</text:p>
          </table:table-cell>
          <table:table-cell office:value-type="float" office:value="3.61986057186567" calcext:value-type="float">
            <text:p>3.61986057186567</text:p>
          </table:table-cell>
          <table:table-cell office:value-type="float" office:value="10.1581309332446" calcext:value-type="float">
            <text:p>10.1581309332446</text:p>
          </table:table-cell>
          <table:table-cell office:value-type="float" office:value="-6.53827036137889" calcext:value-type="float">
            <text:p>-6.53827036137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05</text:p>
          </table:table-cell>
          <table:table-cell office:value-type="float" office:value="184.669994" calcext:value-type="float">
            <text:p>184.669994</text:p>
          </table:table-cell>
          <table:table-cell office:value-type="float" office:value="185.309996" calcext:value-type="float">
            <text:p>185.309996</text:p>
          </table:table-cell>
          <table:table-cell office:value-type="float" office:value="178.080004" calcext:value-type="float">
            <text:p>178.080004</text:p>
          </table:table-cell>
          <table:table-cell office:value-type="float" office:value="181.729994" calcext:value-type="float">
            <text:p>181.729994</text:p>
          </table:table-cell>
          <table:table-cell office:value-type="float" office:value="32326700" calcext:value-type="float">
            <text:p>32326700</text:p>
          </table:table-cell>
          <table:table-cell office:value-type="float" office:value="25.961428" calcext:value-type="float">
            <text:p>25.961428</text:p>
          </table:table-cell>
          <table:table-cell office:value-type="float" office:value="3.08826322055427" calcext:value-type="float">
            <text:p>3.08826322055427</text:p>
          </table:table-cell>
          <table:table-cell office:value-type="float" office:value="8.52456967295205" calcext:value-type="float">
            <text:p>8.52456967295205</text:p>
          </table:table-cell>
          <table:table-cell office:value-type="float" office:value="-5.43630645239779" calcext:value-type="float">
            <text:p>-5.436306452397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06</text:p>
          </table:table-cell>
          <table:table-cell office:value-type="float" office:value="182.150003" calcext:value-type="float">
            <text:p>182.150003</text:p>
          </table:table-cell>
          <table:table-cell office:value-type="float" office:value="184.960001" calcext:value-type="float">
            <text:p>184.960001</text:p>
          </table:table-cell>
          <table:table-cell office:value-type="float" office:value="179.579998" calcext:value-type="float">
            <text:p>179.579998</text:p>
          </table:table-cell>
          <table:table-cell office:value-type="float" office:value="182.939995" calcext:value-type="float">
            <text:p>182.939995</text:p>
          </table:table-cell>
          <table:table-cell office:value-type="float" office:value="17435600" calcext:value-type="float">
            <text:p>17435600</text:p>
          </table:table-cell>
          <table:table-cell office:value-type="float" office:value="26.134285" calcext:value-type="float">
            <text:p>26.134285</text:p>
          </table:table-cell>
          <table:table-cell office:value-type="float" office:value="2.32915685087287" calcext:value-type="float">
            <text:p>2.32915685087287</text:p>
          </table:table-cell>
          <table:table-cell office:value-type="float" office:value="6.99962681853607" calcext:value-type="float">
            <text:p>6.99962681853607</text:p>
          </table:table-cell>
          <table:table-cell office:value-type="float" office:value="-4.6704699676632" calcext:value-type="float">
            <text:p>-4.6704699676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07</text:p>
          </table:table-cell>
          <table:table-cell office:value-type="float" office:value="179.999994" calcext:value-type="float">
            <text:p>179.999994</text:p>
          </table:table-cell>
          <table:table-cell office:value-type="float" office:value="182.499998" calcext:value-type="float">
            <text:p>182.499998</text:p>
          </table:table-cell>
          <table:table-cell office:value-type="float" office:value="176.16" calcext:value-type="float">
            <text:p>176.16</text:p>
          </table:table-cell>
          <table:table-cell office:value-type="float" office:value="181.560003" calcext:value-type="float">
            <text:p>181.560003</text:p>
          </table:table-cell>
          <table:table-cell office:value-type="float" office:value="28695800" calcext:value-type="float">
            <text:p>28695800</text:p>
          </table:table-cell>
          <table:table-cell office:value-type="float" office:value="25.937143" calcext:value-type="float">
            <text:p>25.937143</text:p>
          </table:table-cell>
          <table:table-cell office:value-type="float" office:value="1.37522760826749" calcext:value-type="float">
            <text:p>1.37522760826749</text:p>
          </table:table-cell>
          <table:table-cell office:value-type="float" office:value="5.57699468526389" calcext:value-type="float">
            <text:p>5.57699468526389</text:p>
          </table:table-cell>
          <table:table-cell office:value-type="float" office:value="-4.20176707699639" calcext:value-type="float">
            <text:p>-4.20176707699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08</text:p>
          </table:table-cell>
          <table:table-cell office:value-type="float" office:value="182.449997" calcext:value-type="float">
            <text:p>182.449997</text:p>
          </table:table-cell>
          <table:table-cell office:value-type="float" office:value="185.849995" calcext:value-type="float">
            <text:p>185.849995</text:p>
          </table:table-cell>
          <table:table-cell office:value-type="float" office:value="180.709997" calcext:value-type="float">
            <text:p>180.709997</text:p>
          </table:table-cell>
          <table:table-cell office:value-type="float" office:value="184.699995" calcext:value-type="float">
            <text:p>184.699995</text:p>
          </table:table-cell>
          <table:table-cell office:value-type="float" office:value="23513000" calcext:value-type="float">
            <text:p>23513000</text:p>
          </table:table-cell>
          <table:table-cell office:value-type="float" office:value="26.385714" calcext:value-type="float">
            <text:p>26.385714</text:p>
          </table:table-cell>
          <table:table-cell office:value-type="float" office:value="0.900368672711971" calcext:value-type="float">
            <text:p>0.900368672711971</text:p>
          </table:table-cell>
          <table:table-cell office:value-type="float" office:value="4.37226488072322" calcext:value-type="float">
            <text:p>4.37226488072322</text:p>
          </table:table-cell>
          <table:table-cell office:value-type="float" office:value="-3.47189620801125" calcext:value-type="float">
            <text:p>-3.47189620801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11</text:p>
          </table:table-cell>
          <table:table-cell office:value-type="float" office:value="184.000006" calcext:value-type="float">
            <text:p>184.000006</text:p>
          </table:table-cell>
          <table:table-cell office:value-type="float" office:value="184.520004" calcext:value-type="float">
            <text:p>184.520004</text:p>
          </table:table-cell>
          <table:table-cell office:value-type="float" office:value="179.009998" calcext:value-type="float">
            <text:p>179.009998</text:p>
          </table:table-cell>
          <table:table-cell office:value-type="float" office:value="180.450005" calcext:value-type="float">
            <text:p>180.450005</text:p>
          </table:table-cell>
          <table:table-cell office:value-type="float" office:value="21015400" calcext:value-type="float">
            <text:p>21015400</text:p>
          </table:table-cell>
          <table:table-cell office:value-type="float" office:value="25.778572" calcext:value-type="float">
            <text:p>25.778572</text:p>
          </table:table-cell>
          <table:table-cell office:value-type="float" office:value="0.2714812709256" calcext:value-type="float">
            <text:p>0.2714812709256</text:p>
          </table:table-cell>
          <table:table-cell office:value-type="float" office:value="3.33109975569959" calcext:value-type="float">
            <text:p>3.33109975569959</text:p>
          </table:table-cell>
          <table:table-cell office:value-type="float" office:value="-3.05961848477399" calcext:value-type="float">
            <text:p>-3.05961848477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12</text:p>
          </table:table-cell>
          <table:table-cell office:value-type="float" office:value="179.360006" calcext:value-type="float">
            <text:p>179.360006</text:p>
          </table:table-cell>
          <table:table-cell office:value-type="float" office:value="184.169996" calcext:value-type="float">
            <text:p>184.169996</text:p>
          </table:table-cell>
          <table:table-cell office:value-type="float" office:value="179.250004" calcext:value-type="float">
            <text:p>179.250004</text:p>
          </table:table-cell>
          <table:table-cell office:value-type="float" office:value="182.110003" calcext:value-type="float">
            <text:p>182.110003</text:p>
          </table:table-cell>
          <table:table-cell office:value-type="float" office:value="21151900" calcext:value-type="float">
            <text:p>21151900</text:p>
          </table:table-cell>
          <table:table-cell office:value-type="float" office:value="26.015715" calcext:value-type="float">
            <text:p>26.015715</text:p>
          </table:table-cell>
          <table:table-cell office:value-type="float" office:value="0.00958165740625461" calcext:value-type="float">
            <text:p>0.009581657406255</text:p>
          </table:table-cell>
          <table:table-cell office:value-type="float" office:value="2.47532592779104" calcext:value-type="float">
            <text:p>2.47532592779104</text:p>
          </table:table-cell>
          <table:table-cell office:value-type="float" office:value="-2.46574427038479" calcext:value-type="float">
            <text:p>-2.46574427038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13</text:p>
          </table:table-cell>
          <table:table-cell office:value-type="float" office:value="187.400003" calcext:value-type="float">
            <text:p>187.400003</text:p>
          </table:table-cell>
          <table:table-cell office:value-type="float" office:value="195.189995" calcext:value-type="float">
            <text:p>195.189995</text:p>
          </table:table-cell>
          <table:table-cell office:value-type="float" office:value="186.750002" calcext:value-type="float">
            <text:p>186.750002</text:p>
          </table:table-cell>
          <table:table-cell office:value-type="float" office:value="192.359997" calcext:value-type="float">
            <text:p>192.359997</text:p>
          </table:table-cell>
          <table:table-cell office:value-type="float" office:value="53898600" calcext:value-type="float">
            <text:p>53898600</text:p>
          </table:table-cell>
          <table:table-cell office:value-type="float" office:value="27.48" calcext:value-type="float">
            <text:p>27.48</text:p>
          </table:table-cell>
          <table:table-cell office:value-type="float" office:value="0.231834592592328" calcext:value-type="float">
            <text:p>0.231834592592328</text:p>
          </table:table-cell>
          <table:table-cell office:value-type="float" office:value="1.82774898392123" calcext:value-type="float">
            <text:p>1.82774898392123</text:p>
          </table:table-cell>
          <table:table-cell office:value-type="float" office:value="-1.5959143913289" calcext:value-type="float">
            <text:p>-1.5959143913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14</text:p>
          </table:table-cell>
          <table:table-cell table:number-columns-repeated="2" office:value-type="float" office:value="192.690004" calcext:value-type="float">
            <text:p>192.690004</text:p>
          </table:table-cell>
          <table:table-cell office:value-type="float" office:value="187.069996" calcext:value-type="float">
            <text:p>187.069996</text:p>
          </table:table-cell>
          <table:table-cell office:value-type="float" office:value="188.369999" calcext:value-type="float">
            <text:p>188.369999</text:p>
          </table:table-cell>
          <table:table-cell office:value-type="float" office:value="28450800" calcext:value-type="float">
            <text:p>28450800</text:p>
          </table:table-cell>
          <table:table-cell office:value-type="float" office:value="26.91" calcext:value-type="float">
            <text:p>26.91</text:p>
          </table:table-cell>
          <table:table-cell office:value-type="float" office:value="0.133053624842794" calcext:value-type="float">
            <text:p>0.133053624842794</text:p>
          </table:table-cell>
          <table:table-cell office:value-type="float" office:value="1.32875867444881" calcext:value-type="float">
            <text:p>1.32875867444881</text:p>
          </table:table-cell>
          <table:table-cell office:value-type="float" office:value="-1.19570504960601" calcext:value-type="float">
            <text:p>-1.19570504960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15</text:p>
          </table:table-cell>
          <table:table-cell office:value-type="float" office:value="189.250006" calcext:value-type="float">
            <text:p>189.250006</text:p>
          </table:table-cell>
          <table:table-cell office:value-type="float" office:value="189.989996" calcext:value-type="float">
            <text:p>189.989996</text:p>
          </table:table-cell>
          <table:table-cell office:value-type="float" office:value="184.550005" calcext:value-type="float">
            <text:p>184.550005</text:p>
          </table:table-cell>
          <table:table-cell office:value-type="float" office:value="184.849998" calcext:value-type="float">
            <text:p>184.849998</text:p>
          </table:table-cell>
          <table:table-cell office:value-type="float" office:value="20667500" calcext:value-type="float">
            <text:p>20667500</text:p>
          </table:table-cell>
          <table:table-cell office:value-type="float" office:value="26.407143" calcext:value-type="float">
            <text:p>26.407143</text:p>
          </table:table-cell>
          <table:table-cell office:value-type="float" office:value="0.147804542858254" calcext:value-type="float">
            <text:p>0.147804542858254</text:p>
          </table:table-cell>
          <table:table-cell office:value-type="float" office:value="0.942974671225758" calcext:value-type="float">
            <text:p>0.942974671225758</text:p>
          </table:table-cell>
          <table:table-cell office:value-type="float" office:value="-0.795170128367504" calcext:value-type="float">
            <text:p>-0.79517012836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18</text:p>
          </table:table-cell>
          <table:table-cell office:value-type="float" office:value="181.379999" calcext:value-type="float">
            <text:p>181.379999</text:p>
          </table:table-cell>
          <table:table-cell office:value-type="float" office:value="186.770002" calcext:value-type="float">
            <text:p>186.770002</text:p>
          </table:table-cell>
          <table:table-cell office:value-type="float" office:value="180.549994" calcext:value-type="float">
            <text:p>180.549994</text:p>
          </table:table-cell>
          <table:table-cell office:value-type="float" office:value="185.590002" calcext:value-type="float">
            <text:p>185.590002</text:p>
          </table:table-cell>
          <table:table-cell office:value-type="float" office:value="18073300" calcext:value-type="float">
            <text:p>18073300</text:p>
          </table:table-cell>
          <table:table-cell office:value-type="float" office:value="26.512857" calcext:value-type="float">
            <text:p>26.512857</text:p>
          </table:table-cell>
          <table:table-cell office:value-type="float" office:value="-0.0402648377844095" calcext:value-type="float">
            <text:p>-0.04026483778441</text:p>
          </table:table-cell>
          <table:table-cell office:value-type="float" office:value="0.595360442521461" calcext:value-type="float">
            <text:p>0.595360442521461</text:p>
          </table:table-cell>
          <table:table-cell office:value-type="float" office:value="-0.635625280305871" calcext:value-type="float">
            <text:p>-0.635625280305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19</text:p>
          </table:table-cell>
          <table:table-cell office:value-type="float" office:value="185.999998" calcext:value-type="float">
            <text:p>185.999998</text:p>
          </table:table-cell>
          <table:table-cell office:value-type="float" office:value="186.750002" calcext:value-type="float">
            <text:p>186.750002</text:p>
          </table:table-cell>
          <table:table-cell office:value-type="float" office:value="179.250004" calcext:value-type="float">
            <text:p>179.250004</text:p>
          </table:table-cell>
          <table:table-cell office:value-type="float" office:value="181.369999" calcext:value-type="float">
            <text:p>181.369999</text:p>
          </table:table-cell>
          <table:table-cell office:value-type="float" office:value="19873700" calcext:value-type="float">
            <text:p>19873700</text:p>
          </table:table-cell>
          <table:table-cell office:value-type="float" office:value="25.91" calcext:value-type="float">
            <text:p>25.91</text:p>
          </table:table-cell>
          <table:table-cell office:value-type="float" office:value="-0.409550256433766" calcext:value-type="float">
            <text:p>-0.409550256433766</text:p>
          </table:table-cell>
          <table:table-cell office:value-type="float" office:value="0.291059652820724" calcext:value-type="float">
            <text:p>0.291059652820724</text:p>
          </table:table-cell>
          <table:table-cell office:value-type="float" office:value="-0.70060990925449" calcext:value-type="float">
            <text:p>-0.70060990925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20</text:p>
          </table:table-cell>
          <table:table-cell office:value-type="float" office:value="182.620001" calcext:value-type="float">
            <text:p>182.620001</text:p>
          </table:table-cell>
          <table:table-cell office:value-type="float" office:value="183.850002" calcext:value-type="float">
            <text:p>183.850002</text:p>
          </table:table-cell>
          <table:table-cell office:value-type="float" office:value="180.430004" calcext:value-type="float">
            <text:p>180.430004</text:p>
          </table:table-cell>
          <table:table-cell office:value-type="float" office:value="183.049997" calcext:value-type="float">
            <text:p>183.049997</text:p>
          </table:table-cell>
          <table:table-cell office:value-type="float" office:value="11132100" calcext:value-type="float">
            <text:p>11132100</text:p>
          </table:table-cell>
          <table:table-cell office:value-type="float" office:value="26.15" calcext:value-type="float">
            <text:p>26.15</text:p>
          </table:table-cell>
          <table:table-cell office:value-type="float" office:value="-0.433518450235415" calcext:value-type="float">
            <text:p>-0.433518450235415</text:p>
          </table:table-cell>
          <table:table-cell office:value-type="float" office:value="0.0900878685426227" calcext:value-type="float">
            <text:p>0.090087868542623</text:p>
          </table:table-cell>
          <table:table-cell office:value-type="float" office:value="-0.523606318778038" calcext:value-type="float">
            <text:p>-0.523606318778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21</text:p>
          </table:table-cell>
          <table:table-cell office:value-type="float" office:value="182.399996" calcext:value-type="float">
            <text:p>182.399996</text:p>
          </table:table-cell>
          <table:table-cell office:value-type="float" office:value="187.400003" calcext:value-type="float">
            <text:p>187.400003</text:p>
          </table:table-cell>
          <table:table-cell office:value-type="float" office:value="181.969999" calcext:value-type="float">
            <text:p>181.969999</text:p>
          </table:table-cell>
          <table:table-cell office:value-type="float" office:value="181.99" calcext:value-type="float">
            <text:p>181.99</text:p>
          </table:table-cell>
          <table:table-cell office:value-type="float" office:value="18804100" calcext:value-type="float">
            <text:p>18804100</text:p>
          </table:table-cell>
          <table:table-cell office:value-type="float" office:value="25.998571" calcext:value-type="float">
            <text:p>25.998571</text:p>
          </table:table-cell>
          <table:table-cell office:value-type="float" office:value="-0.50541577644031" calcext:value-type="float">
            <text:p>-0.50541577644031</text:p>
          </table:table-cell>
          <table:table-cell office:value-type="float" office:value="-0.0661104035854085" calcext:value-type="float">
            <text:p>-0.066110403585409</text:p>
          </table:table-cell>
          <table:table-cell office:value-type="float" office:value="-0.439305372854902" calcext:value-type="float">
            <text:p>-0.4393053728549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22</text:p>
          </table:table-cell>
          <table:table-cell office:value-type="float" office:value="183.099998" calcext:value-type="float">
            <text:p>183.099998</text:p>
          </table:table-cell>
          <table:table-cell office:value-type="float" office:value="183.860003" calcext:value-type="float">
            <text:p>183.860003</text:p>
          </table:table-cell>
          <table:table-cell office:value-type="float" office:value="179.499996" calcext:value-type="float">
            <text:p>179.499996</text:p>
          </table:table-cell>
          <table:table-cell office:value-type="float" office:value="181.299997" calcext:value-type="float">
            <text:p>181.299997</text:p>
          </table:table-cell>
          <table:table-cell office:value-type="float" office:value="14189000" calcext:value-type="float">
            <text:p>14189000</text:p>
          </table:table-cell>
          <table:table-cell office:value-type="float" office:value="25.9" calcext:value-type="float">
            <text:p>25.9</text:p>
          </table:table-cell>
          <table:table-cell office:value-type="float" office:value="-0.476462667311961" calcext:value-type="float">
            <text:p>-0.476462667311961</text:p>
          </table:table-cell>
          <table:table-cell office:value-type="float" office:value="-0.149215285611804" calcext:value-type="float">
            <text:p>-0.149215285611804</text:p>
          </table:table-cell>
          <table:table-cell office:value-type="float" office:value="-0.327247381700157" calcext:value-type="float">
            <text:p>-0.327247381700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25</text:p>
          </table:table-cell>
          <table:table-cell office:value-type="float" office:value="182.429996" calcext:value-type="float">
            <text:p>182.429996</text:p>
          </table:table-cell>
          <table:table-cell office:value-type="float" office:value="184.839998" calcext:value-type="float">
            <text:p>184.839998</text:p>
          </table:table-cell>
          <table:table-cell office:value-type="float" office:value="179.770002" calcext:value-type="float">
            <text:p>179.770002</text:p>
          </table:table-cell>
          <table:table-cell office:value-type="float" office:value="180.789999" calcext:value-type="float">
            <text:p>180.789999</text:p>
          </table:table-cell>
          <table:table-cell office:value-type="float" office:value="15024800" calcext:value-type="float">
            <text:p>15024800</text:p>
          </table:table-cell>
          <table:table-cell office:value-type="float" office:value="25.827143" calcext:value-type="float">
            <text:p>25.827143</text:p>
          </table:table-cell>
          <table:table-cell office:value-type="float" office:value="-0.374159831531007" calcext:value-type="float">
            <text:p>-0.374159831531007</text:p>
          </table:table-cell>
          <table:table-cell office:value-type="float" office:value="-0.191853228827055" calcext:value-type="float">
            <text:p>-0.191853228827055</text:p>
          </table:table-cell>
          <table:table-cell office:value-type="float" office:value="-0.182306602703951" calcext:value-type="float">
            <text:p>-0.1823066027039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26</text:p>
          </table:table-cell>
          <table:table-cell office:value-type="float" office:value="184.000006" calcext:value-type="float">
            <text:p>184.000006</text:p>
          </table:table-cell>
          <table:table-cell office:value-type="float" office:value="192.640003" calcext:value-type="float">
            <text:p>192.640003</text:p>
          </table:table-cell>
          <table:table-cell office:value-type="float" office:value="183.599997" calcext:value-type="float">
            <text:p>183.599997</text:p>
          </table:table-cell>
          <table:table-cell office:value-type="float" office:value="190.609997" calcext:value-type="float">
            <text:p>190.609997</text:p>
          </table:table-cell>
          <table:table-cell office:value-type="float" office:value="46817400" calcext:value-type="float">
            <text:p>46817400</text:p>
          </table:table-cell>
          <table:table-cell office:value-type="float" office:value="27.23" calcext:value-type="float">
            <text:p>27.23</text:p>
          </table:table-cell>
          <table:table-cell office:value-type="float" office:value="-0.130257409019685" calcext:value-type="float">
            <text:p>-0.130257409019685</text:p>
          </table:table-cell>
          <table:table-cell office:value-type="float" office:value="-0.232085673450612" calcext:value-type="float">
            <text:p>-0.232085673450612</text:p>
          </table:table-cell>
          <table:table-cell office:value-type="float" office:value="0.101828264430927" calcext:value-type="float">
            <text:p>0.1018282644309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27</text:p>
          </table:table-cell>
          <table:table-cell office:value-type="float" office:value="189.640001" calcext:value-type="float">
            <text:p>189.640001</text:p>
          </table:table-cell>
          <table:table-cell office:value-type="float" office:value="197.059998" calcext:value-type="float">
            <text:p>197.059998</text:p>
          </table:table-cell>
          <table:table-cell office:value-type="float" office:value="188.329998" calcext:value-type="float">
            <text:p>188.329998</text:p>
          </table:table-cell>
          <table:table-cell office:value-type="float" office:value="190.240002" calcext:value-type="float">
            <text:p>190.240002</text:p>
          </table:table-cell>
          <table:table-cell office:value-type="float" office:value="40475400" calcext:value-type="float">
            <text:p>40475400</text:p>
          </table:table-cell>
          <table:table-cell office:value-type="float" office:value="27.177143" calcext:value-type="float">
            <text:p>27.177143</text:p>
          </table:table-cell>
          <table:table-cell office:value-type="float" office:value="0.44151013285203" calcext:value-type="float">
            <text:p>0.44151013285203</text:p>
          </table:table-cell>
          <table:table-cell office:value-type="float" office:value="-0.197812728116253" calcext:value-type="float">
            <text:p>-0.197812728116253</text:p>
          </table:table-cell>
          <table:table-cell office:value-type="float" office:value="0.639322860968283" calcext:value-type="float">
            <text:p>0.639322860968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3-28</text:p>
          </table:table-cell>
          <table:table-cell office:value-type="float" office:value="190.75" calcext:value-type="float">
            <text:p>190.75</text:p>
          </table:table-cell>
          <table:table-cell office:value-type="float" office:value="192.899996" calcext:value-type="float">
            <text:p>192.899996</text:p>
          </table:table-cell>
          <table:table-cell office:value-type="float" office:value="188.600004" calcext:value-type="float">
            <text:p>188.600004</text:p>
          </table:table-cell>
          <table:table-cell office:value-type="float" office:value="189.280006" calcext:value-type="float">
            <text:p>189.280006</text:p>
          </table:table-cell>
          <table:table-cell office:value-type="float" office:value="19588100" calcext:value-type="float">
            <text:p>19588100</text:p>
          </table:table-cell>
          <table:table-cell office:value-type="float" office:value="27.040001" calcext:value-type="float">
            <text:p>27.040001</text:p>
          </table:table-cell>
          <table:table-cell office:value-type="float" office:value="0.720149379565727" calcext:value-type="float">
            <text:p>0.720149379565727</text:p>
          </table:table-cell>
          <table:table-cell office:value-type="float" office:value="-0.134218857370978" calcext:value-type="float">
            <text:p>-0.134218857370978</text:p>
          </table:table-cell>
          <table:table-cell office:value-type="float" office:value="0.854368236936705" calcext:value-type="float">
            <text:p>0.8543682369367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01</text:p>
          </table:table-cell>
          <table:table-cell office:value-type="float" office:value="190.950005" calcext:value-type="float">
            <text:p>190.950005</text:p>
          </table:table-cell>
          <table:table-cell office:value-type="float" office:value="191.500004" calcext:value-type="float">
            <text:p>191.500004</text:p>
          </table:table-cell>
          <table:table-cell office:value-type="float" office:value="181.470001" calcext:value-type="float">
            <text:p>181.470001</text:p>
          </table:table-cell>
          <table:table-cell office:value-type="float" office:value="182.429996" calcext:value-type="float">
            <text:p>182.429996</text:p>
          </table:table-cell>
          <table:table-cell office:value-type="float" office:value="22947400" calcext:value-type="float">
            <text:p>22947400</text:p>
          </table:table-cell>
          <table:table-cell office:value-type="float" office:value="26.061428" calcext:value-type="float">
            <text:p>26.061428</text:p>
          </table:table-cell>
          <table:table-cell office:value-type="float" office:value="0.370376547911722" calcext:value-type="float">
            <text:p>0.370376547911722</text:p>
          </table:table-cell>
          <table:table-cell office:value-type="float" office:value="-0.0885920367380747" calcext:value-type="float">
            <text:p>-0.088592036738075</text:p>
          </table:table-cell>
          <table:table-cell office:value-type="float" office:value="0.458968584649796" calcext:value-type="float">
            <text:p>0.4589685846497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02</text:p>
          </table:table-cell>
          <table:table-cell office:value-type="float" office:value="183.900003" calcext:value-type="float">
            <text:p>183.900003</text:p>
          </table:table-cell>
          <table:table-cell office:value-type="float" office:value="185.180006" calcext:value-type="float">
            <text:p>185.180006</text:p>
          </table:table-cell>
          <table:table-cell office:value-type="float" office:value="176.099998" calcext:value-type="float">
            <text:p>176.099998</text:p>
          </table:table-cell>
          <table:table-cell office:value-type="float" office:value="176.689999" calcext:value-type="float">
            <text:p>176.689999</text:p>
          </table:table-cell>
          <table:table-cell office:value-type="float" office:value="32280500" calcext:value-type="float">
            <text:p>32280500</text:p>
          </table:table-cell>
          <table:table-cell office:value-type="float" office:value="25.241428" calcext:value-type="float">
            <text:p>25.241428</text:p>
          </table:table-cell>
          <table:table-cell office:value-type="float" office:value="-0.0916373347566335" calcext:value-type="float">
            <text:p>-0.091637334756634</text:p>
          </table:table-cell>
          <table:table-cell office:value-type="float" office:value="-0.0532683787739488" calcext:value-type="float">
            <text:p>-0.053268378773949</text:p>
          </table:table-cell>
          <table:table-cell office:value-type="float" office:value="-0.0383689559826846" calcext:value-type="float">
            <text:p>-0.038368955982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03</text:p>
          </table:table-cell>
          <table:table-cell office:value-type="float" office:value="177.049994" calcext:value-type="float">
            <text:p>177.049994</text:p>
          </table:table-cell>
          <table:table-cell office:value-type="float" office:value="178.329996" calcext:value-type="float">
            <text:p>178.329996</text:p>
          </table:table-cell>
          <table:table-cell office:value-type="float" office:value="164.259995" calcext:value-type="float">
            <text:p>164.259995</text:p>
          </table:table-cell>
          <table:table-cell office:value-type="float" office:value="169.74" calcext:value-type="float">
            <text:p>169.74</text:p>
          </table:table-cell>
          <table:table-cell office:value-type="float" office:value="75357800" calcext:value-type="float">
            <text:p>75357800</text:p>
          </table:table-cell>
          <table:table-cell office:value-type="float" office:value="24.248571" calcext:value-type="float">
            <text:p>24.248571</text:p>
          </table:table-cell>
          <table:table-cell office:value-type="float" office:value="-0.576383862268104" calcext:value-type="float">
            <text:p>-0.576383862268104</text:p>
          </table:table-cell>
          <table:table-cell office:value-type="float" office:value="-0.0691423134442476" calcext:value-type="float">
            <text:p>-0.069142313444248</text:p>
          </table:table-cell>
          <table:table-cell office:value-type="float" office:value="-0.507241548823856" calcext:value-type="float">
            <text:p>-0.507241548823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04</text:p>
          </table:table-cell>
          <table:table-cell office:value-type="float" office:value="167.369999" calcext:value-type="float">
            <text:p>167.369999</text:p>
          </table:table-cell>
          <table:table-cell office:value-type="float" office:value="170.129995" calcext:value-type="float">
            <text:p>170.129995</text:p>
          </table:table-cell>
          <table:table-cell office:value-type="float" office:value="163.809998" calcext:value-type="float">
            <text:p>163.809998</text:p>
          </table:table-cell>
          <table:table-cell office:value-type="float" office:value="166.689997" calcext:value-type="float">
            <text:p>166.689997</text:p>
          </table:table-cell>
          <table:table-cell office:value-type="float" office:value="34460300" calcext:value-type="float">
            <text:p>34460300</text:p>
          </table:table-cell>
          <table:table-cell office:value-type="float" office:value="23.812857" calcext:value-type="float">
            <text:p>23.812857</text:p>
          </table:table-cell>
          <table:table-cell office:value-type="float" office:value="-1.0730491021822" calcext:value-type="float">
            <text:p>-1.0730491021822</text:p>
          </table:table-cell>
          <table:table-cell office:value-type="float" office:value="-0.132212682971124" calcext:value-type="float">
            <text:p>-0.132212682971124</text:p>
          </table:table-cell>
          <table:table-cell office:value-type="float" office:value="-0.940836419211075" calcext:value-type="float">
            <text:p>-0.940836419211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05</text:p>
          </table:table-cell>
          <table:table-cell office:value-type="float" office:value="163.520004" calcext:value-type="float">
            <text:p>163.520004</text:p>
          </table:table-cell>
          <table:table-cell office:value-type="float" office:value="170.500004" calcext:value-type="float">
            <text:p>170.500004</text:p>
          </table:table-cell>
          <table:table-cell office:value-type="float" office:value="162.529995" calcext:value-type="float">
            <text:p>162.529995</text:p>
          </table:table-cell>
          <table:table-cell office:value-type="float" office:value="164.660004" calcext:value-type="float">
            <text:p>164.660004</text:p>
          </table:table-cell>
          <table:table-cell office:value-type="float" office:value="32512900" calcext:value-type="float">
            <text:p>32512900</text:p>
          </table:table-cell>
          <table:table-cell office:value-type="float" office:value="23.522858" calcext:value-type="float">
            <text:p>23.522858</text:p>
          </table:table-cell>
          <table:table-cell office:value-type="float" office:value="-1.42638923933283" calcext:value-type="float">
            <text:p>-1.42638923933283</text:p>
          </table:table-cell>
          <table:table-cell office:value-type="float" office:value="-0.237760079862331" calcext:value-type="float">
            <text:p>-0.237760079862331</text:p>
          </table:table-cell>
          <table:table-cell office:value-type="float" office:value="-1.18862915947049" calcext:value-type="float">
            <text:p>-1.18862915947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08</text:p>
          </table:table-cell>
          <table:table-cell office:value-type="float" office:value="165.830004" calcext:value-type="float">
            <text:p>165.830004</text:p>
          </table:table-cell>
          <table:table-cell office:value-type="float" office:value="166.300001" calcext:value-type="float">
            <text:p>166.300001</text:p>
          </table:table-cell>
          <table:table-cell office:value-type="float" office:value="158.999994" calcext:value-type="float">
            <text:p>158.999994</text:p>
          </table:table-cell>
          <table:table-cell office:value-type="float" office:value="163.059994" calcext:value-type="float">
            <text:p>163.059994</text:p>
          </table:table-cell>
          <table:table-cell office:value-type="float" office:value="31745000" calcext:value-type="float">
            <text:p>31745000</text:p>
          </table:table-cell>
          <table:table-cell office:value-type="float" office:value="23.294285" calcext:value-type="float">
            <text:p>23.294285</text:p>
          </table:table-cell>
          <table:table-cell office:value-type="float" office:value="-1.82172505832531" calcext:value-type="float">
            <text:p>-1.82172505832531</text:p>
          </table:table-cell>
          <table:table-cell office:value-type="float" office:value="-0.398600660617254" calcext:value-type="float">
            <text:p>-0.398600660617254</text:p>
          </table:table-cell>
          <table:table-cell office:value-type="float" office:value="-1.42312439770805" calcext:value-type="float">
            <text:p>-1.42312439770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09</text:p>
          </table:table-cell>
          <table:table-cell office:value-type="float" office:value="163.490004" calcext:value-type="float">
            <text:p>163.490004</text:p>
          </table:table-cell>
          <table:table-cell office:value-type="float" office:value="171.369997" calcext:value-type="float">
            <text:p>171.369997</text:p>
          </table:table-cell>
          <table:table-cell office:value-type="float" office:value="162.049997" calcext:value-type="float">
            <text:p>162.049997</text:p>
          </table:table-cell>
          <table:table-cell office:value-type="float" office:value="169.360004" calcext:value-type="float">
            <text:p>169.360004</text:p>
          </table:table-cell>
          <table:table-cell office:value-type="float" office:value="34045900" calcext:value-type="float">
            <text:p>34045900</text:p>
          </table:table-cell>
          <table:table-cell office:value-type="float" office:value="24.194286" calcext:value-type="float">
            <text:p>24.194286</text:p>
          </table:table-cell>
          <table:table-cell office:value-type="float" office:value="-1.98607067770028" calcext:value-type="float">
            <text:p>-1.98607067770028</text:p>
          </table:table-cell>
          <table:table-cell office:value-type="float" office:value="-0.604802134915098" calcext:value-type="float">
            <text:p>-0.604802134915098</text:p>
          </table:table-cell>
          <table:table-cell office:value-type="float" office:value="-1.38126854278518" calcext:value-type="float">
            <text:p>-1.38126854278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10</text:p>
          </table:table-cell>
          <table:table-cell office:value-type="float" office:value="168" calcext:value-type="float">
            <text:p>168</text:p>
          </table:table-cell>
          <table:table-cell office:value-type="float" office:value="169.450006" calcext:value-type="float">
            <text:p>169.450006</text:p>
          </table:table-cell>
          <table:table-cell office:value-type="float" office:value="164.909996" calcext:value-type="float">
            <text:p>164.909996</text:p>
          </table:table-cell>
          <table:table-cell office:value-type="float" office:value="166.069996" calcext:value-type="float">
            <text:p>166.069996</text:p>
          </table:table-cell>
          <table:table-cell office:value-type="float" office:value="29709400" calcext:value-type="float">
            <text:p>29709400</text:p>
          </table:table-cell>
          <table:table-cell office:value-type="float" office:value="23.724285" calcext:value-type="float">
            <text:p>23.724285</text:p>
          </table:table-cell>
          <table:table-cell office:value-type="float" office:value="-2.37391917088523" calcext:value-type="float">
            <text:p>-2.37391917088523</text:p>
          </table:table-cell>
          <table:table-cell office:value-type="float" office:value="-0.917627613108126" calcext:value-type="float">
            <text:p>-0.917627613108126</text:p>
          </table:table-cell>
          <table:table-cell office:value-type="float" office:value="-1.4562915577771" calcext:value-type="float">
            <text:p>-1.4562915577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11</text:p>
          </table:table-cell>
          <table:table-cell office:value-type="float" office:value="168.830006" calcext:value-type="float">
            <text:p>168.830006</text:p>
          </table:table-cell>
          <table:table-cell office:value-type="float" office:value="173.400003" calcext:value-type="float">
            <text:p>173.400003</text:p>
          </table:table-cell>
          <table:table-cell office:value-type="float" office:value="168.820005" calcext:value-type="float">
            <text:p>168.820005</text:p>
          </table:table-cell>
          <table:table-cell office:value-type="float" office:value="173.009995" calcext:value-type="float">
            <text:p>173.009995</text:p>
          </table:table-cell>
          <table:table-cell office:value-type="float" office:value="33056100" calcext:value-type="float">
            <text:p>33056100</text:p>
          </table:table-cell>
          <table:table-cell office:value-type="float" office:value="24.715714" calcext:value-type="float">
            <text:p>24.715714</text:p>
          </table:table-cell>
          <table:table-cell office:value-type="float" office:value="-2.552459723834" calcext:value-type="float">
            <text:p>-2.552459723834</text:p>
          </table:table-cell>
          <table:table-cell office:value-type="float" office:value="-1.28125084681921" calcext:value-type="float">
            <text:p>-1.28125084681921</text:p>
          </table:table-cell>
          <table:table-cell office:value-type="float" office:value="-1.27120887701479" calcext:value-type="float">
            <text:p>-1.27120887701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12</text:p>
          </table:table-cell>
          <table:table-cell office:value-type="float" office:value="176.990005" calcext:value-type="float">
            <text:p>176.990005</text:p>
          </table:table-cell>
          <table:table-cell office:value-type="float" office:value="177.639994" calcext:value-type="float">
            <text:p>177.639994</text:p>
          </table:table-cell>
          <table:table-cell office:value-type="float" office:value="171.200006" calcext:value-type="float">
            <text:p>171.200006</text:p>
          </table:table-cell>
          <table:table-cell office:value-type="float" office:value="173.199999" calcext:value-type="float">
            <text:p>173.199999</text:p>
          </table:table-cell>
          <table:table-cell office:value-type="float" office:value="37797900" calcext:value-type="float">
            <text:p>37797900</text:p>
          </table:table-cell>
          <table:table-cell office:value-type="float" office:value="24.742857" calcext:value-type="float">
            <text:p>24.742857</text:p>
          </table:table-cell>
          <table:table-cell office:value-type="float" office:value="-3.15780108351745" calcext:value-type="float">
            <text:p>-3.15780108351745</text:p>
          </table:table-cell>
          <table:table-cell office:value-type="float" office:value="-1.67327058364467" calcext:value-type="float">
            <text:p>-1.67327058364467</text:p>
          </table:table-cell>
          <table:table-cell office:value-type="float" office:value="-1.48453049987278" calcext:value-type="float">
            <text:p>-1.48453049987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15</text:p>
          </table:table-cell>
          <table:table-cell office:value-type="float" office:value="175.559999" calcext:value-type="float">
            <text:p>175.559999</text:p>
          </table:table-cell>
          <table:table-cell office:value-type="float" office:value="182.349995" calcext:value-type="float">
            <text:p>182.349995</text:p>
          </table:table-cell>
          <table:table-cell office:value-type="float" office:value="174.799995" calcext:value-type="float">
            <text:p>174.799995</text:p>
          </table:table-cell>
          <table:table-cell office:value-type="float" office:value="176.499994" calcext:value-type="float">
            <text:p>176.499994</text:p>
          </table:table-cell>
          <table:table-cell office:value-type="float" office:value="46529000" calcext:value-type="float">
            <text:p>46529000</text:p>
          </table:table-cell>
          <table:table-cell office:value-type="float" office:value="25.214285" calcext:value-type="float">
            <text:p>25.214285</text:p>
          </table:table-cell>
          <table:table-cell office:value-type="float" office:value="-3.69166291993941" calcext:value-type="float">
            <text:p>-3.69166291993941</text:p>
          </table:table-cell>
          <table:table-cell office:value-type="float" office:value="-2.07327342644276" calcext:value-type="float">
            <text:p>-2.07327342644276</text:p>
          </table:table-cell>
          <table:table-cell office:value-type="float" office:value="-1.61838949349665" calcext:value-type="float">
            <text:p>-1.61838949349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16</text:p>
          </table:table-cell>
          <table:table-cell office:value-type="float" office:value="174.969999" calcext:value-type="float">
            <text:p>174.969999</text:p>
          </table:table-cell>
          <table:table-cell office:value-type="float" office:value="177.729996" calcext:value-type="float">
            <text:p>177.729996</text:p>
          </table:table-cell>
          <table:table-cell office:value-type="float" office:value="172.270004" calcext:value-type="float">
            <text:p>172.270004</text:p>
          </table:table-cell>
          <table:table-cell office:value-type="float" office:value="175.850006" calcext:value-type="float">
            <text:p>175.850006</text:p>
          </table:table-cell>
          <table:table-cell office:value-type="float" office:value="29711500" calcext:value-type="float">
            <text:p>29711500</text:p>
          </table:table-cell>
          <table:table-cell office:value-type="float" office:value="25.121429" calcext:value-type="float">
            <text:p>25.121429</text:p>
          </table:table-cell>
          <table:table-cell office:value-type="float" office:value="-4.13417340815222" calcext:value-type="float">
            <text:p>-4.13417340815222</text:p>
          </table:table-cell>
          <table:table-cell office:value-type="float" office:value="-2.46858337598544" calcext:value-type="float">
            <text:p>-2.46858337598544</text:p>
          </table:table-cell>
          <table:table-cell office:value-type="float" office:value="-1.66559003216678" calcext:value-type="float">
            <text:p>-1.66559003216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17</text:p>
          </table:table-cell>
          <table:table-cell office:value-type="float" office:value="174.339998" calcext:value-type="float">
            <text:p>174.339998</text:p>
          </table:table-cell>
          <table:table-cell office:value-type="float" office:value="177.390001" calcext:value-type="float">
            <text:p>177.390001</text:p>
          </table:table-cell>
          <table:table-cell office:value-type="float" office:value="168.270006" calcext:value-type="float">
            <text:p>168.270006</text:p>
          </table:table-cell>
          <table:table-cell office:value-type="float" office:value="169.360004" calcext:value-type="float">
            <text:p>169.360004</text:p>
          </table:table-cell>
          <table:table-cell office:value-type="float" office:value="27545700" calcext:value-type="float">
            <text:p>27545700</text:p>
          </table:table-cell>
          <table:table-cell office:value-type="float" office:value="24.194286" calcext:value-type="float">
            <text:p>24.194286</text:p>
          </table:table-cell>
          <table:table-cell office:value-type="float" office:value="-4.51547513377035" calcext:value-type="float">
            <text:p>-4.51547513377035</text:p>
          </table:table-cell>
          <table:table-cell office:value-type="float" office:value="-2.85107515727301" calcext:value-type="float">
            <text:p>-2.85107515727301</text:p>
          </table:table-cell>
          <table:table-cell office:value-type="float" office:value="-1.66439997649734" calcext:value-type="float">
            <text:p>-1.664399976497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18</text:p>
          </table:table-cell>
          <table:table-cell office:value-type="float" office:value="171.000002" calcext:value-type="float">
            <text:p>171.000002</text:p>
          </table:table-cell>
          <table:table-cell office:value-type="float" office:value="171.899996" calcext:value-type="float">
            <text:p>171.899996</text:p>
          </table:table-cell>
          <table:table-cell office:value-type="float" office:value="161.800005" calcext:value-type="float">
            <text:p>161.800005</text:p>
          </table:table-cell>
          <table:table-cell office:value-type="float" office:value="163.819998" calcext:value-type="float">
            <text:p>163.819998</text:p>
          </table:table-cell>
          <table:table-cell office:value-type="float" office:value="23121000" calcext:value-type="float">
            <text:p>23121000</text:p>
          </table:table-cell>
          <table:table-cell office:value-type="float" office:value="23.402857" calcext:value-type="float">
            <text:p>23.402857</text:p>
          </table:table-cell>
          <table:table-cell office:value-type="float" office:value="-4.74102354341514" calcext:value-type="float">
            <text:p>-4.74102354341514</text:p>
          </table:table-cell>
          <table:table-cell office:value-type="float" office:value="-3.2193678577266" calcext:value-type="float">
            <text:p>-3.2193678577266</text:p>
          </table:table-cell>
          <table:table-cell office:value-type="float" office:value="-1.52165568568854" calcext:value-type="float">
            <text:p>-1.52165568568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19</text:p>
          </table:table-cell>
          <table:table-cell office:value-type="float" office:value="165.499996" calcext:value-type="float">
            <text:p>165.499996</text:p>
          </table:table-cell>
          <table:table-cell office:value-type="float" office:value="169.17" calcext:value-type="float">
            <text:p>169.17</text:p>
          </table:table-cell>
          <table:table-cell office:value-type="float" office:value="163.030006" calcext:value-type="float">
            <text:p>163.030006</text:p>
          </table:table-cell>
          <table:table-cell office:value-type="float" office:value="163.370001" calcext:value-type="float">
            <text:p>163.370001</text:p>
          </table:table-cell>
          <table:table-cell office:value-type="float" office:value="20163500" calcext:value-type="float">
            <text:p>20163500</text:p>
          </table:table-cell>
          <table:table-cell office:value-type="float" office:value="23.338572" calcext:value-type="float">
            <text:p>23.338572</text:p>
          </table:table-cell>
          <table:table-cell office:value-type="float" office:value="-4.44014885753322" calcext:value-type="float">
            <text:p>-4.44014885753322</text:p>
          </table:table-cell>
          <table:table-cell office:value-type="float" office:value="-3.51030383541637" calcext:value-type="float">
            <text:p>-3.51030383541637</text:p>
          </table:table-cell>
          <table:table-cell office:value-type="float" office:value="-0.929845022116854" calcext:value-type="float">
            <text:p>-0.929845022116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22</text:p>
          </table:table-cell>
          <table:table-cell office:value-type="float" office:value="165.720001" calcext:value-type="float">
            <text:p>165.720001</text:p>
          </table:table-cell>
          <table:table-cell office:value-type="float" office:value="176.499994" calcext:value-type="float">
            <text:p>176.499994</text:p>
          </table:table-cell>
          <table:table-cell office:value-type="float" office:value="165.720001" calcext:value-type="float">
            <text:p>165.720001</text:p>
          </table:table-cell>
          <table:table-cell office:value-type="float" office:value="174.369999" calcext:value-type="float">
            <text:p>174.369999</text:p>
          </table:table-cell>
          <table:table-cell office:value-type="float" office:value="84870100" calcext:value-type="float">
            <text:p>84870100</text:p>
          </table:table-cell>
          <table:table-cell office:value-type="float" office:value="24.91" calcext:value-type="float">
            <text:p>24.91</text:p>
          </table:table-cell>
          <table:table-cell office:value-type="float" office:value="-3.78433185813911" calcext:value-type="float">
            <text:p>-3.78433185813911</text:p>
          </table:table-cell>
          <table:table-cell office:value-type="float" office:value="-3.7101106332429" calcext:value-type="float">
            <text:p>-3.7101106332429</text:p>
          </table:table-cell>
          <table:table-cell office:value-type="float" office:value="-0.0742212248962071" calcext:value-type="float">
            <text:p>-0.074221224896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23</text:p>
          </table:table-cell>
          <table:table-cell office:value-type="float" office:value="215.569994" calcext:value-type="float">
            <text:p>215.569994</text:p>
          </table:table-cell>
          <table:table-cell office:value-type="float" office:value="219.380001" calcext:value-type="float">
            <text:p>219.380001</text:p>
          </table:table-cell>
          <table:table-cell office:value-type="float" office:value="209.510002" calcext:value-type="float">
            <text:p>209.510002</text:p>
          </table:table-cell>
          <table:table-cell office:value-type="float" office:value="216.99" calcext:value-type="float">
            <text:p>216.99</text:p>
          </table:table-cell>
          <table:table-cell office:value-type="float" office:value="114860900" calcext:value-type="float">
            <text:p>114860900</text:p>
          </table:table-cell>
          <table:table-cell office:value-type="float" office:value="30.998571" calcext:value-type="float">
            <text:p>30.998571</text:p>
          </table:table-cell>
          <table:table-cell office:value-type="float" office:value="-1.99541964625792" calcext:value-type="float">
            <text:p>-1.99541964625792</text:p>
          </table:table-cell>
          <table:table-cell office:value-type="float" office:value="-3.66805513050654" calcext:value-type="float">
            <text:p>-3.66805513050654</text:p>
          </table:table-cell>
          <table:table-cell office:value-type="float" office:value="1.67263548424861" calcext:value-type="float">
            <text:p>1.672635484248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24</text:p>
          </table:table-cell>
          <table:table-cell office:value-type="float" office:value="217.6" calcext:value-type="float">
            <text:p>217.6</text:p>
          </table:table-cell>
          <table:table-cell office:value-type="float" office:value="224.300007" calcext:value-type="float">
            <text:p>224.300007</text:p>
          </table:table-cell>
          <table:table-cell office:value-type="float" office:value="213.219994" calcext:value-type="float">
            <text:p>213.219994</text:p>
          </table:table-cell>
          <table:table-cell office:value-type="float" office:value="216.719994" calcext:value-type="float">
            <text:p>216.719994</text:p>
          </table:table-cell>
          <table:table-cell office:value-type="float" office:value="46898600" calcext:value-type="float">
            <text:p>46898600</text:p>
          </table:table-cell>
          <table:table-cell office:value-type="float" office:value="30.959999" calcext:value-type="float">
            <text:p>30.959999</text:p>
          </table:table-cell>
          <table:table-cell office:value-type="float" office:value="-0.147469077472351" calcext:value-type="float">
            <text:p>-0.147469077472351</text:p>
          </table:table-cell>
          <table:table-cell office:value-type="float" office:value="-3.40083394757747" calcext:value-type="float">
            <text:p>-3.40083394757747</text:p>
          </table:table-cell>
          <table:table-cell office:value-type="float" office:value="3.25336487010511" calcext:value-type="float">
            <text:p>3.253364870105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25</text:p>
          </table:table-cell>
          <table:table-cell office:value-type="float" office:value="216.98" calcext:value-type="float">
            <text:p>216.98</text:p>
          </table:table-cell>
          <table:table-cell office:value-type="float" office:value="218.790001" calcext:value-type="float">
            <text:p>218.790001</text:p>
          </table:table-cell>
          <table:table-cell office:value-type="float" office:value="213.269995" calcext:value-type="float">
            <text:p>213.269995</text:p>
          </table:table-cell>
          <table:table-cell office:value-type="float" office:value="213.750006" calcext:value-type="float">
            <text:p>213.750006</text:p>
          </table:table-cell>
          <table:table-cell office:value-type="float" office:value="29274000" calcext:value-type="float">
            <text:p>29274000</text:p>
          </table:table-cell>
          <table:table-cell office:value-type="float" office:value="30.535715" calcext:value-type="float">
            <text:p>30.535715</text:p>
          </table:table-cell>
          <table:table-cell office:value-type="float" office:value="1.21883624433818" calcext:value-type="float">
            <text:p>1.21883624433818</text:p>
          </table:table-cell>
          <table:table-cell office:value-type="float" office:value="-2.91454091114906" calcext:value-type="float">
            <text:p>-2.91454091114906</text:p>
          </table:table-cell>
          <table:table-cell office:value-type="float" office:value="4.13337715548725" calcext:value-type="float">
            <text:p>4.13337715548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26</text:p>
          </table:table-cell>
          <table:table-cell office:value-type="float" office:value="217" calcext:value-type="float">
            <text:p>217</text:p>
          </table:table-cell>
          <table:table-cell office:value-type="float" office:value="217.130003" calcext:value-type="float">
            <text:p>217.130003</text:p>
          </table:table-cell>
          <table:table-cell office:value-type="float" office:value="212.520004" calcext:value-type="float">
            <text:p>212.520004</text:p>
          </table:table-cell>
          <table:table-cell office:value-type="float" office:value="215.549994" calcext:value-type="float">
            <text:p>215.549994</text:p>
          </table:table-cell>
          <table:table-cell office:value-type="float" office:value="21790300" calcext:value-type="float">
            <text:p>21790300</text:p>
          </table:table-cell>
          <table:table-cell office:value-type="float" office:value="30.792856" calcext:value-type="float">
            <text:p>30.792856</text:p>
          </table:table-cell>
          <table:table-cell office:value-type="float" office:value="2.79809717625785" calcext:value-type="float">
            <text:p>2.79809717625785</text:p>
          </table:table-cell>
          <table:table-cell office:value-type="float" office:value="-2.19345645601603" calcext:value-type="float">
            <text:p>-2.19345645601603</text:p>
          </table:table-cell>
          <table:table-cell office:value-type="float" office:value="4.99155363227388" calcext:value-type="float">
            <text:p>4.99155363227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29</text:p>
          </table:table-cell>
          <table:table-cell office:value-type="float" office:value="216.610004" calcext:value-type="float">
            <text:p>216.610004</text:p>
          </table:table-cell>
          <table:table-cell office:value-type="float" office:value="217.730003" calcext:value-type="float">
            <text:p>217.730003</text:p>
          </table:table-cell>
          <table:table-cell office:value-type="float" office:value="212.010006" calcext:value-type="float">
            <text:p>212.010006</text:p>
          </table:table-cell>
          <table:table-cell office:value-type="float" office:value="215.009995" calcext:value-type="float">
            <text:p>215.009995</text:p>
          </table:table-cell>
          <table:table-cell office:value-type="float" office:value="20787200" calcext:value-type="float">
            <text:p>20787200</text:p>
          </table:table-cell>
          <table:table-cell office:value-type="float" office:value="30.715714" calcext:value-type="float">
            <text:p>30.715714</text:p>
          </table:table-cell>
          <table:table-cell office:value-type="float" office:value="4.0022131841527" calcext:value-type="float">
            <text:p>4.0022131841527</text:p>
          </table:table-cell>
          <table:table-cell office:value-type="float" office:value="-1.28941350131549" calcext:value-type="float">
            <text:p>-1.28941350131549</text:p>
          </table:table-cell>
          <table:table-cell office:value-type="float" office:value="5.29162668546819" calcext:value-type="float">
            <text:p>5.29162668546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4-30</text:p>
          </table:table-cell>
          <table:table-cell office:value-type="float" office:value="214.599998" calcext:value-type="float">
            <text:p>214.599998</text:p>
          </table:table-cell>
          <table:table-cell office:value-type="float" office:value="219.749996" calcext:value-type="float">
            <text:p>219.749996</text:p>
          </table:table-cell>
          <table:table-cell office:value-type="float" office:value="214.240004" calcext:value-type="float">
            <text:p>214.240004</text:p>
          </table:table-cell>
          <table:table-cell office:value-type="float" office:value="216.070005" calcext:value-type="float">
            <text:p>216.070005</text:p>
          </table:table-cell>
          <table:table-cell office:value-type="float" office:value="25071200" calcext:value-type="float">
            <text:p>25071200</text:p>
          </table:table-cell>
          <table:table-cell office:value-type="float" office:value="30.867144" calcext:value-type="float">
            <text:p>30.867144</text:p>
          </table:table-cell>
          <table:table-cell office:value-type="float" office:value="5.19058899458207" calcext:value-type="float">
            <text:p>5.19058899458207</text:p>
          </table:table-cell>
          <table:table-cell office:value-type="float" office:value="-0.210961931498549" calcext:value-type="float">
            <text:p>-0.210961931498549</text:p>
          </table:table-cell>
          <table:table-cell office:value-type="float" office:value="5.40155092608062" calcext:value-type="float">
            <text:p>5.40155092608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01</text:p>
          </table:table-cell>
          <table:table-cell office:value-type="float" office:value="215.920002" calcext:value-type="float">
            <text:p>215.920002</text:p>
          </table:table-cell>
          <table:table-cell office:value-type="float" office:value="217.389996" calcext:value-type="float">
            <text:p>217.389996</text:p>
          </table:table-cell>
          <table:table-cell office:value-type="float" office:value="211.649998" calcext:value-type="float">
            <text:p>211.649998</text:p>
          </table:table-cell>
          <table:table-cell office:value-type="float" office:value="212.91" calcext:value-type="float">
            <text:p>212.91</text:p>
          </table:table-cell>
          <table:table-cell office:value-type="float" office:value="18359600" calcext:value-type="float">
            <text:p>18359600</text:p>
          </table:table-cell>
          <table:table-cell office:value-type="float" office:value="30.415714" calcext:value-type="float">
            <text:p>30.415714</text:p>
          </table:table-cell>
          <table:table-cell office:value-type="float" office:value="6.12915754140118" calcext:value-type="float">
            <text:p>6.12915754140118</text:p>
          </table:table-cell>
          <table:table-cell office:value-type="float" office:value="0.996835966814374" calcext:value-type="float">
            <text:p>0.996835966814374</text:p>
          </table:table-cell>
          <table:table-cell office:value-type="float" office:value="5.1323215745868" calcext:value-type="float">
            <text:p>5.13232157458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02</text:p>
          </table:table-cell>
          <table:table-cell office:value-type="float" office:value="213.239994" calcext:value-type="float">
            <text:p>213.239994</text:p>
          </table:table-cell>
          <table:table-cell office:value-type="float" office:value="215.450005" calcext:value-type="float">
            <text:p>215.450005</text:p>
          </table:table-cell>
          <table:table-cell office:value-type="float" office:value="210.190004" calcext:value-type="float">
            <text:p>210.190004</text:p>
          </table:table-cell>
          <table:table-cell office:value-type="float" office:value="214.489996" calcext:value-type="float">
            <text:p>214.489996</text:p>
          </table:table-cell>
          <table:table-cell office:value-type="float" office:value="18328800" calcext:value-type="float">
            <text:p>18328800</text:p>
          </table:table-cell>
          <table:table-cell office:value-type="float" office:value="30.641428" calcext:value-type="float">
            <text:p>30.641428</text:p>
          </table:table-cell>
          <table:table-cell office:value-type="float" office:value="7.33798007203568" calcext:value-type="float">
            <text:p>7.33798007203568</text:p>
          </table:table-cell>
          <table:table-cell office:value-type="float" office:value="2.3055169589887" calcext:value-type="float">
            <text:p>2.3055169589887</text:p>
          </table:table-cell>
          <table:table-cell office:value-type="float" office:value="5.03246311304698" calcext:value-type="float">
            <text:p>5.032463113046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03</text:p>
          </table:table-cell>
          <table:table-cell office:value-type="float" office:value="215.779999" calcext:value-type="float">
            <text:p>215.779999</text:p>
          </table:table-cell>
          <table:table-cell office:value-type="float" office:value="218.230001" calcext:value-type="float">
            <text:p>218.230001</text:p>
          </table:table-cell>
          <table:table-cell office:value-type="float" office:value="212.699995" calcext:value-type="float">
            <text:p>212.699995</text:p>
          </table:table-cell>
          <table:table-cell office:value-type="float" office:value="213.449999" calcext:value-type="float">
            <text:p>213.449999</text:p>
          </table:table-cell>
          <table:table-cell office:value-type="float" office:value="15431500" calcext:value-type="float">
            <text:p>15431500</text:p>
          </table:table-cell>
          <table:table-cell office:value-type="float" office:value="30.492857" calcext:value-type="float">
            <text:p>30.492857</text:p>
          </table:table-cell>
          <table:table-cell office:value-type="float" office:value="8.79324305163174" calcext:value-type="float">
            <text:p>8.79324305163174</text:p>
          </table:table-cell>
          <table:table-cell office:value-type="float" office:value="3.70302528229657" calcext:value-type="float">
            <text:p>3.70302528229657</text:p>
          </table:table-cell>
          <table:table-cell office:value-type="float" office:value="5.09021776933517" calcext:value-type="float">
            <text:p>5.09021776933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06</text:p>
          </table:table-cell>
          <table:table-cell office:value-type="float" office:value="209.630005" calcext:value-type="float">
            <text:p>209.630005</text:p>
          </table:table-cell>
          <table:table-cell office:value-type="float" office:value="212.450003" calcext:value-type="float">
            <text:p>212.450003</text:p>
          </table:table-cell>
          <table:table-cell office:value-type="float" office:value="204.019997" calcext:value-type="float">
            <text:p>204.019997</text:p>
          </table:table-cell>
          <table:table-cell office:value-type="float" office:value="210.690002" calcext:value-type="float">
            <text:p>210.690002</text:p>
          </table:table-cell>
          <table:table-cell office:value-type="float" office:value="31731000" calcext:value-type="float">
            <text:p>31731000</text:p>
          </table:table-cell>
          <table:table-cell office:value-type="float" office:value="30.098572" calcext:value-type="float">
            <text:p>30.098572</text:p>
          </table:table-cell>
          <table:table-cell office:value-type="float" office:value="10.3989487873297" calcext:value-type="float">
            <text:p>10.3989487873297</text:p>
          </table:table-cell>
          <table:table-cell office:value-type="float" office:value="5.08017733047297" calcext:value-type="float">
            <text:p>5.08017733047297</text:p>
          </table:table-cell>
          <table:table-cell office:value-type="float" office:value="5.31877145685673" calcext:value-type="float">
            <text:p>5.318771456856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07</text:p>
          </table:table-cell>
          <table:table-cell office:value-type="float" office:value="208.779999" calcext:value-type="float">
            <text:p>208.779999</text:p>
          </table:table-cell>
          <table:table-cell office:value-type="float" office:value="210.519999" calcext:value-type="float">
            <text:p>210.519999</text:p>
          </table:table-cell>
          <table:table-cell office:value-type="float" office:value="205.600006" calcext:value-type="float">
            <text:p>205.600006</text:p>
          </table:table-cell>
          <table:table-cell office:value-type="float" office:value="206.249994" calcext:value-type="float">
            <text:p>206.249994</text:p>
          </table:table-cell>
          <table:table-cell office:value-type="float" office:value="17079300" calcext:value-type="float">
            <text:p>17079300</text:p>
          </table:table-cell>
          <table:table-cell office:value-type="float" office:value="29.464285" calcext:value-type="float">
            <text:p>29.464285</text:p>
          </table:table-cell>
          <table:table-cell office:value-type="float" office:value="11.7589866923337" calcext:value-type="float">
            <text:p>11.7589866923337</text:p>
          </table:table-cell>
          <table:table-cell office:value-type="float" office:value="6.40311686045142" calcext:value-type="float">
            <text:p>6.40311686045142</text:p>
          </table:table-cell>
          <table:table-cell office:value-type="float" office:value="5.35586983188226" calcext:value-type="float">
            <text:p>5.35586983188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08</text:p>
          </table:table-cell>
          <table:table-cell office:value-type="float" office:value="204.930004" calcext:value-type="float">
            <text:p>204.930004</text:p>
          </table:table-cell>
          <table:table-cell office:value-type="float" office:value="210.399996" calcext:value-type="float">
            <text:p>210.399996</text:p>
          </table:table-cell>
          <table:table-cell office:value-type="float" office:value="204.529995" calcext:value-type="float">
            <text:p>204.529995</text:p>
          </table:table-cell>
          <table:table-cell office:value-type="float" office:value="208.609995" calcext:value-type="float">
            <text:p>208.609995</text:p>
          </table:table-cell>
          <table:table-cell office:value-type="float" office:value="17623200" calcext:value-type="float">
            <text:p>17623200</text:p>
          </table:table-cell>
          <table:table-cell office:value-type="float" office:value="29.801428" calcext:value-type="float">
            <text:p>29.801428</text:p>
          </table:table-cell>
          <table:table-cell office:value-type="float" office:value="12.5402586977852" calcext:value-type="float">
            <text:p>12.5402586977852</text:p>
          </table:table-cell>
          <table:table-cell office:value-type="float" office:value="7.6610526886122" calcext:value-type="float">
            <text:p>7.6610526886122</text:p>
          </table:table-cell>
          <table:table-cell office:value-type="float" office:value="4.87920600917299" calcext:value-type="float">
            <text:p>4.87920600917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09</text:p>
          </table:table-cell>
          <table:table-cell office:value-type="float" office:value="208.029995" calcext:value-type="float">
            <text:p>208.029995</text:p>
          </table:table-cell>
          <table:table-cell office:value-type="float" office:value="218.880003" calcext:value-type="float">
            <text:p>218.880003</text:p>
          </table:table-cell>
          <table:table-cell office:value-type="float" office:value="206.52" calcext:value-type="float">
            <text:p>206.52</text:p>
          </table:table-cell>
          <table:table-cell office:value-type="float" office:value="216.41" calcext:value-type="float">
            <text:p>216.41</text:p>
          </table:table-cell>
          <table:table-cell office:value-type="float" office:value="36108800" calcext:value-type="float">
            <text:p>36108800</text:p>
          </table:table-cell>
          <table:table-cell office:value-type="float" office:value="30.915714" calcext:value-type="float">
            <text:p>30.915714</text:p>
          </table:table-cell>
          <table:table-cell office:value-type="float" office:value="11.4595346599747" calcext:value-type="float">
            <text:p>11.4595346599747</text:p>
          </table:table-cell>
          <table:table-cell office:value-type="float" office:value="8.6234346312474" calcext:value-type="float">
            <text:p>8.6234346312474</text:p>
          </table:table-cell>
          <table:table-cell office:value-type="float" office:value="2.83610002872729" calcext:value-type="float">
            <text:p>2.836100028727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10</text:p>
          </table:table-cell>
          <table:table-cell office:value-type="float" office:value="216.41" calcext:value-type="float">
            <text:p>216.41</text:p>
          </table:table-cell>
          <table:table-cell office:value-type="float" office:value="219.749996" calcext:value-type="float">
            <text:p>219.749996</text:p>
          </table:table-cell>
          <table:table-cell office:value-type="float" office:value="214.559998" calcext:value-type="float">
            <text:p>214.559998</text:p>
          </table:table-cell>
          <table:table-cell office:value-type="float" office:value="217.690002" calcext:value-type="float">
            <text:p>217.690002</text:p>
          </table:table-cell>
          <table:table-cell office:value-type="float" office:value="18844700" calcext:value-type="float">
            <text:p>18844700</text:p>
          </table:table-cell>
          <table:table-cell office:value-type="float" office:value="31.098572" calcext:value-type="float">
            <text:p>31.098572</text:p>
          </table:table-cell>
          <table:table-cell office:value-type="float" office:value="10.3706090806106" calcext:value-type="float">
            <text:p>10.3706090806106</text:p>
          </table:table-cell>
          <table:table-cell office:value-type="float" office:value="9.33103417529828" calcext:value-type="float">
            <text:p>9.33103417529828</text:p>
          </table:table-cell>
          <table:table-cell office:value-type="float" office:value="1.03957490531234" calcext:value-type="float">
            <text:p>1.039574905312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13</text:p>
          </table:table-cell>
          <table:table-cell office:value-type="float" office:value="217.170004" calcext:value-type="float">
            <text:p>217.170004</text:p>
          </table:table-cell>
          <table:table-cell office:value-type="float" office:value="229.69001" calcext:value-type="float">
            <text:p>229.69001</text:p>
          </table:table-cell>
          <table:table-cell office:value-type="float" office:value="217.140003" calcext:value-type="float">
            <text:p>217.140003</text:p>
          </table:table-cell>
          <table:table-cell office:value-type="float" office:value="229.37999" calcext:value-type="float">
            <text:p>229.37999</text:p>
          </table:table-cell>
          <table:table-cell office:value-type="float" office:value="41357400" calcext:value-type="float">
            <text:p>41357400</text:p>
          </table:table-cell>
          <table:table-cell office:value-type="float" office:value="32.76857" calcext:value-type="float">
            <text:p>32.76857</text:p>
          </table:table-cell>
          <table:table-cell office:value-type="float" office:value="9.63283766751255" calcext:value-type="float">
            <text:p>9.63283766751255</text:p>
          </table:table-cell>
          <table:table-cell office:value-type="float" office:value="9.82461736117945" calcext:value-type="float">
            <text:p>9.82461736117945</text:p>
          </table:table-cell>
          <table:table-cell office:value-type="float" office:value="-0.191779693666897" calcext:value-type="float">
            <text:p>-0.1917796936668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14</text:p>
          </table:table-cell>
          <table:table-cell office:value-type="float" office:value="231.990009" calcext:value-type="float">
            <text:p>231.990009</text:p>
          </table:table-cell>
          <table:table-cell office:value-type="float" office:value="236.590008" calcext:value-type="float">
            <text:p>236.590008</text:p>
          </table:table-cell>
          <table:table-cell office:value-type="float" office:value="230.799995" calcext:value-type="float">
            <text:p>230.799995</text:p>
          </table:table-cell>
          <table:table-cell office:value-type="float" office:value="233.970001" calcext:value-type="float">
            <text:p>233.970001</text:p>
          </table:table-cell>
          <table:table-cell office:value-type="float" office:value="38535700" calcext:value-type="float">
            <text:p>38535700</text:p>
          </table:table-cell>
          <table:table-cell office:value-type="float" office:value="33.424286" calcext:value-type="float">
            <text:p>33.424286</text:p>
          </table:table-cell>
          <table:table-cell office:value-type="float" office:value="8.90009048475853" calcext:value-type="float">
            <text:p>8.90009048475853</text:p>
          </table:table-cell>
          <table:table-cell office:value-type="float" office:value="10.1324987993303" calcext:value-type="float">
            <text:p>10.1324987993303</text:p>
          </table:table-cell>
          <table:table-cell office:value-type="float" office:value="-1.23240831457174" calcext:value-type="float">
            <text:p>-1.232408314571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15</text:p>
          </table:table-cell>
          <table:table-cell office:value-type="float" office:value="239.469994" calcext:value-type="float">
            <text:p>239.469994</text:p>
          </table:table-cell>
          <table:table-cell office:value-type="float" office:value="245.429996" calcext:value-type="float">
            <text:p>245.429996</text:p>
          </table:table-cell>
          <table:table-cell office:value-type="float" office:value="237.830009" calcext:value-type="float">
            <text:p>237.830009</text:p>
          </table:table-cell>
          <table:table-cell office:value-type="float" office:value="243.39999" calcext:value-type="float">
            <text:p>243.39999</text:p>
          </table:table-cell>
          <table:table-cell office:value-type="float" office:value="36029700" calcext:value-type="float">
            <text:p>36029700</text:p>
          </table:table-cell>
          <table:table-cell office:value-type="float" office:value="34.771427" calcext:value-type="float">
            <text:p>34.771427</text:p>
          </table:table-cell>
          <table:table-cell office:value-type="float" office:value="8.53502732551998" calcext:value-type="float">
            <text:p>8.53502732551998</text:p>
          </table:table-cell>
          <table:table-cell office:value-type="float" office:value="10.2655040497174" calcext:value-type="float">
            <text:p>10.2655040497174</text:p>
          </table:table-cell>
          <table:table-cell office:value-type="float" office:value="-1.73047672419743" calcext:value-type="float">
            <text:p>-1.730476724197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16</text:p>
          </table:table-cell>
          <table:table-cell office:value-type="float" office:value="246.950005" calcext:value-type="float">
            <text:p>246.950005</text:p>
          </table:table-cell>
          <table:table-cell office:value-type="float" office:value="248.849995" calcext:value-type="float">
            <text:p>248.849995</text:p>
          </table:table-cell>
          <table:table-cell office:value-type="float" office:value="235.199989" calcext:value-type="float">
            <text:p>235.199989</text:p>
          </table:table-cell>
          <table:table-cell office:value-type="float" office:value="237.029991" calcext:value-type="float">
            <text:p>237.029991</text:p>
          </table:table-cell>
          <table:table-cell office:value-type="float" office:value="28053200" calcext:value-type="float">
            <text:p>28053200</text:p>
          </table:table-cell>
          <table:table-cell office:value-type="float" office:value="33.861427" calcext:value-type="float">
            <text:p>33.861427</text:p>
          </table:table-cell>
          <table:table-cell office:value-type="float" office:value="7.93962339999195" calcext:value-type="float">
            <text:p>7.93962339999195</text:p>
          </table:table-cell>
          <table:table-cell office:value-type="float" office:value="10.1706574217574" calcext:value-type="float">
            <text:p>10.1706574217574</text:p>
          </table:table-cell>
          <table:table-cell office:value-type="float" office:value="-2.23103402176549" calcext:value-type="float">
            <text:p>-2.231034021765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17</text:p>
          </table:table-cell>
          <table:table-cell office:value-type="float" office:value="238.529999" calcext:value-type="float">
            <text:p>238.529999</text:p>
          </table:table-cell>
          <table:table-cell office:value-type="float" office:value="242.749989" calcext:value-type="float">
            <text:p>242.749989</text:p>
          </table:table-cell>
          <table:table-cell office:value-type="float" office:value="236.000008" calcext:value-type="float">
            <text:p>236.000008</text:p>
          </table:table-cell>
          <table:table-cell office:value-type="float" office:value="238.999996" calcext:value-type="float">
            <text:p>238.999996</text:p>
          </table:table-cell>
          <table:table-cell office:value-type="float" office:value="20141100" calcext:value-type="float">
            <text:p>20141100</text:p>
          </table:table-cell>
          <table:table-cell office:value-type="float" office:value="34.142857" calcext:value-type="float">
            <text:p>34.142857</text:p>
          </table:table-cell>
          <table:table-cell office:value-type="float" office:value="7.66605675066052" calcext:value-type="float">
            <text:p>7.66605675066052</text:p>
          </table:table-cell>
          <table:table-cell office:value-type="float" office:value="9.86700275101641" calcext:value-type="float">
            <text:p>9.86700275101641</text:p>
          </table:table-cell>
          <table:table-cell office:value-type="float" office:value="-2.20094600035589" calcext:value-type="float">
            <text:p>-2.20094600035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20</text:p>
          </table:table-cell>
          <table:table-cell office:value-type="float" office:value="238.44001" calcext:value-type="float">
            <text:p>238.44001</text:p>
          </table:table-cell>
          <table:table-cell office:value-type="float" office:value="241.64999" calcext:value-type="float">
            <text:p>241.64999</text:p>
          </table:table-cell>
          <table:table-cell office:value-type="float" office:value="236.759998" calcext:value-type="float">
            <text:p>236.759998</text:p>
          </table:table-cell>
          <table:table-cell office:value-type="float" office:value="239.549995" calcext:value-type="float">
            <text:p>239.549995</text:p>
          </table:table-cell>
          <table:table-cell office:value-type="float" office:value="14765800" calcext:value-type="float">
            <text:p>14765800</text:p>
          </table:table-cell>
          <table:table-cell office:value-type="float" office:value="34.221428" calcext:value-type="float">
            <text:p>34.221428</text:p>
          </table:table-cell>
          <table:table-cell office:value-type="float" office:value="7.35099863661668" calcext:value-type="float">
            <text:p>7.35099863661668</text:p>
          </table:table-cell>
          <table:table-cell office:value-type="float" office:value="9.37722630038119" calcext:value-type="float">
            <text:p>9.37722630038119</text:p>
          </table:table-cell>
          <table:table-cell office:value-type="float" office:value="-2.02622766376451" calcext:value-type="float">
            <text:p>-2.02622766376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21</text:p>
          </table:table-cell>
          <table:table-cell office:value-type="float" office:value="240.039993" calcext:value-type="float">
            <text:p>240.039993</text:p>
          </table:table-cell>
          <table:table-cell office:value-type="float" office:value="240.900013" calcext:value-type="float">
            <text:p>240.900013</text:p>
          </table:table-cell>
          <table:table-cell office:value-type="float" office:value="235.000011" calcext:value-type="float">
            <text:p>235.000011</text:p>
          </table:table-cell>
          <table:table-cell office:value-type="float" office:value="237.089993" calcext:value-type="float">
            <text:p>237.089993</text:p>
          </table:table-cell>
          <table:table-cell office:value-type="float" office:value="11491200" calcext:value-type="float">
            <text:p>11491200</text:p>
          </table:table-cell>
          <table:table-cell office:value-type="float" office:value="33.869999" calcext:value-type="float">
            <text:p>33.869999</text:p>
          </table:table-cell>
          <table:table-cell office:value-type="float" office:value="7.09968914712387" calcext:value-type="float">
            <text:p>7.09968914712387</text:p>
          </table:table-cell>
          <table:table-cell office:value-type="float" office:value="8.77271857252993" calcext:value-type="float">
            <text:p>8.77271857252993</text:p>
          </table:table-cell>
          <table:table-cell office:value-type="float" office:value="-1.67302942540607" calcext:value-type="float">
            <text:p>-1.67302942540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22</text:p>
          </table:table-cell>
          <table:table-cell office:value-type="float" office:value="234.399998" calcext:value-type="float">
            <text:p>234.399998</text:p>
          </table:table-cell>
          <table:table-cell office:value-type="float" office:value="238.200005" calcext:value-type="float">
            <text:p>238.200005</text:p>
          </table:table-cell>
          <table:table-cell office:value-type="float" office:value="226.640007" calcext:value-type="float">
            <text:p>226.640007</text:p>
          </table:table-cell>
          <table:table-cell office:value-type="float" office:value="228.559998" calcext:value-type="float">
            <text:p>228.559998</text:p>
          </table:table-cell>
          <table:table-cell office:value-type="float" office:value="21769300" calcext:value-type="float">
            <text:p>21769300</text:p>
          </table:table-cell>
          <table:table-cell office:value-type="float" office:value="32.651428" calcext:value-type="float">
            <text:p>32.651428</text:p>
          </table:table-cell>
          <table:table-cell office:value-type="float" office:value="6.78035998451099" calcext:value-type="float">
            <text:p>6.78035998451099</text:p>
          </table:table-cell>
          <table:table-cell office:value-type="float" office:value="8.25281027525619" calcext:value-type="float">
            <text:p>8.25281027525619</text:p>
          </table:table-cell>
          <table:table-cell office:value-type="float" office:value="-1.4724502907452" calcext:value-type="float">
            <text:p>-1.4724502907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23</text:p>
          </table:table-cell>
          <table:table-cell office:value-type="float" office:value="225.700012" calcext:value-type="float">
            <text:p>225.700012</text:p>
          </table:table-cell>
          <table:table-cell office:value-type="float" office:value="228.199989" calcext:value-type="float">
            <text:p>228.199989</text:p>
          </table:table-cell>
          <table:table-cell office:value-type="float" office:value="221.549997" calcext:value-type="float">
            <text:p>221.549997</text:p>
          </table:table-cell>
          <table:table-cell office:value-type="float" office:value="226.179996" calcext:value-type="float">
            <text:p>226.179996</text:p>
          </table:table-cell>
          <table:table-cell office:value-type="float" office:value="16198000" calcext:value-type="float">
            <text:p>16198000</text:p>
          </table:table-cell>
          <table:table-cell office:value-type="float" office:value="32.311428" calcext:value-type="float">
            <text:p>32.311428</text:p>
          </table:table-cell>
          <table:table-cell office:value-type="float" office:value="6.46859608520765" calcext:value-type="float">
            <text:p>6.46859608520765</text:p>
          </table:table-cell>
          <table:table-cell office:value-type="float" office:value="7.81925327576697" calcext:value-type="float">
            <text:p>7.81925327576697</text:p>
          </table:table-cell>
          <table:table-cell office:value-type="float" office:value="-1.35065719055932" calcext:value-type="float">
            <text:p>-1.35065719055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2013-05-24</text:p>
          </table:table-cell>
          <table:table-cell office:value-type="float" office:value="225.229988" calcext:value-type="float">
            <text:p>225.229988</text:p>
          </table:table-cell>
          <table:table-cell office:value-type="float" office:value="229.000008" calcext:value-type="float">
            <text:p>229.000008</text:p>
          </table:table-cell>
          <table:table-cell office:value-type="float" office:value="224.500011" calcext:value-type="float">
            <text:p>224.500011</text:p>
          </table:table-cell>
          <table:table-cell office:value-type="float" office:value="228.740002" calcext:value-type="float">
            <text:p>228.740002</text:p>
          </table:table-cell>
          <table:table-cell office:value-type="float" office:value="11808300" calcext:value-type="float">
            <text:p>11808300</text:p>
          </table:table-cell>
          <table:table-cell office:value-type="float" office:value="32.677143" calcext:value-type="float">
            <text:p>32.677143</text:p>
          </table:table-cell>
          <table:table-cell office:value-type="float" office:value="6.01919752396525" calcext:value-type="float">
            <text:p>6.01919752396525</text:p>
          </table:table-cell>
          <table:table-cell office:value-type="float" office:value="7.41773770426171" calcext:value-type="float">
            <text:p>7.41773770426171</text:p>
          </table:table-cell>
          <table:table-cell office:value-type="float" office:value="-1.39854018029646" calcext:value-type="float">
            <text:p>-1.3985401802964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5T21:46:33.044605794</dc:date>
    <meta:editing-duration>P1DT15H41M19S</meta:editing-duration>
    <meta:editing-cycles>1</meta:editing-cycles>
    <meta:document-statistic meta:table-count="1" meta:cell-count="4440" meta:object-count="0"/>
    <meta:generator>LibreOffice/6.3.2.2$Linux_X86_64 LibreOffice_project/98b30e735bda24bc04ab42594c85f7fd8be07b9c</meta:generator>
  </office:meta>
</office:document-meta>
</file>